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41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70.55pt"/>
    </style:style>
    <style:style style:name="co4" style:family="table-column">
      <style:table-column-properties fo:break-before="auto" style:column-width="62.84pt"/>
    </style:style>
    <style:style style:name="co5" style:family="table-column">
      <style:table-column-properties fo:break-before="auto" style:column-width="79.94pt"/>
    </style:style>
    <style:style style:name="co6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102.56pt"/>
    </style:style>
    <style:style style:name="co8" style:family="table-column">
      <style:table-column-properties fo:break-before="auto" style:column-width="92.04pt"/>
    </style:style>
    <style:style style:name="co9" style:family="table-column">
      <style:table-column-properties fo:break-before="auto" style:column-width="60.46pt"/>
    </style:style>
    <style:style style:name="co10" style:family="table-column">
      <style:table-column-properties fo:break-before="auto" style:column-width="80.5pt"/>
    </style:style>
    <style:style style:name="co11" style:family="table-column">
      <style:table-column-properties fo:break-before="auto" style:column-width="89.29pt"/>
    </style:style>
    <style:style style:name="co12" style:family="table-column">
      <style:table-column-properties fo:break-before="auto" style:column-width="107.4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3" table:number-columns-repeated="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3" table:number-columns-repeated="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3" table:number-columns-repeated="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3" table:number-columns-repeated="5" table:default-cell-style-name="Default"/>
        <table:table-column table:style-name="co1" table:default-cell-style-name="Default"/>
        <table:table-column table:style-name="co8" table:default-cell-style-name="Default"/>
        <table:table-column table:style-name="co13" table:number-columns-repeated="2" table:default-cell-style-name="Default"/>
        <table:table-column table:style-name="co1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3" table:number-columns-repeated="2" table:default-cell-style-name="Default"/>
        <table:table-column table:style-name="co1" table:default-cell-style-name="Default"/>
        <table:table-column table:style-name="co9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Gen_Num</text:p>
          </table:table-cell>
          <table:table-cell office:value-type="string" calcext:value-type="string">
            <text:p>Pop_Size</text:p>
          </table:table-cell>
          <table:table-cell office:value-type="string" calcext:value-type="string">
            <text:p>Species_Size</text:p>
          </table:table-cell>
          <table:table-cell office:value-type="string" calcext:value-type="string">
            <text:p>Best Fitness</text:p>
          </table:table-cell>
          <table:table-cell office:value-type="string" calcext:value-type="string">
            <text:p>Average Fitness</text:p>
          </table:table-cell>
          <table:table-cell office:value-type="string" calcext:value-type="string">
            <text:p>Average Num of Conn</text:p>
          </table:table-cell>
          <table:table-cell office:value-type="string" calcext:value-type="string">
            <text:p>Avg num of Neurons</text:p>
          </table:table-cell>
          <table:table-cell office:value-type="string" calcext:value-type="string">
            <text:p>max num of conn</text:p>
          </table:table-cell>
          <table:table-cell office:value-type="string" calcext:value-type="string">
            <text:p>fitness of ←</text:p>
          </table:table-cell>
          <table:table-cell office:value-type="string" calcext:value-type="string">
            <text:p>min num of conn</text:p>
          </table:table-cell>
          <table:table-cell office:value-type="string" calcext:value-type="string">
            <text:p>fitness of ←</text:p>
          </table:table-cell>
          <table:table-cell office:value-type="string" calcext:value-type="string">
            <text:p>max num of neun</text:p>
          </table:table-cell>
          <table:table-cell office:value-type="string" calcext:value-type="string">
            <text:p>fitness of ←</text:p>
          </table:table-cell>
          <table:table-cell office:value-type="string" calcext:value-type="string">
            <text:p>min num of neun</text:p>
          </table:table-cell>
          <table:table-cell office:value-type="string" calcext:value-type="string">
            <text:p>fitness of ←</text:p>
          </table:table-cell>
          <table:table-cell table:number-columns-repeated="2"/>
          <table:table-cell office:value-type="string" calcext:value-type="string">
            <text:p>Gen_Num</text:p>
          </table:table-cell>
          <table:table-cell office:value-type="string" calcext:value-type="string">
            <text:p>Best Fitness</text:p>
          </table:table-cell>
          <table:table-cell table:number-columns-repeated="6"/>
          <table:table-cell office:value-type="string" calcext:value-type="string">
            <text:p>Gen_Num</text:p>
          </table:table-cell>
          <table:table-cell office:value-type="string" calcext:value-type="string">
            <text:p>Average Fitness</text:p>
          </table:table-cell>
          <table:table-cell table:number-columns-repeated="6"/>
          <table:table-cell office:value-type="string" calcext:value-type="string">
            <text:p>Gen_Num</text:p>
          </table:table-cell>
          <table:table-cell office:value-type="string" calcext:value-type="string">
            <text:p>Avg num of Neurons</text:p>
          </table:table-cell>
          <table:table-cell table:number-columns-repeated="6"/>
          <table:table-cell office:value-type="string" calcext:value-type="string">
            <text:p>Gen_Num</text:p>
          </table:table-cell>
          <table:table-cell office:value-type="string" calcext:value-type="string">
            <text:p>Average Num of Conn</text:p>
          </table:table-cell>
          <table:table-cell table:number-columns-repeated="5"/>
          <table:table-cell office:value-type="string" calcext:value-type="string">
            <text:p>Gen_Num</text:p>
          </table:table-cell>
          <table:table-cell office:value-type="string" calcext:value-type="string">
            <text:p>max num of conn</text:p>
          </table:table-cell>
          <table:table-cell table:number-columns-repeated="2"/>
          <table:table-cell office:value-type="string" calcext:value-type="string">
            <text:p>Gen_Num</text:p>
          </table:table-cell>
          <table:table-cell office:value-type="string" calcext:value-type="string">
            <text:p>fitness of ←</text:p>
          </table:table-cell>
          <table:table-cell table:number-columns-repeated="2"/>
          <table:table-cell office:value-type="string" calcext:value-type="string">
            <text:p>Gen_Num</text:p>
          </table:table-cell>
          <table:table-cell office:value-type="string" calcext:value-type="string">
            <text:p>min num of conn</text:p>
          </table:table-cell>
          <table:table-cell table:number-columns-repeated="2"/>
          <table:table-cell office:value-type="string" calcext:value-type="string">
            <text:p>Gen_Num</text:p>
          </table:table-cell>
          <table:table-cell office:value-type="string" calcext:value-type="string">
            <text:p>fitness of ←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768.0719" calcext:value-type="float">
            <text:p>5768.0719</text:p>
          </table:table-cell>
          <table:table-cell office:value-type="float" office:value="1307.9655" calcext:value-type="float">
            <text:p>1307.9655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MAX([.S2:.S157])" office:value-type="float" office:value="86071.9447" calcext:value-type="float">
            <text:p>86071.9447</text:p>
          </table:table-cell>
          <table:table-cell office:value-type="float" office:value="1" calcext:value-type="float">
            <text:p>1</text:p>
          </table:table-cell>
          <table:table-cell office:value-type="float" office:value="5768.0719" calcext:value-type="float">
            <text:p>5768.0719</text:p>
          </table:table-cell>
          <table:table-cell office:value-type="float" office:value="0" calcext:value-type="float">
            <text:p>0</text:p>
          </table:table-cell>
          <table:table-cell table:formula="of:=[.R2]" office:value-type="float" office:value="1" calcext:value-type="float">
            <text:p>1</text:p>
          </table:table-cell>
          <table:table-cell table:formula="of:=[.S2]/[.$Q$2]" office:value-type="float" office:value="0.0670145413828439" calcext:value-type="float">
            <text:p>0.0670145414</text:p>
          </table:table-cell>
          <table:table-cell table:formula="of:=[.T2]" office:value-type="float" office:value="0" calcext:value-type="float">
            <text:p>0</text:p>
          </table:table-cell>
          <table:table-cell/>
          <table:table-cell table:formula="of:=MAX([.AA2:.AA157])" office:value-type="float" office:value="70327.345" calcext:value-type="float">
            <text:p>70327.345</text:p>
          </table:table-cell>
          <table:table-cell office:value-type="float" office:value="1" calcext:value-type="float">
            <text:p>1</text:p>
          </table:table-cell>
          <table:table-cell office:value-type="float" office:value="1307.9655" calcext:value-type="float">
            <text:p>1307.9655</text:p>
          </table:table-cell>
          <table:table-cell office:value-type="float" office:value="0" calcext:value-type="float">
            <text:p>0</text:p>
          </table:table-cell>
          <table:table-cell table:formula="of:=[.Z2]" office:value-type="float" office:value="1" calcext:value-type="float">
            <text:p>1</text:p>
          </table:table-cell>
          <table:table-cell table:formula="of:=[.AA2]/[.$Y$2]" office:value-type="float" office:value="0.0185982493722748" calcext:value-type="float">
            <text:p>0.0185982494</text:p>
          </table:table-cell>
          <table:table-cell table:formula="of:=[.AB2]" office:value-type="float" office:value="0" calcext:value-type="float">
            <text:p>0</text:p>
          </table:table-cell>
          <table:table-cell/>
          <table:table-cell table:formula="of:=MAX([.AI2:.AI157])" office:value-type="float" office:value="38.7" calcext:value-type="float">
            <text:p>38.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AH2]" office:value-type="float" office:value="1" calcext:value-type="float">
            <text:p>1</text:p>
          </table:table-cell>
          <table:table-cell table:formula="of:=[.AI2]/[.$AG$2]" office:value-type="float" office:value="0.568475452196382" calcext:value-type="float">
            <text:p>0.5684754522</text:p>
          </table:table-cell>
          <table:table-cell table:formula="of:=[.AJ2]" office:value-type="float" office:value="0" calcext:value-type="float">
            <text:p>0</text:p>
          </table:table-cell>
          <table:table-cell/>
          <table:table-cell table:formula="of:=MAX([.AQ2:.AQ157])" office:value-type="float" office:value="137.1" calcext:value-type="float">
            <text:p>137.1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AP2]" office:value-type="float" office:value="1" calcext:value-type="float">
            <text:p>1</text:p>
          </table:table-cell>
          <table:table-cell table:formula="of:=[.AQ2]/[.$AO$2]" office:value-type="float" office:value="0.393873085339168" calcext:value-type="float">
            <text:p>0.3938730853</text:p>
          </table:table-cell>
          <table:table-cell table:formula="of:=[.AR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V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Z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BD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H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870.0807" calcext:value-type="float">
            <text:p>10870.0807</text:p>
          </table:table-cell>
          <table:table-cell office:value-type="float" office:value="3216.1309" calcext:value-type="float">
            <text:p>3216.1309</text:p>
          </table:table-cell>
          <table:table-cell office:value-type="float" office:value="55.4" calcext:value-type="float">
            <text:p>55.4</text:p>
          </table:table-cell>
          <table:table-cell office:value-type="float" office:value="21.6" calcext:value-type="float">
            <text:p>21.6</text:p>
          </table:table-cell>
          <table:table-cell office:value-type="float" office:value="57" calcext:value-type="float">
            <text:p>57</text:p>
          </table:table-cell>
          <table:table-cell office:value-type="float" office:value="403.6629" calcext:value-type="float">
            <text:p>403.662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319.788" calcext:value-type="float">
            <text:p>4319.78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870.0807" calcext:value-type="float">
            <text:p>10870.0807</text:p>
          </table:table-cell>
          <table:table-cell office:value-type="float" office:value="0" calcext:value-type="float">
            <text:p>0</text:p>
          </table:table-cell>
          <table:table-cell table:formula="of:=[.R3]" office:value-type="float" office:value="2" calcext:value-type="float">
            <text:p>2</text:p>
          </table:table-cell>
          <table:table-cell table:formula="of:=[.S3]/[.$Q$2]" office:value-type="float" office:value="0.126290636721259" calcext:value-type="float">
            <text:p>0.1262906367</text:p>
          </table:table-cell>
          <table:table-cell table:formula="of:=[.T3]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16.1309" calcext:value-type="float">
            <text:p>3216.1309</text:p>
          </table:table-cell>
          <table:table-cell office:value-type="float" office:value="0" calcext:value-type="float">
            <text:p>0</text:p>
          </table:table-cell>
          <table:table-cell table:formula="of:=[.Z3]" office:value-type="float" office:value="2" calcext:value-type="float">
            <text:p>2</text:p>
          </table:table-cell>
          <table:table-cell table:formula="of:=[.AA3]/[.$Y$2]" office:value-type="float" office:value="0.045730873247099" calcext:value-type="float">
            <text:p>0.0457308732</text:p>
          </table:table-cell>
          <table:table-cell table:formula="of:=[.AB3]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  <table:table-cell table:formula="of:=[.AH3]" office:value-type="float" office:value="2" calcext:value-type="float">
            <text:p>2</text:p>
          </table:table-cell>
          <table:table-cell table:formula="of:=[.AI3]/[.$AG$2]" office:value-type="float" office:value="0.558139534883721" calcext:value-type="float">
            <text:p>0.5581395349</text:p>
          </table:table-cell>
          <table:table-cell table:formula="of:=[.AJ3]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5.4" calcext:value-type="float">
            <text:p>55.4</text:p>
          </table:table-cell>
          <table:table-cell office:value-type="float" office:value="0" calcext:value-type="float">
            <text:p>0</text:p>
          </table:table-cell>
          <table:table-cell table:formula="of:=[.AP3]" office:value-type="float" office:value="2" calcext:value-type="float">
            <text:p>2</text:p>
          </table:table-cell>
          <table:table-cell table:formula="of:=[.AQ3]/[.$AO$2]" office:value-type="float" office:value="0.404084609773888" calcext:value-type="float">
            <text:p>0.4040846098</text:p>
          </table:table-cell>
          <table:table-cell table:formula="of:=[.AR3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formula="of:=[.AV3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3.6629" calcext:value-type="float">
            <text:p>403.6629</text:p>
          </table:table-cell>
          <table:table-cell table:formula="of:=[.AZ3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formula="of:=[.BD3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H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4261.2458" calcext:value-type="float">
            <text:p>14261.2458</text:p>
          </table:table-cell>
          <table:table-cell office:value-type="float" office:value="3930.8686" calcext:value-type="float">
            <text:p>3930.8686</text:p>
          </table:table-cell>
          <table:table-cell office:value-type="float" office:value="56.15" calcext:value-type="float">
            <text:p>56.15</text:p>
          </table:table-cell>
          <table:table-cell office:value-type="float" office:value="21.52" calcext:value-type="float">
            <text:p>21.52</text:p>
          </table:table-cell>
          <table:table-cell office:value-type="float" office:value="54" calcext:value-type="float">
            <text:p>54</text:p>
          </table:table-cell>
          <table:table-cell office:value-type="float" office:value="637.0111" calcext:value-type="float">
            <text:p>637.0111</text:p>
          </table:table-cell>
          <table:table-cell office:value-type="float" office:value="55" calcext:value-type="float">
            <text:p>55</text:p>
          </table:table-cell>
          <table:table-cell office:value-type="float" office:value="10870.0807" calcext:value-type="float">
            <text:p>10870.0807</text:p>
          </table:table-cell>
          <table:table-cell office:value-type="float" office:value="23" calcext:value-type="float">
            <text:p>23</text:p>
          </table:table-cell>
          <table:table-cell office:value-type="float" office:value="216.9933" calcext:value-type="float">
            <text:p>216.99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4261.2458" calcext:value-type="float">
            <text:p>14261.2458</text:p>
          </table:table-cell>
          <table:table-cell office:value-type="float" office:value="0" calcext:value-type="float">
            <text:p>0</text:p>
          </table:table-cell>
          <table:table-cell table:formula="of:=[.R4]" office:value-type="float" office:value="3" calcext:value-type="float">
            <text:p>3</text:p>
          </table:table-cell>
          <table:table-cell table:formula="of:=[.S4]/[.$Q$2]" office:value-type="float" office:value="0.165689829011148" calcext:value-type="float">
            <text:p>0.165689829</text:p>
          </table:table-cell>
          <table:table-cell table:formula="of:=[.T4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930.8686" calcext:value-type="float">
            <text:p>3930.8686</text:p>
          </table:table-cell>
          <table:table-cell office:value-type="float" office:value="0" calcext:value-type="float">
            <text:p>0</text:p>
          </table:table-cell>
          <table:table-cell table:formula="of:=[.Z4]" office:value-type="float" office:value="3" calcext:value-type="float">
            <text:p>3</text:p>
          </table:table-cell>
          <table:table-cell table:formula="of:=[.AA4]/[.$Y$2]" office:value-type="float" office:value="0.055893885941521" calcext:value-type="float">
            <text:p>0.0558938859</text:p>
          </table:table-cell>
          <table:table-cell table:formula="of:=[.AB4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.52" calcext:value-type="float">
            <text:p>21.52</text:p>
          </table:table-cell>
          <table:table-cell office:value-type="float" office:value="0" calcext:value-type="float">
            <text:p>0</text:p>
          </table:table-cell>
          <table:table-cell table:formula="of:=[.AH4]" office:value-type="float" office:value="3" calcext:value-type="float">
            <text:p>3</text:p>
          </table:table-cell>
          <table:table-cell table:formula="of:=[.AI4]/[.$AG$2]" office:value-type="float" office:value="0.556072351421189" calcext:value-type="float">
            <text:p>0.5560723514</text:p>
          </table:table-cell>
          <table:table-cell table:formula="of:=[.AJ4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6.15" calcext:value-type="float">
            <text:p>56.15</text:p>
          </table:table-cell>
          <table:table-cell office:value-type="float" office:value="0" calcext:value-type="float">
            <text:p>0</text:p>
          </table:table-cell>
          <table:table-cell table:formula="of:=[.AP4]" office:value-type="float" office:value="3" calcext:value-type="float">
            <text:p>3</text:p>
          </table:table-cell>
          <table:table-cell table:formula="of:=[.AQ4]/[.$AO$2]" office:value-type="float" office:value="0.409555069292487" calcext:value-type="float">
            <text:p>0.4095550693</text:p>
          </table:table-cell>
          <table:table-cell table:formula="of:=[.AR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formula="of:=[.AV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7.0111" calcext:value-type="float">
            <text:p>637.0111</text:p>
          </table:table-cell>
          <table:table-cell table:formula="of:=[.AZ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formula="of:=[.BD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70.0807" calcext:value-type="float">
            <text:p>10870.0807</text:p>
          </table:table-cell>
          <table:table-cell table:formula="of:=[.BH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4261.2458" calcext:value-type="float">
            <text:p>14261.2458</text:p>
          </table:table-cell>
          <table:table-cell office:value-type="float" office:value="3863.9823" calcext:value-type="float">
            <text:p>3863.9823</text:p>
          </table:table-cell>
          <table:table-cell office:value-type="float" office:value="57.38" calcext:value-type="float">
            <text:p>57.38</text:p>
          </table:table-cell>
          <table:table-cell office:value-type="float" office:value="21.62" calcext:value-type="float">
            <text:p>21.62</text:p>
          </table:table-cell>
          <table:table-cell office:value-type="float" office:value="59" calcext:value-type="float">
            <text:p>59</text:p>
          </table:table-cell>
          <table:table-cell office:value-type="float" office:value="3606.2515" calcext:value-type="float">
            <text:p>3606.2515</text:p>
          </table:table-cell>
          <table:table-cell office:value-type="float" office:value="59" calcext:value-type="float">
            <text:p>59</text:p>
          </table:table-cell>
          <table:table-cell office:value-type="float" office:value="14261.2458" calcext:value-type="float">
            <text:p>14261.2458</text:p>
          </table:table-cell>
          <table:table-cell office:value-type="float" office:value="23" calcext:value-type="float">
            <text:p>23</text:p>
          </table:table-cell>
          <table:table-cell office:value-type="float" office:value="2160.1646" calcext:value-type="float">
            <text:p>2160.1646</text:p>
          </table:table-cell>
          <table:table-cell office:value-type="float" office:value="21" calcext:value-type="float">
            <text:p>21</text:p>
          </table:table-cell>
          <table:table-cell office:value-type="float" office:value="1728.2087" calcext:value-type="float">
            <text:p>1728.208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261.2458" calcext:value-type="float">
            <text:p>14261.2458</text:p>
          </table:table-cell>
          <table:table-cell office:value-type="float" office:value="0" calcext:value-type="float">
            <text:p>0</text:p>
          </table:table-cell>
          <table:table-cell table:formula="of:=[.R5]" office:value-type="float" office:value="4" calcext:value-type="float">
            <text:p>4</text:p>
          </table:table-cell>
          <table:table-cell table:formula="of:=[.S5]/[.$Q$2]" office:value-type="float" office:value="0.165689829011148" calcext:value-type="float">
            <text:p>0.165689829</text:p>
          </table:table-cell>
          <table:table-cell table:formula="of:=[.T5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863.9823" calcext:value-type="float">
            <text:p>3863.9823</text:p>
          </table:table-cell>
          <table:table-cell office:value-type="float" office:value="0" calcext:value-type="float">
            <text:p>0</text:p>
          </table:table-cell>
          <table:table-cell table:formula="of:=[.Z5]" office:value-type="float" office:value="4" calcext:value-type="float">
            <text:p>4</text:p>
          </table:table-cell>
          <table:table-cell table:formula="of:=[.AA5]/[.$Y$2]" office:value-type="float" office:value="0.0549428149178673" calcext:value-type="float">
            <text:p>0.0549428149</text:p>
          </table:table-cell>
          <table:table-cell table:formula="of:=[.AB5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1.62" calcext:value-type="float">
            <text:p>21.62</text:p>
          </table:table-cell>
          <table:table-cell office:value-type="float" office:value="0" calcext:value-type="float">
            <text:p>0</text:p>
          </table:table-cell>
          <table:table-cell table:formula="of:=[.AH5]" office:value-type="float" office:value="4" calcext:value-type="float">
            <text:p>4</text:p>
          </table:table-cell>
          <table:table-cell table:formula="of:=[.AI5]/[.$AG$2]" office:value-type="float" office:value="0.558656330749354" calcext:value-type="float">
            <text:p>0.5586563307</text:p>
          </table:table-cell>
          <table:table-cell table:formula="of:=[.AJ5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7.38" calcext:value-type="float">
            <text:p>57.38</text:p>
          </table:table-cell>
          <table:table-cell office:value-type="float" office:value="0" calcext:value-type="float">
            <text:p>0</text:p>
          </table:table-cell>
          <table:table-cell table:formula="of:=[.AP5]" office:value-type="float" office:value="4" calcext:value-type="float">
            <text:p>4</text:p>
          </table:table-cell>
          <table:table-cell table:formula="of:=[.AQ5]/[.$AO$2]" office:value-type="float" office:value="0.418526622902991" calcext:value-type="float">
            <text:p>0.4185266229</text:p>
          </table:table-cell>
          <table:table-cell table:formula="of:=[.AR5]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formula="of:=[.AV5]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6.2515" calcext:value-type="float">
            <text:p>3606.2515</text:p>
          </table:table-cell>
          <table:table-cell table:formula="of:=[.AZ5]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formula="of:=[.BD5]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261.2458" calcext:value-type="float">
            <text:p>14261.2458</text:p>
          </table:table-cell>
          <table:table-cell table:formula="of:=[.BH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5918.3532" calcext:value-type="float">
            <text:p>15918.3532</text:p>
          </table:table-cell>
          <table:table-cell office:value-type="float" office:value="6577.979" calcext:value-type="float">
            <text:p>6577.979</text:p>
          </table:table-cell>
          <table:table-cell office:value-type="float" office:value="57.92" calcext:value-type="float">
            <text:p>57.92</text:p>
          </table:table-cell>
          <table:table-cell office:value-type="float" office:value="21.8" calcext:value-type="float">
            <text:p>21.8</text:p>
          </table:table-cell>
          <table:table-cell office:value-type="float" office:value="57" calcext:value-type="float">
            <text:p>57</text:p>
          </table:table-cell>
          <table:table-cell office:value-type="float" office:value="336.3205" calcext:value-type="float">
            <text:p>336.3205</text:p>
          </table:table-cell>
          <table:table-cell office:value-type="float" office:value="59" calcext:value-type="float">
            <text:p>59</text:p>
          </table:table-cell>
          <table:table-cell office:value-type="float" office:value="14261.2458" calcext:value-type="float">
            <text:p>14261.2458</text:p>
          </table:table-cell>
          <table:table-cell office:value-type="float" office:value="23" calcext:value-type="float">
            <text:p>23</text:p>
          </table:table-cell>
          <table:table-cell office:value-type="float" office:value="5724.0796" calcext:value-type="float">
            <text:p>5724.0796</text:p>
          </table:table-cell>
          <table:table-cell office:value-type="float" office:value="21" calcext:value-type="float">
            <text:p>21</text:p>
          </table:table-cell>
          <table:table-cell office:value-type="float" office:value="2730.1481" calcext:value-type="float">
            <text:p>2730.148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918.3532" calcext:value-type="float">
            <text:p>15918.3532</text:p>
          </table:table-cell>
          <table:table-cell office:value-type="float" office:value="0" calcext:value-type="float">
            <text:p>0</text:p>
          </table:table-cell>
          <table:table-cell table:formula="of:=[.R6]" office:value-type="float" office:value="5" calcext:value-type="float">
            <text:p>5</text:p>
          </table:table-cell>
          <table:table-cell table:formula="of:=[.S6]/[.$Q$2]" office:value-type="float" office:value="0.184942413645732" calcext:value-type="float">
            <text:p>0.1849424136</text:p>
          </table:table-cell>
          <table:table-cell table:formula="of:=[.T6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577.979" calcext:value-type="float">
            <text:p>6577.979</text:p>
          </table:table-cell>
          <table:table-cell office:value-type="float" office:value="0" calcext:value-type="float">
            <text:p>0</text:p>
          </table:table-cell>
          <table:table-cell table:formula="of:=[.Z6]" office:value-type="float" office:value="5" calcext:value-type="float">
            <text:p>5</text:p>
          </table:table-cell>
          <table:table-cell table:formula="of:=[.AA6]/[.$Y$2]" office:value-type="float" office:value="0.0935337314383189" calcext:value-type="float">
            <text:p>0.0935337314</text:p>
          </table:table-cell>
          <table:table-cell table:formula="of:=[.AB6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1.8" calcext:value-type="float">
            <text:p>21.8</text:p>
          </table:table-cell>
          <table:table-cell office:value-type="float" office:value="0" calcext:value-type="float">
            <text:p>0</text:p>
          </table:table-cell>
          <table:table-cell table:formula="of:=[.AH6]" office:value-type="float" office:value="5" calcext:value-type="float">
            <text:p>5</text:p>
          </table:table-cell>
          <table:table-cell table:formula="of:=[.AI6]/[.$AG$2]" office:value-type="float" office:value="0.563307493540052" calcext:value-type="float">
            <text:p>0.5633074935</text:p>
          </table:table-cell>
          <table:table-cell table:formula="of:=[.AJ6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7.92" calcext:value-type="float">
            <text:p>57.92</text:p>
          </table:table-cell>
          <table:table-cell office:value-type="float" office:value="0" calcext:value-type="float">
            <text:p>0</text:p>
          </table:table-cell>
          <table:table-cell table:formula="of:=[.AP6]" office:value-type="float" office:value="5" calcext:value-type="float">
            <text:p>5</text:p>
          </table:table-cell>
          <table:table-cell table:formula="of:=[.AQ6]/[.$AO$2]" office:value-type="float" office:value="0.422465353756382" calcext:value-type="float">
            <text:p>0.4224653538</text:p>
          </table:table-cell>
          <table:table-cell table:formula="of:=[.AR6]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formula="of:=[.AV6]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36.3205" calcext:value-type="float">
            <text:p>336.3205</text:p>
          </table:table-cell>
          <table:table-cell table:formula="of:=[.AZ6]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formula="of:=[.BD6]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261.2458" calcext:value-type="float">
            <text:p>14261.2458</text:p>
          </table:table-cell>
          <table:table-cell table:formula="of:=[.BH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5918.3532" calcext:value-type="float">
            <text:p>15918.3532</text:p>
          </table:table-cell>
          <table:table-cell office:value-type="float" office:value="5231.8509" calcext:value-type="float">
            <text:p>5231.8509</text:p>
          </table:table-cell>
          <table:table-cell office:value-type="float" office:value="58.17" calcext:value-type="float">
            <text:p>58.17</text:p>
          </table:table-cell>
          <table:table-cell office:value-type="float" office:value="22.25" calcext:value-type="float">
            <text:p>22.25</text:p>
          </table:table-cell>
          <table:table-cell office:value-type="float" office:value="61" calcext:value-type="float">
            <text:p>61</text:p>
          </table:table-cell>
          <table:table-cell office:value-type="float" office:value="1317.2497" calcext:value-type="float">
            <text:p>1317.2497</text:p>
          </table:table-cell>
          <table:table-cell office:value-type="float" office:value="56" calcext:value-type="float">
            <text:p>56</text:p>
          </table:table-cell>
          <table:table-cell office:value-type="float" office:value="9331.0929" calcext:value-type="float">
            <text:p>9331.0929</text:p>
          </table:table-cell>
          <table:table-cell office:value-type="float" office:value="24" calcext:value-type="float">
            <text:p>24</text:p>
          </table:table-cell>
          <table:table-cell office:value-type="float" office:value="1677.0256" calcext:value-type="float">
            <text:p>1677.025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5918.3532" calcext:value-type="float">
            <text:p>15918.3532</text:p>
          </table:table-cell>
          <table:table-cell office:value-type="float" office:value="0" calcext:value-type="float">
            <text:p>0</text:p>
          </table:table-cell>
          <table:table-cell table:formula="of:=[.R7]" office:value-type="float" office:value="6" calcext:value-type="float">
            <text:p>6</text:p>
          </table:table-cell>
          <table:table-cell table:formula="of:=[.S7]/[.$Q$2]" office:value-type="float" office:value="0.184942413645732" calcext:value-type="float">
            <text:p>0.1849424136</text:p>
          </table:table-cell>
          <table:table-cell table:formula="of:=[.T7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231.8509" calcext:value-type="float">
            <text:p>5231.8509</text:p>
          </table:table-cell>
          <table:table-cell office:value-type="float" office:value="0" calcext:value-type="float">
            <text:p>0</text:p>
          </table:table-cell>
          <table:table-cell table:formula="of:=[.Z7]" office:value-type="float" office:value="6" calcext:value-type="float">
            <text:p>6</text:p>
          </table:table-cell>
          <table:table-cell table:formula="of:=[.AA7]/[.$Y$2]" office:value-type="float" office:value="0.0743928396557555" calcext:value-type="float">
            <text:p>0.0743928397</text:p>
          </table:table-cell>
          <table:table-cell table:formula="of:=[.AB7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2.25" calcext:value-type="float">
            <text:p>22.25</text:p>
          </table:table-cell>
          <table:table-cell office:value-type="float" office:value="0" calcext:value-type="float">
            <text:p>0</text:p>
          </table:table-cell>
          <table:table-cell table:formula="of:=[.AH7]" office:value-type="float" office:value="6" calcext:value-type="float">
            <text:p>6</text:p>
          </table:table-cell>
          <table:table-cell table:formula="of:=[.AI7]/[.$AG$2]" office:value-type="float" office:value="0.574935400516796" calcext:value-type="float">
            <text:p>0.5749354005</text:p>
          </table:table-cell>
          <table:table-cell table:formula="of:=[.AJ7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8.17" calcext:value-type="float">
            <text:p>58.17</text:p>
          </table:table-cell>
          <table:table-cell office:value-type="float" office:value="0" calcext:value-type="float">
            <text:p>0</text:p>
          </table:table-cell>
          <table:table-cell table:formula="of:=[.AP7]" office:value-type="float" office:value="6" calcext:value-type="float">
            <text:p>6</text:p>
          </table:table-cell>
          <table:table-cell table:formula="of:=[.AQ7]/[.$AO$2]" office:value-type="float" office:value="0.424288840262582" calcext:value-type="float">
            <text:p>0.4242888403</text:p>
          </table:table-cell>
          <table:table-cell table:formula="of:=[.AR7]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formula="of:=[.AV7]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17.2497" calcext:value-type="float">
            <text:p>1317.2497</text:p>
          </table:table-cell>
          <table:table-cell table:formula="of:=[.AZ7]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formula="of:=[.BD7]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31.0929" calcext:value-type="float">
            <text:p>9331.0929</text:p>
          </table:table-cell>
          <table:table-cell table:formula="of:=[.BH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7348.1758" calcext:value-type="float">
            <text:p>17348.1758</text:p>
          </table:table-cell>
          <table:table-cell office:value-type="float" office:value="6900.5267" calcext:value-type="float">
            <text:p>6900.5267</text:p>
          </table:table-cell>
          <table:table-cell office:value-type="float" office:value="57.88" calcext:value-type="float">
            <text:p>57.88</text:p>
          </table:table-cell>
          <table:table-cell office:value-type="float" office:value="22.3" calcext:value-type="float">
            <text:p>22.3</text:p>
          </table:table-cell>
          <table:table-cell office:value-type="float" office:value="56" calcext:value-type="float">
            <text:p>56</text:p>
          </table:table-cell>
          <table:table-cell office:value-type="float" office:value="3246.5118" calcext:value-type="float">
            <text:p>3246.5118</text:p>
          </table:table-cell>
          <table:table-cell office:value-type="float" office:value="60" calcext:value-type="float">
            <text:p>60</text:p>
          </table:table-cell>
          <table:table-cell office:value-type="float" office:value="15918.3532" calcext:value-type="float">
            <text:p>15918.3532</text:p>
          </table:table-cell>
          <table:table-cell office:value-type="float" office:value="24" calcext:value-type="float">
            <text:p>24</text:p>
          </table:table-cell>
          <table:table-cell office:value-type="float" office:value="12185.102" calcext:value-type="float">
            <text:p>12185.102</text:p>
          </table:table-cell>
          <table:table-cell office:value-type="float" office:value="21" calcext:value-type="float">
            <text:p>21</text:p>
          </table:table-cell>
          <table:table-cell office:value-type="float" office:value="6060.5478" calcext:value-type="float">
            <text:p>6060.547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7348.1758" calcext:value-type="float">
            <text:p>17348.1758</text:p>
          </table:table-cell>
          <table:table-cell office:value-type="float" office:value="0" calcext:value-type="float">
            <text:p>0</text:p>
          </table:table-cell>
          <table:table-cell table:formula="of:=[.R8]" office:value-type="float" office:value="7" calcext:value-type="float">
            <text:p>7</text:p>
          </table:table-cell>
          <table:table-cell table:formula="of:=[.S8]/[.$Q$2]" office:value-type="float" office:value="0.201554360836929" calcext:value-type="float">
            <text:p>0.2015543608</text:p>
          </table:table-cell>
          <table:table-cell table:formula="of:=[.T8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900.5267" calcext:value-type="float">
            <text:p>6900.5267</text:p>
          </table:table-cell>
          <table:table-cell office:value-type="float" office:value="0" calcext:value-type="float">
            <text:p>0</text:p>
          </table:table-cell>
          <table:table-cell table:formula="of:=[.Z8]" office:value-type="float" office:value="7" calcext:value-type="float">
            <text:p>7</text:p>
          </table:table-cell>
          <table:table-cell table:formula="of:=[.AA8]/[.$Y$2]" office:value-type="float" office:value="0.0981201081883583" calcext:value-type="float">
            <text:p>0.0981201082</text:p>
          </table:table-cell>
          <table:table-cell table:formula="of:=[.AB8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2.3" calcext:value-type="float">
            <text:p>22.3</text:p>
          </table:table-cell>
          <table:table-cell office:value-type="float" office:value="0" calcext:value-type="float">
            <text:p>0</text:p>
          </table:table-cell>
          <table:table-cell table:formula="of:=[.AH8]" office:value-type="float" office:value="7" calcext:value-type="float">
            <text:p>7</text:p>
          </table:table-cell>
          <table:table-cell table:formula="of:=[.AI8]/[.$AG$2]" office:value-type="float" office:value="0.576227390180879" calcext:value-type="float">
            <text:p>0.5762273902</text:p>
          </table:table-cell>
          <table:table-cell table:formula="of:=[.AJ8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7.88" calcext:value-type="float">
            <text:p>57.88</text:p>
          </table:table-cell>
          <table:table-cell office:value-type="float" office:value="0" calcext:value-type="float">
            <text:p>0</text:p>
          </table:table-cell>
          <table:table-cell table:formula="of:=[.AP8]" office:value-type="float" office:value="7" calcext:value-type="float">
            <text:p>7</text:p>
          </table:table-cell>
          <table:table-cell table:formula="of:=[.AQ8]/[.$AO$2]" office:value-type="float" office:value="0.42217359591539" calcext:value-type="float">
            <text:p>0.4221735959</text:p>
          </table:table-cell>
          <table:table-cell table:formula="of:=[.AR8]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formula="of:=[.AV8]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246.5118" calcext:value-type="float">
            <text:p>3246.5118</text:p>
          </table:table-cell>
          <table:table-cell table:formula="of:=[.AZ8]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formula="of:=[.BD8]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918.3532" calcext:value-type="float">
            <text:p>15918.3532</text:p>
          </table:table-cell>
          <table:table-cell table:formula="of:=[.BH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7348.1758" calcext:value-type="float">
            <text:p>17348.1758</text:p>
          </table:table-cell>
          <table:table-cell office:value-type="float" office:value="4478.856" calcext:value-type="float">
            <text:p>4478.856</text:p>
          </table:table-cell>
          <table:table-cell office:value-type="float" office:value="57.83" calcext:value-type="float">
            <text:p>57.83</text:p>
          </table:table-cell>
          <table:table-cell office:value-type="float" office:value="22.2" calcext:value-type="float">
            <text:p>22.2</text:p>
          </table:table-cell>
          <table:table-cell office:value-type="float" office:value="61" calcext:value-type="float">
            <text:p>61</text:p>
          </table:table-cell>
          <table:table-cell office:value-type="float" office:value="4587.652" calcext:value-type="float">
            <text:p>4587.65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87.652" calcext:value-type="float">
            <text:p>4587.652</text:p>
          </table:table-cell>
          <table:table-cell office:value-type="float" office:value="21" calcext:value-type="float">
            <text:p>21</text:p>
          </table:table-cell>
          <table:table-cell office:value-type="float" office:value="5723.8808" calcext:value-type="float">
            <text:p>5723.880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7348.1758" calcext:value-type="float">
            <text:p>17348.1758</text:p>
          </table:table-cell>
          <table:table-cell office:value-type="float" office:value="0" calcext:value-type="float">
            <text:p>0</text:p>
          </table:table-cell>
          <table:table-cell table:formula="of:=[.R9]" office:value-type="float" office:value="8" calcext:value-type="float">
            <text:p>8</text:p>
          </table:table-cell>
          <table:table-cell table:formula="of:=[.S9]/[.$Q$2]" office:value-type="float" office:value="0.201554360836929" calcext:value-type="float">
            <text:p>0.2015543608</text:p>
          </table:table-cell>
          <table:table-cell table:formula="of:=[.T9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478.856" calcext:value-type="float">
            <text:p>4478.856</text:p>
          </table:table-cell>
          <table:table-cell office:value-type="float" office:value="0" calcext:value-type="float">
            <text:p>0</text:p>
          </table:table-cell>
          <table:table-cell table:formula="of:=[.Z9]" office:value-type="float" office:value="8" calcext:value-type="float">
            <text:p>8</text:p>
          </table:table-cell>
          <table:table-cell table:formula="of:=[.AA9]/[.$Y$2]" office:value-type="float" office:value="0.0636858394128201" calcext:value-type="float">
            <text:p>0.0636858394</text:p>
          </table:table-cell>
          <table:table-cell table:formula="of:=[.AB9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  <table:table-cell table:formula="of:=[.AH9]" office:value-type="float" office:value="8" calcext:value-type="float">
            <text:p>8</text:p>
          </table:table-cell>
          <table:table-cell table:formula="of:=[.AI9]/[.$AG$2]" office:value-type="float" office:value="0.573643410852713" calcext:value-type="float">
            <text:p>0.5736434109</text:p>
          </table:table-cell>
          <table:table-cell table:formula="of:=[.AJ9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7.83" calcext:value-type="float">
            <text:p>57.83</text:p>
          </table:table-cell>
          <table:table-cell office:value-type="float" office:value="0" calcext:value-type="float">
            <text:p>0</text:p>
          </table:table-cell>
          <table:table-cell table:formula="of:=[.AP9]" office:value-type="float" office:value="8" calcext:value-type="float">
            <text:p>8</text:p>
          </table:table-cell>
          <table:table-cell table:formula="of:=[.AQ9]/[.$AO$2]" office:value-type="float" office:value="0.42180889861415" calcext:value-type="float">
            <text:p>0.4218088986</text:p>
          </table:table-cell>
          <table:table-cell table:formula="of:=[.AR9]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formula="of:=[.AV9]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587.652" calcext:value-type="float">
            <text:p>4587.652</text:p>
          </table:table-cell>
          <table:table-cell table:formula="of:=[.AZ9]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table:formula="of:=[.BD9]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BH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7348.1758" calcext:value-type="float">
            <text:p>17348.1758</text:p>
          </table:table-cell>
          <table:table-cell office:value-type="float" office:value="5630.7265" calcext:value-type="float">
            <text:p>5630.7265</text:p>
          </table:table-cell>
          <table:table-cell office:value-type="float" office:value="59.05" calcext:value-type="float">
            <text:p>59.05</text:p>
          </table:table-cell>
          <table:table-cell office:value-type="float" office:value="22.6" calcext:value-type="float">
            <text:p>22.6</text:p>
          </table:table-cell>
          <table:table-cell office:value-type="float" office:value="63" calcext:value-type="float">
            <text:p>63</text:p>
          </table:table-cell>
          <table:table-cell office:value-type="float" office:value="6596.7457" calcext:value-type="float">
            <text:p>6596.7457</text:p>
          </table:table-cell>
          <table:table-cell office:value-type="float" office:value="58" calcext:value-type="float">
            <text:p>58</text:p>
          </table:table-cell>
          <table:table-cell office:value-type="float" office:value="10049.784" calcext:value-type="float">
            <text:p>10049.784</text:p>
          </table:table-cell>
          <table:table-cell office:value-type="float" office:value="23" calcext:value-type="float">
            <text:p>23</text:p>
          </table:table-cell>
          <table:table-cell office:value-type="float" office:value="10987.9878" calcext:value-type="float">
            <text:p>10987.987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348.1758" calcext:value-type="float">
            <text:p>17348.1758</text:p>
          </table:table-cell>
          <table:table-cell office:value-type="float" office:value="0" calcext:value-type="float">
            <text:p>0</text:p>
          </table:table-cell>
          <table:table-cell table:formula="of:=[.R10]" office:value-type="float" office:value="9" calcext:value-type="float">
            <text:p>9</text:p>
          </table:table-cell>
          <table:table-cell table:formula="of:=[.S10]/[.$Q$2]" office:value-type="float" office:value="0.201554360836929" calcext:value-type="float">
            <text:p>0.2015543608</text:p>
          </table:table-cell>
          <table:table-cell table:formula="of:=[.T10]"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630.7265" calcext:value-type="float">
            <text:p>5630.7265</text:p>
          </table:table-cell>
          <table:table-cell office:value-type="float" office:value="0" calcext:value-type="float">
            <text:p>0</text:p>
          </table:table-cell>
          <table:table-cell table:formula="of:=[.Z10]" office:value-type="float" office:value="9" calcext:value-type="float">
            <text:p>9</text:p>
          </table:table-cell>
          <table:table-cell table:formula="of:=[.AA10]/[.$Y$2]" office:value-type="float" office:value="0.0800645396182665" calcext:value-type="float">
            <text:p>0.0800645396</text:p>
          </table:table-cell>
          <table:table-cell table:formula="of:=[.AB10]"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2.6" calcext:value-type="float">
            <text:p>22.6</text:p>
          </table:table-cell>
          <table:table-cell office:value-type="float" office:value="0" calcext:value-type="float">
            <text:p>0</text:p>
          </table:table-cell>
          <table:table-cell table:formula="of:=[.AH10]" office:value-type="float" office:value="9" calcext:value-type="float">
            <text:p>9</text:p>
          </table:table-cell>
          <table:table-cell table:formula="of:=[.AI10]/[.$AG$2]" office:value-type="float" office:value="0.583979328165375" calcext:value-type="float">
            <text:p>0.5839793282</text:p>
          </table:table-cell>
          <table:table-cell table:formula="of:=[.AJ10]"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9.05" calcext:value-type="float">
            <text:p>59.05</text:p>
          </table:table-cell>
          <table:table-cell office:value-type="float" office:value="0" calcext:value-type="float">
            <text:p>0</text:p>
          </table:table-cell>
          <table:table-cell table:formula="of:=[.AP10]" office:value-type="float" office:value="9" calcext:value-type="float">
            <text:p>9</text:p>
          </table:table-cell>
          <table:table-cell table:formula="of:=[.AQ10]/[.$AO$2]" office:value-type="float" office:value="0.430707512764406" calcext:value-type="float">
            <text:p>0.4307075128</text:p>
          </table:table-cell>
          <table:table-cell table:formula="of:=[.AR10]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table:formula="of:=[.AV10]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596.7457" calcext:value-type="float">
            <text:p>6596.7457</text:p>
          </table:table-cell>
          <table:table-cell table:formula="of:=[.AZ10]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formula="of:=[.BD10]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049.784" calcext:value-type="float">
            <text:p>10049.784</text:p>
          </table:table-cell>
          <table:table-cell table:formula="of:=[.BH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8216.7644" calcext:value-type="float">
            <text:p>18216.7644</text:p>
          </table:table-cell>
          <table:table-cell office:value-type="float" office:value="7031.5463" calcext:value-type="float">
            <text:p>7031.5463</text:p>
          </table:table-cell>
          <table:table-cell office:value-type="float" office:value="59.23" calcext:value-type="float">
            <text:p>59.23</text:p>
          </table:table-cell>
          <table:table-cell office:value-type="float" office:value="22.7" calcext:value-type="float">
            <text:p>22.7</text:p>
          </table:table-cell>
          <table:table-cell office:value-type="float" office:value="58" calcext:value-type="float">
            <text:p>58</text:p>
          </table:table-cell>
          <table:table-cell office:value-type="float" office:value="12321.8594" calcext:value-type="float">
            <text:p>12321.8594</text:p>
          </table:table-cell>
          <table:table-cell office:value-type="float" office:value="62" calcext:value-type="float">
            <text:p>62</text:p>
          </table:table-cell>
          <table:table-cell office:value-type="float" office:value="17348.1758" calcext:value-type="float">
            <text:p>17348.1758</text:p>
          </table:table-cell>
          <table:table-cell office:value-type="float" office:value="25" calcext:value-type="float">
            <text:p>25</text:p>
          </table:table-cell>
          <table:table-cell office:value-type="float" office:value="551.0751" calcext:value-type="float">
            <text:p>551.0751</text:p>
          </table:table-cell>
          <table:table-cell office:value-type="float" office:value="22" calcext:value-type="float">
            <text:p>22</text:p>
          </table:table-cell>
          <table:table-cell office:value-type="float" office:value="13728.0009" calcext:value-type="float">
            <text:p>13728.000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216.7644" calcext:value-type="float">
            <text:p>18216.7644</text:p>
          </table:table-cell>
          <table:table-cell office:value-type="float" office:value="0" calcext:value-type="float">
            <text:p>0</text:p>
          </table:table-cell>
          <table:table-cell table:formula="of:=[.R11]" office:value-type="float" office:value="10" calcext:value-type="float">
            <text:p>10</text:p>
          </table:table-cell>
          <table:table-cell table:formula="of:=[.S11]/[.$Q$2]" office:value-type="float" office:value="0.211645786132679" calcext:value-type="float">
            <text:p>0.2116457861</text:p>
          </table:table-cell>
          <table:table-cell table:formula="of:=[.T11]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031.5463" calcext:value-type="float">
            <text:p>7031.5463</text:p>
          </table:table-cell>
          <table:table-cell office:value-type="float" office:value="0" calcext:value-type="float">
            <text:p>0</text:p>
          </table:table-cell>
          <table:table-cell table:formula="of:=[.Z11]" office:value-type="float" office:value="10" calcext:value-type="float">
            <text:p>10</text:p>
          </table:table-cell>
          <table:table-cell table:formula="of:=[.AA11]/[.$Y$2]" office:value-type="float" office:value="0.0999831047226367" calcext:value-type="float">
            <text:p>0.0999831047</text:p>
          </table:table-cell>
          <table:table-cell table:formula="of:=[.AB11]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2.7" calcext:value-type="float">
            <text:p>22.7</text:p>
          </table:table-cell>
          <table:table-cell office:value-type="float" office:value="0" calcext:value-type="float">
            <text:p>0</text:p>
          </table:table-cell>
          <table:table-cell table:formula="of:=[.AH11]" office:value-type="float" office:value="10" calcext:value-type="float">
            <text:p>10</text:p>
          </table:table-cell>
          <table:table-cell table:formula="of:=[.AI11]/[.$AG$2]" office:value-type="float" office:value="0.58656330749354" calcext:value-type="float">
            <text:p>0.5865633075</text:p>
          </table:table-cell>
          <table:table-cell table:formula="of:=[.AJ11]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9.23" calcext:value-type="float">
            <text:p>59.23</text:p>
          </table:table-cell>
          <table:table-cell office:value-type="float" office:value="0" calcext:value-type="float">
            <text:p>0</text:p>
          </table:table-cell>
          <table:table-cell table:formula="of:=[.AP11]" office:value-type="float" office:value="10" calcext:value-type="float">
            <text:p>10</text:p>
          </table:table-cell>
          <table:table-cell table:formula="of:=[.AQ11]/[.$AO$2]" office:value-type="float" office:value="0.432020423048869" calcext:value-type="float">
            <text:p>0.432020423</text:p>
          </table:table-cell>
          <table:table-cell table:formula="of:=[.AR11]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formula="of:=[.AV11]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321.8594" calcext:value-type="float">
            <text:p>12321.8594</text:p>
          </table:table-cell>
          <table:table-cell table:formula="of:=[.AZ11]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formula="of:=[.BD11]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348.1758" calcext:value-type="float">
            <text:p>17348.1758</text:p>
          </table:table-cell>
          <table:table-cell table:formula="of:=[.BH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8216.7644" calcext:value-type="float">
            <text:p>18216.7644</text:p>
          </table:table-cell>
          <table:table-cell office:value-type="float" office:value="5482.4873" calcext:value-type="float">
            <text:p>5482.4873</text:p>
          </table:table-cell>
          <table:table-cell office:value-type="float" office:value="60.75" calcext:value-type="float">
            <text:p>60.75</text:p>
          </table:table-cell>
          <table:table-cell office:value-type="float" office:value="23.3" calcext:value-type="float">
            <text:p>23.3</text:p>
          </table:table-cell>
          <table:table-cell office:value-type="float" office:value="64" calcext:value-type="float">
            <text:p>64</text:p>
          </table:table-cell>
          <table:table-cell office:value-type="float" office:value="4994.2551" calcext:value-type="float">
            <text:p>4994.2551</text:p>
          </table:table-cell>
          <table:table-cell office:value-type="float" office:value="61" calcext:value-type="float">
            <text:p>61</text:p>
          </table:table-cell>
          <table:table-cell office:value-type="float" office:value="18216.7644" calcext:value-type="float">
            <text:p>18216.7644</text:p>
          </table:table-cell>
          <table:table-cell office:value-type="float" office:value="25" calcext:value-type="float">
            <text:p>25</text:p>
          </table:table-cell>
          <table:table-cell office:value-type="float" office:value="5575.0402" calcext:value-type="float">
            <text:p>5575.0402</text:p>
          </table:table-cell>
          <table:table-cell office:value-type="float" office:value="22" calcext:value-type="float">
            <text:p>22</text:p>
          </table:table-cell>
          <table:table-cell office:value-type="float" office:value="2423.5182" calcext:value-type="float">
            <text:p>2423.518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8216.7644" calcext:value-type="float">
            <text:p>18216.7644</text:p>
          </table:table-cell>
          <table:table-cell office:value-type="float" office:value="0" calcext:value-type="float">
            <text:p>0</text:p>
          </table:table-cell>
          <table:table-cell table:formula="of:=[.R12]" office:value-type="float" office:value="11" calcext:value-type="float">
            <text:p>11</text:p>
          </table:table-cell>
          <table:table-cell table:formula="of:=[.S12]/[.$Q$2]" office:value-type="float" office:value="0.211645786132679" calcext:value-type="float">
            <text:p>0.2116457861</text:p>
          </table:table-cell>
          <table:table-cell table:formula="of:=[.T12]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482.4873" calcext:value-type="float">
            <text:p>5482.4873</text:p>
          </table:table-cell>
          <table:table-cell office:value-type="float" office:value="0" calcext:value-type="float">
            <text:p>0</text:p>
          </table:table-cell>
          <table:table-cell table:formula="of:=[.Z12]" office:value-type="float" office:value="11" calcext:value-type="float">
            <text:p>11</text:p>
          </table:table-cell>
          <table:table-cell table:formula="of:=[.AA12]/[.$Y$2]" office:value-type="float" office:value="0.0779566938009675" calcext:value-type="float">
            <text:p>0.0779566938</text:p>
          </table:table-cell>
          <table:table-cell table:formula="of:=[.AB12]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3.3" calcext:value-type="float">
            <text:p>23.3</text:p>
          </table:table-cell>
          <table:table-cell office:value-type="float" office:value="0" calcext:value-type="float">
            <text:p>0</text:p>
          </table:table-cell>
          <table:table-cell table:formula="of:=[.AH12]" office:value-type="float" office:value="11" calcext:value-type="float">
            <text:p>11</text:p>
          </table:table-cell>
          <table:table-cell table:formula="of:=[.AI12]/[.$AG$2]" office:value-type="float" office:value="0.602067183462532" calcext:value-type="float">
            <text:p>0.6020671835</text:p>
          </table:table-cell>
          <table:table-cell table:formula="of:=[.AJ12]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0.75" calcext:value-type="float">
            <text:p>60.75</text:p>
          </table:table-cell>
          <table:table-cell office:value-type="float" office:value="0" calcext:value-type="float">
            <text:p>0</text:p>
          </table:table-cell>
          <table:table-cell table:formula="of:=[.AP12]" office:value-type="float" office:value="11" calcext:value-type="float">
            <text:p>11</text:p>
          </table:table-cell>
          <table:table-cell table:formula="of:=[.AQ12]/[.$AO$2]" office:value-type="float" office:value="0.443107221006565" calcext:value-type="float">
            <text:p>0.443107221</text:p>
          </table:table-cell>
          <table:table-cell table:formula="of:=[.AR12]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formula="of:=[.AV12]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994.2551" calcext:value-type="float">
            <text:p>4994.2551</text:p>
          </table:table-cell>
          <table:table-cell table:formula="of:=[.AZ12]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table:formula="of:=[.BD12]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216.7644" calcext:value-type="float">
            <text:p>18216.7644</text:p>
          </table:table-cell>
          <table:table-cell table:formula="of:=[.BH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8216.7644" calcext:value-type="float">
            <text:p>18216.7644</text:p>
          </table:table-cell>
          <table:table-cell office:value-type="float" office:value="7549.1424" calcext:value-type="float">
            <text:p>7549.1424</text:p>
          </table:table-cell>
          <table:table-cell office:value-type="float" office:value="59.7" calcext:value-type="float">
            <text:p>59.7</text:p>
          </table:table-cell>
          <table:table-cell office:value-type="float" office:value="23.02" calcext:value-type="float">
            <text:p>23.02</text:p>
          </table:table-cell>
          <table:table-cell office:value-type="float" office:value="56" calcext:value-type="float">
            <text:p>56</text:p>
          </table:table-cell>
          <table:table-cell office:value-type="float" office:value="1971.9452" calcext:value-type="float">
            <text:p>1971.9452</text:p>
          </table:table-cell>
          <table:table-cell office:value-type="float" office:value="59" calcext:value-type="float">
            <text:p>59</text:p>
          </table:table-cell>
          <table:table-cell office:value-type="float" office:value="18216.7644" calcext:value-type="float">
            <text:p>18216.7644</text:p>
          </table:table-cell>
          <table:table-cell office:value-type="float" office:value="25" calcext:value-type="float">
            <text:p>25</text:p>
          </table:table-cell>
          <table:table-cell office:value-type="float" office:value="2787.7055" calcext:value-type="float">
            <text:p>2787.705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216.7644" calcext:value-type="float">
            <text:p>18216.7644</text:p>
          </table:table-cell>
          <table:table-cell office:value-type="float" office:value="0" calcext:value-type="float">
            <text:p>0</text:p>
          </table:table-cell>
          <table:table-cell table:formula="of:=[.R13]" office:value-type="float" office:value="12" calcext:value-type="float">
            <text:p>12</text:p>
          </table:table-cell>
          <table:table-cell table:formula="of:=[.S13]/[.$Q$2]" office:value-type="float" office:value="0.211645786132679" calcext:value-type="float">
            <text:p>0.2116457861</text:p>
          </table:table-cell>
          <table:table-cell table:formula="of:=[.T13]"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549.1424" calcext:value-type="float">
            <text:p>7549.1424</text:p>
          </table:table-cell>
          <table:table-cell office:value-type="float" office:value="0" calcext:value-type="float">
            <text:p>0</text:p>
          </table:table-cell>
          <table:table-cell table:formula="of:=[.Z13]" office:value-type="float" office:value="12" calcext:value-type="float">
            <text:p>12</text:p>
          </table:table-cell>
          <table:table-cell table:formula="of:=[.AA13]/[.$Y$2]" office:value-type="float" office:value="0.107342917609075" calcext:value-type="float">
            <text:p>0.1073429176</text:p>
          </table:table-cell>
          <table:table-cell table:formula="of:=[.AB13]"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3.02" calcext:value-type="float">
            <text:p>23.02</text:p>
          </table:table-cell>
          <table:table-cell office:value-type="float" office:value="0" calcext:value-type="float">
            <text:p>0</text:p>
          </table:table-cell>
          <table:table-cell table:formula="of:=[.AH13]" office:value-type="float" office:value="12" calcext:value-type="float">
            <text:p>12</text:p>
          </table:table-cell>
          <table:table-cell table:formula="of:=[.AI13]/[.$AG$2]" office:value-type="float" office:value="0.594832041343669" calcext:value-type="float">
            <text:p>0.5948320413</text:p>
          </table:table-cell>
          <table:table-cell table:formula="of:=[.AJ13]"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9.7" calcext:value-type="float">
            <text:p>59.7</text:p>
          </table:table-cell>
          <table:table-cell office:value-type="float" office:value="0" calcext:value-type="float">
            <text:p>0</text:p>
          </table:table-cell>
          <table:table-cell table:formula="of:=[.AP13]" office:value-type="float" office:value="12" calcext:value-type="float">
            <text:p>12</text:p>
          </table:table-cell>
          <table:table-cell table:formula="of:=[.AQ13]/[.$AO$2]" office:value-type="float" office:value="0.435448577680525" calcext:value-type="float">
            <text:p>0.4354485777</text:p>
          </table:table-cell>
          <table:table-cell table:formula="of:=[.AR13]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formula="of:=[.AV13]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971.9452" calcext:value-type="float">
            <text:p>1971.9452</text:p>
          </table:table-cell>
          <table:table-cell table:formula="of:=[.AZ13]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table:formula="of:=[.BD13]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216.7644" calcext:value-type="float">
            <text:p>18216.7644</text:p>
          </table:table-cell>
          <table:table-cell table:formula="of:=[.BH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8263.752" calcext:value-type="float">
            <text:p>28263.752</text:p>
          </table:table-cell>
          <table:table-cell office:value-type="float" office:value="7103.7354" calcext:value-type="float">
            <text:p>7103.7354</text:p>
          </table:table-cell>
          <table:table-cell office:value-type="float" office:value="59.73" calcext:value-type="float">
            <text:p>59.73</text:p>
          </table:table-cell>
          <table:table-cell office:value-type="float" office:value="22.95" calcext:value-type="float">
            <text:p>22.95</text:p>
          </table:table-cell>
          <table:table-cell office:value-type="float" office:value="56" calcext:value-type="float">
            <text:p>56</text:p>
          </table:table-cell>
          <table:table-cell office:value-type="float" office:value="10598.8105" calcext:value-type="float">
            <text:p>10598.8105</text:p>
          </table:table-cell>
          <table:table-cell office:value-type="float" office:value="64" calcext:value-type="float">
            <text:p>64</text:p>
          </table:table-cell>
          <table:table-cell office:value-type="float" office:value="18216.7644" calcext:value-type="float">
            <text:p>18216.76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472.2648" calcext:value-type="float">
            <text:p>4472.264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8263.752" calcext:value-type="float">
            <text:p>28263.752</text:p>
          </table:table-cell>
          <table:table-cell office:value-type="float" office:value="0" calcext:value-type="float">
            <text:p>0</text:p>
          </table:table-cell>
          <table:table-cell table:formula="of:=[.R14]" office:value-type="float" office:value="13" calcext:value-type="float">
            <text:p>13</text:p>
          </table:table-cell>
          <table:table-cell table:formula="of:=[.S14]/[.$Q$2]" office:value-type="float" office:value="0.328373572811815" calcext:value-type="float">
            <text:p>0.3283735728</text:p>
          </table:table-cell>
          <table:table-cell table:formula="of:=[.T14]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103.7354" calcext:value-type="float">
            <text:p>7103.7354</text:p>
          </table:table-cell>
          <table:table-cell office:value-type="float" office:value="0" calcext:value-type="float">
            <text:p>0</text:p>
          </table:table-cell>
          <table:table-cell table:formula="of:=[.Z14]" office:value-type="float" office:value="13" calcext:value-type="float">
            <text:p>13</text:p>
          </table:table-cell>
          <table:table-cell table:formula="of:=[.AA14]/[.$Y$2]" office:value-type="float" office:value="0.101009577426817" calcext:value-type="float">
            <text:p>0.1010095774</text:p>
          </table:table-cell>
          <table:table-cell table:formula="of:=[.AB14]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2.95" calcext:value-type="float">
            <text:p>22.95</text:p>
          </table:table-cell>
          <table:table-cell office:value-type="float" office:value="0" calcext:value-type="float">
            <text:p>0</text:p>
          </table:table-cell>
          <table:table-cell table:formula="of:=[.AH14]" office:value-type="float" office:value="13" calcext:value-type="float">
            <text:p>13</text:p>
          </table:table-cell>
          <table:table-cell table:formula="of:=[.AI14]/[.$AG$2]" office:value-type="float" office:value="0.593023255813953" calcext:value-type="float">
            <text:p>0.5930232558</text:p>
          </table:table-cell>
          <table:table-cell table:formula="of:=[.AJ14]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9.73" calcext:value-type="float">
            <text:p>59.73</text:p>
          </table:table-cell>
          <table:table-cell office:value-type="float" office:value="0" calcext:value-type="float">
            <text:p>0</text:p>
          </table:table-cell>
          <table:table-cell table:formula="of:=[.AP14]" office:value-type="float" office:value="13" calcext:value-type="float">
            <text:p>13</text:p>
          </table:table-cell>
          <table:table-cell table:formula="of:=[.AQ14]/[.$AO$2]" office:value-type="float" office:value="0.435667396061269" calcext:value-type="float">
            <text:p>0.4356673961</text:p>
          </table:table-cell>
          <table:table-cell table:formula="of:=[.AR14]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formula="of:=[.AV14]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598.8105" calcext:value-type="float">
            <text:p>10598.8105</text:p>
          </table:table-cell>
          <table:table-cell table:formula="of:=[.AZ14]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formula="of:=[.BD14]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216.7644" calcext:value-type="float">
            <text:p>18216.7644</text:p>
          </table:table-cell>
          <table:table-cell table:formula="of:=[.BH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8263.752" calcext:value-type="float">
            <text:p>28263.752</text:p>
          </table:table-cell>
          <table:table-cell office:value-type="float" office:value="7924.6312" calcext:value-type="float">
            <text:p>7924.6312</text:p>
          </table:table-cell>
          <table:table-cell office:value-type="float" office:value="61.5" calcext:value-type="float">
            <text:p>61.5</text:p>
          </table:table-cell>
          <table:table-cell office:value-type="float" office:value="23.18" calcext:value-type="float">
            <text:p>23.18</text:p>
          </table:table-cell>
          <table:table-cell office:value-type="float" office:value="62" calcext:value-type="float">
            <text:p>62</text:p>
          </table:table-cell>
          <table:table-cell office:value-type="float" office:value="19917.8841" calcext:value-type="float">
            <text:p>19917.8841</text:p>
          </table:table-cell>
          <table:table-cell office:value-type="float" office:value="59" calcext:value-type="float">
            <text:p>59</text:p>
          </table:table-cell>
          <table:table-cell office:value-type="float" office:value="6170.7111" calcext:value-type="float">
            <text:p>6170.7111</text:p>
          </table:table-cell>
          <table:table-cell office:value-type="float" office:value="24" calcext:value-type="float">
            <text:p>24</text:p>
          </table:table-cell>
          <table:table-cell office:value-type="float" office:value="10859.0379" calcext:value-type="float">
            <text:p>10859.037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8263.752" calcext:value-type="float">
            <text:p>28263.752</text:p>
          </table:table-cell>
          <table:table-cell office:value-type="float" office:value="0" calcext:value-type="float">
            <text:p>0</text:p>
          </table:table-cell>
          <table:table-cell table:formula="of:=[.R15]" office:value-type="float" office:value="14" calcext:value-type="float">
            <text:p>14</text:p>
          </table:table-cell>
          <table:table-cell table:formula="of:=[.S15]/[.$Q$2]" office:value-type="float" office:value="0.328373572811815" calcext:value-type="float">
            <text:p>0.3283735728</text:p>
          </table:table-cell>
          <table:table-cell table:formula="of:=[.T15]"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924.6312" calcext:value-type="float">
            <text:p>7924.6312</text:p>
          </table:table-cell>
          <table:table-cell office:value-type="float" office:value="0" calcext:value-type="float">
            <text:p>0</text:p>
          </table:table-cell>
          <table:table-cell table:formula="of:=[.Z15]" office:value-type="float" office:value="14" calcext:value-type="float">
            <text:p>14</text:p>
          </table:table-cell>
          <table:table-cell table:formula="of:=[.AA15]/[.$Y$2]" office:value-type="float" office:value="0.112682075514155" calcext:value-type="float">
            <text:p>0.1126820755</text:p>
          </table:table-cell>
          <table:table-cell table:formula="of:=[.AB15]"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3.18" calcext:value-type="float">
            <text:p>23.18</text:p>
          </table:table-cell>
          <table:table-cell office:value-type="float" office:value="0" calcext:value-type="float">
            <text:p>0</text:p>
          </table:table-cell>
          <table:table-cell table:formula="of:=[.AH15]" office:value-type="float" office:value="14" calcext:value-type="float">
            <text:p>14</text:p>
          </table:table-cell>
          <table:table-cell table:formula="of:=[.AI15]/[.$AG$2]" office:value-type="float" office:value="0.598966408268734" calcext:value-type="float">
            <text:p>0.5989664083</text:p>
          </table:table-cell>
          <table:table-cell table:formula="of:=[.AJ15]"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1.5" calcext:value-type="float">
            <text:p>61.5</text:p>
          </table:table-cell>
          <table:table-cell office:value-type="float" office:value="0" calcext:value-type="float">
            <text:p>0</text:p>
          </table:table-cell>
          <table:table-cell table:formula="of:=[.AP15]" office:value-type="float" office:value="14" calcext:value-type="float">
            <text:p>14</text:p>
          </table:table-cell>
          <table:table-cell table:formula="of:=[.AQ15]/[.$AO$2]" office:value-type="float" office:value="0.448577680525164" calcext:value-type="float">
            <text:p>0.4485776805</text:p>
          </table:table-cell>
          <table:table-cell table:formula="of:=[.AR15]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table:formula="of:=[.AV15]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917.8841" calcext:value-type="float">
            <text:p>19917.8841</text:p>
          </table:table-cell>
          <table:table-cell table:formula="of:=[.AZ15]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table:formula="of:=[.BD15]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170.7111" calcext:value-type="float">
            <text:p>6170.7111</text:p>
          </table:table-cell>
          <table:table-cell table:formula="of:=[.BH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37643.3596" calcext:value-type="float">
            <text:p>37643.3596</text:p>
          </table:table-cell>
          <table:table-cell office:value-type="float" office:value="9573.0764" calcext:value-type="float">
            <text:p>9573.0764</text:p>
          </table:table-cell>
          <table:table-cell office:value-type="float" office:value="63.25" calcext:value-type="float">
            <text:p>63.25</text:p>
          </table:table-cell>
          <table:table-cell office:value-type="float" office:value="23.68" calcext:value-type="float">
            <text:p>23.68</text:p>
          </table:table-cell>
          <table:table-cell office:value-type="float" office:value="64" calcext:value-type="float">
            <text:p>64</text:p>
          </table:table-cell>
          <table:table-cell office:value-type="float" office:value="13982.9399" calcext:value-type="float">
            <text:p>13982.9399</text:p>
          </table:table-cell>
          <table:table-cell office:value-type="float" office:value="61" calcext:value-type="float">
            <text:p>61</text:p>
          </table:table-cell>
          <table:table-cell office:value-type="float" office:value="3391.5151" calcext:value-type="float">
            <text:p>3391.5151</text:p>
          </table:table-cell>
          <table:table-cell office:value-type="float" office:value="25" calcext:value-type="float">
            <text:p>25</text:p>
          </table:table-cell>
          <table:table-cell office:value-type="float" office:value="12486.1016" calcext:value-type="float">
            <text:p>12486.1016</text:p>
          </table:table-cell>
          <table:table-cell office:value-type="float" office:value="22" calcext:value-type="float">
            <text:p>22</text:p>
          </table:table-cell>
          <table:table-cell office:value-type="float" office:value="37643.3596" calcext:value-type="float">
            <text:p>37643.359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7643.3596" calcext:value-type="float">
            <text:p>37643.3596</text:p>
          </table:table-cell>
          <table:table-cell office:value-type="float" office:value="0" calcext:value-type="float">
            <text:p>0</text:p>
          </table:table-cell>
          <table:table-cell table:formula="of:=[.R16]" office:value-type="float" office:value="15" calcext:value-type="float">
            <text:p>15</text:p>
          </table:table-cell>
          <table:table-cell table:formula="of:=[.S16]/[.$Q$2]" office:value-type="float" office:value="0.437347613455282" calcext:value-type="float">
            <text:p>0.4373476135</text:p>
          </table:table-cell>
          <table:table-cell table:formula="of:=[.T16]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573.0764" calcext:value-type="float">
            <text:p>9573.0764</text:p>
          </table:table-cell>
          <table:table-cell office:value-type="float" office:value="0" calcext:value-type="float">
            <text:p>0</text:p>
          </table:table-cell>
          <table:table-cell table:formula="of:=[.Z16]" office:value-type="float" office:value="15" calcext:value-type="float">
            <text:p>15</text:p>
          </table:table-cell>
          <table:table-cell table:formula="of:=[.AA16]/[.$Y$2]" office:value-type="float" office:value="0.136121680691913" calcext:value-type="float">
            <text:p>0.1361216807</text:p>
          </table:table-cell>
          <table:table-cell table:formula="of:=[.AB16]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3.68" calcext:value-type="float">
            <text:p>23.68</text:p>
          </table:table-cell>
          <table:table-cell office:value-type="float" office:value="0" calcext:value-type="float">
            <text:p>0</text:p>
          </table:table-cell>
          <table:table-cell table:formula="of:=[.AH16]" office:value-type="float" office:value="15" calcext:value-type="float">
            <text:p>15</text:p>
          </table:table-cell>
          <table:table-cell table:formula="of:=[.AI16]/[.$AG$2]" office:value-type="float" office:value="0.611886304909561" calcext:value-type="float">
            <text:p>0.6118863049</text:p>
          </table:table-cell>
          <table:table-cell table:formula="of:=[.AJ16]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3.25" calcext:value-type="float">
            <text:p>63.25</text:p>
          </table:table-cell>
          <table:table-cell office:value-type="float" office:value="0" calcext:value-type="float">
            <text:p>0</text:p>
          </table:table-cell>
          <table:table-cell table:formula="of:=[.AP16]" office:value-type="float" office:value="15" calcext:value-type="float">
            <text:p>15</text:p>
          </table:table-cell>
          <table:table-cell table:formula="of:=[.AQ16]/[.$AO$2]" office:value-type="float" office:value="0.461342086068563" calcext:value-type="float">
            <text:p>0.4613420861</text:p>
          </table:table-cell>
          <table:table-cell table:formula="of:=[.AR16]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formula="of:=[.AV16]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982.9399" calcext:value-type="float">
            <text:p>13982.9399</text:p>
          </table:table-cell>
          <table:table-cell table:formula="of:=[.AZ16]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table:formula="of:=[.BD16]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391.5151" calcext:value-type="float">
            <text:p>3391.5151</text:p>
          </table:table-cell>
          <table:table-cell table:formula="of:=[.BH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7643.3596" calcext:value-type="float">
            <text:p>37643.3596</text:p>
          </table:table-cell>
          <table:table-cell office:value-type="float" office:value="8832.0927" calcext:value-type="float">
            <text:p>8832.0927</text:p>
          </table:table-cell>
          <table:table-cell office:value-type="float" office:value="64.47" calcext:value-type="float">
            <text:p>64.47</text:p>
          </table:table-cell>
          <table:table-cell office:value-type="float" office:value="23.95" calcext:value-type="float">
            <text:p>23.95</text:p>
          </table:table-cell>
          <table:table-cell office:value-type="float" office:value="67" calcext:value-type="float">
            <text:p>67</text:p>
          </table:table-cell>
          <table:table-cell office:value-type="float" office:value="14170.7902" calcext:value-type="float">
            <text:p>14170.7902</text:p>
          </table:table-cell>
          <table:table-cell office:value-type="float" office:value="62" calcext:value-type="float">
            <text:p>62</text:p>
          </table:table-cell>
          <table:table-cell office:value-type="float" office:value="8939.1885" calcext:value-type="float">
            <text:p>8939.1885</text:p>
          </table:table-cell>
          <table:table-cell office:value-type="float" office:value="26" calcext:value-type="float">
            <text:p>26</text:p>
          </table:table-cell>
          <table:table-cell office:value-type="float" office:value="4373.2329" calcext:value-type="float">
            <text:p>4373.2329</text:p>
          </table:table-cell>
          <table:table-cell office:value-type="float" office:value="22" calcext:value-type="float">
            <text:p>22</text:p>
          </table:table-cell>
          <table:table-cell office:value-type="float" office:value="7511.5983" calcext:value-type="float">
            <text:p>7511.598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7643.3596" calcext:value-type="float">
            <text:p>37643.3596</text:p>
          </table:table-cell>
          <table:table-cell office:value-type="float" office:value="0" calcext:value-type="float">
            <text:p>0</text:p>
          </table:table-cell>
          <table:table-cell table:formula="of:=[.R17]" office:value-type="float" office:value="16" calcext:value-type="float">
            <text:p>16</text:p>
          </table:table-cell>
          <table:table-cell table:formula="of:=[.S17]/[.$Q$2]" office:value-type="float" office:value="0.437347613455282" calcext:value-type="float">
            <text:p>0.4373476135</text:p>
          </table:table-cell>
          <table:table-cell table:formula="of:=[.T17]"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832.0927" calcext:value-type="float">
            <text:p>8832.0927</text:p>
          </table:table-cell>
          <table:table-cell office:value-type="float" office:value="0" calcext:value-type="float">
            <text:p>0</text:p>
          </table:table-cell>
          <table:table-cell table:formula="of:=[.Z17]" office:value-type="float" office:value="16" calcext:value-type="float">
            <text:p>16</text:p>
          </table:table-cell>
          <table:table-cell table:formula="of:=[.AA17]/[.$Y$2]" office:value-type="float" office:value="0.125585470345852" calcext:value-type="float">
            <text:p>0.1255854703</text:p>
          </table:table-cell>
          <table:table-cell table:formula="of:=[.AB17]"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3.95" calcext:value-type="float">
            <text:p>23.95</text:p>
          </table:table-cell>
          <table:table-cell office:value-type="float" office:value="0" calcext:value-type="float">
            <text:p>0</text:p>
          </table:table-cell>
          <table:table-cell table:formula="of:=[.AH17]" office:value-type="float" office:value="16" calcext:value-type="float">
            <text:p>16</text:p>
          </table:table-cell>
          <table:table-cell table:formula="of:=[.AI17]/[.$AG$2]" office:value-type="float" office:value="0.618863049095607" calcext:value-type="float">
            <text:p>0.6188630491</text:p>
          </table:table-cell>
          <table:table-cell table:formula="of:=[.AJ17]"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.47" calcext:value-type="float">
            <text:p>64.47</text:p>
          </table:table-cell>
          <table:table-cell office:value-type="float" office:value="0" calcext:value-type="float">
            <text:p>0</text:p>
          </table:table-cell>
          <table:table-cell table:formula="of:=[.AP17]" office:value-type="float" office:value="16" calcext:value-type="float">
            <text:p>16</text:p>
          </table:table-cell>
          <table:table-cell table:formula="of:=[.AQ17]/[.$AO$2]" office:value-type="float" office:value="0.470240700218818" calcext:value-type="float">
            <text:p>0.4702407002</text:p>
          </table:table-cell>
          <table:table-cell table:formula="of:=[.AR17]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table:formula="of:=[.AV17]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170.7902" calcext:value-type="float">
            <text:p>14170.7902</text:p>
          </table:table-cell>
          <table:table-cell table:formula="of:=[.AZ17]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table:formula="of:=[.BD17]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939.1885" calcext:value-type="float">
            <text:p>8939.1885</text:p>
          </table:table-cell>
          <table:table-cell table:formula="of:=[.BH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7643.3596" calcext:value-type="float">
            <text:p>37643.3596</text:p>
          </table:table-cell>
          <table:table-cell office:value-type="float" office:value="9654.4151" calcext:value-type="float">
            <text:p>9654.4151</text:p>
          </table:table-cell>
          <table:table-cell office:value-type="float" office:value="64.3" calcext:value-type="float">
            <text:p>64.3</text:p>
          </table:table-cell>
          <table:table-cell office:value-type="float" office:value="23.8" calcext:value-type="float">
            <text:p>23.8</text:p>
          </table:table-cell>
          <table:table-cell office:value-type="float" office:value="59" calcext:value-type="float">
            <text:p>59</text:p>
          </table:table-cell>
          <table:table-cell office:value-type="float" office:value="490.6098" calcext:value-type="float">
            <text:p>490.6098</text:p>
          </table:table-cell>
          <table:table-cell office:value-type="float" office:value="61" calcext:value-type="float">
            <text:p>61</text:p>
          </table:table-cell>
          <table:table-cell office:value-type="float" office:value="20351.486" calcext:value-type="float">
            <text:p>20351.486</text:p>
          </table:table-cell>
          <table:table-cell office:value-type="float" office:value="26" calcext:value-type="float">
            <text:p>26</text:p>
          </table:table-cell>
          <table:table-cell office:value-type="float" office:value="3634.2141" calcext:value-type="float">
            <text:p>3634.214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7643.3596" calcext:value-type="float">
            <text:p>37643.3596</text:p>
          </table:table-cell>
          <table:table-cell office:value-type="float" office:value="0" calcext:value-type="float">
            <text:p>0</text:p>
          </table:table-cell>
          <table:table-cell table:formula="of:=[.R18]" office:value-type="float" office:value="17" calcext:value-type="float">
            <text:p>17</text:p>
          </table:table-cell>
          <table:table-cell table:formula="of:=[.S18]/[.$Q$2]" office:value-type="float" office:value="0.437347613455282" calcext:value-type="float">
            <text:p>0.4373476135</text:p>
          </table:table-cell>
          <table:table-cell table:formula="of:=[.T18]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654.4151" calcext:value-type="float">
            <text:p>9654.4151</text:p>
          </table:table-cell>
          <table:table-cell office:value-type="float" office:value="0" calcext:value-type="float">
            <text:p>0</text:p>
          </table:table-cell>
          <table:table-cell table:formula="of:=[.Z18]" office:value-type="float" office:value="17" calcext:value-type="float">
            <text:p>17</text:p>
          </table:table-cell>
          <table:table-cell table:formula="of:=[.AA18]/[.$Y$2]" office:value-type="float" office:value="0.137278253572632" calcext:value-type="float">
            <text:p>0.1372782536</text:p>
          </table:table-cell>
          <table:table-cell table:formula="of:=[.AB18]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.8" calcext:value-type="float">
            <text:p>23.8</text:p>
          </table:table-cell>
          <table:table-cell office:value-type="float" office:value="0" calcext:value-type="float">
            <text:p>0</text:p>
          </table:table-cell>
          <table:table-cell table:formula="of:=[.AH18]" office:value-type="float" office:value="17" calcext:value-type="float">
            <text:p>17</text:p>
          </table:table-cell>
          <table:table-cell table:formula="of:=[.AI18]/[.$AG$2]" office:value-type="float" office:value="0.614987080103359" calcext:value-type="float">
            <text:p>0.6149870801</text:p>
          </table:table-cell>
          <table:table-cell table:formula="of:=[.AJ18]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4.3" calcext:value-type="float">
            <text:p>64.3</text:p>
          </table:table-cell>
          <table:table-cell office:value-type="float" office:value="0" calcext:value-type="float">
            <text:p>0</text:p>
          </table:table-cell>
          <table:table-cell table:formula="of:=[.AP18]" office:value-type="float" office:value="17" calcext:value-type="float">
            <text:p>17</text:p>
          </table:table-cell>
          <table:table-cell table:formula="of:=[.AQ18]/[.$AO$2]" office:value-type="float" office:value="0.469000729394602" calcext:value-type="float">
            <text:p>0.4690007294</text:p>
          </table:table-cell>
          <table:table-cell table:formula="of:=[.AR18]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table:formula="of:=[.AV18]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0.6098" calcext:value-type="float">
            <text:p>490.6098</text:p>
          </table:table-cell>
          <table:table-cell table:formula="of:=[.AZ18]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table:formula="of:=[.BD18]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351.486" calcext:value-type="float">
            <text:p>20351.486</text:p>
          </table:table-cell>
          <table:table-cell table:formula="of:=[.BH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7643.3596" calcext:value-type="float">
            <text:p>37643.3596</text:p>
          </table:table-cell>
          <table:table-cell office:value-type="float" office:value="8637.6501" calcext:value-type="float">
            <text:p>8637.6501</text:p>
          </table:table-cell>
          <table:table-cell office:value-type="float" office:value="65.65" calcext:value-type="float">
            <text:p>65.65</text:p>
          </table:table-cell>
          <table:table-cell office:value-type="float" office:value="24.27" calcext:value-type="float">
            <text:p>24.27</text:p>
          </table:table-cell>
          <table:table-cell office:value-type="float" office:value="71" calcext:value-type="float">
            <text:p>71</text:p>
          </table:table-cell>
          <table:table-cell office:value-type="float" office:value="1395.4236" calcext:value-type="float">
            <text:p>1395.4236</text:p>
          </table:table-cell>
          <table:table-cell office:value-type="float" office:value="62" calcext:value-type="float">
            <text:p>62</text:p>
          </table:table-cell>
          <table:table-cell office:value-type="float" office:value="20351.486" calcext:value-type="float">
            <text:p>20351.486</text:p>
          </table:table-cell>
          <table:table-cell office:value-type="float" office:value="26" calcext:value-type="float">
            <text:p>26</text:p>
          </table:table-cell>
          <table:table-cell office:value-type="float" office:value="7091.1581" calcext:value-type="float">
            <text:p>7091.1581</text:p>
          </table:table-cell>
          <table:table-cell office:value-type="float" office:value="22" calcext:value-type="float">
            <text:p>22</text:p>
          </table:table-cell>
          <table:table-cell office:value-type="float" office:value="14638.8931" calcext:value-type="float">
            <text:p>14638.893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7643.3596" calcext:value-type="float">
            <text:p>37643.3596</text:p>
          </table:table-cell>
          <table:table-cell office:value-type="float" office:value="0" calcext:value-type="float">
            <text:p>0</text:p>
          </table:table-cell>
          <table:table-cell table:formula="of:=[.R19]" office:value-type="float" office:value="18" calcext:value-type="float">
            <text:p>18</text:p>
          </table:table-cell>
          <table:table-cell table:formula="of:=[.S19]/[.$Q$2]" office:value-type="float" office:value="0.437347613455282" calcext:value-type="float">
            <text:p>0.4373476135</text:p>
          </table:table-cell>
          <table:table-cell table:formula="of:=[.T19]"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8637.6501" calcext:value-type="float">
            <text:p>8637.6501</text:p>
          </table:table-cell>
          <table:table-cell office:value-type="float" office:value="0" calcext:value-type="float">
            <text:p>0</text:p>
          </table:table-cell>
          <table:table-cell table:formula="of:=[.Z19]" office:value-type="float" office:value="18" calcext:value-type="float">
            <text:p>18</text:p>
          </table:table-cell>
          <table:table-cell table:formula="of:=[.AA19]/[.$Y$2]" office:value-type="float" office:value="0.12282064821301" calcext:value-type="float">
            <text:p>0.1228206482</text:p>
          </table:table-cell>
          <table:table-cell table:formula="of:=[.AB19]"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4.27" calcext:value-type="float">
            <text:p>24.27</text:p>
          </table:table-cell>
          <table:table-cell office:value-type="float" office:value="0" calcext:value-type="float">
            <text:p>0</text:p>
          </table:table-cell>
          <table:table-cell table:formula="of:=[.AH19]" office:value-type="float" office:value="18" calcext:value-type="float">
            <text:p>18</text:p>
          </table:table-cell>
          <table:table-cell table:formula="of:=[.AI19]/[.$AG$2]" office:value-type="float" office:value="0.627131782945736" calcext:value-type="float">
            <text:p>0.6271317829</text:p>
          </table:table-cell>
          <table:table-cell table:formula="of:=[.AJ19]"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5.65" calcext:value-type="float">
            <text:p>65.65</text:p>
          </table:table-cell>
          <table:table-cell office:value-type="float" office:value="0" calcext:value-type="float">
            <text:p>0</text:p>
          </table:table-cell>
          <table:table-cell table:formula="of:=[.AP19]" office:value-type="float" office:value="18" calcext:value-type="float">
            <text:p>18</text:p>
          </table:table-cell>
          <table:table-cell table:formula="of:=[.AQ19]/[.$AO$2]" office:value-type="float" office:value="0.478847556528082" calcext:value-type="float">
            <text:p>0.4788475565</text:p>
          </table:table-cell>
          <table:table-cell table:formula="of:=[.AR19]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table:formula="of:=[.AV19]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95.4236" calcext:value-type="float">
            <text:p>1395.4236</text:p>
          </table:table-cell>
          <table:table-cell table:formula="of:=[.AZ19]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table:formula="of:=[.BD19]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351.486" calcext:value-type="float">
            <text:p>20351.486</text:p>
          </table:table-cell>
          <table:table-cell table:formula="of:=[.BH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7643.3596" calcext:value-type="float">
            <text:p>37643.3596</text:p>
          </table:table-cell>
          <table:table-cell office:value-type="float" office:value="9609.7266" calcext:value-type="float">
            <text:p>9609.7266</text:p>
          </table:table-cell>
          <table:table-cell office:value-type="float" office:value="66.03" calcext:value-type="float">
            <text:p>66.03</text:p>
          </table:table-cell>
          <table:table-cell office:value-type="float" office:value="24.35" calcext:value-type="float">
            <text:p>24.35</text:p>
          </table:table-cell>
          <table:table-cell office:value-type="float" office:value="72" calcext:value-type="float">
            <text:p>72</text:p>
          </table:table-cell>
          <table:table-cell office:value-type="float" office:value="15503.1687" calcext:value-type="float">
            <text:p>15503.1687</text:p>
          </table:table-cell>
          <table:table-cell office:value-type="float" office:value="63" calcext:value-type="float">
            <text:p>63</text:p>
          </table:table-cell>
          <table:table-cell office:value-type="float" office:value="20351.486" calcext:value-type="float">
            <text:p>20351.486</text:p>
          </table:table-cell>
          <table:table-cell office:value-type="float" office:value="27" calcext:value-type="float">
            <text:p>27</text:p>
          </table:table-cell>
          <table:table-cell office:value-type="float" office:value="5420.0014" calcext:value-type="float">
            <text:p>5420.0014</text:p>
          </table:table-cell>
          <table:table-cell office:value-type="float" office:value="22" calcext:value-type="float">
            <text:p>22</text:p>
          </table:table-cell>
          <table:table-cell office:value-type="float" office:value="37643.3596" calcext:value-type="float">
            <text:p>37643.359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7643.3596" calcext:value-type="float">
            <text:p>37643.3596</text:p>
          </table:table-cell>
          <table:table-cell office:value-type="float" office:value="0" calcext:value-type="float">
            <text:p>0</text:p>
          </table:table-cell>
          <table:table-cell table:formula="of:=[.R20]" office:value-type="float" office:value="19" calcext:value-type="float">
            <text:p>19</text:p>
          </table:table-cell>
          <table:table-cell table:formula="of:=[.S20]/[.$Q$2]" office:value-type="float" office:value="0.437347613455282" calcext:value-type="float">
            <text:p>0.4373476135</text:p>
          </table:table-cell>
          <table:table-cell table:formula="of:=[.T20]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9609.7266" calcext:value-type="float">
            <text:p>9609.7266</text:p>
          </table:table-cell>
          <table:table-cell office:value-type="float" office:value="0" calcext:value-type="float">
            <text:p>0</text:p>
          </table:table-cell>
          <table:table-cell table:formula="of:=[.Z20]" office:value-type="float" office:value="19" calcext:value-type="float">
            <text:p>19</text:p>
          </table:table-cell>
          <table:table-cell table:formula="of:=[.AA20]/[.$Y$2]" office:value-type="float" office:value="0.136642817953671" calcext:value-type="float">
            <text:p>0.136642818</text:p>
          </table:table-cell>
          <table:table-cell table:formula="of:=[.AB20]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4.35" calcext:value-type="float">
            <text:p>24.35</text:p>
          </table:table-cell>
          <table:table-cell office:value-type="float" office:value="0" calcext:value-type="float">
            <text:p>0</text:p>
          </table:table-cell>
          <table:table-cell table:formula="of:=[.AH20]" office:value-type="float" office:value="19" calcext:value-type="float">
            <text:p>19</text:p>
          </table:table-cell>
          <table:table-cell table:formula="of:=[.AI20]/[.$AG$2]" office:value-type="float" office:value="0.629198966408269" calcext:value-type="float">
            <text:p>0.6291989664</text:p>
          </table:table-cell>
          <table:table-cell table:formula="of:=[.AJ20]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6.03" calcext:value-type="float">
            <text:p>66.03</text:p>
          </table:table-cell>
          <table:table-cell office:value-type="float" office:value="0" calcext:value-type="float">
            <text:p>0</text:p>
          </table:table-cell>
          <table:table-cell table:formula="of:=[.AP20]" office:value-type="float" office:value="19" calcext:value-type="float">
            <text:p>19</text:p>
          </table:table-cell>
          <table:table-cell table:formula="of:=[.AQ20]/[.$AO$2]" office:value-type="float" office:value="0.481619256017506" calcext:value-type="float">
            <text:p>0.481619256</text:p>
          </table:table-cell>
          <table:table-cell table:formula="of:=[.AR20]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table:formula="of:=[.AV20]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5503.1687" calcext:value-type="float">
            <text:p>15503.1687</text:p>
          </table:table-cell>
          <table:table-cell table:formula="of:=[.AZ20]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table:formula="of:=[.BD20]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351.486" calcext:value-type="float">
            <text:p>20351.486</text:p>
          </table:table-cell>
          <table:table-cell table:formula="of:=[.BH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7643.3596" calcext:value-type="float">
            <text:p>37643.3596</text:p>
          </table:table-cell>
          <table:table-cell office:value-type="float" office:value="8661.9738" calcext:value-type="float">
            <text:p>8661.9738</text:p>
          </table:table-cell>
          <table:table-cell office:value-type="float" office:value="66.38" calcext:value-type="float">
            <text:p>66.38</text:p>
          </table:table-cell>
          <table:table-cell office:value-type="float" office:value="24.48" calcext:value-type="float">
            <text:p>24.48</text:p>
          </table:table-cell>
          <table:table-cell office:value-type="float" office:value="75" calcext:value-type="float">
            <text:p>75</text:p>
          </table:table-cell>
          <table:table-cell office:value-type="float" office:value="8266.312" calcext:value-type="float">
            <text:p>8266.312</text:p>
          </table:table-cell>
          <table:table-cell office:value-type="float" office:value="62" calcext:value-type="float">
            <text:p>62</text:p>
          </table:table-cell>
          <table:table-cell office:value-type="float" office:value="20351.486" calcext:value-type="float">
            <text:p>20351.486</text:p>
          </table:table-cell>
          <table:table-cell office:value-type="float" office:value="27" calcext:value-type="float">
            <text:p>27</text:p>
          </table:table-cell>
          <table:table-cell office:value-type="float" office:value="3068.7611" calcext:value-type="float">
            <text:p>3068.7611</text:p>
          </table:table-cell>
          <table:table-cell office:value-type="float" office:value="22" calcext:value-type="float">
            <text:p>22</text:p>
          </table:table-cell>
          <table:table-cell office:value-type="float" office:value="37643.3596" calcext:value-type="float">
            <text:p>37643.359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7643.3596" calcext:value-type="float">
            <text:p>37643.3596</text:p>
          </table:table-cell>
          <table:table-cell office:value-type="float" office:value="0" calcext:value-type="float">
            <text:p>0</text:p>
          </table:table-cell>
          <table:table-cell table:formula="of:=[.R21]" office:value-type="float" office:value="20" calcext:value-type="float">
            <text:p>20</text:p>
          </table:table-cell>
          <table:table-cell table:formula="of:=[.S21]/[.$Q$2]" office:value-type="float" office:value="0.437347613455282" calcext:value-type="float">
            <text:p>0.4373476135</text:p>
          </table:table-cell>
          <table:table-cell table:formula="of:=[.T21]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661.9738" calcext:value-type="float">
            <text:p>8661.9738</text:p>
          </table:table-cell>
          <table:table-cell office:value-type="float" office:value="0" calcext:value-type="float">
            <text:p>0</text:p>
          </table:table-cell>
          <table:table-cell table:formula="of:=[.Z21]" office:value-type="float" office:value="20" calcext:value-type="float">
            <text:p>20</text:p>
          </table:table-cell>
          <table:table-cell table:formula="of:=[.AA21]/[.$Y$2]" office:value-type="float" office:value="0.123166512257785" calcext:value-type="float">
            <text:p>0.1231665123</text:p>
          </table:table-cell>
          <table:table-cell table:formula="of:=[.AB21]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4.48" calcext:value-type="float">
            <text:p>24.48</text:p>
          </table:table-cell>
          <table:table-cell office:value-type="float" office:value="0" calcext:value-type="float">
            <text:p>0</text:p>
          </table:table-cell>
          <table:table-cell table:formula="of:=[.AH21]" office:value-type="float" office:value="20" calcext:value-type="float">
            <text:p>20</text:p>
          </table:table-cell>
          <table:table-cell table:formula="of:=[.AI21]/[.$AG$2]" office:value-type="float" office:value="0.632558139534884" calcext:value-type="float">
            <text:p>0.6325581395</text:p>
          </table:table-cell>
          <table:table-cell table:formula="of:=[.AJ21]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6.38" calcext:value-type="float">
            <text:p>66.38</text:p>
          </table:table-cell>
          <table:table-cell office:value-type="float" office:value="0" calcext:value-type="float">
            <text:p>0</text:p>
          </table:table-cell>
          <table:table-cell table:formula="of:=[.AP21]" office:value-type="float" office:value="20" calcext:value-type="float">
            <text:p>20</text:p>
          </table:table-cell>
          <table:table-cell table:formula="of:=[.AQ21]/[.$AO$2]" office:value-type="float" office:value="0.484172137126185" calcext:value-type="float">
            <text:p>0.4841721371</text:p>
          </table:table-cell>
          <table:table-cell table:formula="of:=[.AR21]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table:formula="of:=[.AV21]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266.312" calcext:value-type="float">
            <text:p>8266.312</text:p>
          </table:table-cell>
          <table:table-cell table:formula="of:=[.AZ21]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table:formula="of:=[.BD21]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351.486" calcext:value-type="float">
            <text:p>20351.486</text:p>
          </table:table-cell>
          <table:table-cell table:formula="of:=[.BH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37643.3596" calcext:value-type="float">
            <text:p>37643.3596</text:p>
          </table:table-cell>
          <table:table-cell office:value-type="float" office:value="10367.8396" calcext:value-type="float">
            <text:p>10367.8396</text:p>
          </table:table-cell>
          <table:table-cell office:value-type="float" office:value="66.22" calcext:value-type="float">
            <text:p>66.22</text:p>
          </table:table-cell>
          <table:table-cell office:value-type="float" office:value="24.5" calcext:value-type="float">
            <text:p>24.5</text:p>
          </table:table-cell>
          <table:table-cell office:value-type="float" office:value="75" calcext:value-type="float">
            <text:p>75</text:p>
          </table:table-cell>
          <table:table-cell office:value-type="float" office:value="8266.312" calcext:value-type="float">
            <text:p>8266.312</text:p>
          </table:table-cell>
          <table:table-cell office:value-type="float" office:value="60" calcext:value-type="float">
            <text:p>60</text:p>
          </table:table-cell>
          <table:table-cell office:value-type="float" office:value="20351.486" calcext:value-type="float">
            <text:p>20351.486</text:p>
          </table:table-cell>
          <table:table-cell office:value-type="float" office:value="27" calcext:value-type="float">
            <text:p>27</text:p>
          </table:table-cell>
          <table:table-cell office:value-type="float" office:value="1761.9123" calcext:value-type="float">
            <text:p>1761.912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7643.3596" calcext:value-type="float">
            <text:p>37643.3596</text:p>
          </table:table-cell>
          <table:table-cell office:value-type="float" office:value="0" calcext:value-type="float">
            <text:p>0</text:p>
          </table:table-cell>
          <table:table-cell table:formula="of:=[.R22]" office:value-type="float" office:value="21" calcext:value-type="float">
            <text:p>21</text:p>
          </table:table-cell>
          <table:table-cell table:formula="of:=[.S22]/[.$Q$2]" office:value-type="float" office:value="0.437347613455282" calcext:value-type="float">
            <text:p>0.4373476135</text:p>
          </table:table-cell>
          <table:table-cell table:formula="of:=[.T22]"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0367.8396" calcext:value-type="float">
            <text:p>10367.8396</text:p>
          </table:table-cell>
          <table:table-cell office:value-type="float" office:value="0" calcext:value-type="float">
            <text:p>0</text:p>
          </table:table-cell>
          <table:table-cell table:formula="of:=[.Z22]" office:value-type="float" office:value="21" calcext:value-type="float">
            <text:p>21</text:p>
          </table:table-cell>
          <table:table-cell table:formula="of:=[.AA22]/[.$Y$2]" office:value-type="float" office:value="0.147422593587174" calcext:value-type="float">
            <text:p>0.1474225936</text:p>
          </table:table-cell>
          <table:table-cell table:formula="of:=[.AB22]"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4.5" calcext:value-type="float">
            <text:p>24.5</text:p>
          </table:table-cell>
          <table:table-cell office:value-type="float" office:value="0" calcext:value-type="float">
            <text:p>0</text:p>
          </table:table-cell>
          <table:table-cell table:formula="of:=[.AH22]" office:value-type="float" office:value="21" calcext:value-type="float">
            <text:p>21</text:p>
          </table:table-cell>
          <table:table-cell table:formula="of:=[.AI22]/[.$AG$2]" office:value-type="float" office:value="0.633074935400517" calcext:value-type="float">
            <text:p>0.6330749354</text:p>
          </table:table-cell>
          <table:table-cell table:formula="of:=[.AJ22]"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6.22" calcext:value-type="float">
            <text:p>66.22</text:p>
          </table:table-cell>
          <table:table-cell office:value-type="float" office:value="0" calcext:value-type="float">
            <text:p>0</text:p>
          </table:table-cell>
          <table:table-cell table:formula="of:=[.AP22]" office:value-type="float" office:value="21" calcext:value-type="float">
            <text:p>21</text:p>
          </table:table-cell>
          <table:table-cell table:formula="of:=[.AQ22]/[.$AO$2]" office:value-type="float" office:value="0.483005105762217" calcext:value-type="float">
            <text:p>0.4830051058</text:p>
          </table:table-cell>
          <table:table-cell table:formula="of:=[.AR22]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table:formula="of:=[.AV22]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266.312" calcext:value-type="float">
            <text:p>8266.312</text:p>
          </table:table-cell>
          <table:table-cell table:formula="of:=[.AZ22]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table:formula="of:=[.BD22]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351.486" calcext:value-type="float">
            <text:p>20351.486</text:p>
          </table:table-cell>
          <table:table-cell table:formula="of:=[.BH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7643.3596" calcext:value-type="float">
            <text:p>37643.3596</text:p>
          </table:table-cell>
          <table:table-cell office:value-type="float" office:value="10250.3569" calcext:value-type="float">
            <text:p>10250.3569</text:p>
          </table:table-cell>
          <table:table-cell office:value-type="float" office:value="66.35" calcext:value-type="float">
            <text:p>66.35</text:p>
          </table:table-cell>
          <table:table-cell office:value-type="float" office:value="24.4" calcext:value-type="float">
            <text:p>24.4</text:p>
          </table:table-cell>
          <table:table-cell office:value-type="float" office:value="75" calcext:value-type="float">
            <text:p>75</text:p>
          </table:table-cell>
          <table:table-cell office:value-type="float" office:value="8266.312" calcext:value-type="float">
            <text:p>8266.312</text:p>
          </table:table-cell>
          <table:table-cell office:value-type="float" office:value="63" calcext:value-type="float">
            <text:p>63</text:p>
          </table:table-cell>
          <table:table-cell office:value-type="float" office:value="20351.486" calcext:value-type="float">
            <text:p>20351.486</text:p>
          </table:table-cell>
          <table:table-cell office:value-type="float" office:value="27" calcext:value-type="float">
            <text:p>27</text:p>
          </table:table-cell>
          <table:table-cell office:value-type="float" office:value="5420.0014" calcext:value-type="float">
            <text:p>5420.0014</text:p>
          </table:table-cell>
          <table:table-cell office:value-type="float" office:value="22" calcext:value-type="float">
            <text:p>22</text:p>
          </table:table-cell>
          <table:table-cell office:value-type="float" office:value="37643.3596" calcext:value-type="float">
            <text:p>37643.359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7643.3596" calcext:value-type="float">
            <text:p>37643.3596</text:p>
          </table:table-cell>
          <table:table-cell office:value-type="float" office:value="0" calcext:value-type="float">
            <text:p>0</text:p>
          </table:table-cell>
          <table:table-cell table:formula="of:=[.R23]" office:value-type="float" office:value="22" calcext:value-type="float">
            <text:p>22</text:p>
          </table:table-cell>
          <table:table-cell table:formula="of:=[.S23]/[.$Q$2]" office:value-type="float" office:value="0.437347613455282" calcext:value-type="float">
            <text:p>0.4373476135</text:p>
          </table:table-cell>
          <table:table-cell table:formula="of:=[.T23]"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0250.3569" calcext:value-type="float">
            <text:p>10250.3569</text:p>
          </table:table-cell>
          <table:table-cell office:value-type="float" office:value="0" calcext:value-type="float">
            <text:p>0</text:p>
          </table:table-cell>
          <table:table-cell table:formula="of:=[.Z23]" office:value-type="float" office:value="22" calcext:value-type="float">
            <text:p>22</text:p>
          </table:table-cell>
          <table:table-cell table:formula="of:=[.AA23]/[.$Y$2]" office:value-type="float" office:value="0.145752081213929" calcext:value-type="float">
            <text:p>0.1457520812</text:p>
          </table:table-cell>
          <table:table-cell table:formula="of:=[.AB23]"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4.4" calcext:value-type="float">
            <text:p>24.4</text:p>
          </table:table-cell>
          <table:table-cell office:value-type="float" office:value="0" calcext:value-type="float">
            <text:p>0</text:p>
          </table:table-cell>
          <table:table-cell table:formula="of:=[.AH23]" office:value-type="float" office:value="22" calcext:value-type="float">
            <text:p>22</text:p>
          </table:table-cell>
          <table:table-cell table:formula="of:=[.AI23]/[.$AG$2]" office:value-type="float" office:value="0.630490956072351" calcext:value-type="float">
            <text:p>0.6304909561</text:p>
          </table:table-cell>
          <table:table-cell table:formula="of:=[.AJ23]"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66.35" calcext:value-type="float">
            <text:p>66.35</text:p>
          </table:table-cell>
          <table:table-cell office:value-type="float" office:value="0" calcext:value-type="float">
            <text:p>0</text:p>
          </table:table-cell>
          <table:table-cell table:formula="of:=[.AP23]" office:value-type="float" office:value="22" calcext:value-type="float">
            <text:p>22</text:p>
          </table:table-cell>
          <table:table-cell table:formula="of:=[.AQ23]/[.$AO$2]" office:value-type="float" office:value="0.483953318745441" calcext:value-type="float">
            <text:p>0.4839533187</text:p>
          </table:table-cell>
          <table:table-cell table:formula="of:=[.AR23]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table:formula="of:=[.AV23]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266.312" calcext:value-type="float">
            <text:p>8266.312</text:p>
          </table:table-cell>
          <table:table-cell table:formula="of:=[.AZ23]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table:formula="of:=[.BD23]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0351.486" calcext:value-type="float">
            <text:p>20351.486</text:p>
          </table:table-cell>
          <table:table-cell table:formula="of:=[.BH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37643.3596" calcext:value-type="float">
            <text:p>37643.3596</text:p>
          </table:table-cell>
          <table:table-cell office:value-type="float" office:value="10191.1677" calcext:value-type="float">
            <text:p>10191.1677</text:p>
          </table:table-cell>
          <table:table-cell office:value-type="float" office:value="67.33" calcext:value-type="float">
            <text:p>67.33</text:p>
          </table:table-cell>
          <table:table-cell office:value-type="float" office:value="24.6" calcext:value-type="float">
            <text:p>24.6</text:p>
          </table:table-cell>
          <table:table-cell office:value-type="float" office:value="75" calcext:value-type="float">
            <text:p>75</text:p>
          </table:table-cell>
          <table:table-cell office:value-type="float" office:value="8266.312" calcext:value-type="float">
            <text:p>8266.312</text:p>
          </table:table-cell>
          <table:table-cell office:value-type="float" office:value="60" calcext:value-type="float">
            <text:p>60</text:p>
          </table:table-cell>
          <table:table-cell office:value-type="float" office:value="20351.486" calcext:value-type="float">
            <text:p>20351.486</text:p>
          </table:table-cell>
          <table:table-cell office:value-type="float" office:value="28" calcext:value-type="float">
            <text:p>28</text:p>
          </table:table-cell>
          <table:table-cell office:value-type="float" office:value="4919.5616" calcext:value-type="float">
            <text:p>4919.56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7643.3596" calcext:value-type="float">
            <text:p>37643.3596</text:p>
          </table:table-cell>
          <table:table-cell office:value-type="float" office:value="0" calcext:value-type="float">
            <text:p>0</text:p>
          </table:table-cell>
          <table:table-cell table:formula="of:=[.R24]" office:value-type="float" office:value="23" calcext:value-type="float">
            <text:p>23</text:p>
          </table:table-cell>
          <table:table-cell table:formula="of:=[.S24]/[.$Q$2]" office:value-type="float" office:value="0.437347613455282" calcext:value-type="float">
            <text:p>0.4373476135</text:p>
          </table:table-cell>
          <table:table-cell table:formula="of:=[.T24]"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191.1677" calcext:value-type="float">
            <text:p>10191.1677</text:p>
          </table:table-cell>
          <table:table-cell office:value-type="float" office:value="0" calcext:value-type="float">
            <text:p>0</text:p>
          </table:table-cell>
          <table:table-cell table:formula="of:=[.Z24]" office:value-type="float" office:value="23" calcext:value-type="float">
            <text:p>23</text:p>
          </table:table-cell>
          <table:table-cell table:formula="of:=[.AA24]/[.$Y$2]" office:value-type="float" office:value="0.144910456949569" calcext:value-type="float">
            <text:p>0.1449104569</text:p>
          </table:table-cell>
          <table:table-cell table:formula="of:=[.AB24]"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4.6" calcext:value-type="float">
            <text:p>24.6</text:p>
          </table:table-cell>
          <table:table-cell office:value-type="float" office:value="0" calcext:value-type="float">
            <text:p>0</text:p>
          </table:table-cell>
          <table:table-cell table:formula="of:=[.AH24]" office:value-type="float" office:value="23" calcext:value-type="float">
            <text:p>23</text:p>
          </table:table-cell>
          <table:table-cell table:formula="of:=[.AI24]/[.$AG$2]" office:value-type="float" office:value="0.635658914728682" calcext:value-type="float">
            <text:p>0.6356589147</text:p>
          </table:table-cell>
          <table:table-cell table:formula="of:=[.AJ24]"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7.33" calcext:value-type="float">
            <text:p>67.33</text:p>
          </table:table-cell>
          <table:table-cell office:value-type="float" office:value="0" calcext:value-type="float">
            <text:p>0</text:p>
          </table:table-cell>
          <table:table-cell table:formula="of:=[.AP24]" office:value-type="float" office:value="23" calcext:value-type="float">
            <text:p>23</text:p>
          </table:table-cell>
          <table:table-cell table:formula="of:=[.AQ24]/[.$AO$2]" office:value-type="float" office:value="0.491101385849745" calcext:value-type="float">
            <text:p>0.4911013858</text:p>
          </table:table-cell>
          <table:table-cell table:formula="of:=[.AR24]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table:formula="of:=[.AV24]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266.312" calcext:value-type="float">
            <text:p>8266.312</text:p>
          </table:table-cell>
          <table:table-cell table:formula="of:=[.AZ24]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table:formula="of:=[.BD24]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0351.486" calcext:value-type="float">
            <text:p>20351.486</text:p>
          </table:table-cell>
          <table:table-cell table:formula="of:=[.BH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7643.3596" calcext:value-type="float">
            <text:p>37643.3596</text:p>
          </table:table-cell>
          <table:table-cell office:value-type="float" office:value="11009.0208" calcext:value-type="float">
            <text:p>11009.0208</text:p>
          </table:table-cell>
          <table:table-cell office:value-type="float" office:value="68.47" calcext:value-type="float">
            <text:p>68.47</text:p>
          </table:table-cell>
          <table:table-cell office:value-type="float" office:value="24.85" calcext:value-type="float">
            <text:p>24.85</text:p>
          </table:table-cell>
          <table:table-cell office:value-type="float" office:value="77" calcext:value-type="float">
            <text:p>77</text:p>
          </table:table-cell>
          <table:table-cell office:value-type="float" office:value="4919.5616" calcext:value-type="float">
            <text:p>4919.5616</text:p>
          </table:table-cell>
          <table:table-cell office:value-type="float" office:value="61" calcext:value-type="float">
            <text:p>61</text:p>
          </table:table-cell>
          <table:table-cell office:value-type="float" office:value="20351.486" calcext:value-type="float">
            <text:p>20351.486</text:p>
          </table:table-cell>
          <table:table-cell office:value-type="float" office:value="28" calcext:value-type="float">
            <text:p>28</text:p>
          </table:table-cell>
          <table:table-cell office:value-type="float" office:value="2866.2537" calcext:value-type="float">
            <text:p>2866.253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7643.3596" calcext:value-type="float">
            <text:p>37643.3596</text:p>
          </table:table-cell>
          <table:table-cell office:value-type="float" office:value="0" calcext:value-type="float">
            <text:p>0</text:p>
          </table:table-cell>
          <table:table-cell table:formula="of:=[.R25]" office:value-type="float" office:value="24" calcext:value-type="float">
            <text:p>24</text:p>
          </table:table-cell>
          <table:table-cell table:formula="of:=[.S25]/[.$Q$2]" office:value-type="float" office:value="0.437347613455282" calcext:value-type="float">
            <text:p>0.4373476135</text:p>
          </table:table-cell>
          <table:table-cell table:formula="of:=[.T25]"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1009.0208" calcext:value-type="float">
            <text:p>11009.0208</text:p>
          </table:table-cell>
          <table:table-cell office:value-type="float" office:value="0" calcext:value-type="float">
            <text:p>0</text:p>
          </table:table-cell>
          <table:table-cell table:formula="of:=[.Z25]" office:value-type="float" office:value="24" calcext:value-type="float">
            <text:p>24</text:p>
          </table:table-cell>
          <table:table-cell table:formula="of:=[.AA25]/[.$Y$2]" office:value-type="float" office:value="0.156539690215804" calcext:value-type="float">
            <text:p>0.1565396902</text:p>
          </table:table-cell>
          <table:table-cell table:formula="of:=[.AB25]"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4.85" calcext:value-type="float">
            <text:p>24.85</text:p>
          </table:table-cell>
          <table:table-cell office:value-type="float" office:value="0" calcext:value-type="float">
            <text:p>0</text:p>
          </table:table-cell>
          <table:table-cell table:formula="of:=[.AH25]" office:value-type="float" office:value="24" calcext:value-type="float">
            <text:p>24</text:p>
          </table:table-cell>
          <table:table-cell table:formula="of:=[.AI25]/[.$AG$2]" office:value-type="float" office:value="0.642118863049096" calcext:value-type="float">
            <text:p>0.642118863</text:p>
          </table:table-cell>
          <table:table-cell table:formula="of:=[.AJ25]"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8.47" calcext:value-type="float">
            <text:p>68.47</text:p>
          </table:table-cell>
          <table:table-cell office:value-type="float" office:value="0" calcext:value-type="float">
            <text:p>0</text:p>
          </table:table-cell>
          <table:table-cell table:formula="of:=[.AP25]" office:value-type="float" office:value="24" calcext:value-type="float">
            <text:p>24</text:p>
          </table:table-cell>
          <table:table-cell table:formula="of:=[.AQ25]/[.$AO$2]" office:value-type="float" office:value="0.499416484318016" calcext:value-type="float">
            <text:p>0.4994164843</text:p>
          </table:table-cell>
          <table:table-cell table:formula="of:=[.AR25]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table:formula="of:=[.AV25]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919.5616" calcext:value-type="float">
            <text:p>4919.5616</text:p>
          </table:table-cell>
          <table:table-cell table:formula="of:=[.AZ25]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table:formula="of:=[.BD25]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0351.486" calcext:value-type="float">
            <text:p>20351.486</text:p>
          </table:table-cell>
          <table:table-cell table:formula="of:=[.BH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6240.1931" calcext:value-type="float">
            <text:p>56240.1931</text:p>
          </table:table-cell>
          <table:table-cell office:value-type="float" office:value="12363.3008" calcext:value-type="float">
            <text:p>12363.3008</text:p>
          </table:table-cell>
          <table:table-cell office:value-type="float" office:value="68.6" calcext:value-type="float">
            <text:p>68.6</text:p>
          </table:table-cell>
          <table:table-cell office:value-type="float" office:value="24.98" calcext:value-type="float">
            <text:p>24.98</text:p>
          </table:table-cell>
          <table:table-cell office:value-type="float" office:value="77" calcext:value-type="float">
            <text:p>77</text:p>
          </table:table-cell>
          <table:table-cell office:value-type="float" office:value="4919.5616" calcext:value-type="float">
            <text:p>4919.5616</text:p>
          </table:table-cell>
          <table:table-cell office:value-type="float" office:value="62" calcext:value-type="float">
            <text:p>62</text:p>
          </table:table-cell>
          <table:table-cell office:value-type="float" office:value="20351.486" calcext:value-type="float">
            <text:p>20351.486</text:p>
          </table:table-cell>
          <table:table-cell office:value-type="float" office:value="28" calcext:value-type="float">
            <text:p>28</text:p>
          </table:table-cell>
          <table:table-cell office:value-type="float" office:value="2237.6633" calcext:value-type="float">
            <text:p>2237.6633</text:p>
          </table:table-cell>
          <table:table-cell office:value-type="float" office:value="22" calcext:value-type="float">
            <text:p>22</text:p>
          </table:table-cell>
          <table:table-cell office:value-type="float" office:value="20363.1662" calcext:value-type="float">
            <text:p>20363.166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6240.1931" calcext:value-type="float">
            <text:p>56240.1931</text:p>
          </table:table-cell>
          <table:table-cell office:value-type="float" office:value="0" calcext:value-type="float">
            <text:p>0</text:p>
          </table:table-cell>
          <table:table-cell table:formula="of:=[.R26]" office:value-type="float" office:value="25" calcext:value-type="float">
            <text:p>25</text:p>
          </table:table-cell>
          <table:table-cell table:formula="of:=[.S26]/[.$Q$2]" office:value-type="float" office:value="0.65340911368998" calcext:value-type="float">
            <text:p>0.6534091137</text:p>
          </table:table-cell>
          <table:table-cell table:formula="of:=[.T26]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2363.3008" calcext:value-type="float">
            <text:p>12363.3008</text:p>
          </table:table-cell>
          <table:table-cell office:value-type="float" office:value="0" calcext:value-type="float">
            <text:p>0</text:p>
          </table:table-cell>
          <table:table-cell table:formula="of:=[.Z26]" office:value-type="float" office:value="25" calcext:value-type="float">
            <text:p>25</text:p>
          </table:table-cell>
          <table:table-cell table:formula="of:=[.AA26]/[.$Y$2]" office:value-type="float" office:value="0.175796495658979" calcext:value-type="float">
            <text:p>0.1757964957</text:p>
          </table:table-cell>
          <table:table-cell table:formula="of:=[.AB26]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4.98" calcext:value-type="float">
            <text:p>24.98</text:p>
          </table:table-cell>
          <table:table-cell office:value-type="float" office:value="0" calcext:value-type="float">
            <text:p>0</text:p>
          </table:table-cell>
          <table:table-cell table:formula="of:=[.AH26]" office:value-type="float" office:value="25" calcext:value-type="float">
            <text:p>25</text:p>
          </table:table-cell>
          <table:table-cell table:formula="of:=[.AI26]/[.$AG$2]" office:value-type="float" office:value="0.645478036175711" calcext:value-type="float">
            <text:p>0.6454780362</text:p>
          </table:table-cell>
          <table:table-cell table:formula="of:=[.AJ26]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8.6" calcext:value-type="float">
            <text:p>68.6</text:p>
          </table:table-cell>
          <table:table-cell office:value-type="float" office:value="0" calcext:value-type="float">
            <text:p>0</text:p>
          </table:table-cell>
          <table:table-cell table:formula="of:=[.AP26]" office:value-type="float" office:value="25" calcext:value-type="float">
            <text:p>25</text:p>
          </table:table-cell>
          <table:table-cell table:formula="of:=[.AQ26]/[.$AO$2]" office:value-type="float" office:value="0.50036469730124" calcext:value-type="float">
            <text:p>0.5003646973</text:p>
          </table:table-cell>
          <table:table-cell table:formula="of:=[.AR26]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table:formula="of:=[.AV26]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919.5616" calcext:value-type="float">
            <text:p>4919.5616</text:p>
          </table:table-cell>
          <table:table-cell table:formula="of:=[.AZ26]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table:formula="of:=[.BD26]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351.486" calcext:value-type="float">
            <text:p>20351.486</text:p>
          </table:table-cell>
          <table:table-cell table:formula="of:=[.BH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56240.1931" calcext:value-type="float">
            <text:p>56240.1931</text:p>
          </table:table-cell>
          <table:table-cell office:value-type="float" office:value="13357.814" calcext:value-type="float">
            <text:p>13357.814</text:p>
          </table:table-cell>
          <table:table-cell office:value-type="float" office:value="68.75" calcext:value-type="float">
            <text:p>68.75</text:p>
          </table:table-cell>
          <table:table-cell office:value-type="float" office:value="25.1" calcext:value-type="float">
            <text:p>25.1</text:p>
          </table:table-cell>
          <table:table-cell office:value-type="float" office:value="77" calcext:value-type="float">
            <text:p>77</text:p>
          </table:table-cell>
          <table:table-cell office:value-type="float" office:value="4919.5616" calcext:value-type="float">
            <text:p>4919.5616</text:p>
          </table:table-cell>
          <table:table-cell office:value-type="float" office:value="62" calcext:value-type="float">
            <text:p>62</text:p>
          </table:table-cell>
          <table:table-cell office:value-type="float" office:value="20363.1662" calcext:value-type="float">
            <text:p>20363.1662</text:p>
          </table:table-cell>
          <table:table-cell office:value-type="float" office:value="28" calcext:value-type="float">
            <text:p>28</text:p>
          </table:table-cell>
          <table:table-cell office:value-type="float" office:value="4919.5616" calcext:value-type="float">
            <text:p>4919.5616</text:p>
          </table:table-cell>
          <table:table-cell office:value-type="float" office:value="22" calcext:value-type="float">
            <text:p>22</text:p>
          </table:table-cell>
          <table:table-cell office:value-type="float" office:value="37643.3596" calcext:value-type="float">
            <text:p>37643.359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6240.1931" calcext:value-type="float">
            <text:p>56240.1931</text:p>
          </table:table-cell>
          <table:table-cell office:value-type="float" office:value="0" calcext:value-type="float">
            <text:p>0</text:p>
          </table:table-cell>
          <table:table-cell table:formula="of:=[.R27]" office:value-type="float" office:value="26" calcext:value-type="float">
            <text:p>26</text:p>
          </table:table-cell>
          <table:table-cell table:formula="of:=[.S27]/[.$Q$2]" office:value-type="float" office:value="0.65340911368998" calcext:value-type="float">
            <text:p>0.6534091137</text:p>
          </table:table-cell>
          <table:table-cell table:formula="of:=[.T27]" office:value-type="float" office:value="0" calcext:value-type="float">
            <text:p>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3357.814" calcext:value-type="float">
            <text:p>13357.814</text:p>
          </table:table-cell>
          <table:table-cell office:value-type="float" office:value="0" calcext:value-type="float">
            <text:p>0</text:p>
          </table:table-cell>
          <table:table-cell table:formula="of:=[.Z27]" office:value-type="float" office:value="26" calcext:value-type="float">
            <text:p>26</text:p>
          </table:table-cell>
          <table:table-cell table:formula="of:=[.AA27]/[.$Y$2]" office:value-type="float" office:value="0.189937697776022" calcext:value-type="float">
            <text:p>0.1899376978</text:p>
          </table:table-cell>
          <table:table-cell table:formula="of:=[.AB27]" office:value-type="float" office:value="0" calcext:value-type="float">
            <text:p>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.1" calcext:value-type="float">
            <text:p>25.1</text:p>
          </table:table-cell>
          <table:table-cell office:value-type="float" office:value="0" calcext:value-type="float">
            <text:p>0</text:p>
          </table:table-cell>
          <table:table-cell table:formula="of:=[.AH27]" office:value-type="float" office:value="26" calcext:value-type="float">
            <text:p>26</text:p>
          </table:table-cell>
          <table:table-cell table:formula="of:=[.AI27]/[.$AG$2]" office:value-type="float" office:value="0.648578811369509" calcext:value-type="float">
            <text:p>0.6485788114</text:p>
          </table:table-cell>
          <table:table-cell table:formula="of:=[.AJ27]" office:value-type="float" office:value="0" calcext:value-type="float">
            <text:p>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68.75" calcext:value-type="float">
            <text:p>68.75</text:p>
          </table:table-cell>
          <table:table-cell office:value-type="float" office:value="0" calcext:value-type="float">
            <text:p>0</text:p>
          </table:table-cell>
          <table:table-cell table:formula="of:=[.AP27]" office:value-type="float" office:value="26" calcext:value-type="float">
            <text:p>26</text:p>
          </table:table-cell>
          <table:table-cell table:formula="of:=[.AQ27]/[.$AO$2]" office:value-type="float" office:value="0.50145878920496" calcext:value-type="float">
            <text:p>0.5014587892</text:p>
          </table:table-cell>
          <table:table-cell table:formula="of:=[.AR27]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table:formula="of:=[.AV27]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919.5616" calcext:value-type="float">
            <text:p>4919.5616</text:p>
          </table:table-cell>
          <table:table-cell table:formula="of:=[.AZ27]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table:formula="of:=[.BD27]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0363.1662" calcext:value-type="float">
            <text:p>20363.1662</text:p>
          </table:table-cell>
          <table:table-cell table:formula="of:=[.BH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6240.1931" calcext:value-type="float">
            <text:p>56240.1931</text:p>
          </table:table-cell>
          <table:table-cell office:value-type="float" office:value="12263.3088" calcext:value-type="float">
            <text:p>12263.3088</text:p>
          </table:table-cell>
          <table:table-cell office:value-type="float" office:value="68.53" calcext:value-type="float">
            <text:p>68.53</text:p>
          </table:table-cell>
          <table:table-cell office:value-type="float" office:value="24.95" calcext:value-type="float">
            <text:p>24.95</text:p>
          </table:table-cell>
          <table:table-cell office:value-type="float" office:value="77" calcext:value-type="float">
            <text:p>77</text:p>
          </table:table-cell>
          <table:table-cell office:value-type="float" office:value="5407.109" calcext:value-type="float">
            <text:p>5407.109</text:p>
          </table:table-cell>
          <table:table-cell office:value-type="float" office:value="62" calcext:value-type="float">
            <text:p>62</text:p>
          </table:table-cell>
          <table:table-cell office:value-type="float" office:value="20363.1662" calcext:value-type="float">
            <text:p>20363.1662</text:p>
          </table:table-cell>
          <table:table-cell office:value-type="float" office:value="28" calcext:value-type="float">
            <text:p>28</text:p>
          </table:table-cell>
          <table:table-cell office:value-type="float" office:value="1796.709" calcext:value-type="float">
            <text:p>1796.709</text:p>
          </table:table-cell>
          <table:table-cell office:value-type="float" office:value="22" calcext:value-type="float">
            <text:p>22</text:p>
          </table:table-cell>
          <table:table-cell office:value-type="float" office:value="37643.3596" calcext:value-type="float">
            <text:p>37643.359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6240.1931" calcext:value-type="float">
            <text:p>56240.1931</text:p>
          </table:table-cell>
          <table:table-cell office:value-type="float" office:value="0" calcext:value-type="float">
            <text:p>0</text:p>
          </table:table-cell>
          <table:table-cell table:formula="of:=[.R28]" office:value-type="float" office:value="27" calcext:value-type="float">
            <text:p>27</text:p>
          </table:table-cell>
          <table:table-cell table:formula="of:=[.S28]/[.$Q$2]" office:value-type="float" office:value="0.65340911368998" calcext:value-type="float">
            <text:p>0.6534091137</text:p>
          </table:table-cell>
          <table:table-cell table:formula="of:=[.T28]" office:value-type="float" office:value="0" calcext:value-type="float">
            <text:p>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263.3088" calcext:value-type="float">
            <text:p>12263.3088</text:p>
          </table:table-cell>
          <table:table-cell office:value-type="float" office:value="0" calcext:value-type="float">
            <text:p>0</text:p>
          </table:table-cell>
          <table:table-cell table:formula="of:=[.Z28]" office:value-type="float" office:value="27" calcext:value-type="float">
            <text:p>27</text:p>
          </table:table-cell>
          <table:table-cell table:formula="of:=[.AA28]/[.$Y$2]" office:value-type="float" office:value="0.174374687399332" calcext:value-type="float">
            <text:p>0.1743746874</text:p>
          </table:table-cell>
          <table:table-cell table:formula="of:=[.AB28]" office:value-type="float" office:value="0" calcext:value-type="float">
            <text:p>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4.95" calcext:value-type="float">
            <text:p>24.95</text:p>
          </table:table-cell>
          <table:table-cell office:value-type="float" office:value="0" calcext:value-type="float">
            <text:p>0</text:p>
          </table:table-cell>
          <table:table-cell table:formula="of:=[.AH28]" office:value-type="float" office:value="27" calcext:value-type="float">
            <text:p>27</text:p>
          </table:table-cell>
          <table:table-cell table:formula="of:=[.AI28]/[.$AG$2]" office:value-type="float" office:value="0.644702842377261" calcext:value-type="float">
            <text:p>0.6447028424</text:p>
          </table:table-cell>
          <table:table-cell table:formula="of:=[.AJ28]" office:value-type="float" office:value="0" calcext:value-type="float">
            <text:p>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68.53" calcext:value-type="float">
            <text:p>68.53</text:p>
          </table:table-cell>
          <table:table-cell office:value-type="float" office:value="0" calcext:value-type="float">
            <text:p>0</text:p>
          </table:table-cell>
          <table:table-cell table:formula="of:=[.AP28]" office:value-type="float" office:value="27" calcext:value-type="float">
            <text:p>27</text:p>
          </table:table-cell>
          <table:table-cell table:formula="of:=[.AQ28]/[.$AO$2]" office:value-type="float" office:value="0.499854121079504" calcext:value-type="float">
            <text:p>0.4998541211</text:p>
          </table:table-cell>
          <table:table-cell table:formula="of:=[.AR28]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table:formula="of:=[.AV28]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407.109" calcext:value-type="float">
            <text:p>5407.109</text:p>
          </table:table-cell>
          <table:table-cell table:formula="of:=[.AZ28]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table:formula="of:=[.BD28]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0363.1662" calcext:value-type="float">
            <text:p>20363.1662</text:p>
          </table:table-cell>
          <table:table-cell table:formula="of:=[.BH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6240.1931" calcext:value-type="float">
            <text:p>56240.1931</text:p>
          </table:table-cell>
          <table:table-cell office:value-type="float" office:value="12564.9867" calcext:value-type="float">
            <text:p>12564.9867</text:p>
          </table:table-cell>
          <table:table-cell office:value-type="float" office:value="68.9" calcext:value-type="float">
            <text:p>68.9</text:p>
          </table:table-cell>
          <table:table-cell office:value-type="float" office:value="24.93" calcext:value-type="float">
            <text:p>24.93</text:p>
          </table:table-cell>
          <table:table-cell office:value-type="float" office:value="80" calcext:value-type="float">
            <text:p>80</text:p>
          </table:table-cell>
          <table:table-cell office:value-type="float" office:value="6129.2777" calcext:value-type="float">
            <text:p>6129.2777</text:p>
          </table:table-cell>
          <table:table-cell office:value-type="float" office:value="63" calcext:value-type="float">
            <text:p>63</text:p>
          </table:table-cell>
          <table:table-cell office:value-type="float" office:value="20363.1662" calcext:value-type="float">
            <text:p>20363.1662</text:p>
          </table:table-cell>
          <table:table-cell office:value-type="float" office:value="28" calcext:value-type="float">
            <text:p>28</text:p>
          </table:table-cell>
          <table:table-cell office:value-type="float" office:value="2827.4853" calcext:value-type="float">
            <text:p>2827.4853</text:p>
          </table:table-cell>
          <table:table-cell office:value-type="float" office:value="22" calcext:value-type="float">
            <text:p>22</text:p>
          </table:table-cell>
          <table:table-cell office:value-type="float" office:value="37643.3596" calcext:value-type="float">
            <text:p>37643.359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6240.1931" calcext:value-type="float">
            <text:p>56240.1931</text:p>
          </table:table-cell>
          <table:table-cell office:value-type="float" office:value="0" calcext:value-type="float">
            <text:p>0</text:p>
          </table:table-cell>
          <table:table-cell table:formula="of:=[.R29]" office:value-type="float" office:value="28" calcext:value-type="float">
            <text:p>28</text:p>
          </table:table-cell>
          <table:table-cell table:formula="of:=[.S29]/[.$Q$2]" office:value-type="float" office:value="0.65340911368998" calcext:value-type="float">
            <text:p>0.6534091137</text:p>
          </table:table-cell>
          <table:table-cell table:formula="of:=[.T29]"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2564.9867" calcext:value-type="float">
            <text:p>12564.9867</text:p>
          </table:table-cell>
          <table:table-cell office:value-type="float" office:value="0" calcext:value-type="float">
            <text:p>0</text:p>
          </table:table-cell>
          <table:table-cell table:formula="of:=[.Z29]" office:value-type="float" office:value="28" calcext:value-type="float">
            <text:p>28</text:p>
          </table:table-cell>
          <table:table-cell table:formula="of:=[.AA29]/[.$Y$2]" office:value-type="float" office:value="0.178664311869018" calcext:value-type="float">
            <text:p>0.1786643119</text:p>
          </table:table-cell>
          <table:table-cell table:formula="of:=[.AB29]"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4.93" calcext:value-type="float">
            <text:p>24.93</text:p>
          </table:table-cell>
          <table:table-cell office:value-type="float" office:value="0" calcext:value-type="float">
            <text:p>0</text:p>
          </table:table-cell>
          <table:table-cell table:formula="of:=[.AH29]" office:value-type="float" office:value="28" calcext:value-type="float">
            <text:p>28</text:p>
          </table:table-cell>
          <table:table-cell table:formula="of:=[.AI29]/[.$AG$2]" office:value-type="float" office:value="0.644186046511628" calcext:value-type="float">
            <text:p>0.6441860465</text:p>
          </table:table-cell>
          <table:table-cell table:formula="of:=[.AJ29]"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8.9" calcext:value-type="float">
            <text:p>68.9</text:p>
          </table:table-cell>
          <table:table-cell office:value-type="float" office:value="0" calcext:value-type="float">
            <text:p>0</text:p>
          </table:table-cell>
          <table:table-cell table:formula="of:=[.AP29]" office:value-type="float" office:value="28" calcext:value-type="float">
            <text:p>28</text:p>
          </table:table-cell>
          <table:table-cell table:formula="of:=[.AQ29]/[.$AO$2]" office:value-type="float" office:value="0.50255288110868" calcext:value-type="float">
            <text:p>0.5025528811</text:p>
          </table:table-cell>
          <table:table-cell table:formula="of:=[.AR29]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table:formula="of:=[.AV29]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129.2777" calcext:value-type="float">
            <text:p>6129.2777</text:p>
          </table:table-cell>
          <table:table-cell table:formula="of:=[.AZ29]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table:formula="of:=[.BD29]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363.1662" calcext:value-type="float">
            <text:p>20363.1662</text:p>
          </table:table-cell>
          <table:table-cell table:formula="of:=[.BH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6240.1931" calcext:value-type="float">
            <text:p>56240.1931</text:p>
          </table:table-cell>
          <table:table-cell office:value-type="float" office:value="12340.7334" calcext:value-type="float">
            <text:p>12340.7334</text:p>
          </table:table-cell>
          <table:table-cell office:value-type="float" office:value="68.4" calcext:value-type="float">
            <text:p>68.4</text:p>
          </table:table-cell>
          <table:table-cell office:value-type="float" office:value="24.95" calcext:value-type="float">
            <text:p>24.95</text:p>
          </table:table-cell>
          <table:table-cell office:value-type="float" office:value="80" calcext:value-type="float">
            <text:p>80</text:p>
          </table:table-cell>
          <table:table-cell office:value-type="float" office:value="6129.2777" calcext:value-type="float">
            <text:p>6129.2777</text:p>
          </table:table-cell>
          <table:table-cell office:value-type="float" office:value="63" calcext:value-type="float">
            <text:p>63</text:p>
          </table:table-cell>
          <table:table-cell office:value-type="float" office:value="20363.1662" calcext:value-type="float">
            <text:p>20363.1662</text:p>
          </table:table-cell>
          <table:table-cell office:value-type="float" office:value="29" calcext:value-type="float">
            <text:p>29</text:p>
          </table:table-cell>
          <table:table-cell office:value-type="float" office:value="5773.6842" calcext:value-type="float">
            <text:p>5773.6842</text:p>
          </table:table-cell>
          <table:table-cell office:value-type="float" office:value="22" calcext:value-type="float">
            <text:p>22</text:p>
          </table:table-cell>
          <table:table-cell office:value-type="float" office:value="3977.7744" calcext:value-type="float">
            <text:p>3977.774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6240.1931" calcext:value-type="float">
            <text:p>56240.1931</text:p>
          </table:table-cell>
          <table:table-cell office:value-type="float" office:value="0" calcext:value-type="float">
            <text:p>0</text:p>
          </table:table-cell>
          <table:table-cell table:formula="of:=[.R30]" office:value-type="float" office:value="29" calcext:value-type="float">
            <text:p>29</text:p>
          </table:table-cell>
          <table:table-cell table:formula="of:=[.S30]/[.$Q$2]" office:value-type="float" office:value="0.65340911368998" calcext:value-type="float">
            <text:p>0.6534091137</text:p>
          </table:table-cell>
          <table:table-cell table:formula="of:=[.T30]" office:value-type="float" office:value="0" calcext:value-type="float">
            <text:p>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2340.7334" calcext:value-type="float">
            <text:p>12340.7334</text:p>
          </table:table-cell>
          <table:table-cell office:value-type="float" office:value="0" calcext:value-type="float">
            <text:p>0</text:p>
          </table:table-cell>
          <table:table-cell table:formula="of:=[.Z30]" office:value-type="float" office:value="29" calcext:value-type="float">
            <text:p>29</text:p>
          </table:table-cell>
          <table:table-cell table:formula="of:=[.AA30]/[.$Y$2]" office:value-type="float" office:value="0.175475604830525" calcext:value-type="float">
            <text:p>0.1754756048</text:p>
          </table:table-cell>
          <table:table-cell table:formula="of:=[.AB30]" office:value-type="float" office:value="0" calcext:value-type="float">
            <text:p>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4.95" calcext:value-type="float">
            <text:p>24.95</text:p>
          </table:table-cell>
          <table:table-cell office:value-type="float" office:value="0" calcext:value-type="float">
            <text:p>0</text:p>
          </table:table-cell>
          <table:table-cell table:formula="of:=[.AH30]" office:value-type="float" office:value="29" calcext:value-type="float">
            <text:p>29</text:p>
          </table:table-cell>
          <table:table-cell table:formula="of:=[.AI30]/[.$AG$2]" office:value-type="float" office:value="0.644702842377261" calcext:value-type="float">
            <text:p>0.6447028424</text:p>
          </table:table-cell>
          <table:table-cell table:formula="of:=[.AJ30]" office:value-type="float" office:value="0" calcext:value-type="float">
            <text:p>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68.4" calcext:value-type="float">
            <text:p>68.4</text:p>
          </table:table-cell>
          <table:table-cell office:value-type="float" office:value="0" calcext:value-type="float">
            <text:p>0</text:p>
          </table:table-cell>
          <table:table-cell table:formula="of:=[.AP30]" office:value-type="float" office:value="29" calcext:value-type="float">
            <text:p>29</text:p>
          </table:table-cell>
          <table:table-cell table:formula="of:=[.AQ30]/[.$AO$2]" office:value-type="float" office:value="0.49890590809628" calcext:value-type="float">
            <text:p>0.4989059081</text:p>
          </table:table-cell>
          <table:table-cell table:formula="of:=[.AR30]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table:formula="of:=[.AV30]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129.2777" calcext:value-type="float">
            <text:p>6129.2777</text:p>
          </table:table-cell>
          <table:table-cell table:formula="of:=[.AZ30]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table:formula="of:=[.BD30]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0363.1662" calcext:value-type="float">
            <text:p>20363.1662</text:p>
          </table:table-cell>
          <table:table-cell table:formula="of:=[.BH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59443.5002" calcext:value-type="float">
            <text:p>59443.5002</text:p>
          </table:table-cell>
          <table:table-cell office:value-type="float" office:value="13180.779" calcext:value-type="float">
            <text:p>13180.779</text:p>
          </table:table-cell>
          <table:table-cell office:value-type="float" office:value="69.05" calcext:value-type="float">
            <text:p>69.05</text:p>
          </table:table-cell>
          <table:table-cell office:value-type="float" office:value="25.12" calcext:value-type="float">
            <text:p>25.12</text:p>
          </table:table-cell>
          <table:table-cell office:value-type="float" office:value="83" calcext:value-type="float">
            <text:p>83</text:p>
          </table:table-cell>
          <table:table-cell office:value-type="float" office:value="5773.6842" calcext:value-type="float">
            <text:p>5773.6842</text:p>
          </table:table-cell>
          <table:table-cell office:value-type="float" office:value="62" calcext:value-type="float">
            <text:p>62</text:p>
          </table:table-cell>
          <table:table-cell office:value-type="float" office:value="20363.1662" calcext:value-type="float">
            <text:p>20363.1662</text:p>
          </table:table-cell>
          <table:table-cell office:value-type="float" office:value="30" calcext:value-type="float">
            <text:p>30</text:p>
          </table:table-cell>
          <table:table-cell office:value-type="float" office:value="6356.7991" calcext:value-type="float">
            <text:p>6356.7991</text:p>
          </table:table-cell>
          <table:table-cell office:value-type="float" office:value="22" calcext:value-type="float">
            <text:p>22</text:p>
          </table:table-cell>
          <table:table-cell office:value-type="float" office:value="23300.0917" calcext:value-type="float">
            <text:p>23300.091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9443.5002" calcext:value-type="float">
            <text:p>59443.5002</text:p>
          </table:table-cell>
          <table:table-cell office:value-type="float" office:value="0" calcext:value-type="float">
            <text:p>0</text:p>
          </table:table-cell>
          <table:table-cell table:formula="of:=[.R31]" office:value-type="float" office:value="30" calcext:value-type="float">
            <text:p>30</text:p>
          </table:table-cell>
          <table:table-cell table:formula="of:=[.S31]/[.$Q$2]" office:value-type="float" office:value="0.690625736495065" calcext:value-type="float">
            <text:p>0.6906257365</text:p>
          </table:table-cell>
          <table:table-cell table:formula="of:=[.T31]"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3180.779" calcext:value-type="float">
            <text:p>13180.779</text:p>
          </table:table-cell>
          <table:table-cell office:value-type="float" office:value="0" calcext:value-type="float">
            <text:p>0</text:p>
          </table:table-cell>
          <table:table-cell table:formula="of:=[.Z31]" office:value-type="float" office:value="30" calcext:value-type="float">
            <text:p>30</text:p>
          </table:table-cell>
          <table:table-cell table:formula="of:=[.AA31]/[.$Y$2]" office:value-type="float" office:value="0.187420398139586" calcext:value-type="float">
            <text:p>0.1874203981</text:p>
          </table:table-cell>
          <table:table-cell table:formula="of:=[.AB31]"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5.12" calcext:value-type="float">
            <text:p>25.12</text:p>
          </table:table-cell>
          <table:table-cell office:value-type="float" office:value="0" calcext:value-type="float">
            <text:p>0</text:p>
          </table:table-cell>
          <table:table-cell table:formula="of:=[.AH31]" office:value-type="float" office:value="30" calcext:value-type="float">
            <text:p>30</text:p>
          </table:table-cell>
          <table:table-cell table:formula="of:=[.AI31]/[.$AG$2]" office:value-type="float" office:value="0.649095607235142" calcext:value-type="float">
            <text:p>0.6490956072</text:p>
          </table:table-cell>
          <table:table-cell table:formula="of:=[.AJ31]"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9.05" calcext:value-type="float">
            <text:p>69.05</text:p>
          </table:table-cell>
          <table:table-cell office:value-type="float" office:value="0" calcext:value-type="float">
            <text:p>0</text:p>
          </table:table-cell>
          <table:table-cell table:formula="of:=[.AP31]" office:value-type="float" office:value="30" calcext:value-type="float">
            <text:p>30</text:p>
          </table:table-cell>
          <table:table-cell table:formula="of:=[.AQ31]/[.$AO$2]" office:value-type="float" office:value="0.5036469730124" calcext:value-type="float">
            <text:p>0.503646973</text:p>
          </table:table-cell>
          <table:table-cell table:formula="of:=[.AR31]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table:formula="of:=[.AV31]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773.6842" calcext:value-type="float">
            <text:p>5773.6842</text:p>
          </table:table-cell>
          <table:table-cell table:formula="of:=[.AZ31]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table:formula="of:=[.BD31]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363.1662" calcext:value-type="float">
            <text:p>20363.1662</text:p>
          </table:table-cell>
          <table:table-cell table:formula="of:=[.BH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9443.5002" calcext:value-type="float">
            <text:p>59443.5002</text:p>
          </table:table-cell>
          <table:table-cell office:value-type="float" office:value="11789.4693" calcext:value-type="float">
            <text:p>11789.4693</text:p>
          </table:table-cell>
          <table:table-cell office:value-type="float" office:value="69.78" calcext:value-type="float">
            <text:p>69.78</text:p>
          </table:table-cell>
          <table:table-cell office:value-type="float" office:value="25.23" calcext:value-type="float">
            <text:p>25.23</text:p>
          </table:table-cell>
          <table:table-cell office:value-type="float" office:value="86" calcext:value-type="float">
            <text:p>86</text:p>
          </table:table-cell>
          <table:table-cell office:value-type="float" office:value="6356.7991" calcext:value-type="float">
            <text:p>6356.7991</text:p>
          </table:table-cell>
          <table:table-cell office:value-type="float" office:value="61" calcext:value-type="float">
            <text:p>61</text:p>
          </table:table-cell>
          <table:table-cell office:value-type="float" office:value="20363.1662" calcext:value-type="float">
            <text:p>20363.1662</text:p>
          </table:table-cell>
          <table:table-cell office:value-type="float" office:value="30" calcext:value-type="float">
            <text:p>30</text:p>
          </table:table-cell>
          <table:table-cell office:value-type="float" office:value="4327.3923" calcext:value-type="float">
            <text:p>4327.392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9443.5002" calcext:value-type="float">
            <text:p>59443.5002</text:p>
          </table:table-cell>
          <table:table-cell office:value-type="float" office:value="0" calcext:value-type="float">
            <text:p>0</text:p>
          </table:table-cell>
          <table:table-cell table:formula="of:=[.R32]" office:value-type="float" office:value="31" calcext:value-type="float">
            <text:p>31</text:p>
          </table:table-cell>
          <table:table-cell table:formula="of:=[.S32]/[.$Q$2]" office:value-type="float" office:value="0.690625736495065" calcext:value-type="float">
            <text:p>0.6906257365</text:p>
          </table:table-cell>
          <table:table-cell table:formula="of:=[.T32]" office:value-type="float" office:value="0" calcext:value-type="float">
            <text:p>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1789.4693" calcext:value-type="float">
            <text:p>11789.4693</text:p>
          </table:table-cell>
          <table:table-cell office:value-type="float" office:value="0" calcext:value-type="float">
            <text:p>0</text:p>
          </table:table-cell>
          <table:table-cell table:formula="of:=[.Z32]" office:value-type="float" office:value="31" calcext:value-type="float">
            <text:p>31</text:p>
          </table:table-cell>
          <table:table-cell table:formula="of:=[.AA32]/[.$Y$2]" office:value-type="float" office:value="0.167637059240613" calcext:value-type="float">
            <text:p>0.1676370592</text:p>
          </table:table-cell>
          <table:table-cell table:formula="of:=[.AB32]" office:value-type="float" office:value="0" calcext:value-type="float">
            <text:p>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5.23" calcext:value-type="float">
            <text:p>25.23</text:p>
          </table:table-cell>
          <table:table-cell office:value-type="float" office:value="0" calcext:value-type="float">
            <text:p>0</text:p>
          </table:table-cell>
          <table:table-cell table:formula="of:=[.AH32]" office:value-type="float" office:value="31" calcext:value-type="float">
            <text:p>31</text:p>
          </table:table-cell>
          <table:table-cell table:formula="of:=[.AI32]/[.$AG$2]" office:value-type="float" office:value="0.651937984496124" calcext:value-type="float">
            <text:p>0.6519379845</text:p>
          </table:table-cell>
          <table:table-cell table:formula="of:=[.AJ32]" office:value-type="float" office:value="0" calcext:value-type="float">
            <text:p>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69.78" calcext:value-type="float">
            <text:p>69.78</text:p>
          </table:table-cell>
          <table:table-cell office:value-type="float" office:value="0" calcext:value-type="float">
            <text:p>0</text:p>
          </table:table-cell>
          <table:table-cell table:formula="of:=[.AP32]" office:value-type="float" office:value="31" calcext:value-type="float">
            <text:p>31</text:p>
          </table:table-cell>
          <table:table-cell table:formula="of:=[.AQ32]/[.$AO$2]" office:value-type="float" office:value="0.508971553610503" calcext:value-type="float">
            <text:p>0.5089715536</text:p>
          </table:table-cell>
          <table:table-cell table:formula="of:=[.AR32]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table:formula="of:=[.AV32]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356.7991" calcext:value-type="float">
            <text:p>6356.7991</text:p>
          </table:table-cell>
          <table:table-cell table:formula="of:=[.AZ32]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table:formula="of:=[.BD32]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0363.1662" calcext:value-type="float">
            <text:p>20363.1662</text:p>
          </table:table-cell>
          <table:table-cell table:formula="of:=[.BH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9443.5002" calcext:value-type="float">
            <text:p>59443.5002</text:p>
          </table:table-cell>
          <table:table-cell office:value-type="float" office:value="8849.6841" calcext:value-type="float">
            <text:p>8849.6841</text:p>
          </table:table-cell>
          <table:table-cell office:value-type="float" office:value="65.7" calcext:value-type="float">
            <text:p>65.7</text:p>
          </table:table-cell>
          <table:table-cell office:value-type="float" office:value="24.57" calcext:value-type="float">
            <text:p>24.57</text:p>
          </table:table-cell>
          <table:table-cell office:value-type="float" office:value="76" calcext:value-type="float">
            <text:p>76</text:p>
          </table:table-cell>
          <table:table-cell office:value-type="float" office:value="19245.9637" calcext:value-type="float">
            <text:p>19245.9637</text:p>
          </table:table-cell>
          <table:table-cell office:value-type="float" office:value="62" calcext:value-type="float">
            <text:p>62</text:p>
          </table:table-cell>
          <table:table-cell office:value-type="float" office:value="456.6468" calcext:value-type="float">
            <text:p>456.6468</text:p>
          </table:table-cell>
          <table:table-cell office:value-type="float" office:value="28" calcext:value-type="float">
            <text:p>28</text:p>
          </table:table-cell>
          <table:table-cell office:value-type="float" office:value="341.9979" calcext:value-type="float">
            <text:p>341.9979</text:p>
          </table:table-cell>
          <table:table-cell office:value-type="float" office:value="22" calcext:value-type="float">
            <text:p>22</text:p>
          </table:table-cell>
          <table:table-cell office:value-type="float" office:value="469.2738" calcext:value-type="float">
            <text:p>469.273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59443.5002" calcext:value-type="float">
            <text:p>59443.5002</text:p>
          </table:table-cell>
          <table:table-cell office:value-type="float" office:value="0" calcext:value-type="float">
            <text:p>0</text:p>
          </table:table-cell>
          <table:table-cell table:formula="of:=[.R33]" office:value-type="float" office:value="32" calcext:value-type="float">
            <text:p>32</text:p>
          </table:table-cell>
          <table:table-cell table:formula="of:=[.S33]/[.$Q$2]" office:value-type="float" office:value="0.690625736495065" calcext:value-type="float">
            <text:p>0.6906257365</text:p>
          </table:table-cell>
          <table:table-cell table:formula="of:=[.T33]"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8849.6841" calcext:value-type="float">
            <text:p>8849.6841</text:p>
          </table:table-cell>
          <table:table-cell office:value-type="float" office:value="0" calcext:value-type="float">
            <text:p>0</text:p>
          </table:table-cell>
          <table:table-cell table:formula="of:=[.Z33]" office:value-type="float" office:value="32" calcext:value-type="float">
            <text:p>32</text:p>
          </table:table-cell>
          <table:table-cell table:formula="of:=[.AA33]/[.$Y$2]" office:value-type="float" office:value="0.125835606334919" calcext:value-type="float">
            <text:p>0.1258356063</text:p>
          </table:table-cell>
          <table:table-cell table:formula="of:=[.AB33]"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4.57" calcext:value-type="float">
            <text:p>24.57</text:p>
          </table:table-cell>
          <table:table-cell office:value-type="float" office:value="0" calcext:value-type="float">
            <text:p>0</text:p>
          </table:table-cell>
          <table:table-cell table:formula="of:=[.AH33]" office:value-type="float" office:value="32" calcext:value-type="float">
            <text:p>32</text:p>
          </table:table-cell>
          <table:table-cell table:formula="of:=[.AI33]/[.$AG$2]" office:value-type="float" office:value="0.634883720930232" calcext:value-type="float">
            <text:p>0.6348837209</text:p>
          </table:table-cell>
          <table:table-cell table:formula="of:=[.AJ33]"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5.7" calcext:value-type="float">
            <text:p>65.7</text:p>
          </table:table-cell>
          <table:table-cell office:value-type="float" office:value="0" calcext:value-type="float">
            <text:p>0</text:p>
          </table:table-cell>
          <table:table-cell table:formula="of:=[.AP33]" office:value-type="float" office:value="32" calcext:value-type="float">
            <text:p>32</text:p>
          </table:table-cell>
          <table:table-cell table:formula="of:=[.AQ33]/[.$AO$2]" office:value-type="float" office:value="0.479212253829322" calcext:value-type="float">
            <text:p>0.4792122538</text:p>
          </table:table-cell>
          <table:table-cell table:formula="of:=[.AR33]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table:formula="of:=[.AV33]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9245.9637" calcext:value-type="float">
            <text:p>19245.9637</text:p>
          </table:table-cell>
          <table:table-cell table:formula="of:=[.AZ33]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table:formula="of:=[.BD33]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56.6468" calcext:value-type="float">
            <text:p>456.6468</text:p>
          </table:table-cell>
          <table:table-cell table:formula="of:=[.BH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9443.5002" calcext:value-type="float">
            <text:p>59443.5002</text:p>
          </table:table-cell>
          <table:table-cell office:value-type="float" office:value="9982.162" calcext:value-type="float">
            <text:p>9982.162</text:p>
          </table:table-cell>
          <table:table-cell office:value-type="float" office:value="65.9" calcext:value-type="float">
            <text:p>65.9</text:p>
          </table:table-cell>
          <table:table-cell office:value-type="float" office:value="24.38" calcext:value-type="float">
            <text:p>24.38</text:p>
          </table:table-cell>
          <table:table-cell office:value-type="float" office:value="69" calcext:value-type="float">
            <text:p>69</text:p>
          </table:table-cell>
          <table:table-cell office:value-type="float" office:value="3860.0077" calcext:value-type="float">
            <text:p>3860.0077</text:p>
          </table:table-cell>
          <table:table-cell office:value-type="float" office:value="73" calcext:value-type="float">
            <text:p>73</text:p>
          </table:table-cell>
          <table:table-cell office:value-type="float" office:value="3860.0077" calcext:value-type="float">
            <text:p>3860.0077</text:p>
          </table:table-cell>
          <table:table-cell office:value-type="float" office:value="28" calcext:value-type="float">
            <text:p>28</text:p>
          </table:table-cell>
          <table:table-cell office:value-type="float" office:value="12044.8641" calcext:value-type="float">
            <text:p>12044.8641</text:p>
          </table:table-cell>
          <table:table-cell office:value-type="float" office:value="22" calcext:value-type="float">
            <text:p>22</text:p>
          </table:table-cell>
          <table:table-cell office:value-type="float" office:value="14941.0114" calcext:value-type="float">
            <text:p>14941.0114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59443.5002" calcext:value-type="float">
            <text:p>59443.5002</text:p>
          </table:table-cell>
          <table:table-cell office:value-type="float" office:value="0" calcext:value-type="float">
            <text:p>0</text:p>
          </table:table-cell>
          <table:table-cell table:formula="of:=[.R34]" office:value-type="float" office:value="33" calcext:value-type="float">
            <text:p>33</text:p>
          </table:table-cell>
          <table:table-cell table:formula="of:=[.S34]/[.$Q$2]" office:value-type="float" office:value="0.690625736495065" calcext:value-type="float">
            <text:p>0.6906257365</text:p>
          </table:table-cell>
          <table:table-cell table:formula="of:=[.T34]" office:value-type="float" office:value="0" calcext:value-type="float">
            <text:p>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9982.162" calcext:value-type="float">
            <text:p>9982.162</text:p>
          </table:table-cell>
          <table:table-cell office:value-type="float" office:value="0" calcext:value-type="float">
            <text:p>0</text:p>
          </table:table-cell>
          <table:table-cell table:formula="of:=[.Z34]" office:value-type="float" office:value="33" calcext:value-type="float">
            <text:p>33</text:p>
          </table:table-cell>
          <table:table-cell table:formula="of:=[.AA34]/[.$Y$2]" office:value-type="float" office:value="0.141938558891993" calcext:value-type="float">
            <text:p>0.1419385589</text:p>
          </table:table-cell>
          <table:table-cell table:formula="of:=[.AB34]" office:value-type="float" office:value="0" calcext:value-type="float">
            <text:p>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4.38" calcext:value-type="float">
            <text:p>24.38</text:p>
          </table:table-cell>
          <table:table-cell office:value-type="float" office:value="0" calcext:value-type="float">
            <text:p>0</text:p>
          </table:table-cell>
          <table:table-cell table:formula="of:=[.AH34]" office:value-type="float" office:value="33" calcext:value-type="float">
            <text:p>33</text:p>
          </table:table-cell>
          <table:table-cell table:formula="of:=[.AI34]/[.$AG$2]" office:value-type="float" office:value="0.629974160206718" calcext:value-type="float">
            <text:p>0.6299741602</text:p>
          </table:table-cell>
          <table:table-cell table:formula="of:=[.AJ34]" office:value-type="float" office:value="0" calcext:value-type="float">
            <text:p>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65.9" calcext:value-type="float">
            <text:p>65.9</text:p>
          </table:table-cell>
          <table:table-cell office:value-type="float" office:value="0" calcext:value-type="float">
            <text:p>0</text:p>
          </table:table-cell>
          <table:table-cell table:formula="of:=[.AP34]" office:value-type="float" office:value="33" calcext:value-type="float">
            <text:p>33</text:p>
          </table:table-cell>
          <table:table-cell table:formula="of:=[.AQ34]/[.$AO$2]" office:value-type="float" office:value="0.480671043034282" calcext:value-type="float">
            <text:p>0.480671043</text:p>
          </table:table-cell>
          <table:table-cell table:formula="of:=[.AR34]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table:formula="of:=[.AV34]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860.0077" calcext:value-type="float">
            <text:p>3860.0077</text:p>
          </table:table-cell>
          <table:table-cell table:formula="of:=[.AZ34]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table:formula="of:=[.BD34]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860.0077" calcext:value-type="float">
            <text:p>3860.0077</text:p>
          </table:table-cell>
          <table:table-cell table:formula="of:=[.BH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59443.5002" calcext:value-type="float">
            <text:p>59443.5002</text:p>
          </table:table-cell>
          <table:table-cell office:value-type="float" office:value="9135.2408" calcext:value-type="float">
            <text:p>9135.2408</text:p>
          </table:table-cell>
          <table:table-cell office:value-type="float" office:value="70.55" calcext:value-type="float">
            <text:p>70.55</text:p>
          </table:table-cell>
          <table:table-cell office:value-type="float" office:value="25.3" calcext:value-type="float">
            <text:p>25.3</text:p>
          </table:table-cell>
          <table:table-cell office:value-type="float" office:value="74" calcext:value-type="float">
            <text:p>74</text:p>
          </table:table-cell>
          <table:table-cell office:value-type="float" office:value="19267.5389" calcext:value-type="float">
            <text:p>19267.5389</text:p>
          </table:table-cell>
          <table:table-cell office:value-type="float" office:value="73" calcext:value-type="float">
            <text:p>73</text:p>
          </table:table-cell>
          <table:table-cell office:value-type="float" office:value="449.9156" calcext:value-type="float">
            <text:p>449.9156</text:p>
          </table:table-cell>
          <table:table-cell office:value-type="float" office:value="27" calcext:value-type="float">
            <text:p>27</text:p>
          </table:table-cell>
          <table:table-cell office:value-type="float" office:value="2525.8381" calcext:value-type="float">
            <text:p>2525.8381</text:p>
          </table:table-cell>
          <table:table-cell office:value-type="float" office:value="22" calcext:value-type="float">
            <text:p>22</text:p>
          </table:table-cell>
          <table:table-cell office:value-type="float" office:value="5350.1061" calcext:value-type="float">
            <text:p>5350.106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59443.5002" calcext:value-type="float">
            <text:p>59443.5002</text:p>
          </table:table-cell>
          <table:table-cell office:value-type="float" office:value="0" calcext:value-type="float">
            <text:p>0</text:p>
          </table:table-cell>
          <table:table-cell table:formula="of:=[.R35]" office:value-type="float" office:value="34" calcext:value-type="float">
            <text:p>34</text:p>
          </table:table-cell>
          <table:table-cell table:formula="of:=[.S35]/[.$Q$2]" office:value-type="float" office:value="0.690625736495065" calcext:value-type="float">
            <text:p>0.6906257365</text:p>
          </table:table-cell>
          <table:table-cell table:formula="of:=[.T35]"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9135.2408" calcext:value-type="float">
            <text:p>9135.2408</text:p>
          </table:table-cell>
          <table:table-cell office:value-type="float" office:value="0" calcext:value-type="float">
            <text:p>0</text:p>
          </table:table-cell>
          <table:table-cell table:formula="of:=[.Z35]" office:value-type="float" office:value="34" calcext:value-type="float">
            <text:p>34</text:p>
          </table:table-cell>
          <table:table-cell table:formula="of:=[.AA35]/[.$Y$2]" office:value-type="float" office:value="0.129895999912978" calcext:value-type="float">
            <text:p>0.1298959999</text:p>
          </table:table-cell>
          <table:table-cell table:formula="of:=[.AB35]"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5.3" calcext:value-type="float">
            <text:p>25.3</text:p>
          </table:table-cell>
          <table:table-cell office:value-type="float" office:value="0" calcext:value-type="float">
            <text:p>0</text:p>
          </table:table-cell>
          <table:table-cell table:formula="of:=[.AH35]" office:value-type="float" office:value="34" calcext:value-type="float">
            <text:p>34</text:p>
          </table:table-cell>
          <table:table-cell table:formula="of:=[.AI35]/[.$AG$2]" office:value-type="float" office:value="0.65374677002584" calcext:value-type="float">
            <text:p>0.65374677</text:p>
          </table:table-cell>
          <table:table-cell table:formula="of:=[.AJ35]"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70.55" calcext:value-type="float">
            <text:p>70.55</text:p>
          </table:table-cell>
          <table:table-cell office:value-type="float" office:value="0" calcext:value-type="float">
            <text:p>0</text:p>
          </table:table-cell>
          <table:table-cell table:formula="of:=[.AP35]" office:value-type="float" office:value="34" calcext:value-type="float">
            <text:p>34</text:p>
          </table:table-cell>
          <table:table-cell table:formula="of:=[.AQ35]/[.$AO$2]" office:value-type="float" office:value="0.514587892049599" calcext:value-type="float">
            <text:p>0.514587892</text:p>
          </table:table-cell>
          <table:table-cell table:formula="of:=[.AR35]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table:formula="of:=[.AV35]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267.5389" calcext:value-type="float">
            <text:p>19267.5389</text:p>
          </table:table-cell>
          <table:table-cell table:formula="of:=[.AZ35]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table:formula="of:=[.BD35]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49.9156" calcext:value-type="float">
            <text:p>449.9156</text:p>
          </table:table-cell>
          <table:table-cell table:formula="of:=[.BH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70270.9457" calcext:value-type="float">
            <text:p>70270.9457</text:p>
          </table:table-cell>
          <table:table-cell office:value-type="float" office:value="13023.8324" calcext:value-type="float">
            <text:p>13023.8324</text:p>
          </table:table-cell>
          <table:table-cell office:value-type="float" office:value="71.58" calcext:value-type="float">
            <text:p>71.58</text:p>
          </table:table-cell>
          <table:table-cell office:value-type="float" office:value="25.43" calcext:value-type="float">
            <text:p>25.43</text:p>
          </table:table-cell>
          <table:table-cell office:value-type="float" office:value="66" calcext:value-type="float">
            <text:p>66</text:p>
          </table:table-cell>
          <table:table-cell office:value-type="float" office:value="21447.3306" calcext:value-type="float">
            <text:p>21447.3306</text:p>
          </table:table-cell>
          <table:table-cell office:value-type="float" office:value="69" calcext:value-type="float">
            <text:p>69</text:p>
          </table:table-cell>
          <table:table-cell office:value-type="float" office:value="799.471" calcext:value-type="float">
            <text:p>799.471</text:p>
          </table:table-cell>
          <table:table-cell office:value-type="float" office:value="28" calcext:value-type="float">
            <text:p>28</text:p>
          </table:table-cell>
          <table:table-cell office:value-type="float" office:value="2090.6025" calcext:value-type="float">
            <text:p>2090.6025</text:p>
          </table:table-cell>
          <table:table-cell office:value-type="float" office:value="23" calcext:value-type="float">
            <text:p>23</text:p>
          </table:table-cell>
          <table:table-cell office:value-type="float" office:value="500.9763" calcext:value-type="float">
            <text:p>500.9763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0270.9457" calcext:value-type="float">
            <text:p>70270.9457</text:p>
          </table:table-cell>
          <table:table-cell office:value-type="float" office:value="0" calcext:value-type="float">
            <text:p>0</text:p>
          </table:table-cell>
          <table:table-cell table:formula="of:=[.R36]" office:value-type="float" office:value="35" calcext:value-type="float">
            <text:p>35</text:p>
          </table:table-cell>
          <table:table-cell table:formula="of:=[.S36]/[.$Q$2]" office:value-type="float" office:value="0.816421029464668" calcext:value-type="float">
            <text:p>0.8164210295</text:p>
          </table:table-cell>
          <table:table-cell table:formula="of:=[.T36]" office:value-type="float" office:value="0" calcext:value-type="float">
            <text:p>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3023.8324" calcext:value-type="float">
            <text:p>13023.8324</text:p>
          </table:table-cell>
          <table:table-cell office:value-type="float" office:value="0" calcext:value-type="float">
            <text:p>0</text:p>
          </table:table-cell>
          <table:table-cell table:formula="of:=[.Z36]" office:value-type="float" office:value="35" calcext:value-type="float">
            <text:p>35</text:p>
          </table:table-cell>
          <table:table-cell table:formula="of:=[.AA36]/[.$Y$2]" office:value-type="float" office:value="0.185188739884891" calcext:value-type="float">
            <text:p>0.1851887399</text:p>
          </table:table-cell>
          <table:table-cell table:formula="of:=[.AB36]" office:value-type="float" office:value="0" calcext:value-type="float">
            <text:p>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5.43" calcext:value-type="float">
            <text:p>25.43</text:p>
          </table:table-cell>
          <table:table-cell office:value-type="float" office:value="0" calcext:value-type="float">
            <text:p>0</text:p>
          </table:table-cell>
          <table:table-cell table:formula="of:=[.AH36]" office:value-type="float" office:value="35" calcext:value-type="float">
            <text:p>35</text:p>
          </table:table-cell>
          <table:table-cell table:formula="of:=[.AI36]/[.$AG$2]" office:value-type="float" office:value="0.657105943152455" calcext:value-type="float">
            <text:p>0.6571059432</text:p>
          </table:table-cell>
          <table:table-cell table:formula="of:=[.AJ36]" office:value-type="float" office:value="0" calcext:value-type="float">
            <text:p>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1.58" calcext:value-type="float">
            <text:p>71.58</text:p>
          </table:table-cell>
          <table:table-cell office:value-type="float" office:value="0" calcext:value-type="float">
            <text:p>0</text:p>
          </table:table-cell>
          <table:table-cell table:formula="of:=[.AP36]" office:value-type="float" office:value="35" calcext:value-type="float">
            <text:p>35</text:p>
          </table:table-cell>
          <table:table-cell table:formula="of:=[.AQ36]/[.$AO$2]" office:value-type="float" office:value="0.522100656455142" calcext:value-type="float">
            <text:p>0.5221006565</text:p>
          </table:table-cell>
          <table:table-cell table:formula="of:=[.AR36]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table:formula="of:=[.AV36]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1447.3306" calcext:value-type="float">
            <text:p>21447.3306</text:p>
          </table:table-cell>
          <table:table-cell table:formula="of:=[.AZ36]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table:formula="of:=[.BD36]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99.471" calcext:value-type="float">
            <text:p>799.471</text:p>
          </table:table-cell>
          <table:table-cell table:formula="of:=[.BH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0270.9457" calcext:value-type="float">
            <text:p>70270.9457</text:p>
          </table:table-cell>
          <table:table-cell office:value-type="float" office:value="14239.3466" calcext:value-type="float">
            <text:p>14239.3466</text:p>
          </table:table-cell>
          <table:table-cell office:value-type="float" office:value="72.03" calcext:value-type="float">
            <text:p>72.03</text:p>
          </table:table-cell>
          <table:table-cell office:value-type="float" office:value="25.62" calcext:value-type="float">
            <text:p>25.62</text:p>
          </table:table-cell>
          <table:table-cell office:value-type="float" office:value="66" calcext:value-type="float">
            <text:p>66</text:p>
          </table:table-cell>
          <table:table-cell office:value-type="float" office:value="26494.5534" calcext:value-type="float">
            <text:p>26494.5534</text:p>
          </table:table-cell>
          <table:table-cell office:value-type="float" office:value="71" calcext:value-type="float">
            <text:p>71</text:p>
          </table:table-cell>
          <table:table-cell office:value-type="float" office:value="799.471" calcext:value-type="float">
            <text:p>799.471</text:p>
          </table:table-cell>
          <table:table-cell office:value-type="float" office:value="28" calcext:value-type="float">
            <text:p>28</text:p>
          </table:table-cell>
          <table:table-cell office:value-type="float" office:value="12260.5206" calcext:value-type="float">
            <text:p>12260.5206</text:p>
          </table:table-cell>
          <table:table-cell office:value-type="float" office:value="23" calcext:value-type="float">
            <text:p>23</text:p>
          </table:table-cell>
          <table:table-cell office:value-type="float" office:value="1292.7243" calcext:value-type="float">
            <text:p>1292.724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70270.9457" calcext:value-type="float">
            <text:p>70270.9457</text:p>
          </table:table-cell>
          <table:table-cell office:value-type="float" office:value="0" calcext:value-type="float">
            <text:p>0</text:p>
          </table:table-cell>
          <table:table-cell table:formula="of:=[.R37]" office:value-type="float" office:value="36" calcext:value-type="float">
            <text:p>36</text:p>
          </table:table-cell>
          <table:table-cell table:formula="of:=[.S37]/[.$Q$2]" office:value-type="float" office:value="0.816421029464668" calcext:value-type="float">
            <text:p>0.8164210295</text:p>
          </table:table-cell>
          <table:table-cell table:formula="of:=[.T37]" office:value-type="float" office:value="0" calcext:value-type="float">
            <text:p>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4239.3466" calcext:value-type="float">
            <text:p>14239.3466</text:p>
          </table:table-cell>
          <table:table-cell office:value-type="float" office:value="0" calcext:value-type="float">
            <text:p>0</text:p>
          </table:table-cell>
          <table:table-cell table:formula="of:=[.Z37]" office:value-type="float" office:value="36" calcext:value-type="float">
            <text:p>36</text:p>
          </table:table-cell>
          <table:table-cell table:formula="of:=[.AA37]/[.$Y$2]" office:value-type="float" office:value="0.202472403870785" calcext:value-type="float">
            <text:p>0.2024724039</text:p>
          </table:table-cell>
          <table:table-cell table:formula="of:=[.AB37]" office:value-type="float" office:value="0" calcext:value-type="float">
            <text:p>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5.62" calcext:value-type="float">
            <text:p>25.62</text:p>
          </table:table-cell>
          <table:table-cell office:value-type="float" office:value="0" calcext:value-type="float">
            <text:p>0</text:p>
          </table:table-cell>
          <table:table-cell table:formula="of:=[.AH37]" office:value-type="float" office:value="36" calcext:value-type="float">
            <text:p>36</text:p>
          </table:table-cell>
          <table:table-cell table:formula="of:=[.AI37]/[.$AG$2]" office:value-type="float" office:value="0.662015503875969" calcext:value-type="float">
            <text:p>0.6620155039</text:p>
          </table:table-cell>
          <table:table-cell table:formula="of:=[.AJ37]" office:value-type="float" office:value="0" calcext:value-type="float">
            <text:p>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72.03" calcext:value-type="float">
            <text:p>72.03</text:p>
          </table:table-cell>
          <table:table-cell office:value-type="float" office:value="0" calcext:value-type="float">
            <text:p>0</text:p>
          </table:table-cell>
          <table:table-cell table:formula="of:=[.AP37]" office:value-type="float" office:value="36" calcext:value-type="float">
            <text:p>36</text:p>
          </table:table-cell>
          <table:table-cell table:formula="of:=[.AQ37]/[.$AO$2]" office:value-type="float" office:value="0.525382932166302" calcext:value-type="float">
            <text:p>0.5253829322</text:p>
          </table:table-cell>
          <table:table-cell table:formula="of:=[.AR37]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table:formula="of:=[.AV37]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6494.5534" calcext:value-type="float">
            <text:p>26494.5534</text:p>
          </table:table-cell>
          <table:table-cell table:formula="of:=[.AZ37]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table:formula="of:=[.BD37]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799.471" calcext:value-type="float">
            <text:p>799.471</text:p>
          </table:table-cell>
          <table:table-cell table:formula="of:=[.BH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6048.6675" calcext:value-type="float">
            <text:p>76048.6675</text:p>
          </table:table-cell>
          <table:table-cell office:value-type="float" office:value="16551.1829" calcext:value-type="float">
            <text:p>16551.1829</text:p>
          </table:table-cell>
          <table:table-cell office:value-type="float" office:value="73.92" calcext:value-type="float">
            <text:p>73.92</text:p>
          </table:table-cell>
          <table:table-cell office:value-type="float" office:value="25.77" calcext:value-type="float">
            <text:p>25.77</text:p>
          </table:table-cell>
          <table:table-cell office:value-type="float" office:value="66" calcext:value-type="float">
            <text:p>66</text:p>
          </table:table-cell>
          <table:table-cell office:value-type="float" office:value="19131.9126" calcext:value-type="float">
            <text:p>19131.9126</text:p>
          </table:table-cell>
          <table:table-cell office:value-type="float" office:value="73" calcext:value-type="float">
            <text:p>73</text:p>
          </table:table-cell>
          <table:table-cell office:value-type="float" office:value="799.471" calcext:value-type="float">
            <text:p>799.471</text:p>
          </table:table-cell>
          <table:table-cell office:value-type="float" office:value="28" calcext:value-type="float">
            <text:p>28</text:p>
          </table:table-cell>
          <table:table-cell office:value-type="float" office:value="37168.3355" calcext:value-type="float">
            <text:p>37168.3355</text:p>
          </table:table-cell>
          <table:table-cell office:value-type="float" office:value="23" calcext:value-type="float">
            <text:p>23</text:p>
          </table:table-cell>
          <table:table-cell office:value-type="float" office:value="533.9319" calcext:value-type="float">
            <text:p>533.931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76048.6675" calcext:value-type="float">
            <text:p>76048.6675</text:p>
          </table:table-cell>
          <table:table-cell office:value-type="float" office:value="0" calcext:value-type="float">
            <text:p>0</text:p>
          </table:table-cell>
          <table:table-cell table:formula="of:=[.R38]" office:value-type="float" office:value="37" calcext:value-type="float">
            <text:p>37</text:p>
          </table:table-cell>
          <table:table-cell table:formula="of:=[.S38]/[.$Q$2]" office:value-type="float" office:value="0.883547685195964" calcext:value-type="float">
            <text:p>0.8835476852</text:p>
          </table:table-cell>
          <table:table-cell table:formula="of:=[.T38]" office:value-type="float" office:value="0" calcext:value-type="float">
            <text:p>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6551.1829" calcext:value-type="float">
            <text:p>16551.1829</text:p>
          </table:table-cell>
          <table:table-cell office:value-type="float" office:value="0" calcext:value-type="float">
            <text:p>0</text:p>
          </table:table-cell>
          <table:table-cell table:formula="of:=[.Z38]" office:value-type="float" office:value="37" calcext:value-type="float">
            <text:p>37</text:p>
          </table:table-cell>
          <table:table-cell table:formula="of:=[.AA38]/[.$Y$2]" office:value-type="float" office:value="0.235344913134429" calcext:value-type="float">
            <text:p>0.2353449131</text:p>
          </table:table-cell>
          <table:table-cell table:formula="of:=[.AB38]" office:value-type="float" office:value="0" calcext:value-type="float">
            <text:p>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5.77" calcext:value-type="float">
            <text:p>25.77</text:p>
          </table:table-cell>
          <table:table-cell office:value-type="float" office:value="0" calcext:value-type="float">
            <text:p>0</text:p>
          </table:table-cell>
          <table:table-cell table:formula="of:=[.AH38]" office:value-type="float" office:value="37" calcext:value-type="float">
            <text:p>37</text:p>
          </table:table-cell>
          <table:table-cell table:formula="of:=[.AI38]/[.$AG$2]" office:value-type="float" office:value="0.665891472868217" calcext:value-type="float">
            <text:p>0.6658914729</text:p>
          </table:table-cell>
          <table:table-cell table:formula="of:=[.AJ38]" office:value-type="float" office:value="0" calcext:value-type="float">
            <text:p>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73.92" calcext:value-type="float">
            <text:p>73.92</text:p>
          </table:table-cell>
          <table:table-cell office:value-type="float" office:value="0" calcext:value-type="float">
            <text:p>0</text:p>
          </table:table-cell>
          <table:table-cell table:formula="of:=[.AP38]" office:value-type="float" office:value="37" calcext:value-type="float">
            <text:p>37</text:p>
          </table:table-cell>
          <table:table-cell table:formula="of:=[.AQ38]/[.$AO$2]" office:value-type="float" office:value="0.539168490153173" calcext:value-type="float">
            <text:p>0.5391684902</text:p>
          </table:table-cell>
          <table:table-cell table:formula="of:=[.AR38]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table:formula="of:=[.AV38]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131.9126" calcext:value-type="float">
            <text:p>19131.9126</text:p>
          </table:table-cell>
          <table:table-cell table:formula="of:=[.AZ38]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table:formula="of:=[.BD38]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99.471" calcext:value-type="float">
            <text:p>799.471</text:p>
          </table:table-cell>
          <table:table-cell table:formula="of:=[.BH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76048.6675" calcext:value-type="float">
            <text:p>76048.6675</text:p>
          </table:table-cell>
          <table:table-cell office:value-type="float" office:value="20851.6677" calcext:value-type="float">
            <text:p>20851.6677</text:p>
          </table:table-cell>
          <table:table-cell office:value-type="float" office:value="75.1" calcext:value-type="float">
            <text:p>75.1</text:p>
          </table:table-cell>
          <table:table-cell office:value-type="float" office:value="26.1" calcext:value-type="float">
            <text:p>26.1</text:p>
          </table:table-cell>
          <table:table-cell office:value-type="float" office:value="69" calcext:value-type="float">
            <text:p>69</text:p>
          </table:table-cell>
          <table:table-cell office:value-type="float" office:value="3416.6459" calcext:value-type="float">
            <text:p>3416.6459</text:p>
          </table:table-cell>
          <table:table-cell office:value-type="float" office:value="75" calcext:value-type="float">
            <text:p>75</text:p>
          </table:table-cell>
          <table:table-cell office:value-type="float" office:value="1681.7165" calcext:value-type="float">
            <text:p>1681.7165</text:p>
          </table:table-cell>
          <table:table-cell office:value-type="float" office:value="28" calcext:value-type="float">
            <text:p>28</text:p>
          </table:table-cell>
          <table:table-cell office:value-type="float" office:value="4528.4875" calcext:value-type="float">
            <text:p>4528.4875</text:p>
          </table:table-cell>
          <table:table-cell office:value-type="float" office:value="23" calcext:value-type="float">
            <text:p>23</text:p>
          </table:table-cell>
          <table:table-cell office:value-type="float" office:value="8634.2611" calcext:value-type="float">
            <text:p>8634.261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76048.6675" calcext:value-type="float">
            <text:p>76048.6675</text:p>
          </table:table-cell>
          <table:table-cell office:value-type="float" office:value="0" calcext:value-type="float">
            <text:p>0</text:p>
          </table:table-cell>
          <table:table-cell table:formula="of:=[.R39]" office:value-type="float" office:value="38" calcext:value-type="float">
            <text:p>38</text:p>
          </table:table-cell>
          <table:table-cell table:formula="of:=[.S39]/[.$Q$2]" office:value-type="float" office:value="0.883547685195964" calcext:value-type="float">
            <text:p>0.8835476852</text:p>
          </table:table-cell>
          <table:table-cell table:formula="of:=[.T39]" office:value-type="float" office:value="0" calcext:value-type="float">
            <text:p>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0851.6677" calcext:value-type="float">
            <text:p>20851.6677</text:p>
          </table:table-cell>
          <table:table-cell office:value-type="float" office:value="0" calcext:value-type="float">
            <text:p>0</text:p>
          </table:table-cell>
          <table:table-cell table:formula="of:=[.Z39]" office:value-type="float" office:value="38" calcext:value-type="float">
            <text:p>38</text:p>
          </table:table-cell>
          <table:table-cell table:formula="of:=[.AA39]/[.$Y$2]" office:value-type="float" office:value="0.29649445318887" calcext:value-type="float">
            <text:p>0.2964944532</text:p>
          </table:table-cell>
          <table:table-cell table:formula="of:=[.AB39]" office:value-type="float" office:value="0" calcext:value-type="float">
            <text:p>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6.1" calcext:value-type="float">
            <text:p>26.1</text:p>
          </table:table-cell>
          <table:table-cell office:value-type="float" office:value="0" calcext:value-type="float">
            <text:p>0</text:p>
          </table:table-cell>
          <table:table-cell table:formula="of:=[.AH39]" office:value-type="float" office:value="38" calcext:value-type="float">
            <text:p>38</text:p>
          </table:table-cell>
          <table:table-cell table:formula="of:=[.AI39]/[.$AG$2]" office:value-type="float" office:value="0.674418604651163" calcext:value-type="float">
            <text:p>0.6744186047</text:p>
          </table:table-cell>
          <table:table-cell table:formula="of:=[.AJ39]" office:value-type="float" office:value="0" calcext:value-type="float">
            <text:p>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75.1" calcext:value-type="float">
            <text:p>75.1</text:p>
          </table:table-cell>
          <table:table-cell office:value-type="float" office:value="0" calcext:value-type="float">
            <text:p>0</text:p>
          </table:table-cell>
          <table:table-cell table:formula="of:=[.AP39]" office:value-type="float" office:value="38" calcext:value-type="float">
            <text:p>38</text:p>
          </table:table-cell>
          <table:table-cell table:formula="of:=[.AQ39]/[.$AO$2]" office:value-type="float" office:value="0.547775346462436" calcext:value-type="float">
            <text:p>0.5477753465</text:p>
          </table:table-cell>
          <table:table-cell table:formula="of:=[.AR39]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table:formula="of:=[.AV39]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416.6459" calcext:value-type="float">
            <text:p>3416.6459</text:p>
          </table:table-cell>
          <table:table-cell table:formula="of:=[.AZ39]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table:formula="of:=[.BD39]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681.7165" calcext:value-type="float">
            <text:p>1681.7165</text:p>
          </table:table-cell>
          <table:table-cell table:formula="of:=[.BH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6048.6675" calcext:value-type="float">
            <text:p>76048.6675</text:p>
          </table:table-cell>
          <table:table-cell office:value-type="float" office:value="20227.7177" calcext:value-type="float">
            <text:p>20227.7177</text:p>
          </table:table-cell>
          <table:table-cell office:value-type="float" office:value="76.83" calcext:value-type="float">
            <text:p>76.83</text:p>
          </table:table-cell>
          <table:table-cell office:value-type="float" office:value="26.23" calcext:value-type="float">
            <text:p>26.23</text:p>
          </table:table-cell>
          <table:table-cell office:value-type="float" office:value="85" calcext:value-type="float">
            <text:p>85</text:p>
          </table:table-cell>
          <table:table-cell office:value-type="float" office:value="25618.6996" calcext:value-type="float">
            <text:p>25618.6996</text:p>
          </table:table-cell>
          <table:table-cell office:value-type="float" office:value="73" calcext:value-type="float">
            <text:p>73</text:p>
          </table:table-cell>
          <table:table-cell office:value-type="float" office:value="1725.6791" calcext:value-type="float">
            <text:p>1725.6791</text:p>
          </table:table-cell>
          <table:table-cell office:value-type="float" office:value="28" calcext:value-type="float">
            <text:p>28</text:p>
          </table:table-cell>
          <table:table-cell office:value-type="float" office:value="26768.7892" calcext:value-type="float">
            <text:p>26768.7892</text:p>
          </table:table-cell>
          <table:table-cell office:value-type="float" office:value="23" calcext:value-type="float">
            <text:p>23</text:p>
          </table:table-cell>
          <table:table-cell office:value-type="float" office:value="8634.2611" calcext:value-type="float">
            <text:p>8634.261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76048.6675" calcext:value-type="float">
            <text:p>76048.6675</text:p>
          </table:table-cell>
          <table:table-cell office:value-type="float" office:value="0" calcext:value-type="float">
            <text:p>0</text:p>
          </table:table-cell>
          <table:table-cell table:formula="of:=[.R40]" office:value-type="float" office:value="39" calcext:value-type="float">
            <text:p>39</text:p>
          </table:table-cell>
          <table:table-cell table:formula="of:=[.S40]/[.$Q$2]" office:value-type="float" office:value="0.883547685195964" calcext:value-type="float">
            <text:p>0.8835476852</text:p>
          </table:table-cell>
          <table:table-cell table:formula="of:=[.T40]" office:value-type="float" office:value="0" calcext:value-type="float">
            <text:p>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0227.7177" calcext:value-type="float">
            <text:p>20227.7177</text:p>
          </table:table-cell>
          <table:table-cell office:value-type="float" office:value="0" calcext:value-type="float">
            <text:p>0</text:p>
          </table:table-cell>
          <table:table-cell table:formula="of:=[.Z40]" office:value-type="float" office:value="39" calcext:value-type="float">
            <text:p>39</text:p>
          </table:table-cell>
          <table:table-cell table:formula="of:=[.AA40]/[.$Y$2]" office:value-type="float" office:value="0.287622370786214" calcext:value-type="float">
            <text:p>0.2876223708</text:p>
          </table:table-cell>
          <table:table-cell table:formula="of:=[.AB40]" office:value-type="float" office:value="0" calcext:value-type="float">
            <text:p>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6.23" calcext:value-type="float">
            <text:p>26.23</text:p>
          </table:table-cell>
          <table:table-cell office:value-type="float" office:value="0" calcext:value-type="float">
            <text:p>0</text:p>
          </table:table-cell>
          <table:table-cell table:formula="of:=[.AH40]" office:value-type="float" office:value="39" calcext:value-type="float">
            <text:p>39</text:p>
          </table:table-cell>
          <table:table-cell table:formula="of:=[.AI40]/[.$AG$2]" office:value-type="float" office:value="0.677777777777778" calcext:value-type="float">
            <text:p>0.6777777778</text:p>
          </table:table-cell>
          <table:table-cell table:formula="of:=[.AJ40]" office:value-type="float" office:value="0" calcext:value-type="float">
            <text:p>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76.83" calcext:value-type="float">
            <text:p>76.83</text:p>
          </table:table-cell>
          <table:table-cell office:value-type="float" office:value="0" calcext:value-type="float">
            <text:p>0</text:p>
          </table:table-cell>
          <table:table-cell table:formula="of:=[.AP40]" office:value-type="float" office:value="39" calcext:value-type="float">
            <text:p>39</text:p>
          </table:table-cell>
          <table:table-cell table:formula="of:=[.AQ40]/[.$AO$2]" office:value-type="float" office:value="0.560393873085339" calcext:value-type="float">
            <text:p>0.5603938731</text:p>
          </table:table-cell>
          <table:table-cell table:formula="of:=[.AR40]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table:formula="of:=[.AV40]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618.6996" calcext:value-type="float">
            <text:p>25618.6996</text:p>
          </table:table-cell>
          <table:table-cell table:formula="of:=[.AZ40]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table:formula="of:=[.BD40]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725.6791" calcext:value-type="float">
            <text:p>1725.6791</text:p>
          </table:table-cell>
          <table:table-cell table:formula="of:=[.BH4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7116.7465" calcext:value-type="float">
            <text:p>77116.7465</text:p>
          </table:table-cell>
          <table:table-cell office:value-type="float" office:value="20795.5314" calcext:value-type="float">
            <text:p>20795.5314</text:p>
          </table:table-cell>
          <table:table-cell office:value-type="float" office:value="77.22" calcext:value-type="float">
            <text:p>77.22</text:p>
          </table:table-cell>
          <table:table-cell office:value-type="float" office:value="26.43" calcext:value-type="float">
            <text:p>26.43</text:p>
          </table:table-cell>
          <table:table-cell office:value-type="float" office:value="88" calcext:value-type="float">
            <text:p>88</text:p>
          </table:table-cell>
          <table:table-cell office:value-type="float" office:value="9881.6952" calcext:value-type="float">
            <text:p>9881.6952</text:p>
          </table:table-cell>
          <table:table-cell office:value-type="float" office:value="75" calcext:value-type="float">
            <text:p>75</text:p>
          </table:table-cell>
          <table:table-cell office:value-type="float" office:value="3263.6016" calcext:value-type="float">
            <text:p>3263.6016</text:p>
          </table:table-cell>
          <table:table-cell office:value-type="float" office:value="29" calcext:value-type="float">
            <text:p>29</text:p>
          </table:table-cell>
          <table:table-cell office:value-type="float" office:value="515.2226" calcext:value-type="float">
            <text:p>515.2226</text:p>
          </table:table-cell>
          <table:table-cell office:value-type="float" office:value="23" calcext:value-type="float">
            <text:p>23</text:p>
          </table:table-cell>
          <table:table-cell office:value-type="float" office:value="833.5552" calcext:value-type="float">
            <text:p>833.555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77116.7465" calcext:value-type="float">
            <text:p>77116.7465</text:p>
          </table:table-cell>
          <table:table-cell office:value-type="float" office:value="0" calcext:value-type="float">
            <text:p>0</text:p>
          </table:table-cell>
          <table:table-cell table:formula="of:=[.R41]" office:value-type="float" office:value="40" calcext:value-type="float">
            <text:p>40</text:p>
          </table:table-cell>
          <table:table-cell table:formula="of:=[.S41]/[.$Q$2]" office:value-type="float" office:value="0.895956827381873" calcext:value-type="float">
            <text:p>0.8959568274</text:p>
          </table:table-cell>
          <table:table-cell table:formula="of:=[.T41]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795.5314" calcext:value-type="float">
            <text:p>20795.5314</text:p>
          </table:table-cell>
          <table:table-cell office:value-type="float" office:value="0" calcext:value-type="float">
            <text:p>0</text:p>
          </table:table-cell>
          <table:table-cell table:formula="of:=[.Z41]" office:value-type="float" office:value="40" calcext:value-type="float">
            <text:p>40</text:p>
          </table:table-cell>
          <table:table-cell table:formula="of:=[.AA41]/[.$Y$2]" office:value-type="float" office:value="0.295696238781657" calcext:value-type="float">
            <text:p>0.2956962388</text:p>
          </table:table-cell>
          <table:table-cell table:formula="of:=[.AB41]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6.43" calcext:value-type="float">
            <text:p>26.43</text:p>
          </table:table-cell>
          <table:table-cell office:value-type="float" office:value="0" calcext:value-type="float">
            <text:p>0</text:p>
          </table:table-cell>
          <table:table-cell table:formula="of:=[.AH41]" office:value-type="float" office:value="40" calcext:value-type="float">
            <text:p>40</text:p>
          </table:table-cell>
          <table:table-cell table:formula="of:=[.AI41]/[.$AG$2]" office:value-type="float" office:value="0.682945736434109" calcext:value-type="float">
            <text:p>0.6829457364</text:p>
          </table:table-cell>
          <table:table-cell table:formula="of:=[.AJ41]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77.22" calcext:value-type="float">
            <text:p>77.22</text:p>
          </table:table-cell>
          <table:table-cell office:value-type="float" office:value="0" calcext:value-type="float">
            <text:p>0</text:p>
          </table:table-cell>
          <table:table-cell table:formula="of:=[.AP41]" office:value-type="float" office:value="40" calcext:value-type="float">
            <text:p>40</text:p>
          </table:table-cell>
          <table:table-cell table:formula="of:=[.AQ41]/[.$AO$2]" office:value-type="float" office:value="0.563238512035011" calcext:value-type="float">
            <text:p>0.563238512</text:p>
          </table:table-cell>
          <table:table-cell table:formula="of:=[.AR41]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formula="of:=[.AV41]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881.6952" calcext:value-type="float">
            <text:p>9881.6952</text:p>
          </table:table-cell>
          <table:table-cell table:formula="of:=[.AZ41]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formula="of:=[.BD41]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263.6016" calcext:value-type="float">
            <text:p>3263.6016</text:p>
          </table:table-cell>
          <table:table-cell table:formula="of:=[.BH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29465.8973" calcext:value-type="float">
            <text:p>29465.8973</text:p>
          </table:table-cell>
          <table:table-cell office:value-type="float" office:value="80.17" calcext:value-type="float">
            <text:p>80.17</text:p>
          </table:table-cell>
          <table:table-cell office:value-type="float" office:value="26.88" calcext:value-type="float">
            <text:p>26.88</text:p>
          </table:table-cell>
          <table:table-cell office:value-type="float" office:value="87" calcext:value-type="float">
            <text:p>87</text:p>
          </table:table-cell>
          <table:table-cell office:value-type="float" office:value="38259.0124" calcext:value-type="float">
            <text:p>38259.0124</text:p>
          </table:table-cell>
          <table:table-cell office:value-type="float" office:value="76" calcext:value-type="float">
            <text:p>76</text:p>
          </table:table-cell>
          <table:table-cell office:value-type="float" office:value="3263.6016" calcext:value-type="float">
            <text:p>3263.6016</text:p>
          </table:table-cell>
          <table:table-cell office:value-type="float" office:value="29" calcext:value-type="float">
            <text:p>29</text:p>
          </table:table-cell>
          <table:table-cell office:value-type="float" office:value="31317.0514" calcext:value-type="float">
            <text:p>31317.0514</text:p>
          </table:table-cell>
          <table:table-cell office:value-type="float" office:value="23" calcext:value-type="float">
            <text:p>23</text:p>
          </table:table-cell>
          <table:table-cell office:value-type="float" office:value="2438.0665" calcext:value-type="float">
            <text:p>2438.066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0" calcext:value-type="float">
            <text:p>0</text:p>
          </table:table-cell>
          <table:table-cell table:formula="of:=[.R42]" office:value-type="float" office:value="41" calcext:value-type="float">
            <text:p>41</text:p>
          </table:table-cell>
          <table:table-cell table:formula="of:=[.S42]/[.$Q$2]" office:value-type="float" office:value="0.905654270641802" calcext:value-type="float">
            <text:p>0.9056542706</text:p>
          </table:table-cell>
          <table:table-cell table:formula="of:=[.T42]" office:value-type="float" office:value="0" calcext:value-type="float">
            <text:p>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9465.8973" calcext:value-type="float">
            <text:p>29465.8973</text:p>
          </table:table-cell>
          <table:table-cell office:value-type="float" office:value="0" calcext:value-type="float">
            <text:p>0</text:p>
          </table:table-cell>
          <table:table-cell table:formula="of:=[.Z42]" office:value-type="float" office:value="41" calcext:value-type="float">
            <text:p>41</text:p>
          </table:table-cell>
          <table:table-cell table:formula="of:=[.AA42]/[.$Y$2]" office:value-type="float" office:value="0.41898208015673" calcext:value-type="float">
            <text:p>0.4189820802</text:p>
          </table:table-cell>
          <table:table-cell table:formula="of:=[.AB42]" office:value-type="float" office:value="0" calcext:value-type="float">
            <text:p>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6.88" calcext:value-type="float">
            <text:p>26.88</text:p>
          </table:table-cell>
          <table:table-cell office:value-type="float" office:value="0" calcext:value-type="float">
            <text:p>0</text:p>
          </table:table-cell>
          <table:table-cell table:formula="of:=[.AH42]" office:value-type="float" office:value="41" calcext:value-type="float">
            <text:p>41</text:p>
          </table:table-cell>
          <table:table-cell table:formula="of:=[.AI42]/[.$AG$2]" office:value-type="float" office:value="0.694573643410853" calcext:value-type="float">
            <text:p>0.6945736434</text:p>
          </table:table-cell>
          <table:table-cell table:formula="of:=[.AJ42]" office:value-type="float" office:value="0" calcext:value-type="float">
            <text:p>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80.17" calcext:value-type="float">
            <text:p>80.17</text:p>
          </table:table-cell>
          <table:table-cell office:value-type="float" office:value="0" calcext:value-type="float">
            <text:p>0</text:p>
          </table:table-cell>
          <table:table-cell table:formula="of:=[.AP42]" office:value-type="float" office:value="41" calcext:value-type="float">
            <text:p>41</text:p>
          </table:table-cell>
          <table:table-cell table:formula="of:=[.AQ42]/[.$AO$2]" office:value-type="float" office:value="0.584755652808169" calcext:value-type="float">
            <text:p>0.5847556528</text:p>
          </table:table-cell>
          <table:table-cell table:formula="of:=[.AR42]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table:formula="of:=[.AV42]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8259.0124" calcext:value-type="float">
            <text:p>38259.0124</text:p>
          </table:table-cell>
          <table:table-cell table:formula="of:=[.AZ42]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table:formula="of:=[.BD42]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263.6016" calcext:value-type="float">
            <text:p>3263.6016</text:p>
          </table:table-cell>
          <table:table-cell table:formula="of:=[.BH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21902.0411" calcext:value-type="float">
            <text:p>21902.0411</text:p>
          </table:table-cell>
          <table:table-cell office:value-type="float" office:value="82.75" calcext:value-type="float">
            <text:p>82.75</text:p>
          </table:table-cell>
          <table:table-cell office:value-type="float" office:value="27.43" calcext:value-type="float">
            <text:p>27.43</text:p>
          </table:table-cell>
          <table:table-cell office:value-type="float" office:value="90" calcext:value-type="float">
            <text:p>90</text:p>
          </table:table-cell>
          <table:table-cell office:value-type="float" office:value="26692.3257" calcext:value-type="float">
            <text:p>26692.3257</text:p>
          </table:table-cell>
          <table:table-cell office:value-type="float" office:value="77" calcext:value-type="float">
            <text:p>77</text:p>
          </table:table-cell>
          <table:table-cell office:value-type="float" office:value="3263.6016" calcext:value-type="float">
            <text:p>3263.6016</text:p>
          </table:table-cell>
          <table:table-cell office:value-type="float" office:value="30" calcext:value-type="float">
            <text:p>30</text:p>
          </table:table-cell>
          <table:table-cell office:value-type="float" office:value="8306.0295" calcext:value-type="float">
            <text:p>8306.0295</text:p>
          </table:table-cell>
          <table:table-cell office:value-type="float" office:value="25" calcext:value-type="float">
            <text:p>25</text:p>
          </table:table-cell>
          <table:table-cell office:value-type="float" office:value="24144.0867" calcext:value-type="float">
            <text:p>24144.086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0" calcext:value-type="float">
            <text:p>0</text:p>
          </table:table-cell>
          <table:table-cell table:formula="of:=[.R43]" office:value-type="float" office:value="42" calcext:value-type="float">
            <text:p>42</text:p>
          </table:table-cell>
          <table:table-cell table:formula="of:=[.S43]/[.$Q$2]" office:value-type="float" office:value="0.905654270641802" calcext:value-type="float">
            <text:p>0.9056542706</text:p>
          </table:table-cell>
          <table:table-cell table:formula="of:=[.T43]" office:value-type="float" office:value="0" calcext:value-type="float">
            <text:p>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1902.0411" calcext:value-type="float">
            <text:p>21902.0411</text:p>
          </table:table-cell>
          <table:table-cell office:value-type="float" office:value="0" calcext:value-type="float">
            <text:p>0</text:p>
          </table:table-cell>
          <table:table-cell table:formula="of:=[.Z43]" office:value-type="float" office:value="42" calcext:value-type="float">
            <text:p>42</text:p>
          </table:table-cell>
          <table:table-cell table:formula="of:=[.AA43]/[.$Y$2]" office:value-type="float" office:value="0.311429943786446" calcext:value-type="float">
            <text:p>0.3114299438</text:p>
          </table:table-cell>
          <table:table-cell table:formula="of:=[.AB43]" office:value-type="float" office:value="0" calcext:value-type="float">
            <text:p>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7.43" calcext:value-type="float">
            <text:p>27.43</text:p>
          </table:table-cell>
          <table:table-cell office:value-type="float" office:value="0" calcext:value-type="float">
            <text:p>0</text:p>
          </table:table-cell>
          <table:table-cell table:formula="of:=[.AH43]" office:value-type="float" office:value="42" calcext:value-type="float">
            <text:p>42</text:p>
          </table:table-cell>
          <table:table-cell table:formula="of:=[.AI43]/[.$AG$2]" office:value-type="float" office:value="0.708785529715762" calcext:value-type="float">
            <text:p>0.7087855297</text:p>
          </table:table-cell>
          <table:table-cell table:formula="of:=[.AJ43]" office:value-type="float" office:value="0" calcext:value-type="float">
            <text:p>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82.75" calcext:value-type="float">
            <text:p>82.75</text:p>
          </table:table-cell>
          <table:table-cell office:value-type="float" office:value="0" calcext:value-type="float">
            <text:p>0</text:p>
          </table:table-cell>
          <table:table-cell table:formula="of:=[.AP43]" office:value-type="float" office:value="42" calcext:value-type="float">
            <text:p>42</text:p>
          </table:table-cell>
          <table:table-cell table:formula="of:=[.AQ43]/[.$AO$2]" office:value-type="float" office:value="0.603574033552152" calcext:value-type="float">
            <text:p>0.6035740336</text:p>
          </table:table-cell>
          <table:table-cell table:formula="of:=[.AR43]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table:formula="of:=[.AV43]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6692.3257" calcext:value-type="float">
            <text:p>26692.3257</text:p>
          </table:table-cell>
          <table:table-cell table:formula="of:=[.AZ43]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table:formula="of:=[.BD43]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263.6016" calcext:value-type="float">
            <text:p>3263.6016</text:p>
          </table:table-cell>
          <table:table-cell table:formula="of:=[.BH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26584.9064" calcext:value-type="float">
            <text:p>26584.9064</text:p>
          </table:table-cell>
          <table:table-cell office:value-type="float" office:value="79.65" calcext:value-type="float">
            <text:p>79.65</text:p>
          </table:table-cell>
          <table:table-cell office:value-type="float" office:value="26.73" calcext:value-type="float">
            <text:p>26.73</text:p>
          </table:table-cell>
          <table:table-cell office:value-type="float" office:value="88" calcext:value-type="float">
            <text:p>88</text:p>
          </table:table-cell>
          <table:table-cell office:value-type="float" office:value="42495.352" calcext:value-type="float">
            <text:p>42495.352</text:p>
          </table:table-cell>
          <table:table-cell office:value-type="float" office:value="74" calcext:value-type="float">
            <text:p>74</text:p>
          </table:table-cell>
          <table:table-cell office:value-type="float" office:value="77116.7465" calcext:value-type="float">
            <text:p>77116.7465</text:p>
          </table:table-cell>
          <table:table-cell office:value-type="float" office:value="29" calcext:value-type="float">
            <text:p>29</text:p>
          </table:table-cell>
          <table:table-cell office:value-type="float" office:value="1181.8154" calcext:value-type="float">
            <text:p>1181.8154</text:p>
          </table:table-cell>
          <table:table-cell office:value-type="float" office:value="24" calcext:value-type="float">
            <text:p>24</text:p>
          </table:table-cell>
          <table:table-cell office:value-type="float" office:value="8368.8433" calcext:value-type="float">
            <text:p>8368.843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0" calcext:value-type="float">
            <text:p>0</text:p>
          </table:table-cell>
          <table:table-cell table:formula="of:=[.R44]" office:value-type="float" office:value="43" calcext:value-type="float">
            <text:p>43</text:p>
          </table:table-cell>
          <table:table-cell table:formula="of:=[.S44]/[.$Q$2]" office:value-type="float" office:value="0.905654270641802" calcext:value-type="float">
            <text:p>0.9056542706</text:p>
          </table:table-cell>
          <table:table-cell table:formula="of:=[.T44]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6584.9064" calcext:value-type="float">
            <text:p>26584.9064</text:p>
          </table:table-cell>
          <table:table-cell office:value-type="float" office:value="0" calcext:value-type="float">
            <text:p>0</text:p>
          </table:table-cell>
          <table:table-cell table:formula="of:=[.Z44]" office:value-type="float" office:value="43" calcext:value-type="float">
            <text:p>43</text:p>
          </table:table-cell>
          <table:table-cell table:formula="of:=[.AA44]/[.$Y$2]" office:value-type="float" office:value="0.378016636345365" calcext:value-type="float">
            <text:p>0.3780166363</text:p>
          </table:table-cell>
          <table:table-cell table:formula="of:=[.AB44]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6.73" calcext:value-type="float">
            <text:p>26.73</text:p>
          </table:table-cell>
          <table:table-cell office:value-type="float" office:value="0" calcext:value-type="float">
            <text:p>0</text:p>
          </table:table-cell>
          <table:table-cell table:formula="of:=[.AH44]" office:value-type="float" office:value="43" calcext:value-type="float">
            <text:p>43</text:p>
          </table:table-cell>
          <table:table-cell table:formula="of:=[.AI44]/[.$AG$2]" office:value-type="float" office:value="0.690697674418605" calcext:value-type="float">
            <text:p>0.6906976744</text:p>
          </table:table-cell>
          <table:table-cell table:formula="of:=[.AJ44]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79.65" calcext:value-type="float">
            <text:p>79.65</text:p>
          </table:table-cell>
          <table:table-cell office:value-type="float" office:value="0" calcext:value-type="float">
            <text:p>0</text:p>
          </table:table-cell>
          <table:table-cell table:formula="of:=[.AP44]" office:value-type="float" office:value="43" calcext:value-type="float">
            <text:p>43</text:p>
          </table:table-cell>
          <table:table-cell table:formula="of:=[.AQ44]/[.$AO$2]" office:value-type="float" office:value="0.580962800875274" calcext:value-type="float">
            <text:p>0.5809628009</text:p>
          </table:table-cell>
          <table:table-cell table:formula="of:=[.AR44]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8" calcext:value-type="float">
            <text:p>88</text:p>
          </table:table-cell>
          <table:table-cell table:formula="of:=[.AV44]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2495.352" calcext:value-type="float">
            <text:p>42495.352</text:p>
          </table:table-cell>
          <table:table-cell table:formula="of:=[.AZ44]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table:formula="of:=[.BD44]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77116.7465" calcext:value-type="float">
            <text:p>77116.7465</text:p>
          </table:table-cell>
          <table:table-cell table:formula="of:=[.BH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30454.0575" calcext:value-type="float">
            <text:p>30454.0575</text:p>
          </table:table-cell>
          <table:table-cell office:value-type="float" office:value="82.28" calcext:value-type="float">
            <text:p>82.28</text:p>
          </table:table-cell>
          <table:table-cell office:value-type="float" office:value="27.1" calcext:value-type="float">
            <text:p>27.1</text:p>
          </table:table-cell>
          <table:table-cell office:value-type="float" office:value="91" calcext:value-type="float">
            <text:p>91</text:p>
          </table:table-cell>
          <table:table-cell office:value-type="float" office:value="56898.479" calcext:value-type="float">
            <text:p>56898.479</text:p>
          </table:table-cell>
          <table:table-cell office:value-type="float" office:value="76" calcext:value-type="float">
            <text:p>76</text:p>
          </table:table-cell>
          <table:table-cell office:value-type="float" office:value="77116.7465" calcext:value-type="float">
            <text:p>77116.7465</text:p>
          </table:table-cell>
          <table:table-cell office:value-type="float" office:value="30" calcext:value-type="float">
            <text:p>30</text:p>
          </table:table-cell>
          <table:table-cell office:value-type="float" office:value="56663.9067" calcext:value-type="float">
            <text:p>56663.9067</text:p>
          </table:table-cell>
          <table:table-cell office:value-type="float" office:value="24" calcext:value-type="float">
            <text:p>24</text:p>
          </table:table-cell>
          <table:table-cell office:value-type="float" office:value="285.7957" calcext:value-type="float">
            <text:p>285.7957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0" calcext:value-type="float">
            <text:p>0</text:p>
          </table:table-cell>
          <table:table-cell table:formula="of:=[.R45]" office:value-type="float" office:value="44" calcext:value-type="float">
            <text:p>44</text:p>
          </table:table-cell>
          <table:table-cell table:formula="of:=[.S45]/[.$Q$2]" office:value-type="float" office:value="0.905654270641802" calcext:value-type="float">
            <text:p>0.9056542706</text:p>
          </table:table-cell>
          <table:table-cell table:formula="of:=[.T45]" office:value-type="float" office:value="0" calcext:value-type="float">
            <text:p>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0454.0575" calcext:value-type="float">
            <text:p>30454.0575</text:p>
          </table:table-cell>
          <table:table-cell office:value-type="float" office:value="0" calcext:value-type="float">
            <text:p>0</text:p>
          </table:table-cell>
          <table:table-cell table:formula="of:=[.Z45]" office:value-type="float" office:value="44" calcext:value-type="float">
            <text:p>44</text:p>
          </table:table-cell>
          <table:table-cell table:formula="of:=[.AA45]/[.$Y$2]" office:value-type="float" office:value="0.433032947568261" calcext:value-type="float">
            <text:p>0.4330329476</text:p>
          </table:table-cell>
          <table:table-cell table:formula="of:=[.AB45]" office:value-type="float" office:value="0" calcext:value-type="float">
            <text:p>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7.1" calcext:value-type="float">
            <text:p>27.1</text:p>
          </table:table-cell>
          <table:table-cell office:value-type="float" office:value="0" calcext:value-type="float">
            <text:p>0</text:p>
          </table:table-cell>
          <table:table-cell table:formula="of:=[.AH45]" office:value-type="float" office:value="44" calcext:value-type="float">
            <text:p>44</text:p>
          </table:table-cell>
          <table:table-cell table:formula="of:=[.AI45]/[.$AG$2]" office:value-type="float" office:value="0.700258397932817" calcext:value-type="float">
            <text:p>0.7002583979</text:p>
          </table:table-cell>
          <table:table-cell table:formula="of:=[.AJ45]" office:value-type="float" office:value="0" calcext:value-type="float">
            <text:p>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82.28" calcext:value-type="float">
            <text:p>82.28</text:p>
          </table:table-cell>
          <table:table-cell office:value-type="float" office:value="0" calcext:value-type="float">
            <text:p>0</text:p>
          </table:table-cell>
          <table:table-cell table:formula="of:=[.AP45]" office:value-type="float" office:value="44" calcext:value-type="float">
            <text:p>44</text:p>
          </table:table-cell>
          <table:table-cell table:formula="of:=[.AQ45]/[.$AO$2]" office:value-type="float" office:value="0.600145878920496" calcext:value-type="float">
            <text:p>0.6001458789</text:p>
          </table:table-cell>
          <table:table-cell table:formula="of:=[.AR45]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table:formula="of:=[.AV45]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6898.479" calcext:value-type="float">
            <text:p>56898.479</text:p>
          </table:table-cell>
          <table:table-cell table:formula="of:=[.AZ45]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table:formula="of:=[.BD45]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7116.7465" calcext:value-type="float">
            <text:p>77116.7465</text:p>
          </table:table-cell>
          <table:table-cell table:formula="of:=[.BH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33648.8619" calcext:value-type="float">
            <text:p>33648.8619</text:p>
          </table:table-cell>
          <table:table-cell office:value-type="float" office:value="83.47" calcext:value-type="float">
            <text:p>83.47</text:p>
          </table:table-cell>
          <table:table-cell office:value-type="float" office:value="27.1" calcext:value-type="float">
            <text:p>27.1</text:p>
          </table:table-cell>
          <table:table-cell office:value-type="float" office:value="94" calcext:value-type="float">
            <text:p>94</text:p>
          </table:table-cell>
          <table:table-cell office:value-type="float" office:value="53917.3522" calcext:value-type="float">
            <text:p>53917.3522</text:p>
          </table:table-cell>
          <table:table-cell office:value-type="float" office:value="76" calcext:value-type="float">
            <text:p>76</text:p>
          </table:table-cell>
          <table:table-cell office:value-type="float" office:value="77116.7465" calcext:value-type="float">
            <text:p>77116.7465</text:p>
          </table:table-cell>
          <table:table-cell office:value-type="float" office:value="30" calcext:value-type="float">
            <text:p>30</text:p>
          </table:table-cell>
          <table:table-cell office:value-type="float" office:value="56642.1253" calcext:value-type="float">
            <text:p>56642.1253</text:p>
          </table:table-cell>
          <table:table-cell office:value-type="float" office:value="25" calcext:value-type="float">
            <text:p>25</text:p>
          </table:table-cell>
          <table:table-cell office:value-type="float" office:value="8506.1868" calcext:value-type="float">
            <text:p>8506.186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0" calcext:value-type="float">
            <text:p>0</text:p>
          </table:table-cell>
          <table:table-cell table:formula="of:=[.R46]" office:value-type="float" office:value="45" calcext:value-type="float">
            <text:p>45</text:p>
          </table:table-cell>
          <table:table-cell table:formula="of:=[.S46]/[.$Q$2]" office:value-type="float" office:value="0.905654270641802" calcext:value-type="float">
            <text:p>0.9056542706</text:p>
          </table:table-cell>
          <table:table-cell table:formula="of:=[.T46]"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3648.8619" calcext:value-type="float">
            <text:p>33648.8619</text:p>
          </table:table-cell>
          <table:table-cell office:value-type="float" office:value="0" calcext:value-type="float">
            <text:p>0</text:p>
          </table:table-cell>
          <table:table-cell table:formula="of:=[.Z46]" office:value-type="float" office:value="45" calcext:value-type="float">
            <text:p>45</text:p>
          </table:table-cell>
          <table:table-cell table:formula="of:=[.AA46]/[.$Y$2]" office:value-type="float" office:value="0.478460574617171" calcext:value-type="float">
            <text:p>0.4784605746</text:p>
          </table:table-cell>
          <table:table-cell table:formula="of:=[.AB46]"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7.1" calcext:value-type="float">
            <text:p>27.1</text:p>
          </table:table-cell>
          <table:table-cell office:value-type="float" office:value="0" calcext:value-type="float">
            <text:p>0</text:p>
          </table:table-cell>
          <table:table-cell table:formula="of:=[.AH46]" office:value-type="float" office:value="45" calcext:value-type="float">
            <text:p>45</text:p>
          </table:table-cell>
          <table:table-cell table:formula="of:=[.AI46]/[.$AG$2]" office:value-type="float" office:value="0.700258397932817" calcext:value-type="float">
            <text:p>0.7002583979</text:p>
          </table:table-cell>
          <table:table-cell table:formula="of:=[.AJ46]"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83.47" calcext:value-type="float">
            <text:p>83.47</text:p>
          </table:table-cell>
          <table:table-cell office:value-type="float" office:value="0" calcext:value-type="float">
            <text:p>0</text:p>
          </table:table-cell>
          <table:table-cell table:formula="of:=[.AP46]" office:value-type="float" office:value="45" calcext:value-type="float">
            <text:p>45</text:p>
          </table:table-cell>
          <table:table-cell table:formula="of:=[.AQ46]/[.$AO$2]" office:value-type="float" office:value="0.608825674690007" calcext:value-type="float">
            <text:p>0.6088256747</text:p>
          </table:table-cell>
          <table:table-cell table:formula="of:=[.AR46]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table:formula="of:=[.AV46]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3917.3522" calcext:value-type="float">
            <text:p>53917.3522</text:p>
          </table:table-cell>
          <table:table-cell table:formula="of:=[.AZ46]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table:formula="of:=[.BD46]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7116.7465" calcext:value-type="float">
            <text:p>77116.7465</text:p>
          </table:table-cell>
          <table:table-cell table:formula="of:=[.BH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36752.4192" calcext:value-type="float">
            <text:p>36752.4192</text:p>
          </table:table-cell>
          <table:table-cell office:value-type="float" office:value="82.08" calcext:value-type="float">
            <text:p>82.08</text:p>
          </table:table-cell>
          <table:table-cell office:value-type="float" office:value="27.12" calcext:value-type="float">
            <text:p>27.12</text:p>
          </table:table-cell>
          <table:table-cell office:value-type="float" office:value="91" calcext:value-type="float">
            <text:p>91</text:p>
          </table:table-cell>
          <table:table-cell office:value-type="float" office:value="56898.479" calcext:value-type="float">
            <text:p>56898.479</text:p>
          </table:table-cell>
          <table:table-cell office:value-type="float" office:value="76" calcext:value-type="float">
            <text:p>76</text:p>
          </table:table-cell>
          <table:table-cell office:value-type="float" office:value="77116.7465" calcext:value-type="float">
            <text:p>77116.7465</text:p>
          </table:table-cell>
          <table:table-cell office:value-type="float" office:value="30" calcext:value-type="float">
            <text:p>30</text:p>
          </table:table-cell>
          <table:table-cell office:value-type="float" office:value="5951.4643" calcext:value-type="float">
            <text:p>5951.4643</text:p>
          </table:table-cell>
          <table:table-cell office:value-type="float" office:value="25" calcext:value-type="float">
            <text:p>25</text:p>
          </table:table-cell>
          <table:table-cell office:value-type="float" office:value="6163.9204" calcext:value-type="float">
            <text:p>6163.920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0" calcext:value-type="float">
            <text:p>0</text:p>
          </table:table-cell>
          <table:table-cell table:formula="of:=[.R47]" office:value-type="float" office:value="46" calcext:value-type="float">
            <text:p>46</text:p>
          </table:table-cell>
          <table:table-cell table:formula="of:=[.S47]/[.$Q$2]" office:value-type="float" office:value="0.905654270641802" calcext:value-type="float">
            <text:p>0.9056542706</text:p>
          </table:table-cell>
          <table:table-cell table:formula="of:=[.T47]"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6752.4192" calcext:value-type="float">
            <text:p>36752.4192</text:p>
          </table:table-cell>
          <table:table-cell office:value-type="float" office:value="0" calcext:value-type="float">
            <text:p>0</text:p>
          </table:table-cell>
          <table:table-cell table:formula="of:=[.Z47]" office:value-type="float" office:value="46" calcext:value-type="float">
            <text:p>46</text:p>
          </table:table-cell>
          <table:table-cell table:formula="of:=[.AA47]/[.$Y$2]" office:value-type="float" office:value="0.522590739064584" calcext:value-type="float">
            <text:p>0.5225907391</text:p>
          </table:table-cell>
          <table:table-cell table:formula="of:=[.AB47]"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27.12" calcext:value-type="float">
            <text:p>27.12</text:p>
          </table:table-cell>
          <table:table-cell office:value-type="float" office:value="0" calcext:value-type="float">
            <text:p>0</text:p>
          </table:table-cell>
          <table:table-cell table:formula="of:=[.AH47]" office:value-type="float" office:value="46" calcext:value-type="float">
            <text:p>46</text:p>
          </table:table-cell>
          <table:table-cell table:formula="of:=[.AI47]/[.$AG$2]" office:value-type="float" office:value="0.70077519379845" calcext:value-type="float">
            <text:p>0.7007751938</text:p>
          </table:table-cell>
          <table:table-cell table:formula="of:=[.AJ47]"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82.08" calcext:value-type="float">
            <text:p>82.08</text:p>
          </table:table-cell>
          <table:table-cell office:value-type="float" office:value="0" calcext:value-type="float">
            <text:p>0</text:p>
          </table:table-cell>
          <table:table-cell table:formula="of:=[.AP47]" office:value-type="float" office:value="46" calcext:value-type="float">
            <text:p>46</text:p>
          </table:table-cell>
          <table:table-cell table:formula="of:=[.AQ47]/[.$AO$2]" office:value-type="float" office:value="0.598687089715536" calcext:value-type="float">
            <text:p>0.5986870897</text:p>
          </table:table-cell>
          <table:table-cell table:formula="of:=[.AR47]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table:formula="of:=[.AV47]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6898.479" calcext:value-type="float">
            <text:p>56898.479</text:p>
          </table:table-cell>
          <table:table-cell table:formula="of:=[.AZ47]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table:formula="of:=[.BD47]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77116.7465" calcext:value-type="float">
            <text:p>77116.7465</text:p>
          </table:table-cell>
          <table:table-cell table:formula="of:=[.BH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32073.2293" calcext:value-type="float">
            <text:p>32073.2293</text:p>
          </table:table-cell>
          <table:table-cell office:value-type="float" office:value="82.05" calcext:value-type="float">
            <text:p>82.05</text:p>
          </table:table-cell>
          <table:table-cell office:value-type="float" office:value="26.73" calcext:value-type="float">
            <text:p>26.73</text:p>
          </table:table-cell>
          <table:table-cell office:value-type="float" office:value="94" calcext:value-type="float">
            <text:p>94</text:p>
          </table:table-cell>
          <table:table-cell office:value-type="float" office:value="30664.0492" calcext:value-type="float">
            <text:p>30664.0492</text:p>
          </table:table-cell>
          <table:table-cell office:value-type="float" office:value="76" calcext:value-type="float">
            <text:p>76</text:p>
          </table:table-cell>
          <table:table-cell office:value-type="float" office:value="77116.7465" calcext:value-type="float">
            <text:p>77116.7465</text:p>
          </table:table-cell>
          <table:table-cell office:value-type="float" office:value="30" calcext:value-type="float">
            <text:p>30</text:p>
          </table:table-cell>
          <table:table-cell office:value-type="float" office:value="6334.7482" calcext:value-type="float">
            <text:p>6334.7482</text:p>
          </table:table-cell>
          <table:table-cell office:value-type="float" office:value="24" calcext:value-type="float">
            <text:p>24</text:p>
          </table:table-cell>
          <table:table-cell office:value-type="float" office:value="8717.7382" calcext:value-type="float">
            <text:p>8717.738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0" calcext:value-type="float">
            <text:p>0</text:p>
          </table:table-cell>
          <table:table-cell table:formula="of:=[.R48]" office:value-type="float" office:value="47" calcext:value-type="float">
            <text:p>47</text:p>
          </table:table-cell>
          <table:table-cell table:formula="of:=[.S48]/[.$Q$2]" office:value-type="float" office:value="0.905654270641802" calcext:value-type="float">
            <text:p>0.9056542706</text:p>
          </table:table-cell>
          <table:table-cell table:formula="of:=[.T48]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32073.2293" calcext:value-type="float">
            <text:p>32073.2293</text:p>
          </table:table-cell>
          <table:table-cell office:value-type="float" office:value="0" calcext:value-type="float">
            <text:p>0</text:p>
          </table:table-cell>
          <table:table-cell table:formula="of:=[.Z48]" office:value-type="float" office:value="47" calcext:value-type="float">
            <text:p>47</text:p>
          </table:table-cell>
          <table:table-cell table:formula="of:=[.AA48]/[.$Y$2]" office:value-type="float" office:value="0.456056307827347" calcext:value-type="float">
            <text:p>0.4560563078</text:p>
          </table:table-cell>
          <table:table-cell table:formula="of:=[.AB48]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6.73" calcext:value-type="float">
            <text:p>26.73</text:p>
          </table:table-cell>
          <table:table-cell office:value-type="float" office:value="0" calcext:value-type="float">
            <text:p>0</text:p>
          </table:table-cell>
          <table:table-cell table:formula="of:=[.AH48]" office:value-type="float" office:value="47" calcext:value-type="float">
            <text:p>47</text:p>
          </table:table-cell>
          <table:table-cell table:formula="of:=[.AI48]/[.$AG$2]" office:value-type="float" office:value="0.690697674418605" calcext:value-type="float">
            <text:p>0.6906976744</text:p>
          </table:table-cell>
          <table:table-cell table:formula="of:=[.AJ48]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82.05" calcext:value-type="float">
            <text:p>82.05</text:p>
          </table:table-cell>
          <table:table-cell office:value-type="float" office:value="0" calcext:value-type="float">
            <text:p>0</text:p>
          </table:table-cell>
          <table:table-cell table:formula="of:=[.AP48]" office:value-type="float" office:value="47" calcext:value-type="float">
            <text:p>47</text:p>
          </table:table-cell>
          <table:table-cell table:formula="of:=[.AQ48]/[.$AO$2]" office:value-type="float" office:value="0.598468271334792" calcext:value-type="float">
            <text:p>0.5984682713</text:p>
          </table:table-cell>
          <table:table-cell table:formula="of:=[.AR48]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table:formula="of:=[.AV48]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0664.0492" calcext:value-type="float">
            <text:p>30664.0492</text:p>
          </table:table-cell>
          <table:table-cell table:formula="of:=[.AZ48]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table:formula="of:=[.BD48]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77116.7465" calcext:value-type="float">
            <text:p>77116.7465</text:p>
          </table:table-cell>
          <table:table-cell table:formula="of:=[.BH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34205.7772" calcext:value-type="float">
            <text:p>34205.7772</text:p>
          </table:table-cell>
          <table:table-cell office:value-type="float" office:value="83.83" calcext:value-type="float">
            <text:p>83.83</text:p>
          </table:table-cell>
          <table:table-cell office:value-type="float" office:value="27.32" calcext:value-type="float">
            <text:p>27.32</text:p>
          </table:table-cell>
          <table:table-cell office:value-type="float" office:value="96" calcext:value-type="float">
            <text:p>96</text:p>
          </table:table-cell>
          <table:table-cell office:value-type="float" office:value="102.3371" calcext:value-type="float">
            <text:p>102.3371</text:p>
          </table:table-cell>
          <table:table-cell office:value-type="float" office:value="76" calcext:value-type="float">
            <text:p>76</text:p>
          </table:table-cell>
          <table:table-cell office:value-type="float" office:value="77116.7465" calcext:value-type="float">
            <text:p>77116.7465</text:p>
          </table:table-cell>
          <table:table-cell office:value-type="float" office:value="31" calcext:value-type="float">
            <text:p>31</text:p>
          </table:table-cell>
          <table:table-cell office:value-type="float" office:value="44201.3928" calcext:value-type="float">
            <text:p>44201.3928</text:p>
          </table:table-cell>
          <table:table-cell office:value-type="float" office:value="25" calcext:value-type="float">
            <text:p>25</text:p>
          </table:table-cell>
          <table:table-cell office:value-type="float" office:value="248.692" calcext:value-type="float">
            <text:p>248.69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0" calcext:value-type="float">
            <text:p>0</text:p>
          </table:table-cell>
          <table:table-cell table:formula="of:=[.R49]" office:value-type="float" office:value="48" calcext:value-type="float">
            <text:p>48</text:p>
          </table:table-cell>
          <table:table-cell table:formula="of:=[.S49]/[.$Q$2]" office:value-type="float" office:value="0.905654270641802" calcext:value-type="float">
            <text:p>0.9056542706</text:p>
          </table:table-cell>
          <table:table-cell table:formula="of:=[.T49]"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4205.7772" calcext:value-type="float">
            <text:p>34205.7772</text:p>
          </table:table-cell>
          <table:table-cell office:value-type="float" office:value="0" calcext:value-type="float">
            <text:p>0</text:p>
          </table:table-cell>
          <table:table-cell table:formula="of:=[.Z49]" office:value-type="float" office:value="48" calcext:value-type="float">
            <text:p>48</text:p>
          </table:table-cell>
          <table:table-cell table:formula="of:=[.AA49]/[.$Y$2]" office:value-type="float" office:value="0.486379475863905" calcext:value-type="float">
            <text:p>0.4863794759</text:p>
          </table:table-cell>
          <table:table-cell table:formula="of:=[.AB49]"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formula="of:=[.AH49]" office:value-type="float" office:value="48" calcext:value-type="float">
            <text:p>48</text:p>
          </table:table-cell>
          <table:table-cell table:formula="of:=[.AI49]/[.$AG$2]" office:value-type="float" office:value="0.70594315245478" calcext:value-type="float">
            <text:p>0.7059431525</text:p>
          </table:table-cell>
          <table:table-cell table:formula="of:=[.AJ49]"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83.83" calcext:value-type="float">
            <text:p>83.83</text:p>
          </table:table-cell>
          <table:table-cell office:value-type="float" office:value="0" calcext:value-type="float">
            <text:p>0</text:p>
          </table:table-cell>
          <table:table-cell table:formula="of:=[.AP49]" office:value-type="float" office:value="48" calcext:value-type="float">
            <text:p>48</text:p>
          </table:table-cell>
          <table:table-cell table:formula="of:=[.AQ49]/[.$AO$2]" office:value-type="float" office:value="0.611451495258935" calcext:value-type="float">
            <text:p>0.6114514953</text:p>
          </table:table-cell>
          <table:table-cell table:formula="of:=[.AR49]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table:formula="of:=[.AV49]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2.3371" calcext:value-type="float">
            <text:p>102.3371</text:p>
          </table:table-cell>
          <table:table-cell table:formula="of:=[.AZ49]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table:formula="of:=[.BD49]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7116.7465" calcext:value-type="float">
            <text:p>77116.7465</text:p>
          </table:table-cell>
          <table:table-cell table:formula="of:=[.BH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30509.405" calcext:value-type="float">
            <text:p>30509.405</text:p>
          </table:table-cell>
          <table:table-cell office:value-type="float" office:value="85.15" calcext:value-type="float">
            <text:p>85.15</text:p>
          </table:table-cell>
          <table:table-cell office:value-type="float" office:value="27.57" calcext:value-type="float">
            <text:p>27.57</text:p>
          </table:table-cell>
          <table:table-cell office:value-type="float" office:value="97" calcext:value-type="float">
            <text:p>97</text:p>
          </table:table-cell>
          <table:table-cell office:value-type="float" office:value="13493.7532" calcext:value-type="float">
            <text:p>13493.7532</text:p>
          </table:table-cell>
          <table:table-cell office:value-type="float" office:value="75" calcext:value-type="float">
            <text:p>75</text:p>
          </table:table-cell>
          <table:table-cell office:value-type="float" office:value="77116.7465" calcext:value-type="float">
            <text:p>77116.7465</text:p>
          </table:table-cell>
          <table:table-cell office:value-type="float" office:value="31" calcext:value-type="float">
            <text:p>31</text:p>
          </table:table-cell>
          <table:table-cell office:value-type="float" office:value="40583.6366" calcext:value-type="float">
            <text:p>40583.6366</text:p>
          </table:table-cell>
          <table:table-cell office:value-type="float" office:value="25" calcext:value-type="float">
            <text:p>25</text:p>
          </table:table-cell>
          <table:table-cell office:value-type="float" office:value="265.9112" calcext:value-type="float">
            <text:p>265.911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0" calcext:value-type="float">
            <text:p>0</text:p>
          </table:table-cell>
          <table:table-cell table:formula="of:=[.R50]" office:value-type="float" office:value="49" calcext:value-type="float">
            <text:p>49</text:p>
          </table:table-cell>
          <table:table-cell table:formula="of:=[.S50]/[.$Q$2]" office:value-type="float" office:value="0.905654270641802" calcext:value-type="float">
            <text:p>0.9056542706</text:p>
          </table:table-cell>
          <table:table-cell table:formula="of:=[.T50]" office:value-type="float" office:value="0" calcext:value-type="float">
            <text:p>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0509.405" calcext:value-type="float">
            <text:p>30509.405</text:p>
          </table:table-cell>
          <table:table-cell office:value-type="float" office:value="0" calcext:value-type="float">
            <text:p>0</text:p>
          </table:table-cell>
          <table:table-cell table:formula="of:=[.Z50]" office:value-type="float" office:value="49" calcext:value-type="float">
            <text:p>49</text:p>
          </table:table-cell>
          <table:table-cell table:formula="of:=[.AA50]/[.$Y$2]" office:value-type="float" office:value="0.433819945854632" calcext:value-type="float">
            <text:p>0.4338199459</text:p>
          </table:table-cell>
          <table:table-cell table:formula="of:=[.AB50]" office:value-type="float" office:value="0" calcext:value-type="float">
            <text:p>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7.57" calcext:value-type="float">
            <text:p>27.57</text:p>
          </table:table-cell>
          <table:table-cell office:value-type="float" office:value="0" calcext:value-type="float">
            <text:p>0</text:p>
          </table:table-cell>
          <table:table-cell table:formula="of:=[.AH50]" office:value-type="float" office:value="49" calcext:value-type="float">
            <text:p>49</text:p>
          </table:table-cell>
          <table:table-cell table:formula="of:=[.AI50]/[.$AG$2]" office:value-type="float" office:value="0.712403100775194" calcext:value-type="float">
            <text:p>0.7124031008</text:p>
          </table:table-cell>
          <table:table-cell table:formula="of:=[.AJ50]" office:value-type="float" office:value="0" calcext:value-type="float">
            <text:p>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85.15" calcext:value-type="float">
            <text:p>85.15</text:p>
          </table:table-cell>
          <table:table-cell office:value-type="float" office:value="0" calcext:value-type="float">
            <text:p>0</text:p>
          </table:table-cell>
          <table:table-cell table:formula="of:=[.AP50]" office:value-type="float" office:value="49" calcext:value-type="float">
            <text:p>49</text:p>
          </table:table-cell>
          <table:table-cell table:formula="of:=[.AQ50]/[.$AO$2]" office:value-type="float" office:value="0.62107950401167" calcext:value-type="float">
            <text:p>0.621079504</text:p>
          </table:table-cell>
          <table:table-cell table:formula="of:=[.AR50]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AV50]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3493.7532" calcext:value-type="float">
            <text:p>13493.7532</text:p>
          </table:table-cell>
          <table:table-cell table:formula="of:=[.AZ50]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table:formula="of:=[.BD50]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7116.7465" calcext:value-type="float">
            <text:p>77116.7465</text:p>
          </table:table-cell>
          <table:table-cell table:formula="of:=[.BH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31911.0635" calcext:value-type="float">
            <text:p>31911.0635</text:p>
          </table:table-cell>
          <table:table-cell office:value-type="float" office:value="87.05" calcext:value-type="float">
            <text:p>87.05</text:p>
          </table:table-cell>
          <table:table-cell office:value-type="float" office:value="27.77" calcext:value-type="float">
            <text:p>27.77</text:p>
          </table:table-cell>
          <table:table-cell office:value-type="float" office:value="100" calcext:value-type="float">
            <text:p>100</text:p>
          </table:table-cell>
          <table:table-cell office:value-type="float" office:value="7060.7521" calcext:value-type="float">
            <text:p>7060.7521</text:p>
          </table:table-cell>
          <table:table-cell office:value-type="float" office:value="76" calcext:value-type="float">
            <text:p>76</text:p>
          </table:table-cell>
          <table:table-cell office:value-type="float" office:value="77116.7465" calcext:value-type="float">
            <text:p>77116.7465</text:p>
          </table:table-cell>
          <table:table-cell office:value-type="float" office:value="31" calcext:value-type="float">
            <text:p>31</text:p>
          </table:table-cell>
          <table:table-cell office:value-type="float" office:value="5356.8723" calcext:value-type="float">
            <text:p>5356.8723</text:p>
          </table:table-cell>
          <table:table-cell office:value-type="float" office:value="25" calcext:value-type="float">
            <text:p>25</text:p>
          </table:table-cell>
          <table:table-cell office:value-type="float" office:value="77116.7465" calcext:value-type="float">
            <text:p>77116.746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0" calcext:value-type="float">
            <text:p>0</text:p>
          </table:table-cell>
          <table:table-cell table:formula="of:=[.R51]" office:value-type="float" office:value="50" calcext:value-type="float">
            <text:p>50</text:p>
          </table:table-cell>
          <table:table-cell table:formula="of:=[.S51]/[.$Q$2]" office:value-type="float" office:value="0.905654270641802" calcext:value-type="float">
            <text:p>0.9056542706</text:p>
          </table:table-cell>
          <table:table-cell table:formula="of:=[.T51]"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1911.0635" calcext:value-type="float">
            <text:p>31911.0635</text:p>
          </table:table-cell>
          <table:table-cell office:value-type="float" office:value="0" calcext:value-type="float">
            <text:p>0</text:p>
          </table:table-cell>
          <table:table-cell table:formula="of:=[.Z51]" office:value-type="float" office:value="50" calcext:value-type="float">
            <text:p>50</text:p>
          </table:table-cell>
          <table:table-cell table:formula="of:=[.AA51]/[.$Y$2]" office:value-type="float" office:value="0.453750436618928" calcext:value-type="float">
            <text:p>0.4537504366</text:p>
          </table:table-cell>
          <table:table-cell table:formula="of:=[.AB51]"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7.77" calcext:value-type="float">
            <text:p>27.77</text:p>
          </table:table-cell>
          <table:table-cell office:value-type="float" office:value="0" calcext:value-type="float">
            <text:p>0</text:p>
          </table:table-cell>
          <table:table-cell table:formula="of:=[.AH51]" office:value-type="float" office:value="50" calcext:value-type="float">
            <text:p>50</text:p>
          </table:table-cell>
          <table:table-cell table:formula="of:=[.AI51]/[.$AG$2]" office:value-type="float" office:value="0.717571059431524" calcext:value-type="float">
            <text:p>0.7175710594</text:p>
          </table:table-cell>
          <table:table-cell table:formula="of:=[.AJ51]"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87.05" calcext:value-type="float">
            <text:p>87.05</text:p>
          </table:table-cell>
          <table:table-cell office:value-type="float" office:value="0" calcext:value-type="float">
            <text:p>0</text:p>
          </table:table-cell>
          <table:table-cell table:formula="of:=[.AP51]" office:value-type="float" office:value="50" calcext:value-type="float">
            <text:p>50</text:p>
          </table:table-cell>
          <table:table-cell table:formula="of:=[.AQ51]/[.$AO$2]" office:value-type="float" office:value="0.634938001458789" calcext:value-type="float">
            <text:p>0.6349380015</text:p>
          </table:table-cell>
          <table:table-cell table:formula="of:=[.AR51]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[.AV51]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060.7521" calcext:value-type="float">
            <text:p>7060.7521</text:p>
          </table:table-cell>
          <table:table-cell table:formula="of:=[.AZ51]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table:formula="of:=[.BD51]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7116.7465" calcext:value-type="float">
            <text:p>77116.7465</text:p>
          </table:table-cell>
          <table:table-cell table:formula="of:=[.BH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33267.6661" calcext:value-type="float">
            <text:p>33267.6661</text:p>
          </table:table-cell>
          <table:table-cell office:value-type="float" office:value="88" calcext:value-type="float">
            <text:p>88</text:p>
          </table:table-cell>
          <table:table-cell office:value-type="float" office:value="27.77" calcext:value-type="float">
            <text:p>27.77</text:p>
          </table:table-cell>
          <table:table-cell office:value-type="float" office:value="91" calcext:value-type="float">
            <text:p>91</text:p>
          </table:table-cell>
          <table:table-cell office:value-type="float" office:value="17816.5787" calcext:value-type="float">
            <text:p>17816.5787</text:p>
          </table:table-cell>
          <table:table-cell office:value-type="float" office:value="94" calcext:value-type="float">
            <text:p>94</text:p>
          </table:table-cell>
          <table:table-cell office:value-type="float" office:value="17816.5787" calcext:value-type="float">
            <text:p>17816.5787</text:p>
          </table:table-cell>
          <table:table-cell office:value-type="float" office:value="30" calcext:value-type="float">
            <text:p>30</text:p>
          </table:table-cell>
          <table:table-cell office:value-type="float" office:value="45616.6634" calcext:value-type="float">
            <text:p>45616.6634</text:p>
          </table:table-cell>
          <table:table-cell office:value-type="float" office:value="26" calcext:value-type="float">
            <text:p>26</text:p>
          </table:table-cell>
          <table:table-cell office:value-type="float" office:value="12756.0561" calcext:value-type="float">
            <text:p>12756.056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0" calcext:value-type="float">
            <text:p>0</text:p>
          </table:table-cell>
          <table:table-cell table:formula="of:=[.R52]" office:value-type="float" office:value="51" calcext:value-type="float">
            <text:p>51</text:p>
          </table:table-cell>
          <table:table-cell table:formula="of:=[.S52]/[.$Q$2]" office:value-type="float" office:value="0.905654270641802" calcext:value-type="float">
            <text:p>0.9056542706</text:p>
          </table:table-cell>
          <table:table-cell table:formula="of:=[.T52]" office:value-type="float" office:value="0" calcext:value-type="float">
            <text:p>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3267.6661" calcext:value-type="float">
            <text:p>33267.6661</text:p>
          </table:table-cell>
          <table:table-cell office:value-type="float" office:value="0" calcext:value-type="float">
            <text:p>0</text:p>
          </table:table-cell>
          <table:table-cell table:formula="of:=[.Z52]" office:value-type="float" office:value="51" calcext:value-type="float">
            <text:p>51</text:p>
          </table:table-cell>
          <table:table-cell table:formula="of:=[.AA52]/[.$Y$2]" office:value-type="float" office:value="0.473040267622786" calcext:value-type="float">
            <text:p>0.4730402676</text:p>
          </table:table-cell>
          <table:table-cell table:formula="of:=[.AB52]" office:value-type="float" office:value="0" calcext:value-type="float">
            <text:p>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27.77" calcext:value-type="float">
            <text:p>27.77</text:p>
          </table:table-cell>
          <table:table-cell office:value-type="float" office:value="0" calcext:value-type="float">
            <text:p>0</text:p>
          </table:table-cell>
          <table:table-cell table:formula="of:=[.AH52]" office:value-type="float" office:value="51" calcext:value-type="float">
            <text:p>51</text:p>
          </table:table-cell>
          <table:table-cell table:formula="of:=[.AI52]/[.$AG$2]" office:value-type="float" office:value="0.717571059431524" calcext:value-type="float">
            <text:p>0.7175710594</text:p>
          </table:table-cell>
          <table:table-cell table:formula="of:=[.AJ52]" office:value-type="float" office:value="0" calcext:value-type="float">
            <text:p>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AP52]" office:value-type="float" office:value="51" calcext:value-type="float">
            <text:p>51</text:p>
          </table:table-cell>
          <table:table-cell table:formula="of:=[.AQ52]/[.$AO$2]" office:value-type="float" office:value="0.641867250182349" calcext:value-type="float">
            <text:p>0.6418672502</text:p>
          </table:table-cell>
          <table:table-cell table:formula="of:=[.AR52]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table:formula="of:=[.AV52]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7816.5787" calcext:value-type="float">
            <text:p>17816.5787</text:p>
          </table:table-cell>
          <table:table-cell table:formula="of:=[.AZ52]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table:formula="of:=[.BD52]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7816.5787" calcext:value-type="float">
            <text:p>17816.5787</text:p>
          </table:table-cell>
          <table:table-cell table:formula="of:=[.BH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34452.4411" calcext:value-type="float">
            <text:p>34452.4411</text:p>
          </table:table-cell>
          <table:table-cell office:value-type="float" office:value="88.12" calcext:value-type="float">
            <text:p>88.12</text:p>
          </table:table-cell>
          <table:table-cell office:value-type="float" office:value="27.82" calcext:value-type="float">
            <text:p>27.82</text:p>
          </table:table-cell>
          <table:table-cell office:value-type="float" office:value="103" calcext:value-type="float">
            <text:p>103</text:p>
          </table:table-cell>
          <table:table-cell office:value-type="float" office:value="35.039" calcext:value-type="float">
            <text:p>35.039</text:p>
          </table:table-cell>
          <table:table-cell office:value-type="float" office:value="93" calcext:value-type="float">
            <text:p>93</text:p>
          </table:table-cell>
          <table:table-cell office:value-type="float" office:value="58342.1956" calcext:value-type="float">
            <text:p>58342.1956</text:p>
          </table:table-cell>
          <table:table-cell office:value-type="float" office:value="31" calcext:value-type="float">
            <text:p>31</text:p>
          </table:table-cell>
          <table:table-cell office:value-type="float" office:value="288.3571" calcext:value-type="float">
            <text:p>288.3571</text:p>
          </table:table-cell>
          <table:table-cell office:value-type="float" office:value="25" calcext:value-type="float">
            <text:p>25</text:p>
          </table:table-cell>
          <table:table-cell office:value-type="float" office:value="290.5631" calcext:value-type="float">
            <text:p>290.563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0" calcext:value-type="float">
            <text:p>0</text:p>
          </table:table-cell>
          <table:table-cell table:formula="of:=[.R53]" office:value-type="float" office:value="52" calcext:value-type="float">
            <text:p>52</text:p>
          </table:table-cell>
          <table:table-cell table:formula="of:=[.S53]/[.$Q$2]" office:value-type="float" office:value="0.905654270641802" calcext:value-type="float">
            <text:p>0.9056542706</text:p>
          </table:table-cell>
          <table:table-cell table:formula="of:=[.T53]" office:value-type="float" office:value="0" calcext:value-type="float">
            <text:p>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4452.4411" calcext:value-type="float">
            <text:p>34452.4411</text:p>
          </table:table-cell>
          <table:table-cell office:value-type="float" office:value="0" calcext:value-type="float">
            <text:p>0</text:p>
          </table:table-cell>
          <table:table-cell table:formula="of:=[.Z53]" office:value-type="float" office:value="52" calcext:value-type="float">
            <text:p>52</text:p>
          </table:table-cell>
          <table:table-cell table:formula="of:=[.AA53]/[.$Y$2]" office:value-type="float" office:value="0.489886844157134" calcext:value-type="float">
            <text:p>0.4898868442</text:p>
          </table:table-cell>
          <table:table-cell table:formula="of:=[.AB53]" office:value-type="float" office:value="0" calcext:value-type="float">
            <text:p>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27.82" calcext:value-type="float">
            <text:p>27.82</text:p>
          </table:table-cell>
          <table:table-cell office:value-type="float" office:value="0" calcext:value-type="float">
            <text:p>0</text:p>
          </table:table-cell>
          <table:table-cell table:formula="of:=[.AH53]" office:value-type="float" office:value="52" calcext:value-type="float">
            <text:p>52</text:p>
          </table:table-cell>
          <table:table-cell table:formula="of:=[.AI53]/[.$AG$2]" office:value-type="float" office:value="0.718863049095607" calcext:value-type="float">
            <text:p>0.7188630491</text:p>
          </table:table-cell>
          <table:table-cell table:formula="of:=[.AJ53]" office:value-type="float" office:value="0" calcext:value-type="float">
            <text:p>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88.12" calcext:value-type="float">
            <text:p>88.12</text:p>
          </table:table-cell>
          <table:table-cell office:value-type="float" office:value="0" calcext:value-type="float">
            <text:p>0</text:p>
          </table:table-cell>
          <table:table-cell table:formula="of:=[.AP53]" office:value-type="float" office:value="52" calcext:value-type="float">
            <text:p>52</text:p>
          </table:table-cell>
          <table:table-cell table:formula="of:=[.AQ53]/[.$AO$2]" office:value-type="float" office:value="0.642742523705325" calcext:value-type="float">
            <text:p>0.6427425237</text:p>
          </table:table-cell>
          <table:table-cell table:formula="of:=[.AR53]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3" calcext:value-type="float">
            <text:p>103</text:p>
          </table:table-cell>
          <table:table-cell table:formula="of:=[.AV53]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5.039" calcext:value-type="float">
            <text:p>35.039</text:p>
          </table:table-cell>
          <table:table-cell table:formula="of:=[.AZ53]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  <table:table-cell table:formula="of:=[.BD53]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8342.1956" calcext:value-type="float">
            <text:p>58342.1956</text:p>
          </table:table-cell>
          <table:table-cell table:formula="of:=[.BH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35871.7606" calcext:value-type="float">
            <text:p>35871.7606</text:p>
          </table:table-cell>
          <table:table-cell office:value-type="float" office:value="88.78" calcext:value-type="float">
            <text:p>88.78</text:p>
          </table:table-cell>
          <table:table-cell office:value-type="float" office:value="27.9" calcext:value-type="float">
            <text:p>27.9</text:p>
          </table:table-cell>
          <table:table-cell office:value-type="float" office:value="94" calcext:value-type="float">
            <text:p>94</text:p>
          </table:table-cell>
          <table:table-cell office:value-type="float" office:value="35.039" calcext:value-type="float">
            <text:p>35.039</text:p>
          </table:table-cell>
          <table:table-cell office:value-type="float" office:value="96" calcext:value-type="float">
            <text:p>96</text:p>
          </table:table-cell>
          <table:table-cell office:value-type="float" office:value="41473.5934" calcext:value-type="float">
            <text:p>41473.593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398.0729" calcext:value-type="float">
            <text:p>7398.0729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0" calcext:value-type="float">
            <text:p>0</text:p>
          </table:table-cell>
          <table:table-cell table:formula="of:=[.R54]" office:value-type="float" office:value="53" calcext:value-type="float">
            <text:p>53</text:p>
          </table:table-cell>
          <table:table-cell table:formula="of:=[.S54]/[.$Q$2]" office:value-type="float" office:value="0.905654270641802" calcext:value-type="float">
            <text:p>0.9056542706</text:p>
          </table:table-cell>
          <table:table-cell table:formula="of:=[.T54]" office:value-type="float" office:value="0" calcext:value-type="float">
            <text:p>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35871.7606" calcext:value-type="float">
            <text:p>35871.7606</text:p>
          </table:table-cell>
          <table:table-cell office:value-type="float" office:value="0" calcext:value-type="float">
            <text:p>0</text:p>
          </table:table-cell>
          <table:table-cell table:formula="of:=[.Z54]" office:value-type="float" office:value="53" calcext:value-type="float">
            <text:p>53</text:p>
          </table:table-cell>
          <table:table-cell table:formula="of:=[.AA54]/[.$Y$2]" office:value-type="float" office:value="0.510068460568218" calcext:value-type="float">
            <text:p>0.5100684606</text:p>
          </table:table-cell>
          <table:table-cell table:formula="of:=[.AB54]" office:value-type="float" office:value="0" calcext:value-type="float">
            <text:p>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27.9" calcext:value-type="float">
            <text:p>27.9</text:p>
          </table:table-cell>
          <table:table-cell office:value-type="float" office:value="0" calcext:value-type="float">
            <text:p>0</text:p>
          </table:table-cell>
          <table:table-cell table:formula="of:=[.AH54]" office:value-type="float" office:value="53" calcext:value-type="float">
            <text:p>53</text:p>
          </table:table-cell>
          <table:table-cell table:formula="of:=[.AI54]/[.$AG$2]" office:value-type="float" office:value="0.72093023255814" calcext:value-type="float">
            <text:p>0.7209302326</text:p>
          </table:table-cell>
          <table:table-cell table:formula="of:=[.AJ54]" office:value-type="float" office:value="0" calcext:value-type="float">
            <text:p>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88.78" calcext:value-type="float">
            <text:p>88.78</text:p>
          </table:table-cell>
          <table:table-cell office:value-type="float" office:value="0" calcext:value-type="float">
            <text:p>0</text:p>
          </table:table-cell>
          <table:table-cell table:formula="of:=[.AP54]" office:value-type="float" office:value="53" calcext:value-type="float">
            <text:p>53</text:p>
          </table:table-cell>
          <table:table-cell table:formula="of:=[.AQ54]/[.$AO$2]" office:value-type="float" office:value="0.647556528081692" calcext:value-type="float">
            <text:p>0.6475565281</text:p>
          </table:table-cell>
          <table:table-cell table:formula="of:=[.AR54]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table:formula="of:=[.AV54]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5.039" calcext:value-type="float">
            <text:p>35.039</text:p>
          </table:table-cell>
          <table:table-cell table:formula="of:=[.AZ54]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table:formula="of:=[.BD54]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1473.5934" calcext:value-type="float">
            <text:p>41473.5934</text:p>
          </table:table-cell>
          <table:table-cell table:formula="of:=[.BH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36102.5669" calcext:value-type="float">
            <text:p>36102.5669</text:p>
          </table:table-cell>
          <table:table-cell office:value-type="float" office:value="89.67" calcext:value-type="float">
            <text:p>89.67</text:p>
          </table:table-cell>
          <table:table-cell office:value-type="float" office:value="28.15" calcext:value-type="float">
            <text:p>28.15</text:p>
          </table:table-cell>
          <table:table-cell office:value-type="float" office:value="100" calcext:value-type="float">
            <text:p>100</text:p>
          </table:table-cell>
          <table:table-cell office:value-type="float" office:value="40782.1548" calcext:value-type="float">
            <text:p>40782.1548</text:p>
          </table:table-cell>
          <table:table-cell office:value-type="float" office:value="96" calcext:value-type="float">
            <text:p>96</text:p>
          </table:table-cell>
          <table:table-cell office:value-type="float" office:value="41473.5934" calcext:value-type="float">
            <text:p>41473.5934</text:p>
          </table:table-cell>
          <table:table-cell office:value-type="float" office:value="31" calcext:value-type="float">
            <text:p>31</text:p>
          </table:table-cell>
          <table:table-cell office:value-type="float" office:value="36375.8668" calcext:value-type="float">
            <text:p>36375.8668</text:p>
          </table:table-cell>
          <table:table-cell office:value-type="float" office:value="26" calcext:value-type="float">
            <text:p>26</text:p>
          </table:table-cell>
          <table:table-cell office:value-type="float" office:value="29183.3003" calcext:value-type="float">
            <text:p>29183.300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0" calcext:value-type="float">
            <text:p>0</text:p>
          </table:table-cell>
          <table:table-cell table:formula="of:=[.R55]" office:value-type="float" office:value="54" calcext:value-type="float">
            <text:p>54</text:p>
          </table:table-cell>
          <table:table-cell table:formula="of:=[.S55]/[.$Q$2]" office:value-type="float" office:value="0.905654270641802" calcext:value-type="float">
            <text:p>0.9056542706</text:p>
          </table:table-cell>
          <table:table-cell table:formula="of:=[.T55]" office:value-type="float" office:value="0" calcext:value-type="float">
            <text:p>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6102.5669" calcext:value-type="float">
            <text:p>36102.5669</text:p>
          </table:table-cell>
          <table:table-cell office:value-type="float" office:value="0" calcext:value-type="float">
            <text:p>0</text:p>
          </table:table-cell>
          <table:table-cell table:formula="of:=[.Z55]" office:value-type="float" office:value="54" calcext:value-type="float">
            <text:p>54</text:p>
          </table:table-cell>
          <table:table-cell table:formula="of:=[.AA55]/[.$Y$2]" office:value-type="float" office:value="0.51335034615625" calcext:value-type="float">
            <text:p>0.5133503462</text:p>
          </table:table-cell>
          <table:table-cell table:formula="of:=[.AB55]" office:value-type="float" office:value="0" calcext:value-type="float">
            <text:p>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28.15" calcext:value-type="float">
            <text:p>28.15</text:p>
          </table:table-cell>
          <table:table-cell office:value-type="float" office:value="0" calcext:value-type="float">
            <text:p>0</text:p>
          </table:table-cell>
          <table:table-cell table:formula="of:=[.AH55]" office:value-type="float" office:value="54" calcext:value-type="float">
            <text:p>54</text:p>
          </table:table-cell>
          <table:table-cell table:formula="of:=[.AI55]/[.$AG$2]" office:value-type="float" office:value="0.727390180878553" calcext:value-type="float">
            <text:p>0.7273901809</text:p>
          </table:table-cell>
          <table:table-cell table:formula="of:=[.AJ55]" office:value-type="float" office:value="0" calcext:value-type="float">
            <text:p>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89.67" calcext:value-type="float">
            <text:p>89.67</text:p>
          </table:table-cell>
          <table:table-cell office:value-type="float" office:value="0" calcext:value-type="float">
            <text:p>0</text:p>
          </table:table-cell>
          <table:table-cell table:formula="of:=[.AP55]" office:value-type="float" office:value="54" calcext:value-type="float">
            <text:p>54</text:p>
          </table:table-cell>
          <table:table-cell table:formula="of:=[.AQ55]/[.$AO$2]" office:value-type="float" office:value="0.654048140043764" calcext:value-type="float">
            <text:p>0.65404814</text:p>
          </table:table-cell>
          <table:table-cell table:formula="of:=[.AR55]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table:formula="of:=[.AV55]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0782.1548" calcext:value-type="float">
            <text:p>40782.1548</text:p>
          </table:table-cell>
          <table:table-cell table:formula="of:=[.AZ55]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table:formula="of:=[.BD55]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1473.5934" calcext:value-type="float">
            <text:p>41473.5934</text:p>
          </table:table-cell>
          <table:table-cell table:formula="of:=[.BH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80850.2957" calcext:value-type="float">
            <text:p>80850.2957</text:p>
          </table:table-cell>
          <table:table-cell office:value-type="float" office:value="31983.6151" calcext:value-type="float">
            <text:p>31983.6151</text:p>
          </table:table-cell>
          <table:table-cell office:value-type="float" office:value="90.22" calcext:value-type="float">
            <text:p>90.22</text:p>
          </table:table-cell>
          <table:table-cell office:value-type="float" office:value="28.5" calcext:value-type="float">
            <text:p>28.5</text:p>
          </table:table-cell>
          <table:table-cell office:value-type="float" office:value="103" calcext:value-type="float">
            <text:p>103</text:p>
          </table:table-cell>
          <table:table-cell office:value-type="float" office:value="36375.8668" calcext:value-type="float">
            <text:p>36375.8668</text:p>
          </table:table-cell>
          <table:table-cell office:value-type="float" office:value="96" calcext:value-type="float">
            <text:p>96</text:p>
          </table:table-cell>
          <table:table-cell office:value-type="float" office:value="569.9271" calcext:value-type="float">
            <text:p>569.9271</text:p>
          </table:table-cell>
          <table:table-cell office:value-type="float" office:value="32" calcext:value-type="float">
            <text:p>32</text:p>
          </table:table-cell>
          <table:table-cell office:value-type="float" office:value="24884.106" calcext:value-type="float">
            <text:p>24884.106</text:p>
          </table:table-cell>
          <table:table-cell office:value-type="float" office:value="25" calcext:value-type="float">
            <text:p>25</text:p>
          </table:table-cell>
          <table:table-cell office:value-type="float" office:value="189.7254" calcext:value-type="float">
            <text:p>189.725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80850.2957" calcext:value-type="float">
            <text:p>80850.2957</text:p>
          </table:table-cell>
          <table:table-cell office:value-type="float" office:value="0" calcext:value-type="float">
            <text:p>0</text:p>
          </table:table-cell>
          <table:table-cell table:formula="of:=[.R56]" office:value-type="float" office:value="55" calcext:value-type="float">
            <text:p>55</text:p>
          </table:table-cell>
          <table:table-cell table:formula="of:=[.S56]/[.$Q$2]" office:value-type="float" office:value="0.939333902374347" calcext:value-type="float">
            <text:p>0.9393339024</text:p>
          </table:table-cell>
          <table:table-cell table:formula="of:=[.T56]" office:value-type="float" office:value="0" calcext:value-type="float">
            <text:p>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1983.6151" calcext:value-type="float">
            <text:p>31983.6151</text:p>
          </table:table-cell>
          <table:table-cell office:value-type="float" office:value="0" calcext:value-type="float">
            <text:p>0</text:p>
          </table:table-cell>
          <table:table-cell table:formula="of:=[.Z56]" office:value-type="float" office:value="55" calcext:value-type="float">
            <text:p>55</text:p>
          </table:table-cell>
          <table:table-cell table:formula="of:=[.AA56]/[.$Y$2]" office:value-type="float" office:value="0.454782063790408" calcext:value-type="float">
            <text:p>0.4547820638</text:p>
          </table:table-cell>
          <table:table-cell table:formula="of:=[.AB56]" office:value-type="float" office:value="0" calcext:value-type="float">
            <text:p>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28.5" calcext:value-type="float">
            <text:p>28.5</text:p>
          </table:table-cell>
          <table:table-cell office:value-type="float" office:value="0" calcext:value-type="float">
            <text:p>0</text:p>
          </table:table-cell>
          <table:table-cell table:formula="of:=[.AH56]" office:value-type="float" office:value="55" calcext:value-type="float">
            <text:p>55</text:p>
          </table:table-cell>
          <table:table-cell table:formula="of:=[.AI56]/[.$AG$2]" office:value-type="float" office:value="0.736434108527132" calcext:value-type="float">
            <text:p>0.7364341085</text:p>
          </table:table-cell>
          <table:table-cell table:formula="of:=[.AJ56]" office:value-type="float" office:value="0" calcext:value-type="float">
            <text:p>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90.22" calcext:value-type="float">
            <text:p>90.22</text:p>
          </table:table-cell>
          <table:table-cell office:value-type="float" office:value="0" calcext:value-type="float">
            <text:p>0</text:p>
          </table:table-cell>
          <table:table-cell table:formula="of:=[.AP56]" office:value-type="float" office:value="55" calcext:value-type="float">
            <text:p>55</text:p>
          </table:table-cell>
          <table:table-cell table:formula="of:=[.AQ56]/[.$AO$2]" office:value-type="float" office:value="0.658059810357403" calcext:value-type="float">
            <text:p>0.6580598104</text:p>
          </table:table-cell>
          <table:table-cell table:formula="of:=[.AR56]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3" calcext:value-type="float">
            <text:p>103</text:p>
          </table:table-cell>
          <table:table-cell table:formula="of:=[.AV56]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6375.8668" calcext:value-type="float">
            <text:p>36375.8668</text:p>
          </table:table-cell>
          <table:table-cell table:formula="of:=[.AZ56]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table:formula="of:=[.BD56]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69.9271" calcext:value-type="float">
            <text:p>569.9271</text:p>
          </table:table-cell>
          <table:table-cell table:formula="of:=[.BH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80850.2957" calcext:value-type="float">
            <text:p>80850.2957</text:p>
          </table:table-cell>
          <table:table-cell office:value-type="float" office:value="24623.6849" calcext:value-type="float">
            <text:p>24623.6849</text:p>
          </table:table-cell>
          <table:table-cell office:value-type="float" office:value="90.83" calcext:value-type="float">
            <text:p>90.83</text:p>
          </table:table-cell>
          <table:table-cell office:value-type="float" office:value="28.38" calcext:value-type="float">
            <text:p>28.38</text:p>
          </table:table-cell>
          <table:table-cell office:value-type="float" office:value="103" calcext:value-type="float">
            <text:p>103</text:p>
          </table:table-cell>
          <table:table-cell office:value-type="float" office:value="35.039" calcext:value-type="float">
            <text:p>35.039</text:p>
          </table:table-cell>
          <table:table-cell office:value-type="float" office:value="85" calcext:value-type="float">
            <text:p>85</text:p>
          </table:table-cell>
          <table:table-cell office:value-type="float" office:value="20435.0561" calcext:value-type="float">
            <text:p>20435.0561</text:p>
          </table:table-cell>
          <table:table-cell office:value-type="float" office:value="32" calcext:value-type="float">
            <text:p>32</text:p>
          </table:table-cell>
          <table:table-cell office:value-type="float" office:value="269.096" calcext:value-type="float">
            <text:p>269.096</text:p>
          </table:table-cell>
          <table:table-cell office:value-type="float" office:value="26" calcext:value-type="float">
            <text:p>26</text:p>
          </table:table-cell>
          <table:table-cell office:value-type="float" office:value="285.8514" calcext:value-type="float">
            <text:p>285.851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80850.2957" calcext:value-type="float">
            <text:p>80850.2957</text:p>
          </table:table-cell>
          <table:table-cell office:value-type="float" office:value="0" calcext:value-type="float">
            <text:p>0</text:p>
          </table:table-cell>
          <table:table-cell table:formula="of:=[.R57]" office:value-type="float" office:value="56" calcext:value-type="float">
            <text:p>56</text:p>
          </table:table-cell>
          <table:table-cell table:formula="of:=[.S57]/[.$Q$2]" office:value-type="float" office:value="0.939333902374347" calcext:value-type="float">
            <text:p>0.9393339024</text:p>
          </table:table-cell>
          <table:table-cell table:formula="of:=[.T57]" office:value-type="float" office:value="0" calcext:value-type="float">
            <text:p>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4623.6849" calcext:value-type="float">
            <text:p>24623.6849</text:p>
          </table:table-cell>
          <table:table-cell office:value-type="float" office:value="0" calcext:value-type="float">
            <text:p>0</text:p>
          </table:table-cell>
          <table:table-cell table:formula="of:=[.Z57]" office:value-type="float" office:value="56" calcext:value-type="float">
            <text:p>56</text:p>
          </table:table-cell>
          <table:table-cell table:formula="of:=[.AA57]/[.$Y$2]" office:value-type="float" office:value="0.350129596105185" calcext:value-type="float">
            <text:p>0.3501295961</text:p>
          </table:table-cell>
          <table:table-cell table:formula="of:=[.AB57]" office:value-type="float" office:value="0" calcext:value-type="float">
            <text:p>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8.38" calcext:value-type="float">
            <text:p>28.38</text:p>
          </table:table-cell>
          <table:table-cell office:value-type="float" office:value="0" calcext:value-type="float">
            <text:p>0</text:p>
          </table:table-cell>
          <table:table-cell table:formula="of:=[.AH57]" office:value-type="float" office:value="56" calcext:value-type="float">
            <text:p>56</text:p>
          </table:table-cell>
          <table:table-cell table:formula="of:=[.AI57]/[.$AG$2]" office:value-type="float" office:value="0.733333333333333" calcext:value-type="float">
            <text:p>0.7333333333</text:p>
          </table:table-cell>
          <table:table-cell table:formula="of:=[.AJ57]" office:value-type="float" office:value="0" calcext:value-type="float">
            <text:p>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90.83" calcext:value-type="float">
            <text:p>90.83</text:p>
          </table:table-cell>
          <table:table-cell office:value-type="float" office:value="0" calcext:value-type="float">
            <text:p>0</text:p>
          </table:table-cell>
          <table:table-cell table:formula="of:=[.AP57]" office:value-type="float" office:value="56" calcext:value-type="float">
            <text:p>56</text:p>
          </table:table-cell>
          <table:table-cell table:formula="of:=[.AQ57]/[.$AO$2]" office:value-type="float" office:value="0.662509117432531" calcext:value-type="float">
            <text:p>0.6625091174</text:p>
          </table:table-cell>
          <table:table-cell table:formula="of:=[.AR57]"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  <table:table-cell table:formula="of:=[.AV57]"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5.039" calcext:value-type="float">
            <text:p>35.039</text:p>
          </table:table-cell>
          <table:table-cell table:formula="of:=[.AZ57]"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table:formula="of:=[.BD57]"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0435.0561" calcext:value-type="float">
            <text:p>20435.0561</text:p>
          </table:table-cell>
          <table:table-cell table:formula="of:=[.BH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80850.2957" calcext:value-type="float">
            <text:p>80850.2957</text:p>
          </table:table-cell>
          <table:table-cell office:value-type="float" office:value="28112.0606" calcext:value-type="float">
            <text:p>28112.0606</text:p>
          </table:table-cell>
          <table:table-cell office:value-type="float" office:value="91.5" calcext:value-type="float">
            <text:p>91.5</text:p>
          </table:table-cell>
          <table:table-cell office:value-type="float" office:value="28.7" calcext:value-type="float">
            <text:p>28.7</text:p>
          </table:table-cell>
          <table:table-cell office:value-type="float" office:value="103" calcext:value-type="float">
            <text:p>103</text:p>
          </table:table-cell>
          <table:table-cell office:value-type="float" office:value="35.039" calcext:value-type="float">
            <text:p>35.039</text:p>
          </table:table-cell>
          <table:table-cell office:value-type="float" office:value="88" calcext:value-type="float">
            <text:p>88</text:p>
          </table:table-cell>
          <table:table-cell office:value-type="float" office:value="76022.3704" calcext:value-type="float">
            <text:p>76022.3704</text:p>
          </table:table-cell>
          <table:table-cell office:value-type="float" office:value="33" calcext:value-type="float">
            <text:p>33</text:p>
          </table:table-cell>
          <table:table-cell office:value-type="float" office:value="1568.2396" calcext:value-type="float">
            <text:p>1568.2396</text:p>
          </table:table-cell>
          <table:table-cell office:value-type="float" office:value="26" calcext:value-type="float">
            <text:p>26</text:p>
          </table:table-cell>
          <table:table-cell office:value-type="float" office:value="70773.1703" calcext:value-type="float">
            <text:p>70773.170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80850.2957" calcext:value-type="float">
            <text:p>80850.2957</text:p>
          </table:table-cell>
          <table:table-cell office:value-type="float" office:value="0" calcext:value-type="float">
            <text:p>0</text:p>
          </table:table-cell>
          <table:table-cell table:formula="of:=[.R58]" office:value-type="float" office:value="57" calcext:value-type="float">
            <text:p>57</text:p>
          </table:table-cell>
          <table:table-cell table:formula="of:=[.S58]/[.$Q$2]" office:value-type="float" office:value="0.939333902374347" calcext:value-type="float">
            <text:p>0.9393339024</text:p>
          </table:table-cell>
          <table:table-cell table:formula="of:=[.T58]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8112.0606" calcext:value-type="float">
            <text:p>28112.0606</text:p>
          </table:table-cell>
          <table:table-cell office:value-type="float" office:value="0" calcext:value-type="float">
            <text:p>0</text:p>
          </table:table-cell>
          <table:table-cell table:formula="of:=[.Z58]" office:value-type="float" office:value="57" calcext:value-type="float">
            <text:p>57</text:p>
          </table:table-cell>
          <table:table-cell table:formula="of:=[.AA58]/[.$Y$2]" office:value-type="float" office:value="0.399731578093841" calcext:value-type="float">
            <text:p>0.3997315781</text:p>
          </table:table-cell>
          <table:table-cell table:formula="of:=[.AB58]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8.7" calcext:value-type="float">
            <text:p>28.7</text:p>
          </table:table-cell>
          <table:table-cell office:value-type="float" office:value="0" calcext:value-type="float">
            <text:p>0</text:p>
          </table:table-cell>
          <table:table-cell table:formula="of:=[.AH58]" office:value-type="float" office:value="57" calcext:value-type="float">
            <text:p>57</text:p>
          </table:table-cell>
          <table:table-cell table:formula="of:=[.AI58]/[.$AG$2]" office:value-type="float" office:value="0.741602067183462" calcext:value-type="float">
            <text:p>0.7416020672</text:p>
          </table:table-cell>
          <table:table-cell table:formula="of:=[.AJ58]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91.5" calcext:value-type="float">
            <text:p>91.5</text:p>
          </table:table-cell>
          <table:table-cell office:value-type="float" office:value="0" calcext:value-type="float">
            <text:p>0</text:p>
          </table:table-cell>
          <table:table-cell table:formula="of:=[.AP58]" office:value-type="float" office:value="57" calcext:value-type="float">
            <text:p>57</text:p>
          </table:table-cell>
          <table:table-cell table:formula="of:=[.AQ58]/[.$AO$2]" office:value-type="float" office:value="0.667396061269147" calcext:value-type="float">
            <text:p>0.6673960613</text:p>
          </table:table-cell>
          <table:table-cell table:formula="of:=[.AR58]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  <table:table-cell table:formula="of:=[.AV58]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5.039" calcext:value-type="float">
            <text:p>35.039</text:p>
          </table:table-cell>
          <table:table-cell table:formula="of:=[.AZ58]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table:formula="of:=[.BD58]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6022.3704" calcext:value-type="float">
            <text:p>76022.3704</text:p>
          </table:table-cell>
          <table:table-cell table:formula="of:=[.BH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80850.2957" calcext:value-type="float">
            <text:p>80850.2957</text:p>
          </table:table-cell>
          <table:table-cell office:value-type="float" office:value="25801.7823" calcext:value-type="float">
            <text:p>25801.7823</text:p>
          </table:table-cell>
          <table:table-cell office:value-type="float" office:value="91.97" calcext:value-type="float">
            <text:p>91.97</text:p>
          </table:table-cell>
          <table:table-cell office:value-type="float" office:value="29.05" calcext:value-type="float">
            <text:p>29.05</text:p>
          </table:table-cell>
          <table:table-cell office:value-type="float" office:value="105" calcext:value-type="float">
            <text:p>105</text:p>
          </table:table-cell>
          <table:table-cell office:value-type="float" office:value="1568.2396" calcext:value-type="float">
            <text:p>1568.239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132.826" calcext:value-type="float">
            <text:p>18132.82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80850.2957" calcext:value-type="float">
            <text:p>80850.2957</text:p>
          </table:table-cell>
          <table:table-cell office:value-type="float" office:value="0" calcext:value-type="float">
            <text:p>0</text:p>
          </table:table-cell>
          <table:table-cell table:formula="of:=[.R59]" office:value-type="float" office:value="58" calcext:value-type="float">
            <text:p>58</text:p>
          </table:table-cell>
          <table:table-cell table:formula="of:=[.S59]/[.$Q$2]" office:value-type="float" office:value="0.939333902374347" calcext:value-type="float">
            <text:p>0.9393339024</text:p>
          </table:table-cell>
          <table:table-cell table:formula="of:=[.T59]" office:value-type="float" office:value="0" calcext:value-type="float">
            <text:p>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5801.7823" calcext:value-type="float">
            <text:p>25801.7823</text:p>
          </table:table-cell>
          <table:table-cell office:value-type="float" office:value="0" calcext:value-type="float">
            <text:p>0</text:p>
          </table:table-cell>
          <table:table-cell table:formula="of:=[.Z59]" office:value-type="float" office:value="58" calcext:value-type="float">
            <text:p>58</text:p>
          </table:table-cell>
          <table:table-cell table:formula="of:=[.AA59]/[.$Y$2]" office:value-type="float" office:value="0.366881222375166" calcext:value-type="float">
            <text:p>0.3668812224</text:p>
          </table:table-cell>
          <table:table-cell table:formula="of:=[.AB59]" office:value-type="float" office:value="0" calcext:value-type="float">
            <text:p>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9.05" calcext:value-type="float">
            <text:p>29.05</text:p>
          </table:table-cell>
          <table:table-cell office:value-type="float" office:value="0" calcext:value-type="float">
            <text:p>0</text:p>
          </table:table-cell>
          <table:table-cell table:formula="of:=[.AH59]" office:value-type="float" office:value="58" calcext:value-type="float">
            <text:p>58</text:p>
          </table:table-cell>
          <table:table-cell table:formula="of:=[.AI59]/[.$AG$2]" office:value-type="float" office:value="0.750645994832041" calcext:value-type="float">
            <text:p>0.7506459948</text:p>
          </table:table-cell>
          <table:table-cell table:formula="of:=[.AJ59]" office:value-type="float" office:value="0" calcext:value-type="float">
            <text:p>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91.97" calcext:value-type="float">
            <text:p>91.97</text:p>
          </table:table-cell>
          <table:table-cell office:value-type="float" office:value="0" calcext:value-type="float">
            <text:p>0</text:p>
          </table:table-cell>
          <table:table-cell table:formula="of:=[.AP59]" office:value-type="float" office:value="58" calcext:value-type="float">
            <text:p>58</text:p>
          </table:table-cell>
          <table:table-cell table:formula="of:=[.AQ59]/[.$AO$2]" office:value-type="float" office:value="0.670824215900802" calcext:value-type="float">
            <text:p>0.6708242159</text:p>
          </table:table-cell>
          <table:table-cell table:formula="of:=[.AR59]"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05" calcext:value-type="float">
            <text:p>105</text:p>
          </table:table-cell>
          <table:table-cell table:formula="of:=[.AV59]"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568.2396" calcext:value-type="float">
            <text:p>1568.2396</text:p>
          </table:table-cell>
          <table:table-cell table:formula="of:=[.AZ59]"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table:formula="of:=[.BD59]"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BH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80850.2957" calcext:value-type="float">
            <text:p>80850.2957</text:p>
          </table:table-cell>
          <table:table-cell office:value-type="float" office:value="24851.5404" calcext:value-type="float">
            <text:p>24851.5404</text:p>
          </table:table-cell>
          <table:table-cell office:value-type="float" office:value="92.15" calcext:value-type="float">
            <text:p>92.15</text:p>
          </table:table-cell>
          <table:table-cell office:value-type="float" office:value="28.75" calcext:value-type="float">
            <text:p>28.75</text:p>
          </table:table-cell>
          <table:table-cell office:value-type="float" office:value="103" calcext:value-type="float">
            <text:p>103</text:p>
          </table:table-cell>
          <table:table-cell office:value-type="float" office:value="940.6596" calcext:value-type="float">
            <text:p>940.6596</text:p>
          </table:table-cell>
          <table:table-cell office:value-type="float" office:value="79" calcext:value-type="float">
            <text:p>79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32" calcext:value-type="float">
            <text:p>32</text:p>
          </table:table-cell>
          <table:table-cell office:value-type="float" office:value="29376.3759" calcext:value-type="float">
            <text:p>29376.3759</text:p>
          </table:table-cell>
          <table:table-cell office:value-type="float" office:value="26" calcext:value-type="float">
            <text:p>26</text:p>
          </table:table-cell>
          <table:table-cell office:value-type="float" office:value="77951.4243" calcext:value-type="float">
            <text:p>77951.424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80850.2957" calcext:value-type="float">
            <text:p>80850.2957</text:p>
          </table:table-cell>
          <table:table-cell office:value-type="float" office:value="0" calcext:value-type="float">
            <text:p>0</text:p>
          </table:table-cell>
          <table:table-cell table:formula="of:=[.R60]" office:value-type="float" office:value="59" calcext:value-type="float">
            <text:p>59</text:p>
          </table:table-cell>
          <table:table-cell table:formula="of:=[.S60]/[.$Q$2]" office:value-type="float" office:value="0.939333902374347" calcext:value-type="float">
            <text:p>0.9393339024</text:p>
          </table:table-cell>
          <table:table-cell table:formula="of:=[.T60]" office:value-type="float" office:value="0" calcext:value-type="float">
            <text:p>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24851.5404" calcext:value-type="float">
            <text:p>24851.5404</text:p>
          </table:table-cell>
          <table:table-cell office:value-type="float" office:value="0" calcext:value-type="float">
            <text:p>0</text:p>
          </table:table-cell>
          <table:table-cell table:formula="of:=[.Z60]" office:value-type="float" office:value="59" calcext:value-type="float">
            <text:p>59</text:p>
          </table:table-cell>
          <table:table-cell table:formula="of:=[.AA60]/[.$Y$2]" office:value-type="float" office:value="0.353369523618445" calcext:value-type="float">
            <text:p>0.3533695236</text:p>
          </table:table-cell>
          <table:table-cell table:formula="of:=[.AB60]" office:value-type="float" office:value="0" calcext:value-type="float">
            <text:p>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28.75" calcext:value-type="float">
            <text:p>28.75</text:p>
          </table:table-cell>
          <table:table-cell office:value-type="float" office:value="0" calcext:value-type="float">
            <text:p>0</text:p>
          </table:table-cell>
          <table:table-cell table:formula="of:=[.AH60]" office:value-type="float" office:value="59" calcext:value-type="float">
            <text:p>59</text:p>
          </table:table-cell>
          <table:table-cell table:formula="of:=[.AI60]/[.$AG$2]" office:value-type="float" office:value="0.742894056847545" calcext:value-type="float">
            <text:p>0.7428940568</text:p>
          </table:table-cell>
          <table:table-cell table:formula="of:=[.AJ60]" office:value-type="float" office:value="0" calcext:value-type="float">
            <text:p>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92.15" calcext:value-type="float">
            <text:p>92.15</text:p>
          </table:table-cell>
          <table:table-cell office:value-type="float" office:value="0" calcext:value-type="float">
            <text:p>0</text:p>
          </table:table-cell>
          <table:table-cell table:formula="of:=[.AP60]" office:value-type="float" office:value="59" calcext:value-type="float">
            <text:p>59</text:p>
          </table:table-cell>
          <table:table-cell table:formula="of:=[.AQ60]/[.$AO$2]" office:value-type="float" office:value="0.672137126185266" calcext:value-type="float">
            <text:p>0.6721371262</text:p>
          </table:table-cell>
          <table:table-cell table:formula="of:=[.AR60]"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  <table:table-cell table:formula="of:=[.AV60]"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40.6596" calcext:value-type="float">
            <text:p>940.6596</text:p>
          </table:table-cell>
          <table:table-cell table:formula="of:=[.AZ60]"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table:formula="of:=[.BD60]"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7951.4243" calcext:value-type="float">
            <text:p>77951.4243</text:p>
          </table:table-cell>
          <table:table-cell table:formula="of:=[.BH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0850.2957" calcext:value-type="float">
            <text:p>80850.2957</text:p>
          </table:table-cell>
          <table:table-cell office:value-type="float" office:value="35624.0754" calcext:value-type="float">
            <text:p>35624.0754</text:p>
          </table:table-cell>
          <table:table-cell office:value-type="float" office:value="91.38" calcext:value-type="float">
            <text:p>91.38</text:p>
          </table:table-cell>
          <table:table-cell office:value-type="float" office:value="28.6" calcext:value-type="float">
            <text:p>28.6</text:p>
          </table:table-cell>
          <table:table-cell office:value-type="float" office:value="103" calcext:value-type="float">
            <text:p>103</text:p>
          </table:table-cell>
          <table:table-cell office:value-type="float" office:value="940.6596" calcext:value-type="float">
            <text:p>940.6596</text:p>
          </table:table-cell>
          <table:table-cell office:value-type="float" office:value="79" calcext:value-type="float">
            <text:p>79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31" calcext:value-type="float">
            <text:p>31</text:p>
          </table:table-cell>
          <table:table-cell office:value-type="float" office:value="47560.6157" calcext:value-type="float">
            <text:p>47560.6157</text:p>
          </table:table-cell>
          <table:table-cell office:value-type="float" office:value="26" calcext:value-type="float">
            <text:p>26</text:p>
          </table:table-cell>
          <table:table-cell office:value-type="float" office:value="61629.3625" calcext:value-type="float">
            <text:p>61629.362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80850.2957" calcext:value-type="float">
            <text:p>80850.2957</text:p>
          </table:table-cell>
          <table:table-cell office:value-type="float" office:value="0" calcext:value-type="float">
            <text:p>0</text:p>
          </table:table-cell>
          <table:table-cell table:formula="of:=[.R61]" office:value-type="float" office:value="60" calcext:value-type="float">
            <text:p>60</text:p>
          </table:table-cell>
          <table:table-cell table:formula="of:=[.S61]/[.$Q$2]" office:value-type="float" office:value="0.939333902374347" calcext:value-type="float">
            <text:p>0.9393339024</text:p>
          </table:table-cell>
          <table:table-cell table:formula="of:=[.T61]"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35624.0754" calcext:value-type="float">
            <text:p>35624.0754</text:p>
          </table:table-cell>
          <table:table-cell office:value-type="float" office:value="0" calcext:value-type="float">
            <text:p>0</text:p>
          </table:table-cell>
          <table:table-cell table:formula="of:=[.Z61]" office:value-type="float" office:value="60" calcext:value-type="float">
            <text:p>60</text:p>
          </table:table-cell>
          <table:table-cell table:formula="of:=[.AA61]/[.$Y$2]" office:value-type="float" office:value="0.506546570185466" calcext:value-type="float">
            <text:p>0.5065465702</text:p>
          </table:table-cell>
          <table:table-cell table:formula="of:=[.AB61]"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8.6" calcext:value-type="float">
            <text:p>28.6</text:p>
          </table:table-cell>
          <table:table-cell office:value-type="float" office:value="0" calcext:value-type="float">
            <text:p>0</text:p>
          </table:table-cell>
          <table:table-cell table:formula="of:=[.AH61]" office:value-type="float" office:value="60" calcext:value-type="float">
            <text:p>60</text:p>
          </table:table-cell>
          <table:table-cell table:formula="of:=[.AI61]/[.$AG$2]" office:value-type="float" office:value="0.739018087855297" calcext:value-type="float">
            <text:p>0.7390180879</text:p>
          </table:table-cell>
          <table:table-cell table:formula="of:=[.AJ61]"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1.38" calcext:value-type="float">
            <text:p>91.38</text:p>
          </table:table-cell>
          <table:table-cell office:value-type="float" office:value="0" calcext:value-type="float">
            <text:p>0</text:p>
          </table:table-cell>
          <table:table-cell table:formula="of:=[.AP61]" office:value-type="float" office:value="60" calcext:value-type="float">
            <text:p>60</text:p>
          </table:table-cell>
          <table:table-cell table:formula="of:=[.AQ61]/[.$AO$2]" office:value-type="float" office:value="0.666520787746171" calcext:value-type="float">
            <text:p>0.6665207877</text:p>
          </table:table-cell>
          <table:table-cell table:formula="of:=[.AR61]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table:formula="of:=[.AV61]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40.6596" calcext:value-type="float">
            <text:p>940.6596</text:p>
          </table:table-cell>
          <table:table-cell table:formula="of:=[.AZ61]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table:formula="of:=[.BD61]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7951.4243" calcext:value-type="float">
            <text:p>77951.4243</text:p>
          </table:table-cell>
          <table:table-cell table:formula="of:=[.BH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0850.2957" calcext:value-type="float">
            <text:p>80850.2957</text:p>
          </table:table-cell>
          <table:table-cell office:value-type="float" office:value="42493.2118" calcext:value-type="float">
            <text:p>42493.2118</text:p>
          </table:table-cell>
          <table:table-cell office:value-type="float" office:value="92.75" calcext:value-type="float">
            <text:p>92.75</text:p>
          </table:table-cell>
          <table:table-cell office:value-type="float" office:value="29.05" calcext:value-type="float">
            <text:p>29.05</text:p>
          </table:table-cell>
          <table:table-cell office:value-type="float" office:value="103" calcext:value-type="float">
            <text:p>103</text:p>
          </table:table-cell>
          <table:table-cell office:value-type="float" office:value="940.6596" calcext:value-type="float">
            <text:p>940.6596</text:p>
          </table:table-cell>
          <table:table-cell office:value-type="float" office:value="79" calcext:value-type="float">
            <text:p>79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32" calcext:value-type="float">
            <text:p>32</text:p>
          </table:table-cell>
          <table:table-cell office:value-type="float" office:value="35543.6509" calcext:value-type="float">
            <text:p>35543.6509</text:p>
          </table:table-cell>
          <table:table-cell office:value-type="float" office:value="26" calcext:value-type="float">
            <text:p>26</text:p>
          </table:table-cell>
          <table:table-cell office:value-type="float" office:value="62174.287" calcext:value-type="float">
            <text:p>62174.287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80850.2957" calcext:value-type="float">
            <text:p>80850.2957</text:p>
          </table:table-cell>
          <table:table-cell office:value-type="float" office:value="0" calcext:value-type="float">
            <text:p>0</text:p>
          </table:table-cell>
          <table:table-cell table:formula="of:=[.R62]" office:value-type="float" office:value="61" calcext:value-type="float">
            <text:p>61</text:p>
          </table:table-cell>
          <table:table-cell table:formula="of:=[.S62]/[.$Q$2]" office:value-type="float" office:value="0.939333902374347" calcext:value-type="float">
            <text:p>0.9393339024</text:p>
          </table:table-cell>
          <table:table-cell table:formula="of:=[.T62]" office:value-type="float" office:value="0" calcext:value-type="float">
            <text:p>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42493.2118" calcext:value-type="float">
            <text:p>42493.2118</text:p>
          </table:table-cell>
          <table:table-cell office:value-type="float" office:value="0" calcext:value-type="float">
            <text:p>0</text:p>
          </table:table-cell>
          <table:table-cell table:formula="of:=[.Z62]" office:value-type="float" office:value="61" calcext:value-type="float">
            <text:p>61</text:p>
          </table:table-cell>
          <table:table-cell table:formula="of:=[.AA62]/[.$Y$2]" office:value-type="float" office:value="0.60422033278805" calcext:value-type="float">
            <text:p>0.6042203328</text:p>
          </table:table-cell>
          <table:table-cell table:formula="of:=[.AB62]" office:value-type="float" office:value="0" calcext:value-type="float">
            <text:p>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29.05" calcext:value-type="float">
            <text:p>29.05</text:p>
          </table:table-cell>
          <table:table-cell office:value-type="float" office:value="0" calcext:value-type="float">
            <text:p>0</text:p>
          </table:table-cell>
          <table:table-cell table:formula="of:=[.AH62]" office:value-type="float" office:value="61" calcext:value-type="float">
            <text:p>61</text:p>
          </table:table-cell>
          <table:table-cell table:formula="of:=[.AI62]/[.$AG$2]" office:value-type="float" office:value="0.750645994832041" calcext:value-type="float">
            <text:p>0.7506459948</text:p>
          </table:table-cell>
          <table:table-cell table:formula="of:=[.AJ62]" office:value-type="float" office:value="0" calcext:value-type="float">
            <text:p>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92.75" calcext:value-type="float">
            <text:p>92.75</text:p>
          </table:table-cell>
          <table:table-cell office:value-type="float" office:value="0" calcext:value-type="float">
            <text:p>0</text:p>
          </table:table-cell>
          <table:table-cell table:formula="of:=[.AP62]" office:value-type="float" office:value="61" calcext:value-type="float">
            <text:p>61</text:p>
          </table:table-cell>
          <table:table-cell table:formula="of:=[.AQ62]/[.$AO$2]" office:value-type="float" office:value="0.676513493800146" calcext:value-type="float">
            <text:p>0.6765134938</text:p>
          </table:table-cell>
          <table:table-cell table:formula="of:=[.AR62]"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03" calcext:value-type="float">
            <text:p>103</text:p>
          </table:table-cell>
          <table:table-cell table:formula="of:=[.AV62]"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40.6596" calcext:value-type="float">
            <text:p>940.6596</text:p>
          </table:table-cell>
          <table:table-cell table:formula="of:=[.AZ62]"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table:formula="of:=[.BD62]"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7951.4243" calcext:value-type="float">
            <text:p>77951.4243</text:p>
          </table:table-cell>
          <table:table-cell table:formula="of:=[.BH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80850.2957" calcext:value-type="float">
            <text:p>80850.2957</text:p>
          </table:table-cell>
          <table:table-cell office:value-type="float" office:value="39429.6345" calcext:value-type="float">
            <text:p>39429.6345</text:p>
          </table:table-cell>
          <table:table-cell office:value-type="float" office:value="91.05" calcext:value-type="float">
            <text:p>91.05</text:p>
          </table:table-cell>
          <table:table-cell office:value-type="float" office:value="28.95" calcext:value-type="float">
            <text:p>28.95</text:p>
          </table:table-cell>
          <table:table-cell office:value-type="float" office:value="103" calcext:value-type="float">
            <text:p>103</text:p>
          </table:table-cell>
          <table:table-cell office:value-type="float" office:value="940.6596" calcext:value-type="float">
            <text:p>940.6596</text:p>
          </table:table-cell>
          <table:table-cell office:value-type="float" office:value="77" calcext:value-type="float">
            <text:p>77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32" calcext:value-type="float">
            <text:p>32</text:p>
          </table:table-cell>
          <table:table-cell office:value-type="float" office:value="13536.4778" calcext:value-type="float">
            <text:p>13536.477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80850.2957" calcext:value-type="float">
            <text:p>80850.2957</text:p>
          </table:table-cell>
          <table:table-cell office:value-type="float" office:value="0" calcext:value-type="float">
            <text:p>0</text:p>
          </table:table-cell>
          <table:table-cell table:formula="of:=[.R63]" office:value-type="float" office:value="62" calcext:value-type="float">
            <text:p>62</text:p>
          </table:table-cell>
          <table:table-cell table:formula="of:=[.S63]/[.$Q$2]" office:value-type="float" office:value="0.939333902374347" calcext:value-type="float">
            <text:p>0.9393339024</text:p>
          </table:table-cell>
          <table:table-cell table:formula="of:=[.T63]" office:value-type="float" office:value="0" calcext:value-type="float">
            <text:p>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39429.6345" calcext:value-type="float">
            <text:p>39429.6345</text:p>
          </table:table-cell>
          <table:table-cell office:value-type="float" office:value="0" calcext:value-type="float">
            <text:p>0</text:p>
          </table:table-cell>
          <table:table-cell table:formula="of:=[.Z63]" office:value-type="float" office:value="62" calcext:value-type="float">
            <text:p>62</text:p>
          </table:table-cell>
          <table:table-cell table:formula="of:=[.AA63]/[.$Y$2]" office:value-type="float" office:value="0.560658652761597" calcext:value-type="float">
            <text:p>0.5606586528</text:p>
          </table:table-cell>
          <table:table-cell table:formula="of:=[.AB63]" office:value-type="float" office:value="0" calcext:value-type="float">
            <text:p>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8.95" calcext:value-type="float">
            <text:p>28.95</text:p>
          </table:table-cell>
          <table:table-cell office:value-type="float" office:value="0" calcext:value-type="float">
            <text:p>0</text:p>
          </table:table-cell>
          <table:table-cell table:formula="of:=[.AH63]" office:value-type="float" office:value="62" calcext:value-type="float">
            <text:p>62</text:p>
          </table:table-cell>
          <table:table-cell table:formula="of:=[.AI63]/[.$AG$2]" office:value-type="float" office:value="0.748062015503876" calcext:value-type="float">
            <text:p>0.7480620155</text:p>
          </table:table-cell>
          <table:table-cell table:formula="of:=[.AJ63]" office:value-type="float" office:value="0" calcext:value-type="float">
            <text:p>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91.05" calcext:value-type="float">
            <text:p>91.05</text:p>
          </table:table-cell>
          <table:table-cell office:value-type="float" office:value="0" calcext:value-type="float">
            <text:p>0</text:p>
          </table:table-cell>
          <table:table-cell table:formula="of:=[.AP63]" office:value-type="float" office:value="62" calcext:value-type="float">
            <text:p>62</text:p>
          </table:table-cell>
          <table:table-cell table:formula="of:=[.AQ63]/[.$AO$2]" office:value-type="float" office:value="0.664113785557987" calcext:value-type="float">
            <text:p>0.6641137856</text:p>
          </table:table-cell>
          <table:table-cell table:formula="of:=[.AR63]"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3" calcext:value-type="float">
            <text:p>103</text:p>
          </table:table-cell>
          <table:table-cell table:formula="of:=[.AV63]"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40.6596" calcext:value-type="float">
            <text:p>940.6596</text:p>
          </table:table-cell>
          <table:table-cell table:formula="of:=[.AZ63]"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table:formula="of:=[.BD63]"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7951.4243" calcext:value-type="float">
            <text:p>77951.4243</text:p>
          </table:table-cell>
          <table:table-cell table:formula="of:=[.BH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81208.4159" calcext:value-type="float">
            <text:p>81208.4159</text:p>
          </table:table-cell>
          <table:table-cell office:value-type="float" office:value="34584.6248" calcext:value-type="float">
            <text:p>34584.6248</text:p>
          </table:table-cell>
          <table:table-cell office:value-type="float" office:value="93.22" calcext:value-type="float">
            <text:p>93.22</text:p>
          </table:table-cell>
          <table:table-cell office:value-type="float" office:value="29.45" calcext:value-type="float">
            <text:p>29.45</text:p>
          </table:table-cell>
          <table:table-cell office:value-type="float" office:value="104" calcext:value-type="float">
            <text:p>104</text:p>
          </table:table-cell>
          <table:table-cell office:value-type="float" office:value="15003.0384" calcext:value-type="float">
            <text:p>15003.0384</text:p>
          </table:table-cell>
          <table:table-cell office:value-type="float" office:value="78" calcext:value-type="float">
            <text:p>78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33" calcext:value-type="float">
            <text:p>33</text:p>
          </table:table-cell>
          <table:table-cell office:value-type="float" office:value="15293.7511" calcext:value-type="float">
            <text:p>15293.7511</text:p>
          </table:table-cell>
          <table:table-cell office:value-type="float" office:value="26" calcext:value-type="float">
            <text:p>26</text:p>
          </table:table-cell>
          <table:table-cell office:value-type="float" office:value="77951.4243" calcext:value-type="float">
            <text:p>77951.424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1208.4159" calcext:value-type="float">
            <text:p>81208.4159</text:p>
          </table:table-cell>
          <table:table-cell office:value-type="float" office:value="0" calcext:value-type="float">
            <text:p>0</text:p>
          </table:table-cell>
          <table:table-cell table:formula="of:=[.R64]" office:value-type="float" office:value="63" calcext:value-type="float">
            <text:p>63</text:p>
          </table:table-cell>
          <table:table-cell table:formula="of:=[.S64]/[.$Q$2]" office:value-type="float" office:value="0.943494610038711" calcext:value-type="float">
            <text:p>0.94349461</text:p>
          </table:table-cell>
          <table:table-cell table:formula="of:=[.T64]" office:value-type="float" office:value="0" calcext:value-type="float">
            <text:p>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34584.6248" calcext:value-type="float">
            <text:p>34584.6248</text:p>
          </table:table-cell>
          <table:table-cell office:value-type="float" office:value="0" calcext:value-type="float">
            <text:p>0</text:p>
          </table:table-cell>
          <table:table-cell table:formula="of:=[.Z64]" office:value-type="float" office:value="63" calcext:value-type="float">
            <text:p>63</text:p>
          </table:table-cell>
          <table:table-cell table:formula="of:=[.AA64]/[.$Y$2]" office:value-type="float" office:value="0.491766393285571" calcext:value-type="float">
            <text:p>0.4917663933</text:p>
          </table:table-cell>
          <table:table-cell table:formula="of:=[.AB64]" office:value-type="float" office:value="0" calcext:value-type="float">
            <text:p>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29.45" calcext:value-type="float">
            <text:p>29.45</text:p>
          </table:table-cell>
          <table:table-cell office:value-type="float" office:value="0" calcext:value-type="float">
            <text:p>0</text:p>
          </table:table-cell>
          <table:table-cell table:formula="of:=[.AH64]" office:value-type="float" office:value="63" calcext:value-type="float">
            <text:p>63</text:p>
          </table:table-cell>
          <table:table-cell table:formula="of:=[.AI64]/[.$AG$2]" office:value-type="float" office:value="0.760981912144703" calcext:value-type="float">
            <text:p>0.7609819121</text:p>
          </table:table-cell>
          <table:table-cell table:formula="of:=[.AJ64]" office:value-type="float" office:value="0" calcext:value-type="float">
            <text:p>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93.22" calcext:value-type="float">
            <text:p>93.22</text:p>
          </table:table-cell>
          <table:table-cell office:value-type="float" office:value="0" calcext:value-type="float">
            <text:p>0</text:p>
          </table:table-cell>
          <table:table-cell table:formula="of:=[.AP64]" office:value-type="float" office:value="63" calcext:value-type="float">
            <text:p>63</text:p>
          </table:table-cell>
          <table:table-cell table:formula="of:=[.AQ64]/[.$AO$2]" office:value-type="float" office:value="0.679941648431802" calcext:value-type="float">
            <text:p>0.6799416484</text:p>
          </table:table-cell>
          <table:table-cell table:formula="of:=[.AR64]"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4" calcext:value-type="float">
            <text:p>104</text:p>
          </table:table-cell>
          <table:table-cell table:formula="of:=[.AV64]"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5003.0384" calcext:value-type="float">
            <text:p>15003.0384</text:p>
          </table:table-cell>
          <table:table-cell table:formula="of:=[.AZ64]"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table:formula="of:=[.BD64]"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7951.4243" calcext:value-type="float">
            <text:p>77951.4243</text:p>
          </table:table-cell>
          <table:table-cell table:formula="of:=[.BH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81208.4159" calcext:value-type="float">
            <text:p>81208.4159</text:p>
          </table:table-cell>
          <table:table-cell office:value-type="float" office:value="33765.2594" calcext:value-type="float">
            <text:p>33765.2594</text:p>
          </table:table-cell>
          <table:table-cell office:value-type="float" office:value="94.67" calcext:value-type="float">
            <text:p>94.67</text:p>
          </table:table-cell>
          <table:table-cell office:value-type="float" office:value="29.65" calcext:value-type="float">
            <text:p>29.65</text:p>
          </table:table-cell>
          <table:table-cell office:value-type="float" office:value="107" calcext:value-type="float">
            <text:p>107</text:p>
          </table:table-cell>
          <table:table-cell office:value-type="float" office:value="369.7408" calcext:value-type="float">
            <text:p>369.7408</text:p>
          </table:table-cell>
          <table:table-cell office:value-type="float" office:value="79" calcext:value-type="float">
            <text:p>79</text:p>
          </table:table-cell>
          <table:table-cell office:value-type="float" office:value="77951.4243" calcext:value-type="float">
            <text:p>77951.4243</text:p>
          </table:table-cell>
          <table:table-cell office:value-type="float" office:value="33" calcext:value-type="float">
            <text:p>33</text:p>
          </table:table-cell>
          <table:table-cell office:value-type="float" office:value="15293.7511" calcext:value-type="float">
            <text:p>15293.7511</text:p>
          </table:table-cell>
          <table:table-cell office:value-type="float" office:value="26" calcext:value-type="float">
            <text:p>26</text:p>
          </table:table-cell>
          <table:table-cell office:value-type="float" office:value="76054.1647" calcext:value-type="float">
            <text:p>76054.164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81208.4159" calcext:value-type="float">
            <text:p>81208.4159</text:p>
          </table:table-cell>
          <table:table-cell office:value-type="float" office:value="0" calcext:value-type="float">
            <text:p>0</text:p>
          </table:table-cell>
          <table:table-cell table:formula="of:=[.R65]" office:value-type="float" office:value="64" calcext:value-type="float">
            <text:p>64</text:p>
          </table:table-cell>
          <table:table-cell table:formula="of:=[.S65]/[.$Q$2]" office:value-type="float" office:value="0.943494610038711" calcext:value-type="float">
            <text:p>0.94349461</text:p>
          </table:table-cell>
          <table:table-cell table:formula="of:=[.T65]"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33765.2594" calcext:value-type="float">
            <text:p>33765.2594</text:p>
          </table:table-cell>
          <table:table-cell office:value-type="float" office:value="0" calcext:value-type="float">
            <text:p>0</text:p>
          </table:table-cell>
          <table:table-cell table:formula="of:=[.Z65]" office:value-type="float" office:value="64" calcext:value-type="float">
            <text:p>64</text:p>
          </table:table-cell>
          <table:table-cell table:formula="of:=[.AA65]/[.$Y$2]" office:value-type="float" office:value="0.480115656292727" calcext:value-type="float">
            <text:p>0.4801156563</text:p>
          </table:table-cell>
          <table:table-cell table:formula="of:=[.AB65]"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9.65" calcext:value-type="float">
            <text:p>29.65</text:p>
          </table:table-cell>
          <table:table-cell office:value-type="float" office:value="0" calcext:value-type="float">
            <text:p>0</text:p>
          </table:table-cell>
          <table:table-cell table:formula="of:=[.AH65]" office:value-type="float" office:value="64" calcext:value-type="float">
            <text:p>64</text:p>
          </table:table-cell>
          <table:table-cell table:formula="of:=[.AI65]/[.$AG$2]" office:value-type="float" office:value="0.766149870801034" calcext:value-type="float">
            <text:p>0.7661498708</text:p>
          </table:table-cell>
          <table:table-cell table:formula="of:=[.AJ65]"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.67" calcext:value-type="float">
            <text:p>94.67</text:p>
          </table:table-cell>
          <table:table-cell office:value-type="float" office:value="0" calcext:value-type="float">
            <text:p>0</text:p>
          </table:table-cell>
          <table:table-cell table:formula="of:=[.AP65]" office:value-type="float" office:value="64" calcext:value-type="float">
            <text:p>64</text:p>
          </table:table-cell>
          <table:table-cell table:formula="of:=[.AQ65]/[.$AO$2]" office:value-type="float" office:value="0.690517870167761" calcext:value-type="float">
            <text:p>0.6905178702</text:p>
          </table:table-cell>
          <table:table-cell table:formula="of:=[.AR65]"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table:formula="of:=[.AV65]"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69.7408" calcext:value-type="float">
            <text:p>369.7408</text:p>
          </table:table-cell>
          <table:table-cell table:formula="of:=[.AZ65]"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table:formula="of:=[.BD65]"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7951.4243" calcext:value-type="float">
            <text:p>77951.4243</text:p>
          </table:table-cell>
          <table:table-cell table:formula="of:=[.BH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81208.4159" calcext:value-type="float">
            <text:p>81208.4159</text:p>
          </table:table-cell>
          <table:table-cell office:value-type="float" office:value="43447.0552" calcext:value-type="float">
            <text:p>43447.0552</text:p>
          </table:table-cell>
          <table:table-cell office:value-type="float" office:value="96.97" calcext:value-type="float">
            <text:p>96.97</text:p>
          </table:table-cell>
          <table:table-cell office:value-type="float" office:value="30.45" calcext:value-type="float">
            <text:p>30.45</text:p>
          </table:table-cell>
          <table:table-cell office:value-type="float" office:value="108" calcext:value-type="float">
            <text:p>108</text:p>
          </table:table-cell>
          <table:table-cell office:value-type="float" office:value="65750.3818" calcext:value-type="float">
            <text:p>65750.3818</text:p>
          </table:table-cell>
          <table:table-cell office:value-type="float" office:value="88" calcext:value-type="float">
            <text:p>88</text:p>
          </table:table-cell>
          <table:table-cell office:value-type="float" office:value="75723.7849" calcext:value-type="float">
            <text:p>75723.7849</text:p>
          </table:table-cell>
          <table:table-cell office:value-type="float" office:value="33" calcext:value-type="float">
            <text:p>33</text:p>
          </table:table-cell>
          <table:table-cell office:value-type="float" office:value="45936.5741" calcext:value-type="float">
            <text:p>45936.574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81208.4159" calcext:value-type="float">
            <text:p>81208.4159</text:p>
          </table:table-cell>
          <table:table-cell office:value-type="float" office:value="0" calcext:value-type="float">
            <text:p>0</text:p>
          </table:table-cell>
          <table:table-cell table:formula="of:=[.R66]" office:value-type="float" office:value="65" calcext:value-type="float">
            <text:p>65</text:p>
          </table:table-cell>
          <table:table-cell table:formula="of:=[.S66]/[.$Q$2]" office:value-type="float" office:value="0.943494610038711" calcext:value-type="float">
            <text:p>0.94349461</text:p>
          </table:table-cell>
          <table:table-cell table:formula="of:=[.T66]" office:value-type="float" office:value="0" calcext:value-type="float">
            <text:p>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43447.0552" calcext:value-type="float">
            <text:p>43447.0552</text:p>
          </table:table-cell>
          <table:table-cell office:value-type="float" office:value="0" calcext:value-type="float">
            <text:p>0</text:p>
          </table:table-cell>
          <table:table-cell table:formula="of:=[.Z66]" office:value-type="float" office:value="65" calcext:value-type="float">
            <text:p>65</text:p>
          </table:table-cell>
          <table:table-cell table:formula="of:=[.AA66]/[.$Y$2]" office:value-type="float" office:value="0.617783242066084" calcext:value-type="float">
            <text:p>0.6177832421</text:p>
          </table:table-cell>
          <table:table-cell table:formula="of:=[.AB66]" office:value-type="float" office:value="0" calcext:value-type="float">
            <text:p>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30.45" calcext:value-type="float">
            <text:p>30.45</text:p>
          </table:table-cell>
          <table:table-cell office:value-type="float" office:value="0" calcext:value-type="float">
            <text:p>0</text:p>
          </table:table-cell>
          <table:table-cell table:formula="of:=[.AH66]" office:value-type="float" office:value="65" calcext:value-type="float">
            <text:p>65</text:p>
          </table:table-cell>
          <table:table-cell table:formula="of:=[.AI66]/[.$AG$2]" office:value-type="float" office:value="0.786821705426357" calcext:value-type="float">
            <text:p>0.7868217054</text:p>
          </table:table-cell>
          <table:table-cell table:formula="of:=[.AJ66]" office:value-type="float" office:value="0" calcext:value-type="float">
            <text:p>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96.97" calcext:value-type="float">
            <text:p>96.97</text:p>
          </table:table-cell>
          <table:table-cell office:value-type="float" office:value="0" calcext:value-type="float">
            <text:p>0</text:p>
          </table:table-cell>
          <table:table-cell table:formula="of:=[.AP66]" office:value-type="float" office:value="65" calcext:value-type="float">
            <text:p>65</text:p>
          </table:table-cell>
          <table:table-cell table:formula="of:=[.AQ66]/[.$AO$2]" office:value-type="float" office:value="0.707293946024799" calcext:value-type="float">
            <text:p>0.707293946</text:p>
          </table:table-cell>
          <table:table-cell table:formula="of:=[.AR66]"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table:formula="of:=[.AV66]"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5750.3818" calcext:value-type="float">
            <text:p>65750.3818</text:p>
          </table:table-cell>
          <table:table-cell table:formula="of:=[.AZ66]"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table:formula="of:=[.BD66]"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5723.7849" calcext:value-type="float">
            <text:p>75723.7849</text:p>
          </table:table-cell>
          <table:table-cell table:formula="of:=[.BH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81208.4159" calcext:value-type="float">
            <text:p>81208.4159</text:p>
          </table:table-cell>
          <table:table-cell office:value-type="float" office:value="49525.5019" calcext:value-type="float">
            <text:p>49525.5019</text:p>
          </table:table-cell>
          <table:table-cell office:value-type="float" office:value="97.92" calcext:value-type="float">
            <text:p>97.92</text:p>
          </table:table-cell>
          <table:table-cell office:value-type="float" office:value="30.98" calcext:value-type="float">
            <text:p>30.98</text:p>
          </table:table-cell>
          <table:table-cell office:value-type="float" office:value="111" calcext:value-type="float">
            <text:p>111</text:p>
          </table:table-cell>
          <table:table-cell office:value-type="float" office:value="45936.5741" calcext:value-type="float">
            <text:p>45936.5741</text:p>
          </table:table-cell>
          <table:table-cell office:value-type="float" office:value="88" calcext:value-type="float">
            <text:p>88</text:p>
          </table:table-cell>
          <table:table-cell office:value-type="float" office:value="75723.7849" calcext:value-type="float">
            <text:p>75723.7849</text:p>
          </table:table-cell>
          <table:table-cell office:value-type="float" office:value="34" calcext:value-type="float">
            <text:p>34</text:p>
          </table:table-cell>
          <table:table-cell office:value-type="float" office:value="40454.7081" calcext:value-type="float">
            <text:p>40454.7081</text:p>
          </table:table-cell>
          <table:table-cell office:value-type="float" office:value="27" calcext:value-type="float">
            <text:p>27</text:p>
          </table:table-cell>
          <table:table-cell office:value-type="float" office:value="2106.8489" calcext:value-type="float">
            <text:p>2106.8489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81208.4159" calcext:value-type="float">
            <text:p>81208.4159</text:p>
          </table:table-cell>
          <table:table-cell office:value-type="float" office:value="0" calcext:value-type="float">
            <text:p>0</text:p>
          </table:table-cell>
          <table:table-cell table:formula="of:=[.R67]" office:value-type="float" office:value="66" calcext:value-type="float">
            <text:p>66</text:p>
          </table:table-cell>
          <table:table-cell table:formula="of:=[.S67]/[.$Q$2]" office:value-type="float" office:value="0.943494610038711" calcext:value-type="float">
            <text:p>0.94349461</text:p>
          </table:table-cell>
          <table:table-cell table:formula="of:=[.T67]" office:value-type="float" office:value="0" calcext:value-type="float">
            <text:p>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9525.5019" calcext:value-type="float">
            <text:p>49525.5019</text:p>
          </table:table-cell>
          <table:table-cell office:value-type="float" office:value="0" calcext:value-type="float">
            <text:p>0</text:p>
          </table:table-cell>
          <table:table-cell table:formula="of:=[.Z67]" office:value-type="float" office:value="66" calcext:value-type="float">
            <text:p>66</text:p>
          </table:table-cell>
          <table:table-cell table:formula="of:=[.AA67]/[.$Y$2]" office:value-type="float" office:value="0.704214013766622" calcext:value-type="float">
            <text:p>0.7042140138</text:p>
          </table:table-cell>
          <table:table-cell table:formula="of:=[.AB67]" office:value-type="float" office:value="0" calcext:value-type="float">
            <text:p>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30.98" calcext:value-type="float">
            <text:p>30.98</text:p>
          </table:table-cell>
          <table:table-cell office:value-type="float" office:value="0" calcext:value-type="float">
            <text:p>0</text:p>
          </table:table-cell>
          <table:table-cell table:formula="of:=[.AH67]" office:value-type="float" office:value="66" calcext:value-type="float">
            <text:p>66</text:p>
          </table:table-cell>
          <table:table-cell table:formula="of:=[.AI67]/[.$AG$2]" office:value-type="float" office:value="0.800516795865633" calcext:value-type="float">
            <text:p>0.8005167959</text:p>
          </table:table-cell>
          <table:table-cell table:formula="of:=[.AJ67]" office:value-type="float" office:value="0" calcext:value-type="float">
            <text:p>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7.92" calcext:value-type="float">
            <text:p>97.92</text:p>
          </table:table-cell>
          <table:table-cell office:value-type="float" office:value="0" calcext:value-type="float">
            <text:p>0</text:p>
          </table:table-cell>
          <table:table-cell table:formula="of:=[.AP67]" office:value-type="float" office:value="66" calcext:value-type="float">
            <text:p>66</text:p>
          </table:table-cell>
          <table:table-cell table:formula="of:=[.AQ67]/[.$AO$2]" office:value-type="float" office:value="0.714223194748359" calcext:value-type="float">
            <text:p>0.7142231947</text:p>
          </table:table-cell>
          <table:table-cell table:formula="of:=[.AR67]"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table:formula="of:=[.AV67]"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5936.5741" calcext:value-type="float">
            <text:p>45936.5741</text:p>
          </table:table-cell>
          <table:table-cell table:formula="of:=[.AZ67]"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table:formula="of:=[.BD67]"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5723.7849" calcext:value-type="float">
            <text:p>75723.7849</text:p>
          </table:table-cell>
          <table:table-cell table:formula="of:=[.BH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81208.4159" calcext:value-type="float">
            <text:p>81208.4159</text:p>
          </table:table-cell>
          <table:table-cell office:value-type="float" office:value="42847.6016" calcext:value-type="float">
            <text:p>42847.6016</text:p>
          </table:table-cell>
          <table:table-cell office:value-type="float" office:value="98.12" calcext:value-type="float">
            <text:p>98.12</text:p>
          </table:table-cell>
          <table:table-cell office:value-type="float" office:value="30.52" calcext:value-type="float">
            <text:p>30.52</text:p>
          </table:table-cell>
          <table:table-cell office:value-type="float" office:value="109" calcext:value-type="float">
            <text:p>109</text:p>
          </table:table-cell>
          <table:table-cell office:value-type="float" office:value="63165.0982" calcext:value-type="float">
            <text:p>63165.0982</text:p>
          </table:table-cell>
          <table:table-cell office:value-type="float" office:value="88" calcext:value-type="float">
            <text:p>88</text:p>
          </table:table-cell>
          <table:table-cell office:value-type="float" office:value="75723.7849" calcext:value-type="float">
            <text:p>75723.7849</text:p>
          </table:table-cell>
          <table:table-cell office:value-type="float" office:value="33" calcext:value-type="float">
            <text:p>33</text:p>
          </table:table-cell>
          <table:table-cell office:value-type="float" office:value="-36.1588" calcext:value-type="float">
            <text:p>-36.1588</text:p>
          </table:table-cell>
          <table:table-cell office:value-type="float" office:value="27" calcext:value-type="float">
            <text:p>27</text:p>
          </table:table-cell>
          <table:table-cell office:value-type="float" office:value="67690.644" calcext:value-type="float">
            <text:p>67690.64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81208.4159" calcext:value-type="float">
            <text:p>81208.4159</text:p>
          </table:table-cell>
          <table:table-cell office:value-type="float" office:value="0" calcext:value-type="float">
            <text:p>0</text:p>
          </table:table-cell>
          <table:table-cell table:formula="of:=[.R68]" office:value-type="float" office:value="67" calcext:value-type="float">
            <text:p>67</text:p>
          </table:table-cell>
          <table:table-cell table:formula="of:=[.S68]/[.$Q$2]" office:value-type="float" office:value="0.943494610038711" calcext:value-type="float">
            <text:p>0.94349461</text:p>
          </table:table-cell>
          <table:table-cell table:formula="of:=[.T68]" office:value-type="float" office:value="0" calcext:value-type="float">
            <text:p>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42847.6016" calcext:value-type="float">
            <text:p>42847.6016</text:p>
          </table:table-cell>
          <table:table-cell office:value-type="float" office:value="0" calcext:value-type="float">
            <text:p>0</text:p>
          </table:table-cell>
          <table:table-cell table:formula="of:=[.Z68]" office:value-type="float" office:value="67" calcext:value-type="float">
            <text:p>67</text:p>
          </table:table-cell>
          <table:table-cell table:formula="of:=[.AA68]/[.$Y$2]" office:value-type="float" office:value="0.609259479367521" calcext:value-type="float">
            <text:p>0.6092594794</text:p>
          </table:table-cell>
          <table:table-cell table:formula="of:=[.AB68]" office:value-type="float" office:value="0" calcext:value-type="float">
            <text:p>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30.52" calcext:value-type="float">
            <text:p>30.52</text:p>
          </table:table-cell>
          <table:table-cell office:value-type="float" office:value="0" calcext:value-type="float">
            <text:p>0</text:p>
          </table:table-cell>
          <table:table-cell table:formula="of:=[.AH68]" office:value-type="float" office:value="67" calcext:value-type="float">
            <text:p>67</text:p>
          </table:table-cell>
          <table:table-cell table:formula="of:=[.AI68]/[.$AG$2]" office:value-type="float" office:value="0.788630490956072" calcext:value-type="float">
            <text:p>0.788630491</text:p>
          </table:table-cell>
          <table:table-cell table:formula="of:=[.AJ68]" office:value-type="float" office:value="0" calcext:value-type="float">
            <text:p>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98.12" calcext:value-type="float">
            <text:p>98.12</text:p>
          </table:table-cell>
          <table:table-cell office:value-type="float" office:value="0" calcext:value-type="float">
            <text:p>0</text:p>
          </table:table-cell>
          <table:table-cell table:formula="of:=[.AP68]" office:value-type="float" office:value="67" calcext:value-type="float">
            <text:p>67</text:p>
          </table:table-cell>
          <table:table-cell table:formula="of:=[.AQ68]/[.$AO$2]" office:value-type="float" office:value="0.715681983953319" calcext:value-type="float">
            <text:p>0.715681984</text:p>
          </table:table-cell>
          <table:table-cell table:formula="of:=[.AR68]" office:value-type="float" office:value="0" calcext:value-type="float">
            <text:p>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table:formula="of:=[.AV68]" office:value-type="float" office:value="0" calcext:value-type="float">
            <text:p>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3165.0982" calcext:value-type="float">
            <text:p>63165.0982</text:p>
          </table:table-cell>
          <table:table-cell table:formula="of:=[.AZ68]" office:value-type="float" office:value="0" calcext:value-type="float">
            <text:p>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table:formula="of:=[.BD68]" office:value-type="float" office:value="0" calcext:value-type="float">
            <text:p>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5723.7849" calcext:value-type="float">
            <text:p>75723.7849</text:p>
          </table:table-cell>
          <table:table-cell table:formula="of:=[.BH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1398.4315" calcext:value-type="float">
            <text:p>81398.4315</text:p>
          </table:table-cell>
          <table:table-cell office:value-type="float" office:value="48221.2102" calcext:value-type="float">
            <text:p>48221.2102</text:p>
          </table:table-cell>
          <table:table-cell office:value-type="float" office:value="98.88" calcext:value-type="float">
            <text:p>98.88</text:p>
          </table:table-cell>
          <table:table-cell office:value-type="float" office:value="30.82" calcext:value-type="float">
            <text:p>30.82</text:p>
          </table:table-cell>
          <table:table-cell office:value-type="float" office:value="107" calcext:value-type="float">
            <text:p>107</text:p>
          </table:table-cell>
          <table:table-cell office:value-type="float" office:value="75380.5768" calcext:value-type="float">
            <text:p>75380.5768</text:p>
          </table:table-cell>
          <table:table-cell office:value-type="float" office:value="86" calcext:value-type="float">
            <text:p>86</text:p>
          </table:table-cell>
          <table:table-cell office:value-type="float" office:value="75723.7849" calcext:value-type="float">
            <text:p>75723.7849</text:p>
          </table:table-cell>
          <table:table-cell office:value-type="float" office:value="33" calcext:value-type="float">
            <text:p>33</text:p>
          </table:table-cell>
          <table:table-cell office:value-type="float" office:value="28337.7027" calcext:value-type="float">
            <text:p>28337.7027</text:p>
          </table:table-cell>
          <table:table-cell office:value-type="float" office:value="27" calcext:value-type="float">
            <text:p>27</text:p>
          </table:table-cell>
          <table:table-cell office:value-type="float" office:value="68041.0585" calcext:value-type="float">
            <text:p>68041.058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81398.4315" calcext:value-type="float">
            <text:p>81398.4315</text:p>
          </table:table-cell>
          <table:table-cell office:value-type="float" office:value="0" calcext:value-type="float">
            <text:p>0</text:p>
          </table:table-cell>
          <table:table-cell table:formula="of:=[.R69]" office:value-type="float" office:value="68" calcext:value-type="float">
            <text:p>68</text:p>
          </table:table-cell>
          <table:table-cell table:formula="of:=[.S69]/[.$Q$2]" office:value-type="float" office:value="0.945702246925066" calcext:value-type="float">
            <text:p>0.9457022469</text:p>
          </table:table-cell>
          <table:table-cell table:formula="of:=[.T69]" office:value-type="float" office:value="0" calcext:value-type="float">
            <text:p>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48221.2102" calcext:value-type="float">
            <text:p>48221.2102</text:p>
          </table:table-cell>
          <table:table-cell office:value-type="float" office:value="0" calcext:value-type="float">
            <text:p>0</text:p>
          </table:table-cell>
          <table:table-cell table:formula="of:=[.Z69]" office:value-type="float" office:value="68" calcext:value-type="float">
            <text:p>68</text:p>
          </table:table-cell>
          <table:table-cell table:formula="of:=[.AA69]/[.$Y$2]" office:value-type="float" office:value="0.685668002965276" calcext:value-type="float">
            <text:p>0.685668003</text:p>
          </table:table-cell>
          <table:table-cell table:formula="of:=[.AB69]" office:value-type="float" office:value="0" calcext:value-type="float">
            <text:p>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30.82" calcext:value-type="float">
            <text:p>30.82</text:p>
          </table:table-cell>
          <table:table-cell office:value-type="float" office:value="0" calcext:value-type="float">
            <text:p>0</text:p>
          </table:table-cell>
          <table:table-cell table:formula="of:=[.AH69]" office:value-type="float" office:value="68" calcext:value-type="float">
            <text:p>68</text:p>
          </table:table-cell>
          <table:table-cell table:formula="of:=[.AI69]/[.$AG$2]" office:value-type="float" office:value="0.796382428940568" calcext:value-type="float">
            <text:p>0.7963824289</text:p>
          </table:table-cell>
          <table:table-cell table:formula="of:=[.AJ69]" office:value-type="float" office:value="0" calcext:value-type="float">
            <text:p>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98.88" calcext:value-type="float">
            <text:p>98.88</text:p>
          </table:table-cell>
          <table:table-cell office:value-type="float" office:value="0" calcext:value-type="float">
            <text:p>0</text:p>
          </table:table-cell>
          <table:table-cell table:formula="of:=[.AP69]" office:value-type="float" office:value="68" calcext:value-type="float">
            <text:p>68</text:p>
          </table:table-cell>
          <table:table-cell table:formula="of:=[.AQ69]/[.$AO$2]" office:value-type="float" office:value="0.721225382932166" calcext:value-type="float">
            <text:p>0.7212253829</text:p>
          </table:table-cell>
          <table:table-cell table:formula="of:=[.AR69]"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7" calcext:value-type="float">
            <text:p>107</text:p>
          </table:table-cell>
          <table:table-cell table:formula="of:=[.AV69]"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5380.5768" calcext:value-type="float">
            <text:p>75380.5768</text:p>
          </table:table-cell>
          <table:table-cell table:formula="of:=[.AZ69]"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table:formula="of:=[.BD69]"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5723.7849" calcext:value-type="float">
            <text:p>75723.7849</text:p>
          </table:table-cell>
          <table:table-cell table:formula="of:=[.BH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1398.4315" calcext:value-type="float">
            <text:p>81398.4315</text:p>
          </table:table-cell>
          <table:table-cell office:value-type="float" office:value="46303.8477" calcext:value-type="float">
            <text:p>46303.8477</text:p>
          </table:table-cell>
          <table:table-cell office:value-type="float" office:value="100.45" calcext:value-type="float">
            <text:p>100.45</text:p>
          </table:table-cell>
          <table:table-cell office:value-type="float" office:value="31.27" calcext:value-type="float">
            <text:p>31.27</text:p>
          </table:table-cell>
          <table:table-cell office:value-type="float" office:value="110" calcext:value-type="float">
            <text:p>110</text:p>
          </table:table-cell>
          <table:table-cell office:value-type="float" office:value="76838.0046" calcext:value-type="float">
            <text:p>76838.0046</text:p>
          </table:table-cell>
          <table:table-cell office:value-type="float" office:value="91" calcext:value-type="float">
            <text:p>91</text:p>
          </table:table-cell>
          <table:table-cell office:value-type="float" office:value="16585.1435" calcext:value-type="float">
            <text:p>16585.1435</text:p>
          </table:table-cell>
          <table:table-cell office:value-type="float" office:value="34" calcext:value-type="float">
            <text:p>34</text:p>
          </table:table-cell>
          <table:table-cell office:value-type="float" office:value="73710.4102" calcext:value-type="float">
            <text:p>73710.410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1398.4315" calcext:value-type="float">
            <text:p>81398.4315</text:p>
          </table:table-cell>
          <table:table-cell office:value-type="float" office:value="0" calcext:value-type="float">
            <text:p>0</text:p>
          </table:table-cell>
          <table:table-cell table:formula="of:=[.R70]" office:value-type="float" office:value="69" calcext:value-type="float">
            <text:p>69</text:p>
          </table:table-cell>
          <table:table-cell table:formula="of:=[.S70]/[.$Q$2]" office:value-type="float" office:value="0.945702246925066" calcext:value-type="float">
            <text:p>0.9457022469</text:p>
          </table:table-cell>
          <table:table-cell table:formula="of:=[.T70]"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46303.8477" calcext:value-type="float">
            <text:p>46303.8477</text:p>
          </table:table-cell>
          <table:table-cell office:value-type="float" office:value="0" calcext:value-type="float">
            <text:p>0</text:p>
          </table:table-cell>
          <table:table-cell table:formula="of:=[.Z70]" office:value-type="float" office:value="69" calcext:value-type="float">
            <text:p>69</text:p>
          </table:table-cell>
          <table:table-cell table:formula="of:=[.AA70]/[.$Y$2]" office:value-type="float" office:value="0.658404603500957" calcext:value-type="float">
            <text:p>0.6584046035</text:p>
          </table:table-cell>
          <table:table-cell table:formula="of:=[.AB70]"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31.27" calcext:value-type="float">
            <text:p>31.27</text:p>
          </table:table-cell>
          <table:table-cell office:value-type="float" office:value="0" calcext:value-type="float">
            <text:p>0</text:p>
          </table:table-cell>
          <table:table-cell table:formula="of:=[.AH70]" office:value-type="float" office:value="69" calcext:value-type="float">
            <text:p>69</text:p>
          </table:table-cell>
          <table:table-cell table:formula="of:=[.AI70]/[.$AG$2]" office:value-type="float" office:value="0.808010335917313" calcext:value-type="float">
            <text:p>0.8080103359</text:p>
          </table:table-cell>
          <table:table-cell table:formula="of:=[.AJ70]"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00.45" calcext:value-type="float">
            <text:p>100.45</text:p>
          </table:table-cell>
          <table:table-cell office:value-type="float" office:value="0" calcext:value-type="float">
            <text:p>0</text:p>
          </table:table-cell>
          <table:table-cell table:formula="of:=[.AP70]" office:value-type="float" office:value="69" calcext:value-type="float">
            <text:p>69</text:p>
          </table:table-cell>
          <table:table-cell table:formula="of:=[.AQ70]/[.$AO$2]" office:value-type="float" office:value="0.732676878191101" calcext:value-type="float">
            <text:p>0.7326768782</text:p>
          </table:table-cell>
          <table:table-cell table:formula="of:=[.AR70]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  <table:table-cell table:formula="of:=[.AV70]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6838.0046" calcext:value-type="float">
            <text:p>76838.0046</text:p>
          </table:table-cell>
          <table:table-cell table:formula="of:=[.AZ70]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table:formula="of:=[.BD70]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6585.1435" calcext:value-type="float">
            <text:p>16585.1435</text:p>
          </table:table-cell>
          <table:table-cell table:formula="of:=[.BH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81398.4315" calcext:value-type="float">
            <text:p>81398.4315</text:p>
          </table:table-cell>
          <table:table-cell office:value-type="float" office:value="43946.1728" calcext:value-type="float">
            <text:p>43946.1728</text:p>
          </table:table-cell>
          <table:table-cell office:value-type="float" office:value="101.22" calcext:value-type="float">
            <text:p>101.22</text:p>
          </table:table-cell>
          <table:table-cell office:value-type="float" office:value="30.8" calcext:value-type="float">
            <text:p>30.8</text:p>
          </table:table-cell>
          <table:table-cell office:value-type="float" office:value="110" calcext:value-type="float">
            <text:p>110</text:p>
          </table:table-cell>
          <table:table-cell office:value-type="float" office:value="76838.0046" calcext:value-type="float">
            <text:p>76838.0046</text:p>
          </table:table-cell>
          <table:table-cell office:value-type="float" office:value="92" calcext:value-type="float">
            <text:p>92</text:p>
          </table:table-cell>
          <table:table-cell office:value-type="float" office:value="16585.1435" calcext:value-type="float">
            <text:p>16585.1435</text:p>
          </table:table-cell>
          <table:table-cell office:value-type="float" office:value="33" calcext:value-type="float">
            <text:p>33</text:p>
          </table:table-cell>
          <table:table-cell office:value-type="float" office:value="75017.9869" calcext:value-type="float">
            <text:p>75017.9869</text:p>
          </table:table-cell>
          <table:table-cell office:value-type="float" office:value="27" calcext:value-type="float">
            <text:p>27</text:p>
          </table:table-cell>
          <table:table-cell office:value-type="float" office:value="4317.0134" calcext:value-type="float">
            <text:p>4317.013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81398.4315" calcext:value-type="float">
            <text:p>81398.4315</text:p>
          </table:table-cell>
          <table:table-cell office:value-type="float" office:value="0" calcext:value-type="float">
            <text:p>0</text:p>
          </table:table-cell>
          <table:table-cell table:formula="of:=[.R71]" office:value-type="float" office:value="70" calcext:value-type="float">
            <text:p>70</text:p>
          </table:table-cell>
          <table:table-cell table:formula="of:=[.S71]/[.$Q$2]" office:value-type="float" office:value="0.945702246925066" calcext:value-type="float">
            <text:p>0.9457022469</text:p>
          </table:table-cell>
          <table:table-cell table:formula="of:=[.T71]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43946.1728" calcext:value-type="float">
            <text:p>43946.1728</text:p>
          </table:table-cell>
          <table:table-cell office:value-type="float" office:value="0" calcext:value-type="float">
            <text:p>0</text:p>
          </table:table-cell>
          <table:table-cell table:formula="of:=[.Z71]" office:value-type="float" office:value="70" calcext:value-type="float">
            <text:p>70</text:p>
          </table:table-cell>
          <table:table-cell table:formula="of:=[.AA71]/[.$Y$2]" office:value-type="float" office:value="0.624880305093275" calcext:value-type="float">
            <text:p>0.6248803051</text:p>
          </table:table-cell>
          <table:table-cell table:formula="of:=[.AB71]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0.8" calcext:value-type="float">
            <text:p>30.8</text:p>
          </table:table-cell>
          <table:table-cell office:value-type="float" office:value="0" calcext:value-type="float">
            <text:p>0</text:p>
          </table:table-cell>
          <table:table-cell table:formula="of:=[.AH71]" office:value-type="float" office:value="70" calcext:value-type="float">
            <text:p>70</text:p>
          </table:table-cell>
          <table:table-cell table:formula="of:=[.AI71]/[.$AG$2]" office:value-type="float" office:value="0.795865633074935" calcext:value-type="float">
            <text:p>0.7958656331</text:p>
          </table:table-cell>
          <table:table-cell table:formula="of:=[.AJ71]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01.22" calcext:value-type="float">
            <text:p>101.22</text:p>
          </table:table-cell>
          <table:table-cell office:value-type="float" office:value="0" calcext:value-type="float">
            <text:p>0</text:p>
          </table:table-cell>
          <table:table-cell table:formula="of:=[.AP71]" office:value-type="float" office:value="70" calcext:value-type="float">
            <text:p>70</text:p>
          </table:table-cell>
          <table:table-cell table:formula="of:=[.AQ71]/[.$AO$2]" office:value-type="float" office:value="0.738293216630197" calcext:value-type="float">
            <text:p>0.7382932166</text:p>
          </table:table-cell>
          <table:table-cell table:formula="of:=[.AR71]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formula="of:=[.AV71]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6838.0046" calcext:value-type="float">
            <text:p>76838.0046</text:p>
          </table:table-cell>
          <table:table-cell table:formula="of:=[.AZ71]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table:formula="of:=[.BD71]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585.1435" calcext:value-type="float">
            <text:p>16585.1435</text:p>
          </table:table-cell>
          <table:table-cell table:formula="of:=[.BH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81398.4315" calcext:value-type="float">
            <text:p>81398.4315</text:p>
          </table:table-cell>
          <table:table-cell office:value-type="float" office:value="44131.2445" calcext:value-type="float">
            <text:p>44131.2445</text:p>
          </table:table-cell>
          <table:table-cell office:value-type="float" office:value="99.58" calcext:value-type="float">
            <text:p>99.58</text:p>
          </table:table-cell>
          <table:table-cell office:value-type="float" office:value="30.9" calcext:value-type="float">
            <text:p>30.9</text:p>
          </table:table-cell>
          <table:table-cell office:value-type="float" office:value="94" calcext:value-type="float">
            <text:p>94</text:p>
          </table:table-cell>
          <table:table-cell office:value-type="float" office:value="6211.0163" calcext:value-type="float">
            <text:p>6211.0163</text:p>
          </table:table-cell>
          <table:table-cell office:value-type="float" office:value="93" calcext:value-type="float">
            <text:p>93</text:p>
          </table:table-cell>
          <table:table-cell office:value-type="float" office:value="235.3055" calcext:value-type="float">
            <text:p>235.3055</text:p>
          </table:table-cell>
          <table:table-cell office:value-type="float" office:value="34" calcext:value-type="float">
            <text:p>34</text:p>
          </table:table-cell>
          <table:table-cell office:value-type="float" office:value="13222.9231" calcext:value-type="float">
            <text:p>13222.92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81398.4315" calcext:value-type="float">
            <text:p>81398.4315</text:p>
          </table:table-cell>
          <table:table-cell office:value-type="float" office:value="0" calcext:value-type="float">
            <text:p>0</text:p>
          </table:table-cell>
          <table:table-cell table:formula="of:=[.R72]" office:value-type="float" office:value="71" calcext:value-type="float">
            <text:p>71</text:p>
          </table:table-cell>
          <table:table-cell table:formula="of:=[.S72]/[.$Q$2]" office:value-type="float" office:value="0.945702246925066" calcext:value-type="float">
            <text:p>0.9457022469</text:p>
          </table:table-cell>
          <table:table-cell table:formula="of:=[.T72]"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44131.2445" calcext:value-type="float">
            <text:p>44131.2445</text:p>
          </table:table-cell>
          <table:table-cell office:value-type="float" office:value="0" calcext:value-type="float">
            <text:p>0</text:p>
          </table:table-cell>
          <table:table-cell table:formula="of:=[.Z72]" office:value-type="float" office:value="71" calcext:value-type="float">
            <text:p>71</text:p>
          </table:table-cell>
          <table:table-cell table:formula="of:=[.AA72]/[.$Y$2]" office:value-type="float" office:value="0.627511880336162" calcext:value-type="float">
            <text:p>0.6275118803</text:p>
          </table:table-cell>
          <table:table-cell table:formula="of:=[.AB72]"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0.9" calcext:value-type="float">
            <text:p>30.9</text:p>
          </table:table-cell>
          <table:table-cell office:value-type="float" office:value="0" calcext:value-type="float">
            <text:p>0</text:p>
          </table:table-cell>
          <table:table-cell table:formula="of:=[.AH72]" office:value-type="float" office:value="71" calcext:value-type="float">
            <text:p>71</text:p>
          </table:table-cell>
          <table:table-cell table:formula="of:=[.AI72]/[.$AG$2]" office:value-type="float" office:value="0.798449612403101" calcext:value-type="float">
            <text:p>0.7984496124</text:p>
          </table:table-cell>
          <table:table-cell table:formula="of:=[.AJ72]"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99.58" calcext:value-type="float">
            <text:p>99.58</text:p>
          </table:table-cell>
          <table:table-cell office:value-type="float" office:value="0" calcext:value-type="float">
            <text:p>0</text:p>
          </table:table-cell>
          <table:table-cell table:formula="of:=[.AP72]" office:value-type="float" office:value="71" calcext:value-type="float">
            <text:p>71</text:p>
          </table:table-cell>
          <table:table-cell table:formula="of:=[.AQ72]/[.$AO$2]" office:value-type="float" office:value="0.726331145149526" calcext:value-type="float">
            <text:p>0.7263311451</text:p>
          </table:table-cell>
          <table:table-cell table:formula="of:=[.AR72]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table:formula="of:=[.AV72]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211.0163" calcext:value-type="float">
            <text:p>6211.0163</text:p>
          </table:table-cell>
          <table:table-cell table:formula="of:=[.AZ72]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table:formula="of:=[.BD72]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35.3055" calcext:value-type="float">
            <text:p>235.3055</text:p>
          </table:table-cell>
          <table:table-cell table:formula="of:=[.BH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81398.4315" calcext:value-type="float">
            <text:p>81398.4315</text:p>
          </table:table-cell>
          <table:table-cell office:value-type="float" office:value="45309.018" calcext:value-type="float">
            <text:p>45309.018</text:p>
          </table:table-cell>
          <table:table-cell office:value-type="float" office:value="100.65" calcext:value-type="float">
            <text:p>100.65</text:p>
          </table:table-cell>
          <table:table-cell office:value-type="float" office:value="30.5" calcext:value-type="float">
            <text:p>30.5</text:p>
          </table:table-cell>
          <table:table-cell office:value-type="float" office:value="96" calcext:value-type="float">
            <text:p>96</text:p>
          </table:table-cell>
          <table:table-cell office:value-type="float" office:value="25993.9534" calcext:value-type="float">
            <text:p>25993.9534</text:p>
          </table:table-cell>
          <table:table-cell office:value-type="float" office:value="93" calcext:value-type="float">
            <text:p>93</text:p>
          </table:table-cell>
          <table:table-cell office:value-type="float" office:value="235.3055" calcext:value-type="float">
            <text:p>235.3055</text:p>
          </table:table-cell>
          <table:table-cell office:value-type="float" office:value="34" calcext:value-type="float">
            <text:p>34</text:p>
          </table:table-cell>
          <table:table-cell office:value-type="float" office:value="75720.9868" calcext:value-type="float">
            <text:p>75720.9868</text:p>
          </table:table-cell>
          <table:table-cell office:value-type="float" office:value="27" calcext:value-type="float">
            <text:p>27</text:p>
          </table:table-cell>
          <table:table-cell office:value-type="float" office:value="68234.9645" calcext:value-type="float">
            <text:p>68234.964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81398.4315" calcext:value-type="float">
            <text:p>81398.4315</text:p>
          </table:table-cell>
          <table:table-cell office:value-type="float" office:value="0" calcext:value-type="float">
            <text:p>0</text:p>
          </table:table-cell>
          <table:table-cell table:formula="of:=[.R73]" office:value-type="float" office:value="72" calcext:value-type="float">
            <text:p>72</text:p>
          </table:table-cell>
          <table:table-cell table:formula="of:=[.S73]/[.$Q$2]" office:value-type="float" office:value="0.945702246925066" calcext:value-type="float">
            <text:p>0.9457022469</text:p>
          </table:table-cell>
          <table:table-cell table:formula="of:=[.T73]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5309.018" calcext:value-type="float">
            <text:p>45309.018</text:p>
          </table:table-cell>
          <table:table-cell office:value-type="float" office:value="0" calcext:value-type="float">
            <text:p>0</text:p>
          </table:table-cell>
          <table:table-cell table:formula="of:=[.Z73]" office:value-type="float" office:value="72" calcext:value-type="float">
            <text:p>72</text:p>
          </table:table-cell>
          <table:table-cell table:formula="of:=[.AA73]/[.$Y$2]" office:value-type="float" office:value="0.644258901000742" calcext:value-type="float">
            <text:p>0.644258901</text:p>
          </table:table-cell>
          <table:table-cell table:formula="of:=[.AB73]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30.5" calcext:value-type="float">
            <text:p>30.5</text:p>
          </table:table-cell>
          <table:table-cell office:value-type="float" office:value="0" calcext:value-type="float">
            <text:p>0</text:p>
          </table:table-cell>
          <table:table-cell table:formula="of:=[.AH73]" office:value-type="float" office:value="72" calcext:value-type="float">
            <text:p>72</text:p>
          </table:table-cell>
          <table:table-cell table:formula="of:=[.AI73]/[.$AG$2]" office:value-type="float" office:value="0.788113695090439" calcext:value-type="float">
            <text:p>0.7881136951</text:p>
          </table:table-cell>
          <table:table-cell table:formula="of:=[.AJ73]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0.65" calcext:value-type="float">
            <text:p>100.65</text:p>
          </table:table-cell>
          <table:table-cell office:value-type="float" office:value="0" calcext:value-type="float">
            <text:p>0</text:p>
          </table:table-cell>
          <table:table-cell table:formula="of:=[.AP73]" office:value-type="float" office:value="72" calcext:value-type="float">
            <text:p>72</text:p>
          </table:table-cell>
          <table:table-cell table:formula="of:=[.AQ73]/[.$AO$2]" office:value-type="float" office:value="0.734135667396061" calcext:value-type="float">
            <text:p>0.7341356674</text:p>
          </table:table-cell>
          <table:table-cell table:formula="of:=[.AR73]"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table:formula="of:=[.AV73]"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5993.9534" calcext:value-type="float">
            <text:p>25993.9534</text:p>
          </table:table-cell>
          <table:table-cell table:formula="of:=[.AZ73]"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table:formula="of:=[.BD73]"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35.3055" calcext:value-type="float">
            <text:p>235.3055</text:p>
          </table:table-cell>
          <table:table-cell table:formula="of:=[.BH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1398.4315" calcext:value-type="float">
            <text:p>81398.4315</text:p>
          </table:table-cell>
          <table:table-cell office:value-type="float" office:value="34320.9637" calcext:value-type="float">
            <text:p>34320.9637</text:p>
          </table:table-cell>
          <table:table-cell office:value-type="float" office:value="103.53" calcext:value-type="float">
            <text:p>103.53</text:p>
          </table:table-cell>
          <table:table-cell office:value-type="float" office:value="32.17" calcext:value-type="float">
            <text:p>32.17</text:p>
          </table:table-cell>
          <table:table-cell office:value-type="float" office:value="94" calcext:value-type="float">
            <text:p>94</text:p>
          </table:table-cell>
          <table:table-cell office:value-type="float" office:value="254.9615" calcext:value-type="float">
            <text:p>254.9615</text:p>
          </table:table-cell>
          <table:table-cell office:value-type="float" office:value="112" calcext:value-type="float">
            <text:p>112</text:p>
          </table:table-cell>
          <table:table-cell office:value-type="float" office:value="79001.6529" calcext:value-type="float">
            <text:p>79001.6529</text:p>
          </table:table-cell>
          <table:table-cell office:value-type="float" office:value="34" calcext:value-type="float">
            <text:p>34</text:p>
          </table:table-cell>
          <table:table-cell office:value-type="float" office:value="37883.7095" calcext:value-type="float">
            <text:p>37883.7095</text:p>
          </table:table-cell>
          <table:table-cell office:value-type="float" office:value="30" calcext:value-type="float">
            <text:p>30</text:p>
          </table:table-cell>
          <table:table-cell office:value-type="float" office:value="35774.6768" calcext:value-type="float">
            <text:p>35774.6768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81398.4315" calcext:value-type="float">
            <text:p>81398.4315</text:p>
          </table:table-cell>
          <table:table-cell office:value-type="float" office:value="0" calcext:value-type="float">
            <text:p>0</text:p>
          </table:table-cell>
          <table:table-cell table:formula="of:=[.R74]" office:value-type="float" office:value="73" calcext:value-type="float">
            <text:p>73</text:p>
          </table:table-cell>
          <table:table-cell table:formula="of:=[.S74]/[.$Q$2]" office:value-type="float" office:value="0.945702246925066" calcext:value-type="float">
            <text:p>0.9457022469</text:p>
          </table:table-cell>
          <table:table-cell table:formula="of:=[.T74]" office:value-type="float" office:value="0" calcext:value-type="float">
            <text:p>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34320.9637" calcext:value-type="float">
            <text:p>34320.9637</text:p>
          </table:table-cell>
          <table:table-cell office:value-type="float" office:value="0" calcext:value-type="float">
            <text:p>0</text:p>
          </table:table-cell>
          <table:table-cell table:formula="of:=[.Z74]" office:value-type="float" office:value="73" calcext:value-type="float">
            <text:p>73</text:p>
          </table:table-cell>
          <table:table-cell table:formula="of:=[.AA74]/[.$Y$2]" office:value-type="float" office:value="0.488017338063878" calcext:value-type="float">
            <text:p>0.4880173381</text:p>
          </table:table-cell>
          <table:table-cell table:formula="of:=[.AB74]" office:value-type="float" office:value="0" calcext:value-type="float">
            <text:p>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32.17" calcext:value-type="float">
            <text:p>32.17</text:p>
          </table:table-cell>
          <table:table-cell office:value-type="float" office:value="0" calcext:value-type="float">
            <text:p>0</text:p>
          </table:table-cell>
          <table:table-cell table:formula="of:=[.AH74]" office:value-type="float" office:value="73" calcext:value-type="float">
            <text:p>73</text:p>
          </table:table-cell>
          <table:table-cell table:formula="of:=[.AI74]/[.$AG$2]" office:value-type="float" office:value="0.831266149870801" calcext:value-type="float">
            <text:p>0.8312661499</text:p>
          </table:table-cell>
          <table:table-cell table:formula="of:=[.AJ74]" office:value-type="float" office:value="0" calcext:value-type="float">
            <text:p>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03.53" calcext:value-type="float">
            <text:p>103.53</text:p>
          </table:table-cell>
          <table:table-cell office:value-type="float" office:value="0" calcext:value-type="float">
            <text:p>0</text:p>
          </table:table-cell>
          <table:table-cell table:formula="of:=[.AP74]" office:value-type="float" office:value="73" calcext:value-type="float">
            <text:p>73</text:p>
          </table:table-cell>
          <table:table-cell table:formula="of:=[.AQ74]/[.$AO$2]" office:value-type="float" office:value="0.755142231947484" calcext:value-type="float">
            <text:p>0.7551422319</text:p>
          </table:table-cell>
          <table:table-cell table:formula="of:=[.AR74]"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table:formula="of:=[.AV74]"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54.9615" calcext:value-type="float">
            <text:p>254.9615</text:p>
          </table:table-cell>
          <table:table-cell table:formula="of:=[.AZ74]"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table:formula="of:=[.BD74]"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9001.6529" calcext:value-type="float">
            <text:p>79001.6529</text:p>
          </table:table-cell>
          <table:table-cell table:formula="of:=[.BH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81398.4315" calcext:value-type="float">
            <text:p>81398.4315</text:p>
          </table:table-cell>
          <table:table-cell office:value-type="float" office:value="40729.0554" calcext:value-type="float">
            <text:p>40729.0554</text:p>
          </table:table-cell>
          <table:table-cell office:value-type="float" office:value="103.72" calcext:value-type="float">
            <text:p>103.72</text:p>
          </table:table-cell>
          <table:table-cell office:value-type="float" office:value="32.23" calcext:value-type="float">
            <text:p>32.23</text:p>
          </table:table-cell>
          <table:table-cell office:value-type="float" office:value="97" calcext:value-type="float">
            <text:p>97</text:p>
          </table:table-cell>
          <table:table-cell office:value-type="float" office:value="70745.2609" calcext:value-type="float">
            <text:p>70745.2609</text:p>
          </table:table-cell>
          <table:table-cell office:value-type="float" office:value="112" calcext:value-type="float">
            <text:p>112</text:p>
          </table:table-cell>
          <table:table-cell office:value-type="float" office:value="23752.3092" calcext:value-type="float">
            <text:p>23752.3092</text:p>
          </table:table-cell>
          <table:table-cell office:value-type="float" office:value="35" calcext:value-type="float">
            <text:p>35</text:p>
          </table:table-cell>
          <table:table-cell office:value-type="float" office:value="23992.329" calcext:value-type="float">
            <text:p>23992.329</text:p>
          </table:table-cell>
          <table:table-cell office:value-type="float" office:value="27" calcext:value-type="float">
            <text:p>27</text:p>
          </table:table-cell>
          <table:table-cell office:value-type="float" office:value="303.2577" calcext:value-type="float">
            <text:p>303.2577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81398.4315" calcext:value-type="float">
            <text:p>81398.4315</text:p>
          </table:table-cell>
          <table:table-cell office:value-type="float" office:value="0" calcext:value-type="float">
            <text:p>0</text:p>
          </table:table-cell>
          <table:table-cell table:formula="of:=[.R75]" office:value-type="float" office:value="74" calcext:value-type="float">
            <text:p>74</text:p>
          </table:table-cell>
          <table:table-cell table:formula="of:=[.S75]/[.$Q$2]" office:value-type="float" office:value="0.945702246925066" calcext:value-type="float">
            <text:p>0.9457022469</text:p>
          </table:table-cell>
          <table:table-cell table:formula="of:=[.T75]" office:value-type="float" office:value="0" calcext:value-type="float">
            <text:p>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40729.0554" calcext:value-type="float">
            <text:p>40729.0554</text:p>
          </table:table-cell>
          <table:table-cell office:value-type="float" office:value="0" calcext:value-type="float">
            <text:p>0</text:p>
          </table:table-cell>
          <table:table-cell table:formula="of:=[.Z75]" office:value-type="float" office:value="74" calcext:value-type="float">
            <text:p>74</text:p>
          </table:table-cell>
          <table:table-cell table:formula="of:=[.AA75]/[.$Y$2]" office:value-type="float" office:value="0.579135404585514" calcext:value-type="float">
            <text:p>0.5791354046</text:p>
          </table:table-cell>
          <table:table-cell table:formula="of:=[.AB75]" office:value-type="float" office:value="0" calcext:value-type="float">
            <text:p>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32.23" calcext:value-type="float">
            <text:p>32.23</text:p>
          </table:table-cell>
          <table:table-cell office:value-type="float" office:value="0" calcext:value-type="float">
            <text:p>0</text:p>
          </table:table-cell>
          <table:table-cell table:formula="of:=[.AH75]" office:value-type="float" office:value="74" calcext:value-type="float">
            <text:p>74</text:p>
          </table:table-cell>
          <table:table-cell table:formula="of:=[.AI75]/[.$AG$2]" office:value-type="float" office:value="0.8328165374677" calcext:value-type="float">
            <text:p>0.8328165375</text:p>
          </table:table-cell>
          <table:table-cell table:formula="of:=[.AJ75]" office:value-type="float" office:value="0" calcext:value-type="float">
            <text:p>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03.72" calcext:value-type="float">
            <text:p>103.72</text:p>
          </table:table-cell>
          <table:table-cell office:value-type="float" office:value="0" calcext:value-type="float">
            <text:p>0</text:p>
          </table:table-cell>
          <table:table-cell table:formula="of:=[.AP75]" office:value-type="float" office:value="74" calcext:value-type="float">
            <text:p>74</text:p>
          </table:table-cell>
          <table:table-cell table:formula="of:=[.AQ75]/[.$AO$2]" office:value-type="float" office:value="0.756528081692196" calcext:value-type="float">
            <text:p>0.7565280817</text:p>
          </table:table-cell>
          <table:table-cell table:formula="of:=[.AR75]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table:formula="of:=[.AV75]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0745.2609" calcext:value-type="float">
            <text:p>70745.2609</text:p>
          </table:table-cell>
          <table:table-cell table:formula="of:=[.AZ75]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12" calcext:value-type="float">
            <text:p>112</text:p>
          </table:table-cell>
          <table:table-cell table:formula="of:=[.BD75]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3752.3092" calcext:value-type="float">
            <text:p>23752.3092</text:p>
          </table:table-cell>
          <table:table-cell table:formula="of:=[.BH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81398.4315" calcext:value-type="float">
            <text:p>81398.4315</text:p>
          </table:table-cell>
          <table:table-cell office:value-type="float" office:value="31264.8559" calcext:value-type="float">
            <text:p>31264.8559</text:p>
          </table:table-cell>
          <table:table-cell office:value-type="float" office:value="105.17" calcext:value-type="float">
            <text:p>105.17</text:p>
          </table:table-cell>
          <table:table-cell office:value-type="float" office:value="32.55" calcext:value-type="float">
            <text:p>32.55</text:p>
          </table:table-cell>
          <table:table-cell office:value-type="float" office:value="117" calcext:value-type="float">
            <text:p>117</text:p>
          </table:table-cell>
          <table:table-cell office:value-type="float" office:value="23992.329" calcext:value-type="float">
            <text:p>23992.329</text:p>
          </table:table-cell>
          <table:table-cell office:value-type="float" office:value="103" calcext:value-type="float">
            <text:p>103</text:p>
          </table:table-cell>
          <table:table-cell office:value-type="float" office:value="7932.6448" calcext:value-type="float">
            <text:p>7932.6448</text:p>
          </table:table-cell>
          <table:table-cell office:value-type="float" office:value="36" calcext:value-type="float">
            <text:p>36</text:p>
          </table:table-cell>
          <table:table-cell office:value-type="float" office:value="8193.1097" calcext:value-type="float">
            <text:p>8193.1097</text:p>
          </table:table-cell>
          <table:table-cell office:value-type="float" office:value="29" calcext:value-type="float">
            <text:p>29</text:p>
          </table:table-cell>
          <table:table-cell office:value-type="float" office:value="61174.1873" calcext:value-type="float">
            <text:p>61174.187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1398.4315" calcext:value-type="float">
            <text:p>81398.4315</text:p>
          </table:table-cell>
          <table:table-cell office:value-type="float" office:value="0" calcext:value-type="float">
            <text:p>0</text:p>
          </table:table-cell>
          <table:table-cell table:formula="of:=[.R76]" office:value-type="float" office:value="75" calcext:value-type="float">
            <text:p>75</text:p>
          </table:table-cell>
          <table:table-cell table:formula="of:=[.S76]/[.$Q$2]" office:value-type="float" office:value="0.945702246925066" calcext:value-type="float">
            <text:p>0.9457022469</text:p>
          </table:table-cell>
          <table:table-cell table:formula="of:=[.T76]" office:value-type="float" office:value="0" calcext:value-type="float">
            <text:p>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1264.8559" calcext:value-type="float">
            <text:p>31264.8559</text:p>
          </table:table-cell>
          <table:table-cell office:value-type="float" office:value="0" calcext:value-type="float">
            <text:p>0</text:p>
          </table:table-cell>
          <table:table-cell table:formula="of:=[.Z76]" office:value-type="float" office:value="75" calcext:value-type="float">
            <text:p>75</text:p>
          </table:table-cell>
          <table:table-cell table:formula="of:=[.AA76]/[.$Y$2]" office:value-type="float" office:value="0.444561868502216" calcext:value-type="float">
            <text:p>0.4445618685</text:p>
          </table:table-cell>
          <table:table-cell table:formula="of:=[.AB76]" office:value-type="float" office:value="0" calcext:value-type="float">
            <text:p>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2.55" calcext:value-type="float">
            <text:p>32.55</text:p>
          </table:table-cell>
          <table:table-cell office:value-type="float" office:value="0" calcext:value-type="float">
            <text:p>0</text:p>
          </table:table-cell>
          <table:table-cell table:formula="of:=[.AH76]" office:value-type="float" office:value="75" calcext:value-type="float">
            <text:p>75</text:p>
          </table:table-cell>
          <table:table-cell table:formula="of:=[.AI76]/[.$AG$2]" office:value-type="float" office:value="0.841085271317829" calcext:value-type="float">
            <text:p>0.8410852713</text:p>
          </table:table-cell>
          <table:table-cell table:formula="of:=[.AJ76]" office:value-type="float" office:value="0" calcext:value-type="float">
            <text:p>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5.17" calcext:value-type="float">
            <text:p>105.17</text:p>
          </table:table-cell>
          <table:table-cell office:value-type="float" office:value="0" calcext:value-type="float">
            <text:p>0</text:p>
          </table:table-cell>
          <table:table-cell table:formula="of:=[.AP76]" office:value-type="float" office:value="75" calcext:value-type="float">
            <text:p>75</text:p>
          </table:table-cell>
          <table:table-cell table:formula="of:=[.AQ76]/[.$AO$2]" office:value-type="float" office:value="0.767104303428155" calcext:value-type="float">
            <text:p>0.7671043034</text:p>
          </table:table-cell>
          <table:table-cell table:formula="of:=[.AR76]"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table:formula="of:=[.AV76]"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3992.329" calcext:value-type="float">
            <text:p>23992.329</text:p>
          </table:table-cell>
          <table:table-cell table:formula="of:=[.AZ76]"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3" calcext:value-type="float">
            <text:p>103</text:p>
          </table:table-cell>
          <table:table-cell table:formula="of:=[.BD76]"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932.6448" calcext:value-type="float">
            <text:p>7932.6448</text:p>
          </table:table-cell>
          <table:table-cell table:formula="of:=[.BH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81398.4315" calcext:value-type="float">
            <text:p>81398.4315</text:p>
          </table:table-cell>
          <table:table-cell office:value-type="float" office:value="38998.2095" calcext:value-type="float">
            <text:p>38998.2095</text:p>
          </table:table-cell>
          <table:table-cell office:value-type="float" office:value="105.58" calcext:value-type="float">
            <text:p>105.58</text:p>
          </table:table-cell>
          <table:table-cell office:value-type="float" office:value="32.62" calcext:value-type="float">
            <text:p>32.62</text:p>
          </table:table-cell>
          <table:table-cell office:value-type="float" office:value="117" calcext:value-type="float">
            <text:p>117</text:p>
          </table:table-cell>
          <table:table-cell office:value-type="float" office:value="23992.329" calcext:value-type="float">
            <text:p>23992.329</text:p>
          </table:table-cell>
          <table:table-cell office:value-type="float" office:value="112" calcext:value-type="float">
            <text:p>112</text:p>
          </table:table-cell>
          <table:table-cell office:value-type="float" office:value="74022.1177" calcext:value-type="float">
            <text:p>74022.1177</text:p>
          </table:table-cell>
          <table:table-cell office:value-type="float" office:value="35" calcext:value-type="float">
            <text:p>35</text:p>
          </table:table-cell>
          <table:table-cell office:value-type="float" office:value="7817.6773" calcext:value-type="float">
            <text:p>7817.6773</text:p>
          </table:table-cell>
          <table:table-cell office:value-type="float" office:value="27" calcext:value-type="float">
            <text:p>27</text:p>
          </table:table-cell>
          <table:table-cell office:value-type="float" office:value="141.9189" calcext:value-type="float">
            <text:p>141.918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81398.4315" calcext:value-type="float">
            <text:p>81398.4315</text:p>
          </table:table-cell>
          <table:table-cell office:value-type="float" office:value="0" calcext:value-type="float">
            <text:p>0</text:p>
          </table:table-cell>
          <table:table-cell table:formula="of:=[.R77]" office:value-type="float" office:value="76" calcext:value-type="float">
            <text:p>76</text:p>
          </table:table-cell>
          <table:table-cell table:formula="of:=[.S77]/[.$Q$2]" office:value-type="float" office:value="0.945702246925066" calcext:value-type="float">
            <text:p>0.9457022469</text:p>
          </table:table-cell>
          <table:table-cell table:formula="of:=[.T77]" office:value-type="float" office:value="0" calcext:value-type="float">
            <text:p>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38998.2095" calcext:value-type="float">
            <text:p>38998.2095</text:p>
          </table:table-cell>
          <table:table-cell office:value-type="float" office:value="0" calcext:value-type="float">
            <text:p>0</text:p>
          </table:table-cell>
          <table:table-cell table:formula="of:=[.Z77]" office:value-type="float" office:value="76" calcext:value-type="float">
            <text:p>76</text:p>
          </table:table-cell>
          <table:table-cell table:formula="of:=[.AA77]/[.$Y$2]" office:value-type="float" office:value="0.554524125715253" calcext:value-type="float">
            <text:p>0.5545241257</text:p>
          </table:table-cell>
          <table:table-cell table:formula="of:=[.AB77]" office:value-type="float" office:value="0" calcext:value-type="float">
            <text:p>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32.62" calcext:value-type="float">
            <text:p>32.62</text:p>
          </table:table-cell>
          <table:table-cell office:value-type="float" office:value="0" calcext:value-type="float">
            <text:p>0</text:p>
          </table:table-cell>
          <table:table-cell table:formula="of:=[.AH77]" office:value-type="float" office:value="76" calcext:value-type="float">
            <text:p>76</text:p>
          </table:table-cell>
          <table:table-cell table:formula="of:=[.AI77]/[.$AG$2]" office:value-type="float" office:value="0.842894056847545" calcext:value-type="float">
            <text:p>0.8428940568</text:p>
          </table:table-cell>
          <table:table-cell table:formula="of:=[.AJ77]" office:value-type="float" office:value="0" calcext:value-type="float">
            <text:p>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05.58" calcext:value-type="float">
            <text:p>105.58</text:p>
          </table:table-cell>
          <table:table-cell office:value-type="float" office:value="0" calcext:value-type="float">
            <text:p>0</text:p>
          </table:table-cell>
          <table:table-cell table:formula="of:=[.AP77]" office:value-type="float" office:value="76" calcext:value-type="float">
            <text:p>76</text:p>
          </table:table-cell>
          <table:table-cell table:formula="of:=[.AQ77]/[.$AO$2]" office:value-type="float" office:value="0.770094821298322" calcext:value-type="float">
            <text:p>0.7700948213</text:p>
          </table:table-cell>
          <table:table-cell table:formula="of:=[.AR77]"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table:formula="of:=[.AV77]"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3992.329" calcext:value-type="float">
            <text:p>23992.329</text:p>
          </table:table-cell>
          <table:table-cell table:formula="of:=[.AZ77]"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table:formula="of:=[.BD77]"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4022.1177" calcext:value-type="float">
            <text:p>74022.1177</text:p>
          </table:table-cell>
          <table:table-cell table:formula="of:=[.BH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81398.4315" calcext:value-type="float">
            <text:p>81398.4315</text:p>
          </table:table-cell>
          <table:table-cell office:value-type="float" office:value="35055.2127" calcext:value-type="float">
            <text:p>35055.2127</text:p>
          </table:table-cell>
          <table:table-cell office:value-type="float" office:value="106.55" calcext:value-type="float">
            <text:p>106.55</text:p>
          </table:table-cell>
          <table:table-cell office:value-type="float" office:value="33.12" calcext:value-type="float">
            <text:p>33.12</text:p>
          </table:table-cell>
          <table:table-cell office:value-type="float" office:value="102" calcext:value-type="float">
            <text:p>102</text:p>
          </table:table-cell>
          <table:table-cell office:value-type="float" office:value="23992.329" calcext:value-type="float">
            <text:p>23992.329</text:p>
          </table:table-cell>
          <table:table-cell office:value-type="float" office:value="110" calcext:value-type="float">
            <text:p>110</text:p>
          </table:table-cell>
          <table:table-cell office:value-type="float" office:value="39053.8549" calcext:value-type="float">
            <text:p>39053.8549</text:p>
          </table:table-cell>
          <table:table-cell office:value-type="float" office:value="36" calcext:value-type="float">
            <text:p>36</text:p>
          </table:table-cell>
          <table:table-cell office:value-type="float" office:value="8055.1792" calcext:value-type="float">
            <text:p>8055.1792</text:p>
          </table:table-cell>
          <table:table-cell office:value-type="float" office:value="28" calcext:value-type="float">
            <text:p>28</text:p>
          </table:table-cell>
          <table:table-cell office:value-type="float" office:value="187.0546" calcext:value-type="float">
            <text:p>187.0546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81398.4315" calcext:value-type="float">
            <text:p>81398.4315</text:p>
          </table:table-cell>
          <table:table-cell office:value-type="float" office:value="0" calcext:value-type="float">
            <text:p>0</text:p>
          </table:table-cell>
          <table:table-cell table:formula="of:=[.R78]" office:value-type="float" office:value="77" calcext:value-type="float">
            <text:p>77</text:p>
          </table:table-cell>
          <table:table-cell table:formula="of:=[.S78]/[.$Q$2]" office:value-type="float" office:value="0.945702246925066" calcext:value-type="float">
            <text:p>0.9457022469</text:p>
          </table:table-cell>
          <table:table-cell table:formula="of:=[.T78]" office:value-type="float" office:value="0" calcext:value-type="float">
            <text:p>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35055.2127" calcext:value-type="float">
            <text:p>35055.2127</text:p>
          </table:table-cell>
          <table:table-cell office:value-type="float" office:value="0" calcext:value-type="float">
            <text:p>0</text:p>
          </table:table-cell>
          <table:table-cell table:formula="of:=[.Z78]" office:value-type="float" office:value="77" calcext:value-type="float">
            <text:p>77</text:p>
          </table:table-cell>
          <table:table-cell table:formula="of:=[.AA78]/[.$Y$2]" office:value-type="float" office:value="0.498457786228102" calcext:value-type="float">
            <text:p>0.4984577862</text:p>
          </table:table-cell>
          <table:table-cell table:formula="of:=[.AB78]" office:value-type="float" office:value="0" calcext:value-type="float">
            <text:p>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33.12" calcext:value-type="float">
            <text:p>33.12</text:p>
          </table:table-cell>
          <table:table-cell office:value-type="float" office:value="0" calcext:value-type="float">
            <text:p>0</text:p>
          </table:table-cell>
          <table:table-cell table:formula="of:=[.AH78]" office:value-type="float" office:value="77" calcext:value-type="float">
            <text:p>77</text:p>
          </table:table-cell>
          <table:table-cell table:formula="of:=[.AI78]/[.$AG$2]" office:value-type="float" office:value="0.855813953488372" calcext:value-type="float">
            <text:p>0.8558139535</text:p>
          </table:table-cell>
          <table:table-cell table:formula="of:=[.AJ78]" office:value-type="float" office:value="0" calcext:value-type="float">
            <text:p>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06.55" calcext:value-type="float">
            <text:p>106.55</text:p>
          </table:table-cell>
          <table:table-cell office:value-type="float" office:value="0" calcext:value-type="float">
            <text:p>0</text:p>
          </table:table-cell>
          <table:table-cell table:formula="of:=[.AP78]" office:value-type="float" office:value="77" calcext:value-type="float">
            <text:p>77</text:p>
          </table:table-cell>
          <table:table-cell table:formula="of:=[.AQ78]/[.$AO$2]" office:value-type="float" office:value="0.777169948942378" calcext:value-type="float">
            <text:p>0.7771699489</text:p>
          </table:table-cell>
          <table:table-cell table:formula="of:=[.AR78]"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02" calcext:value-type="float">
            <text:p>102</text:p>
          </table:table-cell>
          <table:table-cell table:formula="of:=[.AV78]"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3992.329" calcext:value-type="float">
            <text:p>23992.329</text:p>
          </table:table-cell>
          <table:table-cell table:formula="of:=[.AZ78]"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table:formula="of:=[.BD78]"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9053.8549" calcext:value-type="float">
            <text:p>39053.8549</text:p>
          </table:table-cell>
          <table:table-cell table:formula="of:=[.BH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81398.4315" calcext:value-type="float">
            <text:p>81398.4315</text:p>
          </table:table-cell>
          <table:table-cell office:value-type="float" office:value="39416.255" calcext:value-type="float">
            <text:p>39416.255</text:p>
          </table:table-cell>
          <table:table-cell office:value-type="float" office:value="106.53" calcext:value-type="float">
            <text:p>106.53</text:p>
          </table:table-cell>
          <table:table-cell office:value-type="float" office:value="33.73" calcext:value-type="float">
            <text:p>33.73</text:p>
          </table:table-cell>
          <table:table-cell office:value-type="float" office:value="105" calcext:value-type="float">
            <text:p>105</text:p>
          </table:table-cell>
          <table:table-cell office:value-type="float" office:value="8055.1792" calcext:value-type="float">
            <text:p>8055.1792</text:p>
          </table:table-cell>
          <table:table-cell office:value-type="float" office:value="113" calcext:value-type="float">
            <text:p>113</text:p>
          </table:table-cell>
          <table:table-cell office:value-type="float" office:value="72917.6354" calcext:value-type="float">
            <text:p>72917.6354</text:p>
          </table:table-cell>
          <table:table-cell office:value-type="float" office:value="36" calcext:value-type="float">
            <text:p>36</text:p>
          </table:table-cell>
          <table:table-cell office:value-type="float" office:value="5506.3" calcext:value-type="float">
            <text:p>5506.3</text:p>
          </table:table-cell>
          <table:table-cell office:value-type="float" office:value="30" calcext:value-type="float">
            <text:p>30</text:p>
          </table:table-cell>
          <table:table-cell office:value-type="float" office:value="75468.8317" calcext:value-type="float">
            <text:p>75468.8317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81398.4315" calcext:value-type="float">
            <text:p>81398.4315</text:p>
          </table:table-cell>
          <table:table-cell office:value-type="float" office:value="0" calcext:value-type="float">
            <text:p>0</text:p>
          </table:table-cell>
          <table:table-cell table:formula="of:=[.R79]" office:value-type="float" office:value="78" calcext:value-type="float">
            <text:p>78</text:p>
          </table:table-cell>
          <table:table-cell table:formula="of:=[.S79]/[.$Q$2]" office:value-type="float" office:value="0.945702246925066" calcext:value-type="float">
            <text:p>0.9457022469</text:p>
          </table:table-cell>
          <table:table-cell table:formula="of:=[.T79]" office:value-type="float" office:value="0" calcext:value-type="float">
            <text:p>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39416.255" calcext:value-type="float">
            <text:p>39416.255</text:p>
          </table:table-cell>
          <table:table-cell office:value-type="float" office:value="0" calcext:value-type="float">
            <text:p>0</text:p>
          </table:table-cell>
          <table:table-cell table:formula="of:=[.Z79]" office:value-type="float" office:value="78" calcext:value-type="float">
            <text:p>78</text:p>
          </table:table-cell>
          <table:table-cell table:formula="of:=[.AA79]/[.$Y$2]" office:value-type="float" office:value="0.560468406705813" calcext:value-type="float">
            <text:p>0.5604684067</text:p>
          </table:table-cell>
          <table:table-cell table:formula="of:=[.AB79]" office:value-type="float" office:value="0" calcext:value-type="float">
            <text:p>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33.73" calcext:value-type="float">
            <text:p>33.73</text:p>
          </table:table-cell>
          <table:table-cell office:value-type="float" office:value="0" calcext:value-type="float">
            <text:p>0</text:p>
          </table:table-cell>
          <table:table-cell table:formula="of:=[.AH79]" office:value-type="float" office:value="78" calcext:value-type="float">
            <text:p>78</text:p>
          </table:table-cell>
          <table:table-cell table:formula="of:=[.AI79]/[.$AG$2]" office:value-type="float" office:value="0.871576227390181" calcext:value-type="float">
            <text:p>0.8715762274</text:p>
          </table:table-cell>
          <table:table-cell table:formula="of:=[.AJ79]" office:value-type="float" office:value="0" calcext:value-type="float">
            <text:p>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106.53" calcext:value-type="float">
            <text:p>106.53</text:p>
          </table:table-cell>
          <table:table-cell office:value-type="float" office:value="0" calcext:value-type="float">
            <text:p>0</text:p>
          </table:table-cell>
          <table:table-cell table:formula="of:=[.AP79]" office:value-type="float" office:value="78" calcext:value-type="float">
            <text:p>78</text:p>
          </table:table-cell>
          <table:table-cell table:formula="of:=[.AQ79]/[.$AO$2]" office:value-type="float" office:value="0.777024070021882" calcext:value-type="float">
            <text:p>0.77702407</text:p>
          </table:table-cell>
          <table:table-cell table:formula="of:=[.AR79]"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formula="of:=[.AV79]"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055.1792" calcext:value-type="float">
            <text:p>8055.1792</text:p>
          </table:table-cell>
          <table:table-cell table:formula="of:=[.AZ79]"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13" calcext:value-type="float">
            <text:p>113</text:p>
          </table:table-cell>
          <table:table-cell table:formula="of:=[.BD79]"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2917.6354" calcext:value-type="float">
            <text:p>72917.6354</text:p>
          </table:table-cell>
          <table:table-cell table:formula="of:=[.BH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2148.9959" calcext:value-type="float">
            <text:p>82148.9959</text:p>
          </table:table-cell>
          <table:table-cell office:value-type="float" office:value="38736.3206" calcext:value-type="float">
            <text:p>38736.3206</text:p>
          </table:table-cell>
          <table:table-cell office:value-type="float" office:value="107.05" calcext:value-type="float">
            <text:p>107.05</text:p>
          </table:table-cell>
          <table:table-cell office:value-type="float" office:value="33.77" calcext:value-type="float">
            <text:p>33.77</text:p>
          </table:table-cell>
          <table:table-cell office:value-type="float" office:value="113" calcext:value-type="float">
            <text:p>113</text:p>
          </table:table-cell>
          <table:table-cell office:value-type="float" office:value="728.0958" calcext:value-type="float">
            <text:p>728.0958</text:p>
          </table:table-cell>
          <table:table-cell office:value-type="float" office:value="113" calcext:value-type="float">
            <text:p>113</text:p>
          </table:table-cell>
          <table:table-cell office:value-type="float" office:value="73688.359" calcext:value-type="float">
            <text:p>73688.359</text:p>
          </table:table-cell>
          <table:table-cell office:value-type="float" office:value="36" calcext:value-type="float">
            <text:p>36</text:p>
          </table:table-cell>
          <table:table-cell office:value-type="float" office:value="9665.608" calcext:value-type="float">
            <text:p>9665.608</text:p>
          </table:table-cell>
          <table:table-cell office:value-type="float" office:value="30" calcext:value-type="float">
            <text:p>30</text:p>
          </table:table-cell>
          <table:table-cell office:value-type="float" office:value="81398.4315" calcext:value-type="float">
            <text:p>81398.4315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82148.9959" calcext:value-type="float">
            <text:p>82148.9959</text:p>
          </table:table-cell>
          <table:table-cell office:value-type="float" office:value="0" calcext:value-type="float">
            <text:p>0</text:p>
          </table:table-cell>
          <table:table-cell table:formula="of:=[.R80]" office:value-type="float" office:value="79" calcext:value-type="float">
            <text:p>79</text:p>
          </table:table-cell>
          <table:table-cell table:formula="of:=[.S80]/[.$Q$2]" office:value-type="float" office:value="0.954422444924728" calcext:value-type="float">
            <text:p>0.9544224449</text:p>
          </table:table-cell>
          <table:table-cell table:formula="of:=[.T80]" office:value-type="float" office:value="0" calcext:value-type="float">
            <text:p>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38736.3206" calcext:value-type="float">
            <text:p>38736.3206</text:p>
          </table:table-cell>
          <table:table-cell office:value-type="float" office:value="0" calcext:value-type="float">
            <text:p>0</text:p>
          </table:table-cell>
          <table:table-cell table:formula="of:=[.Z80]" office:value-type="float" office:value="79" calcext:value-type="float">
            <text:p>79</text:p>
          </table:table-cell>
          <table:table-cell table:formula="of:=[.AA80]/[.$Y$2]" office:value-type="float" office:value="0.550800269795483" calcext:value-type="float">
            <text:p>0.5508002698</text:p>
          </table:table-cell>
          <table:table-cell table:formula="of:=[.AB80]" office:value-type="float" office:value="0" calcext:value-type="float">
            <text:p>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33.77" calcext:value-type="float">
            <text:p>33.77</text:p>
          </table:table-cell>
          <table:table-cell office:value-type="float" office:value="0" calcext:value-type="float">
            <text:p>0</text:p>
          </table:table-cell>
          <table:table-cell table:formula="of:=[.AH80]" office:value-type="float" office:value="79" calcext:value-type="float">
            <text:p>79</text:p>
          </table:table-cell>
          <table:table-cell table:formula="of:=[.AI80]/[.$AG$2]" office:value-type="float" office:value="0.872609819121447" calcext:value-type="float">
            <text:p>0.8726098191</text:p>
          </table:table-cell>
          <table:table-cell table:formula="of:=[.AJ80]" office:value-type="float" office:value="0" calcext:value-type="float">
            <text:p>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07.05" calcext:value-type="float">
            <text:p>107.05</text:p>
          </table:table-cell>
          <table:table-cell office:value-type="float" office:value="0" calcext:value-type="float">
            <text:p>0</text:p>
          </table:table-cell>
          <table:table-cell table:formula="of:=[.AP80]" office:value-type="float" office:value="79" calcext:value-type="float">
            <text:p>79</text:p>
          </table:table-cell>
          <table:table-cell table:formula="of:=[.AQ80]/[.$AO$2]" office:value-type="float" office:value="0.780816921954778" calcext:value-type="float">
            <text:p>0.780816922</text:p>
          </table:table-cell>
          <table:table-cell table:formula="of:=[.AR80]"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13" calcext:value-type="float">
            <text:p>113</text:p>
          </table:table-cell>
          <table:table-cell table:formula="of:=[.AV80]"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28.0958" calcext:value-type="float">
            <text:p>728.0958</text:p>
          </table:table-cell>
          <table:table-cell table:formula="of:=[.AZ80]"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13" calcext:value-type="float">
            <text:p>113</text:p>
          </table:table-cell>
          <table:table-cell table:formula="of:=[.BD80]"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3688.359" calcext:value-type="float">
            <text:p>73688.359</text:p>
          </table:table-cell>
          <table:table-cell table:formula="of:=[.BH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82148.9959" calcext:value-type="float">
            <text:p>82148.9959</text:p>
          </table:table-cell>
          <table:table-cell office:value-type="float" office:value="44829.892" calcext:value-type="float">
            <text:p>44829.892</text:p>
          </table:table-cell>
          <table:table-cell office:value-type="float" office:value="108.17" calcext:value-type="float">
            <text:p>108.17</text:p>
          </table:table-cell>
          <table:table-cell office:value-type="float" office:value="33.65" calcext:value-type="float">
            <text:p>33.65</text:p>
          </table:table-cell>
          <table:table-cell office:value-type="float" office:value="116" calcext:value-type="float">
            <text:p>116</text:p>
          </table:table-cell>
          <table:table-cell office:value-type="float" office:value="79533.4987" calcext:value-type="float">
            <text:p>79533.4987</text:p>
          </table:table-cell>
          <table:table-cell office:value-type="float" office:value="110" calcext:value-type="float">
            <text:p>110</text:p>
          </table:table-cell>
          <table:table-cell office:value-type="float" office:value="77735.7381" calcext:value-type="float">
            <text:p>77735.7381</text:p>
          </table:table-cell>
          <table:table-cell office:value-type="float" office:value="36" calcext:value-type="float">
            <text:p>36</text:p>
          </table:table-cell>
          <table:table-cell office:value-type="float" office:value="58291.2393" calcext:value-type="float">
            <text:p>58291.2393</text:p>
          </table:table-cell>
          <table:table-cell office:value-type="float" office:value="30" calcext:value-type="float">
            <text:p>30</text:p>
          </table:table-cell>
          <table:table-cell office:value-type="float" office:value="60744.4909" calcext:value-type="float">
            <text:p>60744.490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2148.9959" calcext:value-type="float">
            <text:p>82148.9959</text:p>
          </table:table-cell>
          <table:table-cell office:value-type="float" office:value="0" calcext:value-type="float">
            <text:p>0</text:p>
          </table:table-cell>
          <table:table-cell table:formula="of:=[.R81]" office:value-type="float" office:value="80" calcext:value-type="float">
            <text:p>80</text:p>
          </table:table-cell>
          <table:table-cell table:formula="of:=[.S81]/[.$Q$2]" office:value-type="float" office:value="0.954422444924728" calcext:value-type="float">
            <text:p>0.9544224449</text:p>
          </table:table-cell>
          <table:table-cell table:formula="of:=[.T81]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44829.892" calcext:value-type="float">
            <text:p>44829.892</text:p>
          </table:table-cell>
          <table:table-cell office:value-type="float" office:value="0" calcext:value-type="float">
            <text:p>0</text:p>
          </table:table-cell>
          <table:table-cell table:formula="of:=[.Z81]" office:value-type="float" office:value="80" calcext:value-type="float">
            <text:p>80</text:p>
          </table:table-cell>
          <table:table-cell table:formula="of:=[.AA81]/[.$Y$2]" office:value-type="float" office:value="0.637446102934783" calcext:value-type="float">
            <text:p>0.6374461029</text:p>
          </table:table-cell>
          <table:table-cell table:formula="of:=[.AB81]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3.65" calcext:value-type="float">
            <text:p>33.65</text:p>
          </table:table-cell>
          <table:table-cell office:value-type="float" office:value="0" calcext:value-type="float">
            <text:p>0</text:p>
          </table:table-cell>
          <table:table-cell table:formula="of:=[.AH81]" office:value-type="float" office:value="80" calcext:value-type="float">
            <text:p>80</text:p>
          </table:table-cell>
          <table:table-cell table:formula="of:=[.AI81]/[.$AG$2]" office:value-type="float" office:value="0.869509043927648" calcext:value-type="float">
            <text:p>0.8695090439</text:p>
          </table:table-cell>
          <table:table-cell table:formula="of:=[.AJ81]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8.17" calcext:value-type="float">
            <text:p>108.17</text:p>
          </table:table-cell>
          <table:table-cell office:value-type="float" office:value="0" calcext:value-type="float">
            <text:p>0</text:p>
          </table:table-cell>
          <table:table-cell table:formula="of:=[.AP81]" office:value-type="float" office:value="80" calcext:value-type="float">
            <text:p>80</text:p>
          </table:table-cell>
          <table:table-cell table:formula="of:=[.AQ81]/[.$AO$2]" office:value-type="float" office:value="0.788986141502553" calcext:value-type="float">
            <text:p>0.7889861415</text:p>
          </table:table-cell>
          <table:table-cell table:formula="of:=[.AR81]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  <table:table-cell table:formula="of:=[.AV81]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9533.4987" calcext:value-type="float">
            <text:p>79533.4987</text:p>
          </table:table-cell>
          <table:table-cell table:formula="of:=[.AZ81]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formula="of:=[.BD81]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7735.7381" calcext:value-type="float">
            <text:p>77735.7381</text:p>
          </table:table-cell>
          <table:table-cell table:formula="of:=[.BH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82148.9959" calcext:value-type="float">
            <text:p>82148.9959</text:p>
          </table:table-cell>
          <table:table-cell office:value-type="float" office:value="46179.033" calcext:value-type="float">
            <text:p>46179.033</text:p>
          </table:table-cell>
          <table:table-cell office:value-type="float" office:value="107.4" calcext:value-type="float">
            <text:p>107.4</text:p>
          </table:table-cell>
          <table:table-cell office:value-type="float" office:value="33.98" calcext:value-type="float">
            <text:p>33.98</text:p>
          </table:table-cell>
          <table:table-cell office:value-type="float" office:value="116" calcext:value-type="float">
            <text:p>116</text:p>
          </table:table-cell>
          <table:table-cell office:value-type="float" office:value="5214.064" calcext:value-type="float">
            <text:p>5214.064</text:p>
          </table:table-cell>
          <table:table-cell office:value-type="float" office:value="113" calcext:value-type="float">
            <text:p>113</text:p>
          </table:table-cell>
          <table:table-cell office:value-type="float" office:value="204.9881" calcext:value-type="float">
            <text:p>204.9881</text:p>
          </table:table-cell>
          <table:table-cell office:value-type="float" office:value="37" calcext:value-type="float">
            <text:p>37</text:p>
          </table:table-cell>
          <table:table-cell office:value-type="float" office:value="572.2123" calcext:value-type="float">
            <text:p>572.2123</text:p>
          </table:table-cell>
          <table:table-cell office:value-type="float" office:value="30" calcext:value-type="float">
            <text:p>30</text:p>
          </table:table-cell>
          <table:table-cell office:value-type="float" office:value="81398.4315" calcext:value-type="float">
            <text:p>81398.4315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82148.9959" calcext:value-type="float">
            <text:p>82148.9959</text:p>
          </table:table-cell>
          <table:table-cell office:value-type="float" office:value="0" calcext:value-type="float">
            <text:p>0</text:p>
          </table:table-cell>
          <table:table-cell table:formula="of:=[.R82]" office:value-type="float" office:value="81" calcext:value-type="float">
            <text:p>81</text:p>
          </table:table-cell>
          <table:table-cell table:formula="of:=[.S82]/[.$Q$2]" office:value-type="float" office:value="0.954422444924728" calcext:value-type="float">
            <text:p>0.9544224449</text:p>
          </table:table-cell>
          <table:table-cell table:formula="of:=[.T82]" office:value-type="float" office:value="0" calcext:value-type="float">
            <text:p>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46179.033" calcext:value-type="float">
            <text:p>46179.033</text:p>
          </table:table-cell>
          <table:table-cell office:value-type="float" office:value="0" calcext:value-type="float">
            <text:p>0</text:p>
          </table:table-cell>
          <table:table-cell table:formula="of:=[.Z82]" office:value-type="float" office:value="81" calcext:value-type="float">
            <text:p>81</text:p>
          </table:table-cell>
          <table:table-cell table:formula="of:=[.AA82]/[.$Y$2]" office:value-type="float" office:value="0.656629835805688" calcext:value-type="float">
            <text:p>0.6566298358</text:p>
          </table:table-cell>
          <table:table-cell table:formula="of:=[.AB82]" office:value-type="float" office:value="0" calcext:value-type="float">
            <text:p>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33.98" calcext:value-type="float">
            <text:p>33.98</text:p>
          </table:table-cell>
          <table:table-cell office:value-type="float" office:value="0" calcext:value-type="float">
            <text:p>0</text:p>
          </table:table-cell>
          <table:table-cell table:formula="of:=[.AH82]" office:value-type="float" office:value="81" calcext:value-type="float">
            <text:p>81</text:p>
          </table:table-cell>
          <table:table-cell table:formula="of:=[.AI82]/[.$AG$2]" office:value-type="float" office:value="0.878036175710594" calcext:value-type="float">
            <text:p>0.8780361757</text:p>
          </table:table-cell>
          <table:table-cell table:formula="of:=[.AJ82]" office:value-type="float" office:value="0" calcext:value-type="float">
            <text:p>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107.4" calcext:value-type="float">
            <text:p>107.4</text:p>
          </table:table-cell>
          <table:table-cell office:value-type="float" office:value="0" calcext:value-type="float">
            <text:p>0</text:p>
          </table:table-cell>
          <table:table-cell table:formula="of:=[.AP82]" office:value-type="float" office:value="81" calcext:value-type="float">
            <text:p>81</text:p>
          </table:table-cell>
          <table:table-cell table:formula="of:=[.AQ82]/[.$AO$2]" office:value-type="float" office:value="0.783369803063457" calcext:value-type="float">
            <text:p>0.7833698031</text:p>
          </table:table-cell>
          <table:table-cell table:formula="of:=[.AR82]"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16" calcext:value-type="float">
            <text:p>116</text:p>
          </table:table-cell>
          <table:table-cell table:formula="of:=[.AV82]"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214.064" calcext:value-type="float">
            <text:p>5214.064</text:p>
          </table:table-cell>
          <table:table-cell table:formula="of:=[.AZ82]"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table:formula="of:=[.BD82]"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04.9881" calcext:value-type="float">
            <text:p>204.9881</text:p>
          </table:table-cell>
          <table:table-cell table:formula="of:=[.BH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82148.9959" calcext:value-type="float">
            <text:p>82148.9959</text:p>
          </table:table-cell>
          <table:table-cell office:value-type="float" office:value="42827.7158" calcext:value-type="float">
            <text:p>42827.7158</text:p>
          </table:table-cell>
          <table:table-cell office:value-type="float" office:value="108.72" calcext:value-type="float">
            <text:p>108.72</text:p>
          </table:table-cell>
          <table:table-cell office:value-type="float" office:value="33.7" calcext:value-type="float">
            <text:p>33.7</text:p>
          </table:table-cell>
          <table:table-cell office:value-type="float" office:value="119" calcext:value-type="float">
            <text:p>119</text:p>
          </table:table-cell>
          <table:table-cell office:value-type="float" office:value="79923.2987" calcext:value-type="float">
            <text:p>79923.2987</text:p>
          </table:table-cell>
          <table:table-cell office:value-type="float" office:value="116" calcext:value-type="float">
            <text:p>116</text:p>
          </table:table-cell>
          <table:table-cell office:value-type="float" office:value="204.9881" calcext:value-type="float">
            <text:p>204.9881</text:p>
          </table:table-cell>
          <table:table-cell office:value-type="float" office:value="37" calcext:value-type="float">
            <text:p>37</text:p>
          </table:table-cell>
          <table:table-cell office:value-type="float" office:value="76257.7801" calcext:value-type="float">
            <text:p>76257.7801</text:p>
          </table:table-cell>
          <table:table-cell office:value-type="float" office:value="30" calcext:value-type="float">
            <text:p>30</text:p>
          </table:table-cell>
          <table:table-cell office:value-type="float" office:value="16367.7716" calcext:value-type="float">
            <text:p>16367.7716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2148.9959" calcext:value-type="float">
            <text:p>82148.9959</text:p>
          </table:table-cell>
          <table:table-cell office:value-type="float" office:value="0" calcext:value-type="float">
            <text:p>0</text:p>
          </table:table-cell>
          <table:table-cell table:formula="of:=[.R83]" office:value-type="float" office:value="82" calcext:value-type="float">
            <text:p>82</text:p>
          </table:table-cell>
          <table:table-cell table:formula="of:=[.S83]/[.$Q$2]" office:value-type="float" office:value="0.954422444924728" calcext:value-type="float">
            <text:p>0.9544224449</text:p>
          </table:table-cell>
          <table:table-cell table:formula="of:=[.T83]" office:value-type="float" office:value="0" calcext:value-type="float">
            <text:p>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42827.7158" calcext:value-type="float">
            <text:p>42827.7158</text:p>
          </table:table-cell>
          <table:table-cell office:value-type="float" office:value="0" calcext:value-type="float">
            <text:p>0</text:p>
          </table:table-cell>
          <table:table-cell table:formula="of:=[.Z83]" office:value-type="float" office:value="82" calcext:value-type="float">
            <text:p>82</text:p>
          </table:table-cell>
          <table:table-cell table:formula="of:=[.AA83]/[.$Y$2]" office:value-type="float" office:value="0.608976718799778" calcext:value-type="float">
            <text:p>0.6089767188</text:p>
          </table:table-cell>
          <table:table-cell table:formula="of:=[.AB83]" office:value-type="float" office:value="0" calcext:value-type="float">
            <text:p>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33.7" calcext:value-type="float">
            <text:p>33.7</text:p>
          </table:table-cell>
          <table:table-cell office:value-type="float" office:value="0" calcext:value-type="float">
            <text:p>0</text:p>
          </table:table-cell>
          <table:table-cell table:formula="of:=[.AH83]" office:value-type="float" office:value="82" calcext:value-type="float">
            <text:p>82</text:p>
          </table:table-cell>
          <table:table-cell table:formula="of:=[.AI83]/[.$AG$2]" office:value-type="float" office:value="0.870801033591731" calcext:value-type="float">
            <text:p>0.8708010336</text:p>
          </table:table-cell>
          <table:table-cell table:formula="of:=[.AJ83]" office:value-type="float" office:value="0" calcext:value-type="float">
            <text:p>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08.72" calcext:value-type="float">
            <text:p>108.72</text:p>
          </table:table-cell>
          <table:table-cell office:value-type="float" office:value="0" calcext:value-type="float">
            <text:p>0</text:p>
          </table:table-cell>
          <table:table-cell table:formula="of:=[.AP83]" office:value-type="float" office:value="82" calcext:value-type="float">
            <text:p>82</text:p>
          </table:table-cell>
          <table:table-cell table:formula="of:=[.AQ83]/[.$AO$2]" office:value-type="float" office:value="0.792997811816193" calcext:value-type="float">
            <text:p>0.7929978118</text:p>
          </table:table-cell>
          <table:table-cell table:formula="of:=[.AR83]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19" calcext:value-type="float">
            <text:p>119</text:p>
          </table:table-cell>
          <table:table-cell table:formula="of:=[.AV83]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9923.2987" calcext:value-type="float">
            <text:p>79923.2987</text:p>
          </table:table-cell>
          <table:table-cell table:formula="of:=[.AZ83]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table:formula="of:=[.BD83]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04.9881" calcext:value-type="float">
            <text:p>204.9881</text:p>
          </table:table-cell>
          <table:table-cell table:formula="of:=[.BH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82148.9959" calcext:value-type="float">
            <text:p>82148.9959</text:p>
          </table:table-cell>
          <table:table-cell office:value-type="float" office:value="43240.0872" calcext:value-type="float">
            <text:p>43240.0872</text:p>
          </table:table-cell>
          <table:table-cell office:value-type="float" office:value="109.95" calcext:value-type="float">
            <text:p>109.95</text:p>
          </table:table-cell>
          <table:table-cell office:value-type="float" office:value="33.73" calcext:value-type="float">
            <text:p>33.73</text:p>
          </table:table-cell>
          <table:table-cell office:value-type="float" office:value="119" calcext:value-type="float">
            <text:p>119</text:p>
          </table:table-cell>
          <table:table-cell office:value-type="float" office:value="79923.2987" calcext:value-type="float">
            <text:p>79923.2987</text:p>
          </table:table-cell>
          <table:table-cell office:value-type="float" office:value="116" calcext:value-type="float">
            <text:p>116</text:p>
          </table:table-cell>
          <table:table-cell office:value-type="float" office:value="155.2685" calcext:value-type="float">
            <text:p>155.2685</text:p>
          </table:table-cell>
          <table:table-cell office:value-type="float" office:value="36" calcext:value-type="float">
            <text:p>36</text:p>
          </table:table-cell>
          <table:table-cell office:value-type="float" office:value="13699.0501" calcext:value-type="float">
            <text:p>13699.0501</text:p>
          </table:table-cell>
          <table:table-cell office:value-type="float" office:value="30" calcext:value-type="float">
            <text:p>30</text:p>
          </table:table-cell>
          <table:table-cell office:value-type="float" office:value="287.6911" calcext:value-type="float">
            <text:p>287.6911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82148.9959" calcext:value-type="float">
            <text:p>82148.9959</text:p>
          </table:table-cell>
          <table:table-cell office:value-type="float" office:value="0" calcext:value-type="float">
            <text:p>0</text:p>
          </table:table-cell>
          <table:table-cell table:formula="of:=[.R84]" office:value-type="float" office:value="83" calcext:value-type="float">
            <text:p>83</text:p>
          </table:table-cell>
          <table:table-cell table:formula="of:=[.S84]/[.$Q$2]" office:value-type="float" office:value="0.954422444924728" calcext:value-type="float">
            <text:p>0.9544224449</text:p>
          </table:table-cell>
          <table:table-cell table:formula="of:=[.T84]" office:value-type="float" office:value="0" calcext:value-type="float">
            <text:p>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43240.0872" calcext:value-type="float">
            <text:p>43240.0872</text:p>
          </table:table-cell>
          <table:table-cell office:value-type="float" office:value="0" calcext:value-type="float">
            <text:p>0</text:p>
          </table:table-cell>
          <table:table-cell table:formula="of:=[.Z84]" office:value-type="float" office:value="83" calcext:value-type="float">
            <text:p>83</text:p>
          </table:table-cell>
          <table:table-cell table:formula="of:=[.AA84]/[.$Y$2]" office:value-type="float" office:value="0.614840318513375" calcext:value-type="float">
            <text:p>0.6148403185</text:p>
          </table:table-cell>
          <table:table-cell table:formula="of:=[.AB84]" office:value-type="float" office:value="0" calcext:value-type="float">
            <text:p>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33.73" calcext:value-type="float">
            <text:p>33.73</text:p>
          </table:table-cell>
          <table:table-cell office:value-type="float" office:value="0" calcext:value-type="float">
            <text:p>0</text:p>
          </table:table-cell>
          <table:table-cell table:formula="of:=[.AH84]" office:value-type="float" office:value="83" calcext:value-type="float">
            <text:p>83</text:p>
          </table:table-cell>
          <table:table-cell table:formula="of:=[.AI84]/[.$AG$2]" office:value-type="float" office:value="0.871576227390181" calcext:value-type="float">
            <text:p>0.8715762274</text:p>
          </table:table-cell>
          <table:table-cell table:formula="of:=[.AJ84]" office:value-type="float" office:value="0" calcext:value-type="float">
            <text:p>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09.95" calcext:value-type="float">
            <text:p>109.95</text:p>
          </table:table-cell>
          <table:table-cell office:value-type="float" office:value="0" calcext:value-type="float">
            <text:p>0</text:p>
          </table:table-cell>
          <table:table-cell table:formula="of:=[.AP84]" office:value-type="float" office:value="83" calcext:value-type="float">
            <text:p>83</text:p>
          </table:table-cell>
          <table:table-cell table:formula="of:=[.AQ84]/[.$AO$2]" office:value-type="float" office:value="0.801969365426696" calcext:value-type="float">
            <text:p>0.8019693654</text:p>
          </table:table-cell>
          <table:table-cell table:formula="of:=[.AR84]"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table:formula="of:=[.AV84]"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9923.2987" calcext:value-type="float">
            <text:p>79923.2987</text:p>
          </table:table-cell>
          <table:table-cell table:formula="of:=[.AZ84]"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table:formula="of:=[.BD84]"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55.2685" calcext:value-type="float">
            <text:p>155.2685</text:p>
          </table:table-cell>
          <table:table-cell table:formula="of:=[.BH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82148.9959" calcext:value-type="float">
            <text:p>82148.9959</text:p>
          </table:table-cell>
          <table:table-cell office:value-type="float" office:value="44031.9605" calcext:value-type="float">
            <text:p>44031.9605</text:p>
          </table:table-cell>
          <table:table-cell office:value-type="float" office:value="109.55" calcext:value-type="float">
            <text:p>109.55</text:p>
          </table:table-cell>
          <table:table-cell office:value-type="float" office:value="33.7" calcext:value-type="float">
            <text:p>33.7</text:p>
          </table:table-cell>
          <table:table-cell office:value-type="float" office:value="119" calcext:value-type="float">
            <text:p>119</text:p>
          </table:table-cell>
          <table:table-cell office:value-type="float" office:value="79923.2987" calcext:value-type="float">
            <text:p>79923.2987</text:p>
          </table:table-cell>
          <table:table-cell office:value-type="float" office:value="116" calcext:value-type="float">
            <text:p>116</text:p>
          </table:table-cell>
          <table:table-cell office:value-type="float" office:value="155.2685" calcext:value-type="float">
            <text:p>155.2685</text:p>
          </table:table-cell>
          <table:table-cell office:value-type="float" office:value="37" calcext:value-type="float">
            <text:p>37</text:p>
          </table:table-cell>
          <table:table-cell office:value-type="float" office:value="71702.6721" calcext:value-type="float">
            <text:p>71702.6721</text:p>
          </table:table-cell>
          <table:table-cell office:value-type="float" office:value="30" calcext:value-type="float">
            <text:p>30</text:p>
          </table:table-cell>
          <table:table-cell office:value-type="float" office:value="81398.4315" calcext:value-type="float">
            <text:p>81398.4315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82148.9959" calcext:value-type="float">
            <text:p>82148.9959</text:p>
          </table:table-cell>
          <table:table-cell office:value-type="float" office:value="0" calcext:value-type="float">
            <text:p>0</text:p>
          </table:table-cell>
          <table:table-cell table:formula="of:=[.R85]" office:value-type="float" office:value="84" calcext:value-type="float">
            <text:p>84</text:p>
          </table:table-cell>
          <table:table-cell table:formula="of:=[.S85]/[.$Q$2]" office:value-type="float" office:value="0.954422444924728" calcext:value-type="float">
            <text:p>0.9544224449</text:p>
          </table:table-cell>
          <table:table-cell table:formula="of:=[.T85]" office:value-type="float" office:value="0" calcext:value-type="float">
            <text:p>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44031.9605" calcext:value-type="float">
            <text:p>44031.9605</text:p>
          </table:table-cell>
          <table:table-cell office:value-type="float" office:value="0" calcext:value-type="float">
            <text:p>0</text:p>
          </table:table-cell>
          <table:table-cell table:formula="of:=[.Z85]" office:value-type="float" office:value="84" calcext:value-type="float">
            <text:p>84</text:p>
          </table:table-cell>
          <table:table-cell table:formula="of:=[.AA85]/[.$Y$2]" office:value-type="float" office:value="0.626100139284371" calcext:value-type="float">
            <text:p>0.6261001393</text:p>
          </table:table-cell>
          <table:table-cell table:formula="of:=[.AB85]" office:value-type="float" office:value="0" calcext:value-type="float">
            <text:p>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33.7" calcext:value-type="float">
            <text:p>33.7</text:p>
          </table:table-cell>
          <table:table-cell office:value-type="float" office:value="0" calcext:value-type="float">
            <text:p>0</text:p>
          </table:table-cell>
          <table:table-cell table:formula="of:=[.AH85]" office:value-type="float" office:value="84" calcext:value-type="float">
            <text:p>84</text:p>
          </table:table-cell>
          <table:table-cell table:formula="of:=[.AI85]/[.$AG$2]" office:value-type="float" office:value="0.870801033591731" calcext:value-type="float">
            <text:p>0.8708010336</text:p>
          </table:table-cell>
          <table:table-cell table:formula="of:=[.AJ85]" office:value-type="float" office:value="0" calcext:value-type="float">
            <text:p>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09.55" calcext:value-type="float">
            <text:p>109.55</text:p>
          </table:table-cell>
          <table:table-cell office:value-type="float" office:value="0" calcext:value-type="float">
            <text:p>0</text:p>
          </table:table-cell>
          <table:table-cell table:formula="of:=[.AP85]" office:value-type="float" office:value="84" calcext:value-type="float">
            <text:p>84</text:p>
          </table:table-cell>
          <table:table-cell table:formula="of:=[.AQ85]/[.$AO$2]" office:value-type="float" office:value="0.799051787016776" calcext:value-type="float">
            <text:p>0.799051787</text:p>
          </table:table-cell>
          <table:table-cell table:formula="of:=[.AR85]"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  <table:table-cell table:formula="of:=[.AV85]"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9923.2987" calcext:value-type="float">
            <text:p>79923.2987</text:p>
          </table:table-cell>
          <table:table-cell table:formula="of:=[.AZ85]"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16" calcext:value-type="float">
            <text:p>116</text:p>
          </table:table-cell>
          <table:table-cell table:formula="of:=[.BD85]"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55.2685" calcext:value-type="float">
            <text:p>155.2685</text:p>
          </table:table-cell>
          <table:table-cell table:formula="of:=[.BH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83045.8177" calcext:value-type="float">
            <text:p>83045.8177</text:p>
          </table:table-cell>
          <table:table-cell office:value-type="float" office:value="48357.3675" calcext:value-type="float">
            <text:p>48357.3675</text:p>
          </table:table-cell>
          <table:table-cell office:value-type="float" office:value="111.3" calcext:value-type="float">
            <text:p>111.3</text:p>
          </table:table-cell>
          <table:table-cell office:value-type="float" office:value="34.15" calcext:value-type="float">
            <text:p>34.15</text:p>
          </table:table-cell>
          <table:table-cell office:value-type="float" office:value="122" calcext:value-type="float">
            <text:p>122</text:p>
          </table:table-cell>
          <table:table-cell office:value-type="float" office:value="75.9836" calcext:value-type="float">
            <text:p>75.9836</text:p>
          </table:table-cell>
          <table:table-cell office:value-type="float" office:value="114" calcext:value-type="float">
            <text:p>114</text:p>
          </table:table-cell>
          <table:table-cell office:value-type="float" office:value="71702.6721" calcext:value-type="float">
            <text:p>71702.6721</text:p>
          </table:table-cell>
          <table:table-cell office:value-type="float" office:value="38" calcext:value-type="float">
            <text:p>38</text:p>
          </table:table-cell>
          <table:table-cell office:value-type="float" office:value="73421.8511" calcext:value-type="float">
            <text:p>73421.8511</text:p>
          </table:table-cell>
          <table:table-cell office:value-type="float" office:value="30" calcext:value-type="float">
            <text:p>30</text:p>
          </table:table-cell>
          <table:table-cell office:value-type="float" office:value="81398.4315" calcext:value-type="float">
            <text:p>81398.431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83045.8177" calcext:value-type="float">
            <text:p>83045.8177</text:p>
          </table:table-cell>
          <table:table-cell office:value-type="float" office:value="0" calcext:value-type="float">
            <text:p>0</text:p>
          </table:table-cell>
          <table:table-cell table:formula="of:=[.R86]" office:value-type="float" office:value="85" calcext:value-type="float">
            <text:p>85</text:p>
          </table:table-cell>
          <table:table-cell table:formula="of:=[.S86]/[.$Q$2]" office:value-type="float" office:value="0.964841888834423" calcext:value-type="float">
            <text:p>0.9648418888</text:p>
          </table:table-cell>
          <table:table-cell table:formula="of:=[.T86]" office:value-type="float" office:value="0" calcext:value-type="float">
            <text:p>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48357.3675" calcext:value-type="float">
            <text:p>48357.3675</text:p>
          </table:table-cell>
          <table:table-cell office:value-type="float" office:value="0" calcext:value-type="float">
            <text:p>0</text:p>
          </table:table-cell>
          <table:table-cell table:formula="of:=[.Z86]" office:value-type="float" office:value="85" calcext:value-type="float">
            <text:p>85</text:p>
          </table:table-cell>
          <table:table-cell table:formula="of:=[.AA86]/[.$Y$2]" office:value-type="float" office:value="0.687604053586837" calcext:value-type="float">
            <text:p>0.6876040536</text:p>
          </table:table-cell>
          <table:table-cell table:formula="of:=[.AB86]" office:value-type="float" office:value="0" calcext:value-type="float">
            <text:p>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4.15" calcext:value-type="float">
            <text:p>34.15</text:p>
          </table:table-cell>
          <table:table-cell office:value-type="float" office:value="0" calcext:value-type="float">
            <text:p>0</text:p>
          </table:table-cell>
          <table:table-cell table:formula="of:=[.AH86]" office:value-type="float" office:value="85" calcext:value-type="float">
            <text:p>85</text:p>
          </table:table-cell>
          <table:table-cell table:formula="of:=[.AI86]/[.$AG$2]" office:value-type="float" office:value="0.882428940568475" calcext:value-type="float">
            <text:p>0.8824289406</text:p>
          </table:table-cell>
          <table:table-cell table:formula="of:=[.AJ86]" office:value-type="float" office:value="0" calcext:value-type="float">
            <text:p>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11.3" calcext:value-type="float">
            <text:p>111.3</text:p>
          </table:table-cell>
          <table:table-cell office:value-type="float" office:value="0" calcext:value-type="float">
            <text:p>0</text:p>
          </table:table-cell>
          <table:table-cell table:formula="of:=[.AP86]" office:value-type="float" office:value="85" calcext:value-type="float">
            <text:p>85</text:p>
          </table:table-cell>
          <table:table-cell table:formula="of:=[.AQ86]/[.$AO$2]" office:value-type="float" office:value="0.811816192560175" calcext:value-type="float">
            <text:p>0.8118161926</text:p>
          </table:table-cell>
          <table:table-cell table:formula="of:=[.AR86]"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22" calcext:value-type="float">
            <text:p>122</text:p>
          </table:table-cell>
          <table:table-cell table:formula="of:=[.AV86]"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.9836" calcext:value-type="float">
            <text:p>75.9836</text:p>
          </table:table-cell>
          <table:table-cell table:formula="of:=[.AZ86]"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14" calcext:value-type="float">
            <text:p>114</text:p>
          </table:table-cell>
          <table:table-cell table:formula="of:=[.BD86]"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1702.6721" calcext:value-type="float">
            <text:p>71702.6721</text:p>
          </table:table-cell>
          <table:table-cell table:formula="of:=[.BH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84703.4019" calcext:value-type="float">
            <text:p>84703.4019</text:p>
          </table:table-cell>
          <table:table-cell office:value-type="float" office:value="44754.278" calcext:value-type="float">
            <text:p>44754.278</text:p>
          </table:table-cell>
          <table:table-cell office:value-type="float" office:value="113.03" calcext:value-type="float">
            <text:p>113.03</text:p>
          </table:table-cell>
          <table:table-cell office:value-type="float" office:value="34.3" calcext:value-type="float">
            <text:p>34.3</text:p>
          </table:table-cell>
          <table:table-cell office:value-type="float" office:value="122" calcext:value-type="float">
            <text:p>122</text:p>
          </table:table-cell>
          <table:table-cell office:value-type="float" office:value="77796.5574" calcext:value-type="float">
            <text:p>77796.5574</text:p>
          </table:table-cell>
          <table:table-cell office:value-type="float" office:value="119" calcext:value-type="float">
            <text:p>119</text:p>
          </table:table-cell>
          <table:table-cell office:value-type="float" office:value="77692.2593" calcext:value-type="float">
            <text:p>77692.2593</text:p>
          </table:table-cell>
          <table:table-cell office:value-type="float" office:value="39" calcext:value-type="float">
            <text:p>39</text:p>
          </table:table-cell>
          <table:table-cell office:value-type="float" office:value="77127.1394" calcext:value-type="float">
            <text:p>77127.1394</text:p>
          </table:table-cell>
          <table:table-cell office:value-type="float" office:value="30" calcext:value-type="float">
            <text:p>30</text:p>
          </table:table-cell>
          <table:table-cell office:value-type="float" office:value="81398.4315" calcext:value-type="float">
            <text:p>81398.431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84703.4019" calcext:value-type="float">
            <text:p>84703.4019</text:p>
          </table:table-cell>
          <table:table-cell office:value-type="float" office:value="0" calcext:value-type="float">
            <text:p>0</text:p>
          </table:table-cell>
          <table:table-cell table:formula="of:=[.R87]" office:value-type="float" office:value="86" calcext:value-type="float">
            <text:p>86</text:p>
          </table:table-cell>
          <table:table-cell table:formula="of:=[.S87]/[.$Q$2]" office:value-type="float" office:value="0.984100013020851" calcext:value-type="float">
            <text:p>0.984100013</text:p>
          </table:table-cell>
          <table:table-cell table:formula="of:=[.T87]" office:value-type="float" office:value="0" calcext:value-type="float">
            <text:p>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4754.278" calcext:value-type="float">
            <text:p>44754.278</text:p>
          </table:table-cell>
          <table:table-cell office:value-type="float" office:value="0" calcext:value-type="float">
            <text:p>0</text:p>
          </table:table-cell>
          <table:table-cell table:formula="of:=[.Z87]" office:value-type="float" office:value="86" calcext:value-type="float">
            <text:p>86</text:p>
          </table:table-cell>
          <table:table-cell table:formula="of:=[.AA87]/[.$Y$2]" office:value-type="float" office:value="0.636370930823565" calcext:value-type="float">
            <text:p>0.6363709308</text:p>
          </table:table-cell>
          <table:table-cell table:formula="of:=[.AB87]" office:value-type="float" office:value="0" calcext:value-type="float">
            <text:p>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34.3" calcext:value-type="float">
            <text:p>34.3</text:p>
          </table:table-cell>
          <table:table-cell office:value-type="float" office:value="0" calcext:value-type="float">
            <text:p>0</text:p>
          </table:table-cell>
          <table:table-cell table:formula="of:=[.AH87]" office:value-type="float" office:value="86" calcext:value-type="float">
            <text:p>86</text:p>
          </table:table-cell>
          <table:table-cell table:formula="of:=[.AI87]/[.$AG$2]" office:value-type="float" office:value="0.886304909560723" calcext:value-type="float">
            <text:p>0.8863049096</text:p>
          </table:table-cell>
          <table:table-cell table:formula="of:=[.AJ87]" office:value-type="float" office:value="0" calcext:value-type="float">
            <text:p>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13.03" calcext:value-type="float">
            <text:p>113.03</text:p>
          </table:table-cell>
          <table:table-cell office:value-type="float" office:value="0" calcext:value-type="float">
            <text:p>0</text:p>
          </table:table-cell>
          <table:table-cell table:formula="of:=[.AP87]" office:value-type="float" office:value="86" calcext:value-type="float">
            <text:p>86</text:p>
          </table:table-cell>
          <table:table-cell table:formula="of:=[.AQ87]/[.$AO$2]" office:value-type="float" office:value="0.824434719183078" calcext:value-type="float">
            <text:p>0.8244347192</text:p>
          </table:table-cell>
          <table:table-cell table:formula="of:=[.AR87]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  <table:table-cell table:formula="of:=[.AV87]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7796.5574" calcext:value-type="float">
            <text:p>77796.5574</text:p>
          </table:table-cell>
          <table:table-cell table:formula="of:=[.AZ87]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  <table:table-cell table:formula="of:=[.BD87]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7692.2593" calcext:value-type="float">
            <text:p>77692.2593</text:p>
          </table:table-cell>
          <table:table-cell table:formula="of:=[.BH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84703.4019" calcext:value-type="float">
            <text:p>84703.4019</text:p>
          </table:table-cell>
          <table:table-cell office:value-type="float" office:value="45638.1973" calcext:value-type="float">
            <text:p>45638.1973</text:p>
          </table:table-cell>
          <table:table-cell office:value-type="float" office:value="113.65" calcext:value-type="float">
            <text:p>113.65</text:p>
          </table:table-cell>
          <table:table-cell office:value-type="float" office:value="35.4" calcext:value-type="float">
            <text:p>35.4</text:p>
          </table:table-cell>
          <table:table-cell office:value-type="float" office:value="114" calcext:value-type="float">
            <text:p>114</text:p>
          </table:table-cell>
          <table:table-cell office:value-type="float" office:value="22434.8239" calcext:value-type="float">
            <text:p>22434.8239</text:p>
          </table:table-cell>
          <table:table-cell office:value-type="float" office:value="124" calcext:value-type="float">
            <text:p>124</text:p>
          </table:table-cell>
          <table:table-cell office:value-type="float" office:value="77127.1394" calcext:value-type="float">
            <text:p>77127.1394</text:p>
          </table:table-cell>
          <table:table-cell office:value-type="float" office:value="40" calcext:value-type="float">
            <text:p>40</text:p>
          </table:table-cell>
          <table:table-cell office:value-type="float" office:value="448.6594" calcext:value-type="float">
            <text:p>448.6594</text:p>
          </table:table-cell>
          <table:table-cell office:value-type="float" office:value="30" calcext:value-type="float">
            <text:p>30</text:p>
          </table:table-cell>
          <table:table-cell office:value-type="float" office:value="1695.3515" calcext:value-type="float">
            <text:p>1695.3515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84703.4019" calcext:value-type="float">
            <text:p>84703.4019</text:p>
          </table:table-cell>
          <table:table-cell office:value-type="float" office:value="0" calcext:value-type="float">
            <text:p>0</text:p>
          </table:table-cell>
          <table:table-cell table:formula="of:=[.R88]" office:value-type="float" office:value="87" calcext:value-type="float">
            <text:p>87</text:p>
          </table:table-cell>
          <table:table-cell table:formula="of:=[.S88]/[.$Q$2]" office:value-type="float" office:value="0.984100013020851" calcext:value-type="float">
            <text:p>0.984100013</text:p>
          </table:table-cell>
          <table:table-cell table:formula="of:=[.T88]" office:value-type="float" office:value="0" calcext:value-type="float">
            <text:p>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45638.1973" calcext:value-type="float">
            <text:p>45638.1973</text:p>
          </table:table-cell>
          <table:table-cell office:value-type="float" office:value="0" calcext:value-type="float">
            <text:p>0</text:p>
          </table:table-cell>
          <table:table-cell table:formula="of:=[.Z88]" office:value-type="float" office:value="87" calcext:value-type="float">
            <text:p>87</text:p>
          </table:table-cell>
          <table:table-cell table:formula="of:=[.AA88]/[.$Y$2]" office:value-type="float" office:value="0.648939573931022" calcext:value-type="float">
            <text:p>0.6489395739</text:p>
          </table:table-cell>
          <table:table-cell table:formula="of:=[.AB88]" office:value-type="float" office:value="0" calcext:value-type="float">
            <text:p>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35.4" calcext:value-type="float">
            <text:p>35.4</text:p>
          </table:table-cell>
          <table:table-cell office:value-type="float" office:value="0" calcext:value-type="float">
            <text:p>0</text:p>
          </table:table-cell>
          <table:table-cell table:formula="of:=[.AH88]" office:value-type="float" office:value="87" calcext:value-type="float">
            <text:p>87</text:p>
          </table:table-cell>
          <table:table-cell table:formula="of:=[.AI88]/[.$AG$2]" office:value-type="float" office:value="0.914728682170543" calcext:value-type="float">
            <text:p>0.9147286822</text:p>
          </table:table-cell>
          <table:table-cell table:formula="of:=[.AJ88]" office:value-type="float" office:value="0" calcext:value-type="float">
            <text:p>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13.65" calcext:value-type="float">
            <text:p>113.65</text:p>
          </table:table-cell>
          <table:table-cell office:value-type="float" office:value="0" calcext:value-type="float">
            <text:p>0</text:p>
          </table:table-cell>
          <table:table-cell table:formula="of:=[.AP88]" office:value-type="float" office:value="87" calcext:value-type="float">
            <text:p>87</text:p>
          </table:table-cell>
          <table:table-cell table:formula="of:=[.AQ88]/[.$AO$2]" office:value-type="float" office:value="0.828956965718454" calcext:value-type="float">
            <text:p>0.8289569657</text:p>
          </table:table-cell>
          <table:table-cell table:formula="of:=[.AR88]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table:formula="of:=[.AV88]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2434.8239" calcext:value-type="float">
            <text:p>22434.8239</text:p>
          </table:table-cell>
          <table:table-cell table:formula="of:=[.AZ88]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24" calcext:value-type="float">
            <text:p>124</text:p>
          </table:table-cell>
          <table:table-cell table:formula="of:=[.BD88]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7127.1394" calcext:value-type="float">
            <text:p>77127.1394</text:p>
          </table:table-cell>
          <table:table-cell table:formula="of:=[.BH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84703.4019" calcext:value-type="float">
            <text:p>84703.4019</text:p>
          </table:table-cell>
          <table:table-cell office:value-type="float" office:value="34975.789" calcext:value-type="float">
            <text:p>34975.789</text:p>
          </table:table-cell>
          <table:table-cell office:value-type="float" office:value="114.4" calcext:value-type="float">
            <text:p>114.4</text:p>
          </table:table-cell>
          <table:table-cell office:value-type="float" office:value="34.75" calcext:value-type="float">
            <text:p>34.75</text:p>
          </table:table-cell>
          <table:table-cell office:value-type="float" office:value="121" calcext:value-type="float">
            <text:p>121</text:p>
          </table:table-cell>
          <table:table-cell office:value-type="float" office:value="29650.365" calcext:value-type="float">
            <text:p>29650.365</text:p>
          </table:table-cell>
          <table:table-cell office:value-type="float" office:value="118" calcext:value-type="float">
            <text:p>118</text:p>
          </table:table-cell>
          <table:table-cell office:value-type="float" office:value="82333.7982" calcext:value-type="float">
            <text:p>82333.7982</text:p>
          </table:table-cell>
          <table:table-cell office:value-type="float" office:value="38" calcext:value-type="float">
            <text:p>38</text:p>
          </table:table-cell>
          <table:table-cell office:value-type="float" office:value="9560.1614" calcext:value-type="float">
            <text:p>9560.1614</text:p>
          </table:table-cell>
          <table:table-cell office:value-type="float" office:value="30" calcext:value-type="float">
            <text:p>30</text:p>
          </table:table-cell>
          <table:table-cell office:value-type="float" office:value="81398.4315" calcext:value-type="float">
            <text:p>81398.431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84703.4019" calcext:value-type="float">
            <text:p>84703.4019</text:p>
          </table:table-cell>
          <table:table-cell office:value-type="float" office:value="0" calcext:value-type="float">
            <text:p>0</text:p>
          </table:table-cell>
          <table:table-cell table:formula="of:=[.R89]" office:value-type="float" office:value="88" calcext:value-type="float">
            <text:p>88</text:p>
          </table:table-cell>
          <table:table-cell table:formula="of:=[.S89]/[.$Q$2]" office:value-type="float" office:value="0.984100013020851" calcext:value-type="float">
            <text:p>0.984100013</text:p>
          </table:table-cell>
          <table:table-cell table:formula="of:=[.T89]" office:value-type="float" office:value="0" calcext:value-type="float">
            <text:p>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34975.789" calcext:value-type="float">
            <text:p>34975.789</text:p>
          </table:table-cell>
          <table:table-cell office:value-type="float" office:value="0" calcext:value-type="float">
            <text:p>0</text:p>
          </table:table-cell>
          <table:table-cell table:formula="of:=[.Z89]" office:value-type="float" office:value="88" calcext:value-type="float">
            <text:p>88</text:p>
          </table:table-cell>
          <table:table-cell table:formula="of:=[.AA89]/[.$Y$2]" office:value-type="float" office:value="0.49732844315394" calcext:value-type="float">
            <text:p>0.4973284432</text:p>
          </table:table-cell>
          <table:table-cell table:formula="of:=[.AB89]" office:value-type="float" office:value="0" calcext:value-type="float">
            <text:p>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34.75" calcext:value-type="float">
            <text:p>34.75</text:p>
          </table:table-cell>
          <table:table-cell office:value-type="float" office:value="0" calcext:value-type="float">
            <text:p>0</text:p>
          </table:table-cell>
          <table:table-cell table:formula="of:=[.AH89]" office:value-type="float" office:value="88" calcext:value-type="float">
            <text:p>88</text:p>
          </table:table-cell>
          <table:table-cell table:formula="of:=[.AI89]/[.$AG$2]" office:value-type="float" office:value="0.897932816537467" calcext:value-type="float">
            <text:p>0.8979328165</text:p>
          </table:table-cell>
          <table:table-cell table:formula="of:=[.AJ89]" office:value-type="float" office:value="0" calcext:value-type="float">
            <text:p>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14.4" calcext:value-type="float">
            <text:p>114.4</text:p>
          </table:table-cell>
          <table:table-cell office:value-type="float" office:value="0" calcext:value-type="float">
            <text:p>0</text:p>
          </table:table-cell>
          <table:table-cell table:formula="of:=[.AP89]" office:value-type="float" office:value="88" calcext:value-type="float">
            <text:p>88</text:p>
          </table:table-cell>
          <table:table-cell table:formula="of:=[.AQ89]/[.$AO$2]" office:value-type="float" office:value="0.834427425237053" calcext:value-type="float">
            <text:p>0.8344274252</text:p>
          </table:table-cell>
          <table:table-cell table:formula="of:=[.AR89]" office:value-type="float" office:value="0" calcext:value-type="float">
            <text:p>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21" calcext:value-type="float">
            <text:p>121</text:p>
          </table:table-cell>
          <table:table-cell table:formula="of:=[.AV89]" office:value-type="float" office:value="0" calcext:value-type="float">
            <text:p>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9650.365" calcext:value-type="float">
            <text:p>29650.365</text:p>
          </table:table-cell>
          <table:table-cell table:formula="of:=[.AZ89]" office:value-type="float" office:value="0" calcext:value-type="float">
            <text:p>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18" calcext:value-type="float">
            <text:p>118</text:p>
          </table:table-cell>
          <table:table-cell table:formula="of:=[.BD89]" office:value-type="float" office:value="0" calcext:value-type="float">
            <text:p>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2333.7982" calcext:value-type="float">
            <text:p>82333.7982</text:p>
          </table:table-cell>
          <table:table-cell table:formula="of:=[.BH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84703.4019" calcext:value-type="float">
            <text:p>84703.4019</text:p>
          </table:table-cell>
          <table:table-cell office:value-type="float" office:value="36245.2555" calcext:value-type="float">
            <text:p>36245.2555</text:p>
          </table:table-cell>
          <table:table-cell office:value-type="float" office:value="114.58" calcext:value-type="float">
            <text:p>114.58</text:p>
          </table:table-cell>
          <table:table-cell office:value-type="float" office:value="35.35" calcext:value-type="float">
            <text:p>35.35</text:p>
          </table:table-cell>
          <table:table-cell office:value-type="float" office:value="113" calcext:value-type="float">
            <text:p>113</text:p>
          </table:table-cell>
          <table:table-cell office:value-type="float" office:value="208.7693" calcext:value-type="float">
            <text:p>208.7693</text:p>
          </table:table-cell>
          <table:table-cell office:value-type="float" office:value="118" calcext:value-type="float">
            <text:p>118</text:p>
          </table:table-cell>
          <table:table-cell office:value-type="float" office:value="12491.3249" calcext:value-type="float">
            <text:p>12491.3249</text:p>
          </table:table-cell>
          <table:table-cell office:value-type="float" office:value="38" calcext:value-type="float">
            <text:p>38</text:p>
          </table:table-cell>
          <table:table-cell office:value-type="float" office:value="28423.7702" calcext:value-type="float">
            <text:p>28423.7702</text:p>
          </table:table-cell>
          <table:table-cell office:value-type="float" office:value="31" calcext:value-type="float">
            <text:p>31</text:p>
          </table:table-cell>
          <table:table-cell office:value-type="float" office:value="197.4643" calcext:value-type="float">
            <text:p>197.464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84703.4019" calcext:value-type="float">
            <text:p>84703.4019</text:p>
          </table:table-cell>
          <table:table-cell office:value-type="float" office:value="0" calcext:value-type="float">
            <text:p>0</text:p>
          </table:table-cell>
          <table:table-cell table:formula="of:=[.R90]" office:value-type="float" office:value="89" calcext:value-type="float">
            <text:p>89</text:p>
          </table:table-cell>
          <table:table-cell table:formula="of:=[.S90]/[.$Q$2]" office:value-type="float" office:value="0.984100013020851" calcext:value-type="float">
            <text:p>0.984100013</text:p>
          </table:table-cell>
          <table:table-cell table:formula="of:=[.T90]" office:value-type="float" office:value="0" calcext:value-type="float">
            <text:p>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6245.2555" calcext:value-type="float">
            <text:p>36245.2555</text:p>
          </table:table-cell>
          <table:table-cell office:value-type="float" office:value="0" calcext:value-type="float">
            <text:p>0</text:p>
          </table:table-cell>
          <table:table-cell table:formula="of:=[.Z90]" office:value-type="float" office:value="89" calcext:value-type="float">
            <text:p>89</text:p>
          </table:table-cell>
          <table:table-cell table:formula="of:=[.AA90]/[.$Y$2]" office:value-type="float" office:value="0.515379266770273" calcext:value-type="float">
            <text:p>0.5153792668</text:p>
          </table:table-cell>
          <table:table-cell table:formula="of:=[.AB90]" office:value-type="float" office:value="0" calcext:value-type="float">
            <text:p>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5.35" calcext:value-type="float">
            <text:p>35.35</text:p>
          </table:table-cell>
          <table:table-cell office:value-type="float" office:value="0" calcext:value-type="float">
            <text:p>0</text:p>
          </table:table-cell>
          <table:table-cell table:formula="of:=[.AH90]" office:value-type="float" office:value="89" calcext:value-type="float">
            <text:p>89</text:p>
          </table:table-cell>
          <table:table-cell table:formula="of:=[.AI90]/[.$AG$2]" office:value-type="float" office:value="0.91343669250646" calcext:value-type="float">
            <text:p>0.9134366925</text:p>
          </table:table-cell>
          <table:table-cell table:formula="of:=[.AJ90]" office:value-type="float" office:value="0" calcext:value-type="float">
            <text:p>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14.58" calcext:value-type="float">
            <text:p>114.58</text:p>
          </table:table-cell>
          <table:table-cell office:value-type="float" office:value="0" calcext:value-type="float">
            <text:p>0</text:p>
          </table:table-cell>
          <table:table-cell table:formula="of:=[.AP90]" office:value-type="float" office:value="89" calcext:value-type="float">
            <text:p>89</text:p>
          </table:table-cell>
          <table:table-cell table:formula="of:=[.AQ90]/[.$AO$2]" office:value-type="float" office:value="0.835740335521517" calcext:value-type="float">
            <text:p>0.8357403355</text:p>
          </table:table-cell>
          <table:table-cell table:formula="of:=[.AR90]"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13" calcext:value-type="float">
            <text:p>113</text:p>
          </table:table-cell>
          <table:table-cell table:formula="of:=[.AV90]"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08.7693" calcext:value-type="float">
            <text:p>208.7693</text:p>
          </table:table-cell>
          <table:table-cell table:formula="of:=[.AZ90]"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18" calcext:value-type="float">
            <text:p>118</text:p>
          </table:table-cell>
          <table:table-cell table:formula="of:=[.BD90]"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2491.3249" calcext:value-type="float">
            <text:p>12491.3249</text:p>
          </table:table-cell>
          <table:table-cell table:formula="of:=[.BH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84703.4019" calcext:value-type="float">
            <text:p>84703.4019</text:p>
          </table:table-cell>
          <table:table-cell office:value-type="float" office:value="38023.3488" calcext:value-type="float">
            <text:p>38023.3488</text:p>
          </table:table-cell>
          <table:table-cell office:value-type="float" office:value="116" calcext:value-type="float">
            <text:p>116</text:p>
          </table:table-cell>
          <table:table-cell office:value-type="float" office:value="35.75" calcext:value-type="float">
            <text:p>35.75</text:p>
          </table:table-cell>
          <table:table-cell office:value-type="float" office:value="122" calcext:value-type="float">
            <text:p>122</text:p>
          </table:table-cell>
          <table:table-cell office:value-type="float" office:value="75016.6902" calcext:value-type="float">
            <text:p>75016.6902</text:p>
          </table:table-cell>
          <table:table-cell office:value-type="float" office:value="119" calcext:value-type="float">
            <text:p>119</text:p>
          </table:table-cell>
          <table:table-cell office:value-type="float" office:value="30581.2132" calcext:value-type="float">
            <text:p>30581.2132</text:p>
          </table:table-cell>
          <table:table-cell office:value-type="float" office:value="38" calcext:value-type="float">
            <text:p>38</text:p>
          </table:table-cell>
          <table:table-cell office:value-type="float" office:value="54546.7767" calcext:value-type="float">
            <text:p>54546.7767</text:p>
          </table:table-cell>
          <table:table-cell office:value-type="float" office:value="31" calcext:value-type="float">
            <text:p>31</text:p>
          </table:table-cell>
          <table:table-cell office:value-type="float" office:value="507.1552" calcext:value-type="float">
            <text:p>507.155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4703.4019" calcext:value-type="float">
            <text:p>84703.4019</text:p>
          </table:table-cell>
          <table:table-cell office:value-type="float" office:value="0" calcext:value-type="float">
            <text:p>0</text:p>
          </table:table-cell>
          <table:table-cell table:formula="of:=[.R91]" office:value-type="float" office:value="90" calcext:value-type="float">
            <text:p>90</text:p>
          </table:table-cell>
          <table:table-cell table:formula="of:=[.S91]/[.$Q$2]" office:value-type="float" office:value="0.984100013020851" calcext:value-type="float">
            <text:p>0.984100013</text:p>
          </table:table-cell>
          <table:table-cell table:formula="of:=[.T91]"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8023.3488" calcext:value-type="float">
            <text:p>38023.3488</text:p>
          </table:table-cell>
          <table:table-cell office:value-type="float" office:value="0" calcext:value-type="float">
            <text:p>0</text:p>
          </table:table-cell>
          <table:table-cell table:formula="of:=[.Z91]" office:value-type="float" office:value="90" calcext:value-type="float">
            <text:p>90</text:p>
          </table:table-cell>
          <table:table-cell table:formula="of:=[.AA91]/[.$Y$2]" office:value-type="float" office:value="0.540662366821895" calcext:value-type="float">
            <text:p>0.5406623668</text:p>
          </table:table-cell>
          <table:table-cell table:formula="of:=[.AB91]"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5.75" calcext:value-type="float">
            <text:p>35.75</text:p>
          </table:table-cell>
          <table:table-cell office:value-type="float" office:value="0" calcext:value-type="float">
            <text:p>0</text:p>
          </table:table-cell>
          <table:table-cell table:formula="of:=[.AH91]" office:value-type="float" office:value="90" calcext:value-type="float">
            <text:p>90</text:p>
          </table:table-cell>
          <table:table-cell table:formula="of:=[.AI91]/[.$AG$2]" office:value-type="float" office:value="0.923772609819121" calcext:value-type="float">
            <text:p>0.9237726098</text:p>
          </table:table-cell>
          <table:table-cell table:formula="of:=[.AJ91]"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AP91]" office:value-type="float" office:value="90" calcext:value-type="float">
            <text:p>90</text:p>
          </table:table-cell>
          <table:table-cell table:formula="of:=[.AQ91]/[.$AO$2]" office:value-type="float" office:value="0.846097738876732" calcext:value-type="float">
            <text:p>0.8460977389</text:p>
          </table:table-cell>
          <table:table-cell table:formula="of:=[.AR91]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2" calcext:value-type="float">
            <text:p>122</text:p>
          </table:table-cell>
          <table:table-cell table:formula="of:=[.AV91]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016.6902" calcext:value-type="float">
            <text:p>75016.6902</text:p>
          </table:table-cell>
          <table:table-cell table:formula="of:=[.AZ91]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table:formula="of:=[.BD91]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0581.2132" calcext:value-type="float">
            <text:p>30581.2132</text:p>
          </table:table-cell>
          <table:table-cell table:formula="of:=[.BH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84703.4019" calcext:value-type="float">
            <text:p>84703.4019</text:p>
          </table:table-cell>
          <table:table-cell office:value-type="float" office:value="48526.359" calcext:value-type="float">
            <text:p>48526.359</text:p>
          </table:table-cell>
          <table:table-cell office:value-type="float" office:value="116.83" calcext:value-type="float">
            <text:p>116.83</text:p>
          </table:table-cell>
          <table:table-cell office:value-type="float" office:value="35.8" calcext:value-type="float">
            <text:p>35.8</text:p>
          </table:table-cell>
          <table:table-cell office:value-type="float" office:value="125" calcext:value-type="float">
            <text:p>125</text:p>
          </table:table-cell>
          <table:table-cell office:value-type="float" office:value="8260.311" calcext:value-type="float">
            <text:p>8260.311</text:p>
          </table:table-cell>
          <table:table-cell office:value-type="float" office:value="117" calcext:value-type="float">
            <text:p>117</text:p>
          </table:table-cell>
          <table:table-cell office:value-type="float" office:value="30581.2132" calcext:value-type="float">
            <text:p>30581.2132</text:p>
          </table:table-cell>
          <table:table-cell office:value-type="float" office:value="39" calcext:value-type="float">
            <text:p>39</text:p>
          </table:table-cell>
          <table:table-cell office:value-type="float" office:value="11919.3074" calcext:value-type="float">
            <text:p>11919.3074</text:p>
          </table:table-cell>
          <table:table-cell office:value-type="float" office:value="30" calcext:value-type="float">
            <text:p>30</text:p>
          </table:table-cell>
          <table:table-cell office:value-type="float" office:value="781.4731" calcext:value-type="float">
            <text:p>781.473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84703.4019" calcext:value-type="float">
            <text:p>84703.4019</text:p>
          </table:table-cell>
          <table:table-cell office:value-type="float" office:value="0" calcext:value-type="float">
            <text:p>0</text:p>
          </table:table-cell>
          <table:table-cell table:formula="of:=[.R92]" office:value-type="float" office:value="91" calcext:value-type="float">
            <text:p>91</text:p>
          </table:table-cell>
          <table:table-cell table:formula="of:=[.S92]/[.$Q$2]" office:value-type="float" office:value="0.984100013020851" calcext:value-type="float">
            <text:p>0.984100013</text:p>
          </table:table-cell>
          <table:table-cell table:formula="of:=[.T92]" office:value-type="float" office:value="0" calcext:value-type="float">
            <text:p>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8526.359" calcext:value-type="float">
            <text:p>48526.359</text:p>
          </table:table-cell>
          <table:table-cell office:value-type="float" office:value="0" calcext:value-type="float">
            <text:p>0</text:p>
          </table:table-cell>
          <table:table-cell table:formula="of:=[.Z92]" office:value-type="float" office:value="91" calcext:value-type="float">
            <text:p>91</text:p>
          </table:table-cell>
          <table:table-cell table:formula="of:=[.AA92]/[.$Y$2]" office:value-type="float" office:value="0.690006980926125" calcext:value-type="float">
            <text:p>0.6900069809</text:p>
          </table:table-cell>
          <table:table-cell table:formula="of:=[.AB92]" office:value-type="float" office:value="0" calcext:value-type="float">
            <text:p>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5.8" calcext:value-type="float">
            <text:p>35.8</text:p>
          </table:table-cell>
          <table:table-cell office:value-type="float" office:value="0" calcext:value-type="float">
            <text:p>0</text:p>
          </table:table-cell>
          <table:table-cell table:formula="of:=[.AH92]" office:value-type="float" office:value="91" calcext:value-type="float">
            <text:p>91</text:p>
          </table:table-cell>
          <table:table-cell table:formula="of:=[.AI92]/[.$AG$2]" office:value-type="float" office:value="0.925064599483204" calcext:value-type="float">
            <text:p>0.9250645995</text:p>
          </table:table-cell>
          <table:table-cell table:formula="of:=[.AJ92]" office:value-type="float" office:value="0" calcext:value-type="float">
            <text:p>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16.83" calcext:value-type="float">
            <text:p>116.83</text:p>
          </table:table-cell>
          <table:table-cell office:value-type="float" office:value="0" calcext:value-type="float">
            <text:p>0</text:p>
          </table:table-cell>
          <table:table-cell table:formula="of:=[.AP92]" office:value-type="float" office:value="91" calcext:value-type="float">
            <text:p>91</text:p>
          </table:table-cell>
          <table:table-cell table:formula="of:=[.AQ92]/[.$AO$2]" office:value-type="float" office:value="0.852151714077316" calcext:value-type="float">
            <text:p>0.8521517141</text:p>
          </table:table-cell>
          <table:table-cell table:formula="of:=[.AR92]" office:value-type="float" office:value="0" calcext:value-type="float">
            <text:p>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 table:formula="of:=[.AV92]" office:value-type="float" office:value="0" calcext:value-type="float">
            <text:p>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8260.311" calcext:value-type="float">
            <text:p>8260.311</text:p>
          </table:table-cell>
          <table:table-cell table:formula="of:=[.AZ92]" office:value-type="float" office:value="0" calcext:value-type="float">
            <text:p>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table:formula="of:=[.BD92]" office:value-type="float" office:value="0" calcext:value-type="float">
            <text:p>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0581.2132" calcext:value-type="float">
            <text:p>30581.2132</text:p>
          </table:table-cell>
          <table:table-cell table:formula="of:=[.BH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84703.4019" calcext:value-type="float">
            <text:p>84703.4019</text:p>
          </table:table-cell>
          <table:table-cell office:value-type="float" office:value="42825.4146" calcext:value-type="float">
            <text:p>42825.4146</text:p>
          </table:table-cell>
          <table:table-cell office:value-type="float" office:value="118.7" calcext:value-type="float">
            <text:p>118.7</text:p>
          </table:table-cell>
          <table:table-cell office:value-type="float" office:value="36.27" calcext:value-type="float">
            <text:p>36.27</text:p>
          </table:table-cell>
          <table:table-cell office:value-type="float" office:value="125" calcext:value-type="float">
            <text:p>125</text:p>
          </table:table-cell>
          <table:table-cell office:value-type="float" office:value="76713.8619" calcext:value-type="float">
            <text:p>76713.8619</text:p>
          </table:table-cell>
          <table:table-cell office:value-type="float" office:value="119" calcext:value-type="float">
            <text:p>119</text:p>
          </table:table-cell>
          <table:table-cell office:value-type="float" office:value="3703.681" calcext:value-type="float">
            <text:p>3703.681</text:p>
          </table:table-cell>
          <table:table-cell office:value-type="float" office:value="39" calcext:value-type="float">
            <text:p>39</text:p>
          </table:table-cell>
          <table:table-cell office:value-type="float" office:value="69122.2721" calcext:value-type="float">
            <text:p>69122.2721</text:p>
          </table:table-cell>
          <table:table-cell office:value-type="float" office:value="31" calcext:value-type="float">
            <text:p>31</text:p>
          </table:table-cell>
          <table:table-cell office:value-type="float" office:value="507.1552" calcext:value-type="float">
            <text:p>507.155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84703.4019" calcext:value-type="float">
            <text:p>84703.4019</text:p>
          </table:table-cell>
          <table:table-cell office:value-type="float" office:value="0" calcext:value-type="float">
            <text:p>0</text:p>
          </table:table-cell>
          <table:table-cell table:formula="of:=[.R93]" office:value-type="float" office:value="92" calcext:value-type="float">
            <text:p>92</text:p>
          </table:table-cell>
          <table:table-cell table:formula="of:=[.S93]/[.$Q$2]" office:value-type="float" office:value="0.984100013020851" calcext:value-type="float">
            <text:p>0.984100013</text:p>
          </table:table-cell>
          <table:table-cell table:formula="of:=[.T93]" office:value-type="float" office:value="0" calcext:value-type="float">
            <text:p>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42825.4146" calcext:value-type="float">
            <text:p>42825.4146</text:p>
          </table:table-cell>
          <table:table-cell office:value-type="float" office:value="0" calcext:value-type="float">
            <text:p>0</text:p>
          </table:table-cell>
          <table:table-cell table:formula="of:=[.Z93]" office:value-type="float" office:value="92" calcext:value-type="float">
            <text:p>92</text:p>
          </table:table-cell>
          <table:table-cell table:formula="of:=[.AA93]/[.$Y$2]" office:value-type="float" office:value="0.608943997530406" calcext:value-type="float">
            <text:p>0.6089439975</text:p>
          </table:table-cell>
          <table:table-cell table:formula="of:=[.AB93]" office:value-type="float" office:value="0" calcext:value-type="float">
            <text:p>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36.27" calcext:value-type="float">
            <text:p>36.27</text:p>
          </table:table-cell>
          <table:table-cell office:value-type="float" office:value="0" calcext:value-type="float">
            <text:p>0</text:p>
          </table:table-cell>
          <table:table-cell table:formula="of:=[.AH93]" office:value-type="float" office:value="92" calcext:value-type="float">
            <text:p>92</text:p>
          </table:table-cell>
          <table:table-cell table:formula="of:=[.AI93]/[.$AG$2]" office:value-type="float" office:value="0.937209302325581" calcext:value-type="float">
            <text:p>0.9372093023</text:p>
          </table:table-cell>
          <table:table-cell table:formula="of:=[.AJ93]" office:value-type="float" office:value="0" calcext:value-type="float">
            <text:p>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18.7" calcext:value-type="float">
            <text:p>118.7</text:p>
          </table:table-cell>
          <table:table-cell office:value-type="float" office:value="0" calcext:value-type="float">
            <text:p>0</text:p>
          </table:table-cell>
          <table:table-cell table:formula="of:=[.AP93]" office:value-type="float" office:value="92" calcext:value-type="float">
            <text:p>92</text:p>
          </table:table-cell>
          <table:table-cell table:formula="of:=[.AQ93]/[.$AO$2]" office:value-type="float" office:value="0.865791393143691" calcext:value-type="float">
            <text:p>0.8657913931</text:p>
          </table:table-cell>
          <table:table-cell table:formula="of:=[.AR93]" office:value-type="float" office:value="0" calcext:value-type="float">
            <text:p>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25" calcext:value-type="float">
            <text:p>125</text:p>
          </table:table-cell>
          <table:table-cell table:formula="of:=[.AV93]" office:value-type="float" office:value="0" calcext:value-type="float">
            <text:p>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6713.8619" calcext:value-type="float">
            <text:p>76713.8619</text:p>
          </table:table-cell>
          <table:table-cell table:formula="of:=[.AZ93]" office:value-type="float" office:value="0" calcext:value-type="float">
            <text:p>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19" calcext:value-type="float">
            <text:p>119</text:p>
          </table:table-cell>
          <table:table-cell table:formula="of:=[.BD93]" office:value-type="float" office:value="0" calcext:value-type="float">
            <text:p>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703.681" calcext:value-type="float">
            <text:p>3703.681</text:p>
          </table:table-cell>
          <table:table-cell table:formula="of:=[.BH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6396.0002" calcext:value-type="float">
            <text:p>46396.0002</text:p>
          </table:table-cell>
          <table:table-cell office:value-type="float" office:value="119.35" calcext:value-type="float">
            <text:p>119.35</text:p>
          </table:table-cell>
          <table:table-cell office:value-type="float" office:value="36.38" calcext:value-type="float">
            <text:p>36.38</text:p>
          </table:table-cell>
          <table:table-cell office:value-type="float" office:value="128" calcext:value-type="float">
            <text:p>128</text:p>
          </table:table-cell>
          <table:table-cell office:value-type="float" office:value="71519.5551" calcext:value-type="float">
            <text:p>71519.5551</text:p>
          </table:table-cell>
          <table:table-cell office:value-type="float" office:value="119" calcext:value-type="float">
            <text:p>119</text:p>
          </table:table-cell>
          <table:table-cell office:value-type="float" office:value="6838.7679" calcext:value-type="float">
            <text:p>6838.7679</text:p>
          </table:table-cell>
          <table:table-cell office:value-type="float" office:value="39" calcext:value-type="float">
            <text:p>39</text:p>
          </table:table-cell>
          <table:table-cell office:value-type="float" office:value="37356.3539" calcext:value-type="float">
            <text:p>37356.3539</text:p>
          </table:table-cell>
          <table:table-cell office:value-type="float" office:value="31" calcext:value-type="float">
            <text:p>31</text:p>
          </table:table-cell>
          <table:table-cell office:value-type="float" office:value="507.1552" calcext:value-type="float">
            <text:p>507.155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94]" office:value-type="float" office:value="93" calcext:value-type="float">
            <text:p>93</text:p>
          </table:table-cell>
          <table:table-cell table:formula="of:=[.S94]/[.$Q$2]" office:value-type="float" office:value="0.993095197255372" calcext:value-type="float">
            <text:p>0.9930951973</text:p>
          </table:table-cell>
          <table:table-cell table:formula="of:=[.T94]" office:value-type="float" office:value="0" calcext:value-type="float">
            <text:p>0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46396.0002" calcext:value-type="float">
            <text:p>46396.0002</text:p>
          </table:table-cell>
          <table:table-cell office:value-type="float" office:value="0" calcext:value-type="float">
            <text:p>0</text:p>
          </table:table-cell>
          <table:table-cell table:formula="of:=[.Z94]" office:value-type="float" office:value="93" calcext:value-type="float">
            <text:p>93</text:p>
          </table:table-cell>
          <table:table-cell table:formula="of:=[.AA94]/[.$Y$2]" office:value-type="float" office:value="0.659714940184362" calcext:value-type="float">
            <text:p>0.6597149402</text:p>
          </table:table-cell>
          <table:table-cell table:formula="of:=[.AB94]" office:value-type="float" office:value="0" calcext:value-type="float">
            <text:p>0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36.38" calcext:value-type="float">
            <text:p>36.38</text:p>
          </table:table-cell>
          <table:table-cell office:value-type="float" office:value="0" calcext:value-type="float">
            <text:p>0</text:p>
          </table:table-cell>
          <table:table-cell table:formula="of:=[.AH94]" office:value-type="float" office:value="93" calcext:value-type="float">
            <text:p>93</text:p>
          </table:table-cell>
          <table:table-cell table:formula="of:=[.AI94]/[.$AG$2]" office:value-type="float" office:value="0.940051679586563" calcext:value-type="float">
            <text:p>0.9400516796</text:p>
          </table:table-cell>
          <table:table-cell table:formula="of:=[.AJ94]" office:value-type="float" office:value="0" calcext:value-type="float">
            <text:p>0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119.35" calcext:value-type="float">
            <text:p>119.35</text:p>
          </table:table-cell>
          <table:table-cell office:value-type="float" office:value="0" calcext:value-type="float">
            <text:p>0</text:p>
          </table:table-cell>
          <table:table-cell table:formula="of:=[.AP94]" office:value-type="float" office:value="93" calcext:value-type="float">
            <text:p>93</text:p>
          </table:table-cell>
          <table:table-cell table:formula="of:=[.AQ94]/[.$AO$2]" office:value-type="float" office:value="0.87053245805981" calcext:value-type="float">
            <text:p>0.8705324581</text:p>
          </table:table-cell>
          <table:table-cell table:formula="of:=[.AR94]"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28" calcext:value-type="float">
            <text:p>128</text:p>
          </table:table-cell>
          <table:table-cell table:formula="of:=[.AV94]"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1519.5551" calcext:value-type="float">
            <text:p>71519.5551</text:p>
          </table:table-cell>
          <table:table-cell table:formula="of:=[.AZ94]"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19" calcext:value-type="float">
            <text:p>119</text:p>
          </table:table-cell>
          <table:table-cell table:formula="of:=[.BD94]"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838.7679" calcext:value-type="float">
            <text:p>6838.7679</text:p>
          </table:table-cell>
          <table:table-cell table:formula="of:=[.BH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6529.4566" calcext:value-type="float">
            <text:p>46529.4566</text:p>
          </table:table-cell>
          <table:table-cell office:value-type="float" office:value="120.08" calcext:value-type="float">
            <text:p>120.08</text:p>
          </table:table-cell>
          <table:table-cell office:value-type="float" office:value="36.6" calcext:value-type="float">
            <text:p>36.6</text:p>
          </table:table-cell>
          <table:table-cell office:value-type="float" office:value="131" calcext:value-type="float">
            <text:p>131</text:p>
          </table:table-cell>
          <table:table-cell office:value-type="float" office:value="52392.2771" calcext:value-type="float">
            <text:p>52392.2771</text:p>
          </table:table-cell>
          <table:table-cell office:value-type="float" office:value="119" calcext:value-type="float">
            <text:p>119</text:p>
          </table:table-cell>
          <table:table-cell office:value-type="float" office:value="37356.3539" calcext:value-type="float">
            <text:p>37356.3539</text:p>
          </table:table-cell>
          <table:table-cell office:value-type="float" office:value="40" calcext:value-type="float">
            <text:p>40</text:p>
          </table:table-cell>
          <table:table-cell office:value-type="float" office:value="9248.5098" calcext:value-type="float">
            <text:p>9248.5098</text:p>
          </table:table-cell>
          <table:table-cell office:value-type="float" office:value="31" calcext:value-type="float">
            <text:p>31</text:p>
          </table:table-cell>
          <table:table-cell office:value-type="float" office:value="507.1552" calcext:value-type="float">
            <text:p>507.155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95]" office:value-type="float" office:value="94" calcext:value-type="float">
            <text:p>94</text:p>
          </table:table-cell>
          <table:table-cell table:formula="of:=[.S95]/[.$Q$2]" office:value-type="float" office:value="0.993095197255372" calcext:value-type="float">
            <text:p>0.9930951973</text:p>
          </table:table-cell>
          <table:table-cell table:formula="of:=[.T95]" office:value-type="float" office:value="0" calcext:value-type="float">
            <text:p>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46529.4566" calcext:value-type="float">
            <text:p>46529.4566</text:p>
          </table:table-cell>
          <table:table-cell office:value-type="float" office:value="0" calcext:value-type="float">
            <text:p>0</text:p>
          </table:table-cell>
          <table:table-cell table:formula="of:=[.Z95]" office:value-type="float" office:value="94" calcext:value-type="float">
            <text:p>94</text:p>
          </table:table-cell>
          <table:table-cell table:formula="of:=[.AA95]/[.$Y$2]" office:value-type="float" office:value="0.661612586114263" calcext:value-type="float">
            <text:p>0.6616125861</text:p>
          </table:table-cell>
          <table:table-cell table:formula="of:=[.AB95]" office:value-type="float" office:value="0" calcext:value-type="float">
            <text:p>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36.6" calcext:value-type="float">
            <text:p>36.6</text:p>
          </table:table-cell>
          <table:table-cell office:value-type="float" office:value="0" calcext:value-type="float">
            <text:p>0</text:p>
          </table:table-cell>
          <table:table-cell table:formula="of:=[.AH95]" office:value-type="float" office:value="94" calcext:value-type="float">
            <text:p>94</text:p>
          </table:table-cell>
          <table:table-cell table:formula="of:=[.AI95]/[.$AG$2]" office:value-type="float" office:value="0.945736434108527" calcext:value-type="float">
            <text:p>0.9457364341</text:p>
          </table:table-cell>
          <table:table-cell table:formula="of:=[.AJ95]" office:value-type="float" office:value="0" calcext:value-type="float">
            <text:p>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120.08" calcext:value-type="float">
            <text:p>120.08</text:p>
          </table:table-cell>
          <table:table-cell office:value-type="float" office:value="0" calcext:value-type="float">
            <text:p>0</text:p>
          </table:table-cell>
          <table:table-cell table:formula="of:=[.AP95]" office:value-type="float" office:value="94" calcext:value-type="float">
            <text:p>94</text:p>
          </table:table-cell>
          <table:table-cell table:formula="of:=[.AQ95]/[.$AO$2]" office:value-type="float" office:value="0.875857038657914" calcext:value-type="float">
            <text:p>0.8758570387</text:p>
          </table:table-cell>
          <table:table-cell table:formula="of:=[.AR95]"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31" calcext:value-type="float">
            <text:p>131</text:p>
          </table:table-cell>
          <table:table-cell table:formula="of:=[.AV95]"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2392.2771" calcext:value-type="float">
            <text:p>52392.2771</text:p>
          </table:table-cell>
          <table:table-cell table:formula="of:=[.AZ95]"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table:formula="of:=[.BD95]"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7356.3539" calcext:value-type="float">
            <text:p>37356.3539</text:p>
          </table:table-cell>
          <table:table-cell table:formula="of:=[.BH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0968.8264" calcext:value-type="float">
            <text:p>40968.8264</text:p>
          </table:table-cell>
          <table:table-cell office:value-type="float" office:value="121.47" calcext:value-type="float">
            <text:p>121.47</text:p>
          </table:table-cell>
          <table:table-cell office:value-type="float" office:value="36.42" calcext:value-type="float">
            <text:p>36.42</text:p>
          </table:table-cell>
          <table:table-cell office:value-type="float" office:value="130" calcext:value-type="float">
            <text:p>130</text:p>
          </table:table-cell>
          <table:table-cell office:value-type="float" office:value="26529.966" calcext:value-type="float">
            <text:p>26529.966</text:p>
          </table:table-cell>
          <table:table-cell office:value-type="float" office:value="119" calcext:value-type="float">
            <text:p>119</text:p>
          </table:table-cell>
          <table:table-cell office:value-type="float" office:value="83813.2805" calcext:value-type="float">
            <text:p>83813.2805</text:p>
          </table:table-cell>
          <table:table-cell office:value-type="float" office:value="39" calcext:value-type="float">
            <text:p>39</text:p>
          </table:table-cell>
          <table:table-cell office:value-type="float" office:value="3228.4701" calcext:value-type="float">
            <text:p>3228.4701</text:p>
          </table:table-cell>
          <table:table-cell office:value-type="float" office:value="31" calcext:value-type="float">
            <text:p>31</text:p>
          </table:table-cell>
          <table:table-cell office:value-type="float" office:value="507.1552" calcext:value-type="float">
            <text:p>507.1552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96]" office:value-type="float" office:value="95" calcext:value-type="float">
            <text:p>95</text:p>
          </table:table-cell>
          <table:table-cell table:formula="of:=[.S96]/[.$Q$2]" office:value-type="float" office:value="0.993095197255372" calcext:value-type="float">
            <text:p>0.9930951973</text:p>
          </table:table-cell>
          <table:table-cell table:formula="of:=[.T96]"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40968.8264" calcext:value-type="float">
            <text:p>40968.8264</text:p>
          </table:table-cell>
          <table:table-cell office:value-type="float" office:value="0" calcext:value-type="float">
            <text:p>0</text:p>
          </table:table-cell>
          <table:table-cell table:formula="of:=[.Z96]" office:value-type="float" office:value="95" calcext:value-type="float">
            <text:p>95</text:p>
          </table:table-cell>
          <table:table-cell table:formula="of:=[.AA96]/[.$Y$2]" office:value-type="float" office:value="0.582544761216281" calcext:value-type="float">
            <text:p>0.5825447612</text:p>
          </table:table-cell>
          <table:table-cell table:formula="of:=[.AB96]"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6.42" calcext:value-type="float">
            <text:p>36.42</text:p>
          </table:table-cell>
          <table:table-cell office:value-type="float" office:value="0" calcext:value-type="float">
            <text:p>0</text:p>
          </table:table-cell>
          <table:table-cell table:formula="of:=[.AH96]" office:value-type="float" office:value="95" calcext:value-type="float">
            <text:p>95</text:p>
          </table:table-cell>
          <table:table-cell table:formula="of:=[.AI96]/[.$AG$2]" office:value-type="float" office:value="0.941085271317829" calcext:value-type="float">
            <text:p>0.9410852713</text:p>
          </table:table-cell>
          <table:table-cell table:formula="of:=[.AJ96]"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21.47" calcext:value-type="float">
            <text:p>121.47</text:p>
          </table:table-cell>
          <table:table-cell office:value-type="float" office:value="0" calcext:value-type="float">
            <text:p>0</text:p>
          </table:table-cell>
          <table:table-cell table:formula="of:=[.AP96]" office:value-type="float" office:value="95" calcext:value-type="float">
            <text:p>95</text:p>
          </table:table-cell>
          <table:table-cell table:formula="of:=[.AQ96]/[.$AO$2]" office:value-type="float" office:value="0.885995623632385" calcext:value-type="float">
            <text:p>0.8859956236</text:p>
          </table:table-cell>
          <table:table-cell table:formula="of:=[.AR96]"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table:formula="of:=[.AV96]"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6529.966" calcext:value-type="float">
            <text:p>26529.966</text:p>
          </table:table-cell>
          <table:table-cell table:formula="of:=[.AZ96]"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  <table:table-cell table:formula="of:=[.BD96]"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3813.2805" calcext:value-type="float">
            <text:p>83813.2805</text:p>
          </table:table-cell>
          <table:table-cell table:formula="of:=[.BH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4989.1567" calcext:value-type="float">
            <text:p>44989.1567</text:p>
          </table:table-cell>
          <table:table-cell office:value-type="float" office:value="121.25" calcext:value-type="float">
            <text:p>121.25</text:p>
          </table:table-cell>
          <table:table-cell office:value-type="float" office:value="36.85" calcext:value-type="float">
            <text:p>36.85</text:p>
          </table:table-cell>
          <table:table-cell office:value-type="float" office:value="130" calcext:value-type="float">
            <text:p>130</text:p>
          </table:table-cell>
          <table:table-cell office:value-type="float" office:value="68577.1725" calcext:value-type="float">
            <text:p>68577.1725</text:p>
          </table:table-cell>
          <table:table-cell office:value-type="float" office:value="111" calcext:value-type="float">
            <text:p>111</text:p>
          </table:table-cell>
          <table:table-cell office:value-type="float" office:value="507.1552" calcext:value-type="float">
            <text:p>507.1552</text:p>
          </table:table-cell>
          <table:table-cell office:value-type="float" office:value="40" calcext:value-type="float">
            <text:p>40</text:p>
          </table:table-cell>
          <table:table-cell office:value-type="float" office:value="4415.786" calcext:value-type="float">
            <text:p>4415.786</text:p>
          </table:table-cell>
          <table:table-cell office:value-type="float" office:value="31" calcext:value-type="float">
            <text:p>31</text:p>
          </table:table-cell>
          <table:table-cell office:value-type="float" office:value="507.1552" calcext:value-type="float">
            <text:p>507.1552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97]" office:value-type="float" office:value="96" calcext:value-type="float">
            <text:p>96</text:p>
          </table:table-cell>
          <table:table-cell table:formula="of:=[.S97]/[.$Q$2]" office:value-type="float" office:value="0.993095197255372" calcext:value-type="float">
            <text:p>0.9930951973</text:p>
          </table:table-cell>
          <table:table-cell table:formula="of:=[.T97]"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44989.1567" calcext:value-type="float">
            <text:p>44989.1567</text:p>
          </table:table-cell>
          <table:table-cell office:value-type="float" office:value="0" calcext:value-type="float">
            <text:p>0</text:p>
          </table:table-cell>
          <table:table-cell table:formula="of:=[.Z97]" office:value-type="float" office:value="96" calcext:value-type="float">
            <text:p>96</text:p>
          </table:table-cell>
          <table:table-cell table:formula="of:=[.AA97]/[.$Y$2]" office:value-type="float" office:value="0.63971072276367" calcext:value-type="float">
            <text:p>0.6397107228</text:p>
          </table:table-cell>
          <table:table-cell table:formula="of:=[.AB97]"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6.85" calcext:value-type="float">
            <text:p>36.85</text:p>
          </table:table-cell>
          <table:table-cell office:value-type="float" office:value="0" calcext:value-type="float">
            <text:p>0</text:p>
          </table:table-cell>
          <table:table-cell table:formula="of:=[.AH97]" office:value-type="float" office:value="96" calcext:value-type="float">
            <text:p>96</text:p>
          </table:table-cell>
          <table:table-cell table:formula="of:=[.AI97]/[.$AG$2]" office:value-type="float" office:value="0.95219638242894" calcext:value-type="float">
            <text:p>0.9521963824</text:p>
          </table:table-cell>
          <table:table-cell table:formula="of:=[.AJ97]"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21.25" calcext:value-type="float">
            <text:p>121.25</text:p>
          </table:table-cell>
          <table:table-cell office:value-type="float" office:value="0" calcext:value-type="float">
            <text:p>0</text:p>
          </table:table-cell>
          <table:table-cell table:formula="of:=[.AP97]" office:value-type="float" office:value="96" calcext:value-type="float">
            <text:p>96</text:p>
          </table:table-cell>
          <table:table-cell table:formula="of:=[.AQ97]/[.$AO$2]" office:value-type="float" office:value="0.884390955506929" calcext:value-type="float">
            <text:p>0.8843909555</text:p>
          </table:table-cell>
          <table:table-cell table:formula="of:=[.AR97]" office:value-type="float" office:value="0" calcext:value-type="float">
            <text:p>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30" calcext:value-type="float">
            <text:p>130</text:p>
          </table:table-cell>
          <table:table-cell table:formula="of:=[.AV97]" office:value-type="float" office:value="0" calcext:value-type="float">
            <text:p>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8577.1725" calcext:value-type="float">
            <text:p>68577.1725</text:p>
          </table:table-cell>
          <table:table-cell table:formula="of:=[.AZ97]" office:value-type="float" office:value="0" calcext:value-type="float">
            <text:p>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table:formula="of:=[.BD97]" office:value-type="float" office:value="0" calcext:value-type="float">
            <text:p>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07.1552" calcext:value-type="float">
            <text:p>507.1552</text:p>
          </table:table-cell>
          <table:table-cell table:formula="of:=[.BH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70327.345" calcext:value-type="float">
            <text:p>70327.345</text:p>
          </table:table-cell>
          <table:table-cell office:value-type="float" office:value="123.5" calcext:value-type="float">
            <text:p>123.5</text:p>
          </table:table-cell>
          <table:table-cell office:value-type="float" office:value="36.7" calcext:value-type="float">
            <text:p>36.7</text:p>
          </table:table-cell>
          <table:table-cell office:value-type="float" office:value="132" calcext:value-type="float">
            <text:p>132</text:p>
          </table:table-cell>
          <table:table-cell office:value-type="float" office:value="4968.2957" calcext:value-type="float">
            <text:p>4968.2957</text:p>
          </table:table-cell>
          <table:table-cell office:value-type="float" office:value="122" calcext:value-type="float">
            <text:p>122</text:p>
          </table:table-cell>
          <table:table-cell office:value-type="float" office:value="82578.0191" calcext:value-type="float">
            <text:p>82578.0191</text:p>
          </table:table-cell>
          <table:table-cell office:value-type="float" office:value="39" calcext:value-type="float">
            <text:p>39</text:p>
          </table:table-cell>
          <table:table-cell office:value-type="float" office:value="82578.0191" calcext:value-type="float">
            <text:p>82578.0191</text:p>
          </table:table-cell>
          <table:table-cell office:value-type="float" office:value="34" calcext:value-type="float">
            <text:p>34</text:p>
          </table:table-cell>
          <table:table-cell office:value-type="float" office:value="84703.4019" calcext:value-type="float">
            <text:p>84703.4019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98]" office:value-type="float" office:value="97" calcext:value-type="float">
            <text:p>97</text:p>
          </table:table-cell>
          <table:table-cell table:formula="of:=[.S98]/[.$Q$2]" office:value-type="float" office:value="0.993095197255372" calcext:value-type="float">
            <text:p>0.9930951973</text:p>
          </table:table-cell>
          <table:table-cell table:formula="of:=[.T98]"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70327.345" calcext:value-type="float">
            <text:p>70327.345</text:p>
          </table:table-cell>
          <table:table-cell office:value-type="float" office:value="0" calcext:value-type="float">
            <text:p>0</text:p>
          </table:table-cell>
          <table:table-cell table:formula="of:=[.Z98]" office:value-type="float" office:value="97" calcext:value-type="float">
            <text:p>97</text:p>
          </table:table-cell>
          <table:table-cell table:formula="of:=[.AA98]/[.$Y$2]" office:value-type="float" office:value="1" calcext:value-type="float">
            <text:p>1</text:p>
          </table:table-cell>
          <table:table-cell table:formula="of:=[.AB98]"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36.7" calcext:value-type="float">
            <text:p>36.7</text:p>
          </table:table-cell>
          <table:table-cell office:value-type="float" office:value="0" calcext:value-type="float">
            <text:p>0</text:p>
          </table:table-cell>
          <table:table-cell table:formula="of:=[.AH98]" office:value-type="float" office:value="97" calcext:value-type="float">
            <text:p>97</text:p>
          </table:table-cell>
          <table:table-cell table:formula="of:=[.AI98]/[.$AG$2]" office:value-type="float" office:value="0.948320413436692" calcext:value-type="float">
            <text:p>0.9483204134</text:p>
          </table:table-cell>
          <table:table-cell table:formula="of:=[.AJ98]"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23.5" calcext:value-type="float">
            <text:p>123.5</text:p>
          </table:table-cell>
          <table:table-cell office:value-type="float" office:value="0" calcext:value-type="float">
            <text:p>0</text:p>
          </table:table-cell>
          <table:table-cell table:formula="of:=[.AP98]" office:value-type="float" office:value="97" calcext:value-type="float">
            <text:p>97</text:p>
          </table:table-cell>
          <table:table-cell table:formula="of:=[.AQ98]/[.$AO$2]" office:value-type="float" office:value="0.900802334062728" calcext:value-type="float">
            <text:p>0.9008023341</text:p>
          </table:table-cell>
          <table:table-cell table:formula="of:=[.AR98]"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32" calcext:value-type="float">
            <text:p>132</text:p>
          </table:table-cell>
          <table:table-cell table:formula="of:=[.AV98]"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968.2957" calcext:value-type="float">
            <text:p>4968.2957</text:p>
          </table:table-cell>
          <table:table-cell table:formula="of:=[.AZ98]"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22" calcext:value-type="float">
            <text:p>122</text:p>
          </table:table-cell>
          <table:table-cell table:formula="of:=[.BD98]"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82578.0191" calcext:value-type="float">
            <text:p>82578.0191</text:p>
          </table:table-cell>
          <table:table-cell table:formula="of:=[.BH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9363.6569" calcext:value-type="float">
            <text:p>49363.6569</text:p>
          </table:table-cell>
          <table:table-cell office:value-type="float" office:value="116.8" calcext:value-type="float">
            <text:p>116.8</text:p>
          </table:table-cell>
          <table:table-cell office:value-type="float" office:value="35.7" calcext:value-type="float">
            <text:p>35.7</text:p>
          </table:table-cell>
          <table:table-cell office:value-type="float" office:value="132" calcext:value-type="float">
            <text:p>132</text:p>
          </table:table-cell>
          <table:table-cell office:value-type="float" office:value="4968.2957" calcext:value-type="float">
            <text:p>4968.2957</text:p>
          </table:table-cell>
          <table:table-cell office:value-type="float" office:value="128" calcext:value-type="float">
            <text:p>128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8" calcext:value-type="float">
            <text:p>38</text:p>
          </table:table-cell>
          <table:table-cell office:value-type="float" office:value="1245.0399" calcext:value-type="float">
            <text:p>1245.0399</text:p>
          </table:table-cell>
          <table:table-cell office:value-type="float" office:value="31" calcext:value-type="float">
            <text:p>31</text:p>
          </table:table-cell>
          <table:table-cell office:value-type="float" office:value="72053.4983" calcext:value-type="float">
            <text:p>72053.4983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99]" office:value-type="float" office:value="98" calcext:value-type="float">
            <text:p>98</text:p>
          </table:table-cell>
          <table:table-cell table:formula="of:=[.S99]/[.$Q$2]" office:value-type="float" office:value="0.993095197255372" calcext:value-type="float">
            <text:p>0.9930951973</text:p>
          </table:table-cell>
          <table:table-cell table:formula="of:=[.T99]" office:value-type="float" office:value="0" calcext:value-type="float">
            <text:p>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49363.6569" calcext:value-type="float">
            <text:p>49363.6569</text:p>
          </table:table-cell>
          <table:table-cell office:value-type="float" office:value="0" calcext:value-type="float">
            <text:p>0</text:p>
          </table:table-cell>
          <table:table-cell table:formula="of:=[.Z99]" office:value-type="float" office:value="98" calcext:value-type="float">
            <text:p>98</text:p>
          </table:table-cell>
          <table:table-cell table:formula="of:=[.AA99]/[.$Y$2]" office:value-type="float" office:value="0.701912704084023" calcext:value-type="float">
            <text:p>0.7019127041</text:p>
          </table:table-cell>
          <table:table-cell table:formula="of:=[.AB99]" office:value-type="float" office:value="0" calcext:value-type="float">
            <text:p>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0" calcext:value-type="float">
            <text:p>0</text:p>
          </table:table-cell>
          <table:table-cell table:formula="of:=[.AH99]" office:value-type="float" office:value="98" calcext:value-type="float">
            <text:p>98</text:p>
          </table:table-cell>
          <table:table-cell table:formula="of:=[.AI99]/[.$AG$2]" office:value-type="float" office:value="0.922480620155039" calcext:value-type="float">
            <text:p>0.9224806202</text:p>
          </table:table-cell>
          <table:table-cell table:formula="of:=[.AJ99]" office:value-type="float" office:value="0" calcext:value-type="float">
            <text:p>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16.8" calcext:value-type="float">
            <text:p>116.8</text:p>
          </table:table-cell>
          <table:table-cell office:value-type="float" office:value="0" calcext:value-type="float">
            <text:p>0</text:p>
          </table:table-cell>
          <table:table-cell table:formula="of:=[.AP99]" office:value-type="float" office:value="98" calcext:value-type="float">
            <text:p>98</text:p>
          </table:table-cell>
          <table:table-cell table:formula="of:=[.AQ99]/[.$AO$2]" office:value-type="float" office:value="0.851932895696572" calcext:value-type="float">
            <text:p>0.8519328957</text:p>
          </table:table-cell>
          <table:table-cell table:formula="of:=[.AR99]"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table:formula="of:=[.AV99]"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4968.2957" calcext:value-type="float">
            <text:p>4968.2957</text:p>
          </table:table-cell>
          <table:table-cell table:formula="of:=[.AZ99]"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table:formula="of:=[.BD99]"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85477.6349" calcext:value-type="float">
            <text:p>85477.6349</text:p>
          </table:table-cell>
          <table:table-cell table:formula="of:=[.BH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3558.7217" calcext:value-type="float">
            <text:p>43558.7217</text:p>
          </table:table-cell>
          <table:table-cell office:value-type="float" office:value="113.2" calcext:value-type="float">
            <text:p>113.2</text:p>
          </table:table-cell>
          <table:table-cell office:value-type="float" office:value="35.4" calcext:value-type="float">
            <text:p>35.4</text:p>
          </table:table-cell>
          <table:table-cell office:value-type="float" office:value="133" calcext:value-type="float">
            <text:p>133</text:p>
          </table:table-cell>
          <table:table-cell office:value-type="float" office:value="12169.9921" calcext:value-type="float">
            <text:p>12169.9921</text:p>
          </table:table-cell>
          <table:table-cell office:value-type="float" office:value="128" calcext:value-type="float">
            <text:p>128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9" calcext:value-type="float">
            <text:p>39</text:p>
          </table:table-cell>
          <table:table-cell office:value-type="float" office:value="1079.401" calcext:value-type="float">
            <text:p>1079.401</text:p>
          </table:table-cell>
          <table:table-cell office:value-type="float" office:value="28" calcext:value-type="float">
            <text:p>28</text:p>
          </table:table-cell>
          <table:table-cell office:value-type="float" office:value="73723.1014" calcext:value-type="float">
            <text:p>73723.1014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00]" office:value-type="float" office:value="99" calcext:value-type="float">
            <text:p>99</text:p>
          </table:table-cell>
          <table:table-cell table:formula="of:=[.S100]/[.$Q$2]" office:value-type="float" office:value="0.993095197255372" calcext:value-type="float">
            <text:p>0.9930951973</text:p>
          </table:table-cell>
          <table:table-cell table:formula="of:=[.T100]" office:value-type="float" office:value="0" calcext:value-type="float">
            <text:p>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43558.7217" calcext:value-type="float">
            <text:p>43558.7217</text:p>
          </table:table-cell>
          <table:table-cell office:value-type="float" office:value="0" calcext:value-type="float">
            <text:p>0</text:p>
          </table:table-cell>
          <table:table-cell table:formula="of:=[.Z100]" office:value-type="float" office:value="99" calcext:value-type="float">
            <text:p>99</text:p>
          </table:table-cell>
          <table:table-cell table:formula="of:=[.AA100]/[.$Y$2]" office:value-type="float" office:value="0.619371052611186" calcext:value-type="float">
            <text:p>0.6193710526</text:p>
          </table:table-cell>
          <table:table-cell table:formula="of:=[.AB100]" office:value-type="float" office:value="0" calcext:value-type="float">
            <text:p>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5.4" calcext:value-type="float">
            <text:p>35.4</text:p>
          </table:table-cell>
          <table:table-cell office:value-type="float" office:value="0" calcext:value-type="float">
            <text:p>0</text:p>
          </table:table-cell>
          <table:table-cell table:formula="of:=[.AH100]" office:value-type="float" office:value="99" calcext:value-type="float">
            <text:p>99</text:p>
          </table:table-cell>
          <table:table-cell table:formula="of:=[.AI100]/[.$AG$2]" office:value-type="float" office:value="0.914728682170543" calcext:value-type="float">
            <text:p>0.9147286822</text:p>
          </table:table-cell>
          <table:table-cell table:formula="of:=[.AJ100]" office:value-type="float" office:value="0" calcext:value-type="float">
            <text:p>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13.2" calcext:value-type="float">
            <text:p>113.2</text:p>
          </table:table-cell>
          <table:table-cell office:value-type="float" office:value="0" calcext:value-type="float">
            <text:p>0</text:p>
          </table:table-cell>
          <table:table-cell table:formula="of:=[.AP100]" office:value-type="float" office:value="99" calcext:value-type="float">
            <text:p>99</text:p>
          </table:table-cell>
          <table:table-cell table:formula="of:=[.AQ100]/[.$AO$2]" office:value-type="float" office:value="0.825674690007294" calcext:value-type="float">
            <text:p>0.82567469</text:p>
          </table:table-cell>
          <table:table-cell table:formula="of:=[.AR100]"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33" calcext:value-type="float">
            <text:p>133</text:p>
          </table:table-cell>
          <table:table-cell table:formula="of:=[.AV100]"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2169.9921" calcext:value-type="float">
            <text:p>12169.9921</text:p>
          </table:table-cell>
          <table:table-cell table:formula="of:=[.AZ100]"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28" calcext:value-type="float">
            <text:p>128</text:p>
          </table:table-cell>
          <table:table-cell table:formula="of:=[.BD100]"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85477.6349" calcext:value-type="float">
            <text:p>85477.6349</text:p>
          </table:table-cell>
          <table:table-cell table:formula="of:=[.BH1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4458.5858" calcext:value-type="float">
            <text:p>44458.5858</text:p>
          </table:table-cell>
          <table:table-cell office:value-type="float" office:value="102.6" calcext:value-type="float">
            <text:p>102.6</text:p>
          </table:table-cell>
          <table:table-cell office:value-type="float" office:value="34" calcext:value-type="float">
            <text:p>34</text:p>
          </table:table-cell>
          <table:table-cell office:value-type="float" office:value="133" calcext:value-type="float">
            <text:p>133</text:p>
          </table:table-cell>
          <table:table-cell office:value-type="float" office:value="12169.9921" calcext:value-type="float">
            <text:p>12169.992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5392.9774" calcext:value-type="float">
            <text:p>85392.97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01]" office:value-type="float" office:value="100" calcext:value-type="float">
            <text:p>100</text:p>
          </table:table-cell>
          <table:table-cell table:formula="of:=[.S101]/[.$Q$2]" office:value-type="float" office:value="0.993095197255372" calcext:value-type="float">
            <text:p>0.9930951973</text:p>
          </table:table-cell>
          <table:table-cell table:formula="of:=[.T101]"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4458.5858" calcext:value-type="float">
            <text:p>44458.5858</text:p>
          </table:table-cell>
          <table:table-cell office:value-type="float" office:value="0" calcext:value-type="float">
            <text:p>0</text:p>
          </table:table-cell>
          <table:table-cell table:formula="of:=[.Z101]" office:value-type="float" office:value="100" calcext:value-type="float">
            <text:p>100</text:p>
          </table:table-cell>
          <table:table-cell table:formula="of:=[.AA101]/[.$Y$2]" office:value-type="float" office:value="0.632166418339836" calcext:value-type="float">
            <text:p>0.6321664183</text:p>
          </table:table-cell>
          <table:table-cell table:formula="of:=[.AB101]"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AH101]" office:value-type="float" office:value="100" calcext:value-type="float">
            <text:p>100</text:p>
          </table:table-cell>
          <table:table-cell table:formula="of:=[.AI101]/[.$AG$2]" office:value-type="float" office:value="0.878552971576227" calcext:value-type="float">
            <text:p>0.8785529716</text:p>
          </table:table-cell>
          <table:table-cell table:formula="of:=[.AJ101]"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2.6" calcext:value-type="float">
            <text:p>102.6</text:p>
          </table:table-cell>
          <table:table-cell office:value-type="float" office:value="0" calcext:value-type="float">
            <text:p>0</text:p>
          </table:table-cell>
          <table:table-cell table:formula="of:=[.AP101]" office:value-type="float" office:value="100" calcext:value-type="float">
            <text:p>100</text:p>
          </table:table-cell>
          <table:table-cell table:formula="of:=[.AQ101]/[.$AO$2]" office:value-type="float" office:value="0.74835886214442" calcext:value-type="float">
            <text:p>0.7483588621</text:p>
          </table:table-cell>
          <table:table-cell table:formula="of:=[.AR101]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formula="of:=[.AV101]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169.9921" calcext:value-type="float">
            <text:p>12169.9921</text:p>
          </table:table-cell>
          <table:table-cell table:formula="of:=[.AZ101]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[.BD101]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BH1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50292.2613" calcext:value-type="float">
            <text:p>50292.2613</text:p>
          </table:table-cell>
          <table:table-cell office:value-type="float" office:value="107.2" calcext:value-type="float">
            <text:p>107.2</text:p>
          </table:table-cell>
          <table:table-cell office:value-type="float" office:value="34.5" calcext:value-type="float">
            <text:p>34.5</text:p>
          </table:table-cell>
          <table:table-cell office:value-type="float" office:value="133" calcext:value-type="float">
            <text:p>133</text:p>
          </table:table-cell>
          <table:table-cell office:value-type="float" office:value="12169.9921" calcext:value-type="float">
            <text:p>12169.9921</text:p>
          </table:table-cell>
          <table:table-cell office:value-type="float" office:value="114" calcext:value-type="float">
            <text:p>114</text:p>
          </table:table-cell>
          <table:table-cell office:value-type="float" office:value="85392.9774" calcext:value-type="float">
            <text:p>85392.977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1927.2357" calcext:value-type="float">
            <text:p>31927.2357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02]" office:value-type="float" office:value="101" calcext:value-type="float">
            <text:p>101</text:p>
          </table:table-cell>
          <table:table-cell table:formula="of:=[.S102]/[.$Q$2]" office:value-type="float" office:value="0.993095197255372" calcext:value-type="float">
            <text:p>0.9930951973</text:p>
          </table:table-cell>
          <table:table-cell table:formula="of:=[.T102]" office:value-type="float" office:value="0" calcext:value-type="float">
            <text:p>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0292.2613" calcext:value-type="float">
            <text:p>50292.2613</text:p>
          </table:table-cell>
          <table:table-cell office:value-type="float" office:value="0" calcext:value-type="float">
            <text:p>0</text:p>
          </table:table-cell>
          <table:table-cell table:formula="of:=[.Z102]" office:value-type="float" office:value="101" calcext:value-type="float">
            <text:p>101</text:p>
          </table:table-cell>
          <table:table-cell table:formula="of:=[.AA102]/[.$Y$2]" office:value-type="float" office:value="0.715116734465093" calcext:value-type="float">
            <text:p>0.7151167345</text:p>
          </table:table-cell>
          <table:table-cell table:formula="of:=[.AB102]" office:value-type="float" office:value="0" calcext:value-type="float">
            <text:p>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34.5" calcext:value-type="float">
            <text:p>34.5</text:p>
          </table:table-cell>
          <table:table-cell office:value-type="float" office:value="0" calcext:value-type="float">
            <text:p>0</text:p>
          </table:table-cell>
          <table:table-cell table:formula="of:=[.AH102]" office:value-type="float" office:value="101" calcext:value-type="float">
            <text:p>101</text:p>
          </table:table-cell>
          <table:table-cell table:formula="of:=[.AI102]/[.$AG$2]" office:value-type="float" office:value="0.891472868217054" calcext:value-type="float">
            <text:p>0.8914728682</text:p>
          </table:table-cell>
          <table:table-cell table:formula="of:=[.AJ102]" office:value-type="float" office:value="0" calcext:value-type="float">
            <text:p>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07.2" calcext:value-type="float">
            <text:p>107.2</text:p>
          </table:table-cell>
          <table:table-cell office:value-type="float" office:value="0" calcext:value-type="float">
            <text:p>0</text:p>
          </table:table-cell>
          <table:table-cell table:formula="of:=[.AP102]" office:value-type="float" office:value="101" calcext:value-type="float">
            <text:p>101</text:p>
          </table:table-cell>
          <table:table-cell table:formula="of:=[.AQ102]/[.$AO$2]" office:value-type="float" office:value="0.781911013858498" calcext:value-type="float">
            <text:p>0.7819110139</text:p>
          </table:table-cell>
          <table:table-cell table:formula="of:=[.AR102]"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33" calcext:value-type="float">
            <text:p>133</text:p>
          </table:table-cell>
          <table:table-cell table:formula="of:=[.AV102]"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2169.9921" calcext:value-type="float">
            <text:p>12169.9921</text:p>
          </table:table-cell>
          <table:table-cell table:formula="of:=[.AZ102]"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table:formula="of:=[.BD102]"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85392.9774" calcext:value-type="float">
            <text:p>85392.9774</text:p>
          </table:table-cell>
          <table:table-cell table:formula="of:=[.BH1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4219.9054" calcext:value-type="float">
            <text:p>44219.9054</text:p>
          </table:table-cell>
          <table:table-cell office:value-type="float" office:value="112.4" calcext:value-type="float">
            <text:p>112.4</text:p>
          </table:table-cell>
          <table:table-cell office:value-type="float" office:value="35.3" calcext:value-type="float">
            <text:p>35.3</text:p>
          </table:table-cell>
          <table:table-cell office:value-type="float" office:value="133" calcext:value-type="float">
            <text:p>133</text:p>
          </table:table-cell>
          <table:table-cell office:value-type="float" office:value="12169.9921" calcext:value-type="float">
            <text:p>12169.992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8719.1868" calcext:value-type="float">
            <text:p>78719.1868</text:p>
          </table:table-cell>
          <table:table-cell office:value-type="float" office:value="29" calcext:value-type="float">
            <text:p>29</text:p>
          </table:table-cell>
          <table:table-cell office:value-type="float" office:value="273.6545" calcext:value-type="float">
            <text:p>273.6545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03]" office:value-type="float" office:value="102" calcext:value-type="float">
            <text:p>102</text:p>
          </table:table-cell>
          <table:table-cell table:formula="of:=[.S103]/[.$Q$2]" office:value-type="float" office:value="0.993095197255372" calcext:value-type="float">
            <text:p>0.9930951973</text:p>
          </table:table-cell>
          <table:table-cell table:formula="of:=[.T103]"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44219.9054" calcext:value-type="float">
            <text:p>44219.9054</text:p>
          </table:table-cell>
          <table:table-cell office:value-type="float" office:value="0" calcext:value-type="float">
            <text:p>0</text:p>
          </table:table-cell>
          <table:table-cell table:formula="of:=[.Z103]" office:value-type="float" office:value="102" calcext:value-type="float">
            <text:p>102</text:p>
          </table:table-cell>
          <table:table-cell table:formula="of:=[.AA103]/[.$Y$2]" office:value-type="float" office:value="0.628772569190547" calcext:value-type="float">
            <text:p>0.6287725692</text:p>
          </table:table-cell>
          <table:table-cell table:formula="of:=[.AB103]"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35.3" calcext:value-type="float">
            <text:p>35.3</text:p>
          </table:table-cell>
          <table:table-cell office:value-type="float" office:value="0" calcext:value-type="float">
            <text:p>0</text:p>
          </table:table-cell>
          <table:table-cell table:formula="of:=[.AH103]" office:value-type="float" office:value="102" calcext:value-type="float">
            <text:p>102</text:p>
          </table:table-cell>
          <table:table-cell table:formula="of:=[.AI103]/[.$AG$2]" office:value-type="float" office:value="0.912144702842377" calcext:value-type="float">
            <text:p>0.9121447028</text:p>
          </table:table-cell>
          <table:table-cell table:formula="of:=[.AJ103]"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table:formula="of:=[.AP103]" office:value-type="float" office:value="102" calcext:value-type="float">
            <text:p>102</text:p>
          </table:table-cell>
          <table:table-cell table:formula="of:=[.AQ103]/[.$AO$2]" office:value-type="float" office:value="0.819839533187455" calcext:value-type="float">
            <text:p>0.8198395332</text:p>
          </table:table-cell>
          <table:table-cell table:formula="of:=[.AR103]"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33" calcext:value-type="float">
            <text:p>133</text:p>
          </table:table-cell>
          <table:table-cell table:formula="of:=[.AV103]"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2169.9921" calcext:value-type="float">
            <text:p>12169.9921</text:p>
          </table:table-cell>
          <table:table-cell table:formula="of:=[.AZ103]"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 table:formula="of:=[.BD103]"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BH1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2325.2097" calcext:value-type="float">
            <text:p>42325.2097</text:p>
          </table:table-cell>
          <table:table-cell office:value-type="float" office:value="120.1" calcext:value-type="float">
            <text:p>120.1</text:p>
          </table:table-cell>
          <table:table-cell office:value-type="float" office:value="37.1" calcext:value-type="float">
            <text:p>37.1</text:p>
          </table:table-cell>
          <table:table-cell office:value-type="float" office:value="133" calcext:value-type="float">
            <text:p>133</text:p>
          </table:table-cell>
          <table:table-cell office:value-type="float" office:value="12169.9921" calcext:value-type="float">
            <text:p>12169.992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8685.9487" calcext:value-type="float">
            <text:p>78685.948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04]" office:value-type="float" office:value="103" calcext:value-type="float">
            <text:p>103</text:p>
          </table:table-cell>
          <table:table-cell table:formula="of:=[.S104]/[.$Q$2]" office:value-type="float" office:value="0.993095197255372" calcext:value-type="float">
            <text:p>0.9930951973</text:p>
          </table:table-cell>
          <table:table-cell table:formula="of:=[.T104]" office:value-type="float" office:value="0" calcext:value-type="float">
            <text:p>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42325.2097" calcext:value-type="float">
            <text:p>42325.2097</text:p>
          </table:table-cell>
          <table:table-cell office:value-type="float" office:value="0" calcext:value-type="float">
            <text:p>0</text:p>
          </table:table-cell>
          <table:table-cell table:formula="of:=[.Z104]" office:value-type="float" office:value="103" calcext:value-type="float">
            <text:p>103</text:p>
          </table:table-cell>
          <table:table-cell table:formula="of:=[.AA104]/[.$Y$2]" office:value-type="float" office:value="0.601831473945163" calcext:value-type="float">
            <text:p>0.6018314739</text:p>
          </table:table-cell>
          <table:table-cell table:formula="of:=[.AB104]" office:value-type="float" office:value="0" calcext:value-type="float">
            <text:p>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37.1" calcext:value-type="float">
            <text:p>37.1</text:p>
          </table:table-cell>
          <table:table-cell office:value-type="float" office:value="0" calcext:value-type="float">
            <text:p>0</text:p>
          </table:table-cell>
          <table:table-cell table:formula="of:=[.AH104]" office:value-type="float" office:value="103" calcext:value-type="float">
            <text:p>103</text:p>
          </table:table-cell>
          <table:table-cell table:formula="of:=[.AI104]/[.$AG$2]" office:value-type="float" office:value="0.958656330749354" calcext:value-type="float">
            <text:p>0.9586563307</text:p>
          </table:table-cell>
          <table:table-cell table:formula="of:=[.AJ104]" office:value-type="float" office:value="0" calcext:value-type="float">
            <text:p>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120.1" calcext:value-type="float">
            <text:p>120.1</text:p>
          </table:table-cell>
          <table:table-cell office:value-type="float" office:value="0" calcext:value-type="float">
            <text:p>0</text:p>
          </table:table-cell>
          <table:table-cell table:formula="of:=[.AP104]" office:value-type="float" office:value="103" calcext:value-type="float">
            <text:p>103</text:p>
          </table:table-cell>
          <table:table-cell table:formula="of:=[.AQ104]/[.$AO$2]" office:value-type="float" office:value="0.87600291757841" calcext:value-type="float">
            <text:p>0.8760029176</text:p>
          </table:table-cell>
          <table:table-cell table:formula="of:=[.AR104]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33" calcext:value-type="float">
            <text:p>133</text:p>
          </table:table-cell>
          <table:table-cell table:formula="of:=[.AV104]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169.9921" calcext:value-type="float">
            <text:p>12169.9921</text:p>
          </table:table-cell>
          <table:table-cell table:formula="of:=[.AZ104]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73" calcext:value-type="float">
            <text:p>73</text:p>
          </table:table-cell>
          <table:table-cell table:formula="of:=[.BD104]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BH1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8670.4824" calcext:value-type="float">
            <text:p>38670.4824</text:p>
          </table:table-cell>
          <table:table-cell office:value-type="float" office:value="118.3" calcext:value-type="float">
            <text:p>118.3</text:p>
          </table:table-cell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12169.9921" calcext:value-type="float">
            <text:p>12169.9921</text:p>
          </table:table-cell>
          <table:table-cell office:value-type="float" office:value="114" calcext:value-type="float">
            <text:p>114</text:p>
          </table:table-cell>
          <table:table-cell office:value-type="float" office:value="85392.9774" calcext:value-type="float">
            <text:p>85392.9774</text:p>
          </table:table-cell>
          <table:table-cell office:value-type="float" office:value="39" calcext:value-type="float">
            <text:p>39</text:p>
          </table:table-cell>
          <table:table-cell office:value-type="float" office:value="2994.3629" calcext:value-type="float">
            <text:p>2994.3629</text:p>
          </table:table-cell>
          <table:table-cell office:value-type="float" office:value="29" calcext:value-type="float">
            <text:p>29</text:p>
          </table:table-cell>
          <table:table-cell office:value-type="float" office:value="8929.3622" calcext:value-type="float">
            <text:p>8929.3622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05]" office:value-type="float" office:value="103" calcext:value-type="float">
            <text:p>103</text:p>
          </table:table-cell>
          <table:table-cell table:formula="of:=[.S105]/[.$Q$2]" office:value-type="float" office:value="0.993095197255372" calcext:value-type="float">
            <text:p>0.9930951973</text:p>
          </table:table-cell>
          <table:table-cell table:formula="of:=[.T105]" office:value-type="float" office:value="0" calcext:value-type="float">
            <text:p>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38670.4824" calcext:value-type="float">
            <text:p>38670.4824</text:p>
          </table:table-cell>
          <table:table-cell office:value-type="float" office:value="0" calcext:value-type="float">
            <text:p>0</text:p>
          </table:table-cell>
          <table:table-cell table:formula="of:=[.Z105]" office:value-type="float" office:value="103" calcext:value-type="float">
            <text:p>103</text:p>
          </table:table-cell>
          <table:table-cell table:formula="of:=[.AA105]/[.$Y$2]" office:value-type="float" office:value="0.549864101936452" calcext:value-type="float">
            <text:p>0.5498641019</text:p>
          </table:table-cell>
          <table:table-cell table:formula="of:=[.AB105]" office:value-type="float" office:value="0" calcext:value-type="float">
            <text:p>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AH105]" office:value-type="float" office:value="103" calcext:value-type="float">
            <text:p>103</text:p>
          </table:table-cell>
          <table:table-cell table:formula="of:=[.AI105]/[.$AG$2]" office:value-type="float" office:value="0.956072351421189" calcext:value-type="float">
            <text:p>0.9560723514</text:p>
          </table:table-cell>
          <table:table-cell table:formula="of:=[.AJ105]" office:value-type="float" office:value="0" calcext:value-type="float">
            <text:p>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118.3" calcext:value-type="float">
            <text:p>118.3</text:p>
          </table:table-cell>
          <table:table-cell office:value-type="float" office:value="0" calcext:value-type="float">
            <text:p>0</text:p>
          </table:table-cell>
          <table:table-cell table:formula="of:=[.AP105]" office:value-type="float" office:value="103" calcext:value-type="float">
            <text:p>103</text:p>
          </table:table-cell>
          <table:table-cell table:formula="of:=[.AQ105]/[.$AO$2]" office:value-type="float" office:value="0.862873814733771" calcext:value-type="float">
            <text:p>0.8628738147</text:p>
          </table:table-cell>
          <table:table-cell table:formula="of:=[.AR105]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33" calcext:value-type="float">
            <text:p>133</text:p>
          </table:table-cell>
          <table:table-cell table:formula="of:=[.AV105]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169.9921" calcext:value-type="float">
            <text:p>12169.9921</text:p>
          </table:table-cell>
          <table:table-cell table:formula="of:=[.AZ105]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table:formula="of:=[.BD105]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85392.9774" calcext:value-type="float">
            <text:p>85392.9774</text:p>
          </table:table-cell>
          <table:table-cell table:formula="of:=[.BH1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4428.4173" calcext:value-type="float">
            <text:p>34428.4173</text:p>
          </table:table-cell>
          <table:table-cell office:value-type="float" office:value="116.6" calcext:value-type="float">
            <text:p>116.6</text:p>
          </table:table-cell>
          <table:table-cell office:value-type="float" office:value="35.6" calcext:value-type="float">
            <text:p>35.6</text:p>
          </table:table-cell>
          <table:table-cell office:value-type="float" office:value="133" calcext:value-type="float">
            <text:p>133</text:p>
          </table:table-cell>
          <table:table-cell office:value-type="float" office:value="12169.9921" calcext:value-type="float">
            <text:p>12169.9921</text:p>
          </table:table-cell>
          <table:table-cell office:value-type="float" office:value="132" calcext:value-type="float">
            <text:p>13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387.1496" calcext:value-type="float">
            <text:p>2387.1496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06]" office:value-type="float" office:value="104" calcext:value-type="float">
            <text:p>104</text:p>
          </table:table-cell>
          <table:table-cell table:formula="of:=[.S106]/[.$Q$2]" office:value-type="float" office:value="0.993095197255372" calcext:value-type="float">
            <text:p>0.9930951973</text:p>
          </table:table-cell>
          <table:table-cell table:formula="of:=[.T106]" office:value-type="float" office:value="0" calcext:value-type="float">
            <text:p>0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4428.4173" calcext:value-type="float">
            <text:p>34428.4173</text:p>
          </table:table-cell>
          <table:table-cell office:value-type="float" office:value="0" calcext:value-type="float">
            <text:p>0</text:p>
          </table:table-cell>
          <table:table-cell table:formula="of:=[.Z106]" office:value-type="float" office:value="104" calcext:value-type="float">
            <text:p>104</text:p>
          </table:table-cell>
          <table:table-cell table:formula="of:=[.AA106]/[.$Y$2]" office:value-type="float" office:value="0.489545244456477" calcext:value-type="float">
            <text:p>0.4895452445</text:p>
          </table:table-cell>
          <table:table-cell table:formula="of:=[.AB106]" office:value-type="float" office:value="0" calcext:value-type="float">
            <text:p>0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5.6" calcext:value-type="float">
            <text:p>35.6</text:p>
          </table:table-cell>
          <table:table-cell office:value-type="float" office:value="0" calcext:value-type="float">
            <text:p>0</text:p>
          </table:table-cell>
          <table:table-cell table:formula="of:=[.AH106]" office:value-type="float" office:value="104" calcext:value-type="float">
            <text:p>104</text:p>
          </table:table-cell>
          <table:table-cell table:formula="of:=[.AI106]/[.$AG$2]" office:value-type="float" office:value="0.919896640826873" calcext:value-type="float">
            <text:p>0.9198966408</text:p>
          </table:table-cell>
          <table:table-cell table:formula="of:=[.AJ106]" office:value-type="float" office:value="0" calcext:value-type="float">
            <text:p>0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16.6" calcext:value-type="float">
            <text:p>116.6</text:p>
          </table:table-cell>
          <table:table-cell office:value-type="float" office:value="0" calcext:value-type="float">
            <text:p>0</text:p>
          </table:table-cell>
          <table:table-cell table:formula="of:=[.AP106]" office:value-type="float" office:value="104" calcext:value-type="float">
            <text:p>104</text:p>
          </table:table-cell>
          <table:table-cell table:formula="of:=[.AQ106]/[.$AO$2]" office:value-type="float" office:value="0.850474106491612" calcext:value-type="float">
            <text:p>0.8504741065</text:p>
          </table:table-cell>
          <table:table-cell table:formula="of:=[.AR106]" office:value-type="float" office:value="0" calcext:value-type="float">
            <text:p>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33" calcext:value-type="float">
            <text:p>133</text:p>
          </table:table-cell>
          <table:table-cell table:formula="of:=[.AV106]" office:value-type="float" office:value="0" calcext:value-type="float">
            <text:p>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2169.9921" calcext:value-type="float">
            <text:p>12169.9921</text:p>
          </table:table-cell>
          <table:table-cell table:formula="of:=[.AZ106]" office:value-type="float" office:value="0" calcext:value-type="float">
            <text:p>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32" calcext:value-type="float">
            <text:p>132</text:p>
          </table:table-cell>
          <table:table-cell table:formula="of:=[.BD106]" office:value-type="float" office:value="0" calcext:value-type="float">
            <text:p>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85477.6349" calcext:value-type="float">
            <text:p>85477.6349</text:p>
          </table:table-cell>
          <table:table-cell table:formula="of:=[.BH1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9601.8531" calcext:value-type="float">
            <text:p>39601.8531</text:p>
          </table:table-cell>
          <table:table-cell office:value-type="float" office:value="113.8" calcext:value-type="float">
            <text:p>113.8</text:p>
          </table:table-cell>
          <table:table-cell office:value-type="float" office:value="35.7" calcext:value-type="float">
            <text:p>35.7</text:p>
          </table:table-cell>
          <table:table-cell office:value-type="float" office:value="126" calcext:value-type="float">
            <text:p>126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126" calcext:value-type="float">
            <text:p>126</text:p>
          </table:table-cell>
          <table:table-cell office:value-type="float" office:value="85392.9774" calcext:value-type="float">
            <text:p>85392.9774</text:p>
          </table:table-cell>
          <table:table-cell office:value-type="float" office:value="39" calcext:value-type="float">
            <text:p>39</text:p>
          </table:table-cell>
          <table:table-cell office:value-type="float" office:value="397.372" calcext:value-type="float">
            <text:p>397.372</text:p>
          </table:table-cell>
          <table:table-cell office:value-type="float" office:value="29" calcext:value-type="float">
            <text:p>29</text:p>
          </table:table-cell>
          <table:table-cell office:value-type="float" office:value="80575.6159" calcext:value-type="float">
            <text:p>80575.6159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07]" office:value-type="float" office:value="105" calcext:value-type="float">
            <text:p>105</text:p>
          </table:table-cell>
          <table:table-cell table:formula="of:=[.S107]/[.$Q$2]" office:value-type="float" office:value="0.993095197255372" calcext:value-type="float">
            <text:p>0.9930951973</text:p>
          </table:table-cell>
          <table:table-cell table:formula="of:=[.T107]" office:value-type="float" office:value="0" calcext:value-type="float">
            <text:p>0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39601.8531" calcext:value-type="float">
            <text:p>39601.8531</text:p>
          </table:table-cell>
          <table:table-cell office:value-type="float" office:value="0" calcext:value-type="float">
            <text:p>0</text:p>
          </table:table-cell>
          <table:table-cell table:formula="of:=[.Z107]" office:value-type="float" office:value="105" calcext:value-type="float">
            <text:p>105</text:p>
          </table:table-cell>
          <table:table-cell table:formula="of:=[.AA107]/[.$Y$2]" office:value-type="float" office:value="0.563107466946179" calcext:value-type="float">
            <text:p>0.5631074669</text:p>
          </table:table-cell>
          <table:table-cell table:formula="of:=[.AB107]" office:value-type="float" office:value="0" calcext:value-type="float">
            <text:p>0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35.7" calcext:value-type="float">
            <text:p>35.7</text:p>
          </table:table-cell>
          <table:table-cell office:value-type="float" office:value="0" calcext:value-type="float">
            <text:p>0</text:p>
          </table:table-cell>
          <table:table-cell table:formula="of:=[.AH107]" office:value-type="float" office:value="105" calcext:value-type="float">
            <text:p>105</text:p>
          </table:table-cell>
          <table:table-cell table:formula="of:=[.AI107]/[.$AG$2]" office:value-type="float" office:value="0.922480620155039" calcext:value-type="float">
            <text:p>0.9224806202</text:p>
          </table:table-cell>
          <table:table-cell table:formula="of:=[.AJ107]" office:value-type="float" office:value="0" calcext:value-type="float">
            <text:p>0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113.8" calcext:value-type="float">
            <text:p>113.8</text:p>
          </table:table-cell>
          <table:table-cell office:value-type="float" office:value="0" calcext:value-type="float">
            <text:p>0</text:p>
          </table:table-cell>
          <table:table-cell table:formula="of:=[.AP107]" office:value-type="float" office:value="105" calcext:value-type="float">
            <text:p>105</text:p>
          </table:table-cell>
          <table:table-cell table:formula="of:=[.AQ107]/[.$AO$2]" office:value-type="float" office:value="0.830051057622173" calcext:value-type="float">
            <text:p>0.8300510576</text:p>
          </table:table-cell>
          <table:table-cell table:formula="of:=[.AR107]"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table:formula="of:=[.AV107]"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5477.6349" calcext:value-type="float">
            <text:p>85477.6349</text:p>
          </table:table-cell>
          <table:table-cell table:formula="of:=[.AZ107]"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table:formula="of:=[.BD107]"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5392.9774" calcext:value-type="float">
            <text:p>85392.9774</text:p>
          </table:table-cell>
          <table:table-cell table:formula="of:=[.BH1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0243.2645" calcext:value-type="float">
            <text:p>30243.2645</text:p>
          </table:table-cell>
          <table:table-cell office:value-type="float" office:value="115.3" calcext:value-type="float">
            <text:p>115.3</text:p>
          </table:table-cell>
          <table:table-cell office:value-type="float" office:value="35.5" calcext:value-type="float">
            <text:p>35.5</text:p>
          </table:table-cell>
          <table:table-cell office:value-type="float" office:value="126" calcext:value-type="float">
            <text:p>126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129" calcext:value-type="float">
            <text:p>129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8" calcext:value-type="float">
            <text:p>38</text:p>
          </table:table-cell>
          <table:table-cell office:value-type="float" office:value="85392.9774" calcext:value-type="float">
            <text:p>85392.9774</text:p>
          </table:table-cell>
          <table:table-cell office:value-type="float" office:value="30" calcext:value-type="float">
            <text:p>30</text:p>
          </table:table-cell>
          <table:table-cell office:value-type="float" office:value="5171.648" calcext:value-type="float">
            <text:p>5171.648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08]" office:value-type="float" office:value="106" calcext:value-type="float">
            <text:p>106</text:p>
          </table:table-cell>
          <table:table-cell table:formula="of:=[.S108]/[.$Q$2]" office:value-type="float" office:value="0.993095197255372" calcext:value-type="float">
            <text:p>0.9930951973</text:p>
          </table:table-cell>
          <table:table-cell table:formula="of:=[.T108]" office:value-type="float" office:value="0" calcext:value-type="float">
            <text:p>0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30243.2645" calcext:value-type="float">
            <text:p>30243.2645</text:p>
          </table:table-cell>
          <table:table-cell office:value-type="float" office:value="0" calcext:value-type="float">
            <text:p>0</text:p>
          </table:table-cell>
          <table:table-cell table:formula="of:=[.Z108]" office:value-type="float" office:value="106" calcext:value-type="float">
            <text:p>106</text:p>
          </table:table-cell>
          <table:table-cell table:formula="of:=[.AA108]/[.$Y$2]" office:value-type="float" office:value="0.430035635498539" calcext:value-type="float">
            <text:p>0.4300356355</text:p>
          </table:table-cell>
          <table:table-cell table:formula="of:=[.AB108]" office:value-type="float" office:value="0" calcext:value-type="float">
            <text:p>0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 table:formula="of:=[.AH108]" office:value-type="float" office:value="106" calcext:value-type="float">
            <text:p>106</text:p>
          </table:table-cell>
          <table:table-cell table:formula="of:=[.AI108]/[.$AG$2]" office:value-type="float" office:value="0.917312661498708" calcext:value-type="float">
            <text:p>0.9173126615</text:p>
          </table:table-cell>
          <table:table-cell table:formula="of:=[.AJ108]" office:value-type="float" office:value="0" calcext:value-type="float">
            <text:p>0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15.3" calcext:value-type="float">
            <text:p>115.3</text:p>
          </table:table-cell>
          <table:table-cell office:value-type="float" office:value="0" calcext:value-type="float">
            <text:p>0</text:p>
          </table:table-cell>
          <table:table-cell table:formula="of:=[.AP108]" office:value-type="float" office:value="106" calcext:value-type="float">
            <text:p>106</text:p>
          </table:table-cell>
          <table:table-cell table:formula="of:=[.AQ108]/[.$AO$2]" office:value-type="float" office:value="0.840991976659373" calcext:value-type="float">
            <text:p>0.8409919767</text:p>
          </table:table-cell>
          <table:table-cell table:formula="of:=[.AR108]"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6" calcext:value-type="float">
            <text:p>126</text:p>
          </table:table-cell>
          <table:table-cell table:formula="of:=[.AV108]"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5477.6349" calcext:value-type="float">
            <text:p>85477.6349</text:p>
          </table:table-cell>
          <table:table-cell table:formula="of:=[.AZ108]"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table:formula="of:=[.BD108]"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5477.6349" calcext:value-type="float">
            <text:p>85477.6349</text:p>
          </table:table-cell>
          <table:table-cell table:formula="of:=[.BH1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5927.0198" calcext:value-type="float">
            <text:p>35927.0198</text:p>
          </table:table-cell>
          <table:table-cell office:value-type="float" office:value="111.2" calcext:value-type="float">
            <text:p>111.2</text:p>
          </table:table-cell>
          <table:table-cell office:value-type="float" office:value="35.1" calcext:value-type="float">
            <text:p>35.1</text:p>
          </table:table-cell>
          <table:table-cell office:value-type="float" office:value="132" calcext:value-type="float">
            <text:p>132</text:p>
          </table:table-cell>
          <table:table-cell office:value-type="float" office:value="8473.4486" calcext:value-type="float">
            <text:p>8473.4486</text:p>
          </table:table-cell>
          <table:table-cell office:value-type="float" office:value="74" calcext:value-type="float">
            <text:p>74</text:p>
          </table:table-cell>
          <table:table-cell office:value-type="float" office:value="15002.7677" calcext:value-type="float">
            <text:p>15002.7677</text:p>
          </table:table-cell>
          <table:table-cell office:value-type="float" office:value="38" calcext:value-type="float">
            <text:p>38</text:p>
          </table:table-cell>
          <table:table-cell office:value-type="float" office:value="85392.9774" calcext:value-type="float">
            <text:p>85392.9774</text:p>
          </table:table-cell>
          <table:table-cell office:value-type="float" office:value="29" calcext:value-type="float">
            <text:p>29</text:p>
          </table:table-cell>
          <table:table-cell office:value-type="float" office:value="5061.457" calcext:value-type="float">
            <text:p>5061.457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09]" office:value-type="float" office:value="107" calcext:value-type="float">
            <text:p>107</text:p>
          </table:table-cell>
          <table:table-cell table:formula="of:=[.S109]/[.$Q$2]" office:value-type="float" office:value="0.993095197255372" calcext:value-type="float">
            <text:p>0.9930951973</text:p>
          </table:table-cell>
          <table:table-cell table:formula="of:=[.T109]" office:value-type="float" office:value="0" calcext:value-type="float">
            <text:p>0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5927.0198" calcext:value-type="float">
            <text:p>35927.0198</text:p>
          </table:table-cell>
          <table:table-cell office:value-type="float" office:value="0" calcext:value-type="float">
            <text:p>0</text:p>
          </table:table-cell>
          <table:table-cell table:formula="of:=[.Z109]" office:value-type="float" office:value="107" calcext:value-type="float">
            <text:p>107</text:p>
          </table:table-cell>
          <table:table-cell table:formula="of:=[.AA109]/[.$Y$2]" office:value-type="float" office:value="0.510854203297451" calcext:value-type="float">
            <text:p>0.5108542033</text:p>
          </table:table-cell>
          <table:table-cell table:formula="of:=[.AB109]" office:value-type="float" office:value="0" calcext:value-type="float">
            <text:p>0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5.1" calcext:value-type="float">
            <text:p>35.1</text:p>
          </table:table-cell>
          <table:table-cell office:value-type="float" office:value="0" calcext:value-type="float">
            <text:p>0</text:p>
          </table:table-cell>
          <table:table-cell table:formula="of:=[.AH109]" office:value-type="float" office:value="107" calcext:value-type="float">
            <text:p>107</text:p>
          </table:table-cell>
          <table:table-cell table:formula="of:=[.AI109]/[.$AG$2]" office:value-type="float" office:value="0.906976744186046" calcext:value-type="float">
            <text:p>0.9069767442</text:p>
          </table:table-cell>
          <table:table-cell table:formula="of:=[.AJ109]" office:value-type="float" office:value="0" calcext:value-type="float">
            <text:p>0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11.2" calcext:value-type="float">
            <text:p>111.2</text:p>
          </table:table-cell>
          <table:table-cell office:value-type="float" office:value="0" calcext:value-type="float">
            <text:p>0</text:p>
          </table:table-cell>
          <table:table-cell table:formula="of:=[.AP109]" office:value-type="float" office:value="107" calcext:value-type="float">
            <text:p>107</text:p>
          </table:table-cell>
          <table:table-cell table:formula="of:=[.AQ109]/[.$AO$2]" office:value-type="float" office:value="0.811086797957695" calcext:value-type="float">
            <text:p>0.811086798</text:p>
          </table:table-cell>
          <table:table-cell table:formula="of:=[.AR109]" office:value-type="float" office:value="0" calcext:value-type="float">
            <text:p>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32" calcext:value-type="float">
            <text:p>132</text:p>
          </table:table-cell>
          <table:table-cell table:formula="of:=[.AV109]" office:value-type="float" office:value="0" calcext:value-type="float">
            <text:p>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8473.4486" calcext:value-type="float">
            <text:p>8473.4486</text:p>
          </table:table-cell>
          <table:table-cell table:formula="of:=[.AZ109]" office:value-type="float" office:value="0" calcext:value-type="float">
            <text:p>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  <table:table-cell table:formula="of:=[.BD109]" office:value-type="float" office:value="0" calcext:value-type="float">
            <text:p>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5002.7677" calcext:value-type="float">
            <text:p>15002.7677</text:p>
          </table:table-cell>
          <table:table-cell table:formula="of:=[.BH1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58420.8393" calcext:value-type="float">
            <text:p>58420.8393</text:p>
          </table:table-cell>
          <table:table-cell office:value-type="float" office:value="128.8" calcext:value-type="float">
            <text:p>128.8</text:p>
          </table:table-cell>
          <table:table-cell office:value-type="float" office:value="36.8" calcext:value-type="float">
            <text:p>36.8</text:p>
          </table:table-cell>
          <table:table-cell office:value-type="float" office:value="132" calcext:value-type="float">
            <text:p>132</text:p>
          </table:table-cell>
          <table:table-cell office:value-type="float" office:value="4922.761" calcext:value-type="float">
            <text:p>4922.761</text:p>
          </table:table-cell>
          <table:table-cell office:value-type="float" office:value="129" calcext:value-type="float">
            <text:p>129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9104.426" calcext:value-type="float">
            <text:p>79104.426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10]" office:value-type="float" office:value="108" calcext:value-type="float">
            <text:p>108</text:p>
          </table:table-cell>
          <table:table-cell table:formula="of:=[.S110]/[.$Q$2]" office:value-type="float" office:value="0.993095197255372" calcext:value-type="float">
            <text:p>0.9930951973</text:p>
          </table:table-cell>
          <table:table-cell table:formula="of:=[.T110]" office:value-type="float" office:value="0" calcext:value-type="float">
            <text:p>0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58420.8393" calcext:value-type="float">
            <text:p>58420.8393</text:p>
          </table:table-cell>
          <table:table-cell office:value-type="float" office:value="0" calcext:value-type="float">
            <text:p>0</text:p>
          </table:table-cell>
          <table:table-cell table:formula="of:=[.Z110]" office:value-type="float" office:value="108" calcext:value-type="float">
            <text:p>108</text:p>
          </table:table-cell>
          <table:table-cell table:formula="of:=[.AA110]/[.$Y$2]" office:value-type="float" office:value="0.830698774424088" calcext:value-type="float">
            <text:p>0.8306987744</text:p>
          </table:table-cell>
          <table:table-cell table:formula="of:=[.AB110]" office:value-type="float" office:value="0" calcext:value-type="float">
            <text:p>0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36.8" calcext:value-type="float">
            <text:p>36.8</text:p>
          </table:table-cell>
          <table:table-cell office:value-type="float" office:value="0" calcext:value-type="float">
            <text:p>0</text:p>
          </table:table-cell>
          <table:table-cell table:formula="of:=[.AH110]" office:value-type="float" office:value="108" calcext:value-type="float">
            <text:p>108</text:p>
          </table:table-cell>
          <table:table-cell table:formula="of:=[.AI110]/[.$AG$2]" office:value-type="float" office:value="0.950904392764858" calcext:value-type="float">
            <text:p>0.9509043928</text:p>
          </table:table-cell>
          <table:table-cell table:formula="of:=[.AJ110]" office:value-type="float" office:value="0" calcext:value-type="float">
            <text:p>0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28.8" calcext:value-type="float">
            <text:p>128.8</text:p>
          </table:table-cell>
          <table:table-cell office:value-type="float" office:value="0" calcext:value-type="float">
            <text:p>0</text:p>
          </table:table-cell>
          <table:table-cell table:formula="of:=[.AP110]" office:value-type="float" office:value="108" calcext:value-type="float">
            <text:p>108</text:p>
          </table:table-cell>
          <table:table-cell table:formula="of:=[.AQ110]/[.$AO$2]" office:value-type="float" office:value="0.939460247994165" calcext:value-type="float">
            <text:p>0.939460248</text:p>
          </table:table-cell>
          <table:table-cell table:formula="of:=[.AR110]" office:value-type="float" office:value="0" calcext:value-type="float">
            <text:p>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table:formula="of:=[.AV110]" office:value-type="float" office:value="0" calcext:value-type="float">
            <text:p>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4922.761" calcext:value-type="float">
            <text:p>4922.761</text:p>
          </table:table-cell>
          <table:table-cell table:formula="of:=[.AZ110]" office:value-type="float" office:value="0" calcext:value-type="float">
            <text:p>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  <table:table-cell table:formula="of:=[.BD110]" office:value-type="float" office:value="0" calcext:value-type="float">
            <text:p>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85477.6349" calcext:value-type="float">
            <text:p>85477.6349</text:p>
          </table:table-cell>
          <table:table-cell table:formula="of:=[.BH1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2443.5675" calcext:value-type="float">
            <text:p>42443.5675</text:p>
          </table:table-cell>
          <table:table-cell office:value-type="float" office:value="129.7" calcext:value-type="float">
            <text:p>129.7</text:p>
          </table:table-cell>
          <table:table-cell office:value-type="float" office:value="37" calcext:value-type="float">
            <text:p>37</text:p>
          </table:table-cell>
          <table:table-cell office:value-type="float" office:value="132" calcext:value-type="float">
            <text:p>132</text:p>
          </table:table-cell>
          <table:table-cell office:value-type="float" office:value="4922.761" calcext:value-type="float">
            <text:p>4922.761</text:p>
          </table:table-cell>
          <table:table-cell office:value-type="float" office:value="129" calcext:value-type="float">
            <text:p>129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8" calcext:value-type="float">
            <text:p>38</text:p>
          </table:table-cell>
          <table:table-cell office:value-type="float" office:value="5540.99" calcext:value-type="float">
            <text:p>5540.99</text:p>
          </table:table-cell>
          <table:table-cell office:value-type="float" office:value="36" calcext:value-type="float">
            <text:p>36</text:p>
          </table:table-cell>
          <table:table-cell office:value-type="float" office:value="74260.3331" calcext:value-type="float">
            <text:p>74260.333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11]" office:value-type="float" office:value="109" calcext:value-type="float">
            <text:p>109</text:p>
          </table:table-cell>
          <table:table-cell table:formula="of:=[.S111]/[.$Q$2]" office:value-type="float" office:value="0.993095197255372" calcext:value-type="float">
            <text:p>0.9930951973</text:p>
          </table:table-cell>
          <table:table-cell table:formula="of:=[.T111]" office:value-type="float" office:value="0" calcext:value-type="float">
            <text:p>0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2443.5675" calcext:value-type="float">
            <text:p>42443.5675</text:p>
          </table:table-cell>
          <table:table-cell office:value-type="float" office:value="0" calcext:value-type="float">
            <text:p>0</text:p>
          </table:table-cell>
          <table:table-cell table:formula="of:=[.Z111]" office:value-type="float" office:value="109" calcext:value-type="float">
            <text:p>109</text:p>
          </table:table-cell>
          <table:table-cell table:formula="of:=[.AA111]/[.$Y$2]" office:value-type="float" office:value="0.603514429557948" calcext:value-type="float">
            <text:p>0.6035144296</text:p>
          </table:table-cell>
          <table:table-cell table:formula="of:=[.AB111]" office:value-type="float" office:value="0" calcext:value-type="float">
            <text:p>0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AH111]" office:value-type="float" office:value="109" calcext:value-type="float">
            <text:p>109</text:p>
          </table:table-cell>
          <table:table-cell table:formula="of:=[.AI111]/[.$AG$2]" office:value-type="float" office:value="0.956072351421189" calcext:value-type="float">
            <text:p>0.9560723514</text:p>
          </table:table-cell>
          <table:table-cell table:formula="of:=[.AJ111]" office:value-type="float" office:value="0" calcext:value-type="float">
            <text:p>0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129.7" calcext:value-type="float">
            <text:p>129.7</text:p>
          </table:table-cell>
          <table:table-cell office:value-type="float" office:value="0" calcext:value-type="float">
            <text:p>0</text:p>
          </table:table-cell>
          <table:table-cell table:formula="of:=[.AP111]" office:value-type="float" office:value="109" calcext:value-type="float">
            <text:p>109</text:p>
          </table:table-cell>
          <table:table-cell table:formula="of:=[.AQ111]/[.$AO$2]" office:value-type="float" office:value="0.946024799416484" calcext:value-type="float">
            <text:p>0.9460247994</text:p>
          </table:table-cell>
          <table:table-cell table:formula="of:=[.AR111]"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32" calcext:value-type="float">
            <text:p>132</text:p>
          </table:table-cell>
          <table:table-cell table:formula="of:=[.AV111]"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4922.761" calcext:value-type="float">
            <text:p>4922.761</text:p>
          </table:table-cell>
          <table:table-cell table:formula="of:=[.AZ111]"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table:formula="of:=[.BD111]"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85477.6349" calcext:value-type="float">
            <text:p>85477.6349</text:p>
          </table:table-cell>
          <table:table-cell table:formula="of:=[.BH1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6513.1916" calcext:value-type="float">
            <text:p>36513.1916</text:p>
          </table:table-cell>
          <table:table-cell office:value-type="float" office:value="129.4" calcext:value-type="float">
            <text:p>129.4</text:p>
          </table:table-cell>
          <table:table-cell office:value-type="float" office:value="37" calcext:value-type="float">
            <text:p>37</text:p>
          </table:table-cell>
          <table:table-cell office:value-type="float" office:value="132" calcext:value-type="float">
            <text:p>132</text:p>
          </table:table-cell>
          <table:table-cell office:value-type="float" office:value="10263.5514" calcext:value-type="float">
            <text:p>10263.5514</text:p>
          </table:table-cell>
          <table:table-cell office:value-type="float" office:value="129" calcext:value-type="float">
            <text:p>129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8" calcext:value-type="float">
            <text:p>38</text:p>
          </table:table-cell>
          <table:table-cell office:value-type="float" office:value="675.2891" calcext:value-type="float">
            <text:p>675.2891</text:p>
          </table:table-cell>
          <table:table-cell office:value-type="float" office:value="36" calcext:value-type="float">
            <text:p>36</text:p>
          </table:table-cell>
          <table:table-cell office:value-type="float" office:value="6817.4668" calcext:value-type="float">
            <text:p>6817.466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12]" office:value-type="float" office:value="110" calcext:value-type="float">
            <text:p>110</text:p>
          </table:table-cell>
          <table:table-cell table:formula="of:=[.S112]/[.$Q$2]" office:value-type="float" office:value="0.993095197255372" calcext:value-type="float">
            <text:p>0.9930951973</text:p>
          </table:table-cell>
          <table:table-cell table:formula="of:=[.T112]" office:value-type="float" office:value="0" calcext:value-type="float">
            <text:p>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6513.1916" calcext:value-type="float">
            <text:p>36513.1916</text:p>
          </table:table-cell>
          <table:table-cell office:value-type="float" office:value="0" calcext:value-type="float">
            <text:p>0</text:p>
          </table:table-cell>
          <table:table-cell table:formula="of:=[.Z112]" office:value-type="float" office:value="110" calcext:value-type="float">
            <text:p>110</text:p>
          </table:table-cell>
          <table:table-cell table:formula="of:=[.AA112]/[.$Y$2]" office:value-type="float" office:value="0.519189109158038" calcext:value-type="float">
            <text:p>0.5191891092</text:p>
          </table:table-cell>
          <table:table-cell table:formula="of:=[.AB112]" office:value-type="float" office:value="0" calcext:value-type="float">
            <text:p>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AH112]" office:value-type="float" office:value="110" calcext:value-type="float">
            <text:p>110</text:p>
          </table:table-cell>
          <table:table-cell table:formula="of:=[.AI112]/[.$AG$2]" office:value-type="float" office:value="0.956072351421189" calcext:value-type="float">
            <text:p>0.9560723514</text:p>
          </table:table-cell>
          <table:table-cell table:formula="of:=[.AJ112]" office:value-type="float" office:value="0" calcext:value-type="float">
            <text:p>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29.4" calcext:value-type="float">
            <text:p>129.4</text:p>
          </table:table-cell>
          <table:table-cell office:value-type="float" office:value="0" calcext:value-type="float">
            <text:p>0</text:p>
          </table:table-cell>
          <table:table-cell table:formula="of:=[.AP112]" office:value-type="float" office:value="110" calcext:value-type="float">
            <text:p>110</text:p>
          </table:table-cell>
          <table:table-cell table:formula="of:=[.AQ112]/[.$AO$2]" office:value-type="float" office:value="0.943836615609044" calcext:value-type="float">
            <text:p>0.9438366156</text:p>
          </table:table-cell>
          <table:table-cell table:formula="of:=[.AR112]"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table:formula="of:=[.AV112]"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263.5514" calcext:value-type="float">
            <text:p>10263.5514</text:p>
          </table:table-cell>
          <table:table-cell table:formula="of:=[.AZ112]"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 table:formula="of:=[.BD112]"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477.6349" calcext:value-type="float">
            <text:p>85477.6349</text:p>
          </table:table-cell>
          <table:table-cell table:formula="of:=[.BH1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1702.5178" calcext:value-type="float">
            <text:p>41702.5178</text:p>
          </table:table-cell>
          <table:table-cell office:value-type="float" office:value="129.4" calcext:value-type="float">
            <text:p>129.4</text:p>
          </table:table-cell>
          <table:table-cell office:value-type="float" office:value="36.9" calcext:value-type="float">
            <text:p>36.9</text:p>
          </table:table-cell>
          <table:table-cell office:value-type="float" office:value="132" calcext:value-type="float">
            <text:p>132</text:p>
          </table:table-cell>
          <table:table-cell office:value-type="float" office:value="11627.46" calcext:value-type="float">
            <text:p>11627.46</text:p>
          </table:table-cell>
          <table:table-cell office:value-type="float" office:value="130" calcext:value-type="float">
            <text:p>130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8" calcext:value-type="float">
            <text:p>38</text:p>
          </table:table-cell>
          <table:table-cell office:value-type="float" office:value="11627.46" calcext:value-type="float">
            <text:p>11627.46</text:p>
          </table:table-cell>
          <table:table-cell office:value-type="float" office:value="36" calcext:value-type="float">
            <text:p>36</text:p>
          </table:table-cell>
          <table:table-cell office:value-type="float" office:value="5820.1231" calcext:value-type="float">
            <text:p>5820.1231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13]" office:value-type="float" office:value="111" calcext:value-type="float">
            <text:p>111</text:p>
          </table:table-cell>
          <table:table-cell table:formula="of:=[.S113]/[.$Q$2]" office:value-type="float" office:value="0.993095197255372" calcext:value-type="float">
            <text:p>0.9930951973</text:p>
          </table:table-cell>
          <table:table-cell table:formula="of:=[.T113]" office:value-type="float" office:value="0" calcext:value-type="float">
            <text:p>0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41702.5178" calcext:value-type="float">
            <text:p>41702.5178</text:p>
          </table:table-cell>
          <table:table-cell office:value-type="float" office:value="0" calcext:value-type="float">
            <text:p>0</text:p>
          </table:table-cell>
          <table:table-cell table:formula="of:=[.Z113]" office:value-type="float" office:value="111" calcext:value-type="float">
            <text:p>111</text:p>
          </table:table-cell>
          <table:table-cell table:formula="of:=[.AA113]/[.$Y$2]" office:value-type="float" office:value="0.592977280743358" calcext:value-type="float">
            <text:p>0.5929772807</text:p>
          </table:table-cell>
          <table:table-cell table:formula="of:=[.AB113]" office:value-type="float" office:value="0" calcext:value-type="float">
            <text:p>0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36.9" calcext:value-type="float">
            <text:p>36.9</text:p>
          </table:table-cell>
          <table:table-cell office:value-type="float" office:value="0" calcext:value-type="float">
            <text:p>0</text:p>
          </table:table-cell>
          <table:table-cell table:formula="of:=[.AH113]" office:value-type="float" office:value="111" calcext:value-type="float">
            <text:p>111</text:p>
          </table:table-cell>
          <table:table-cell table:formula="of:=[.AI113]/[.$AG$2]" office:value-type="float" office:value="0.953488372093023" calcext:value-type="float">
            <text:p>0.9534883721</text:p>
          </table:table-cell>
          <table:table-cell table:formula="of:=[.AJ113]" office:value-type="float" office:value="0" calcext:value-type="float">
            <text:p>0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129.4" calcext:value-type="float">
            <text:p>129.4</text:p>
          </table:table-cell>
          <table:table-cell office:value-type="float" office:value="0" calcext:value-type="float">
            <text:p>0</text:p>
          </table:table-cell>
          <table:table-cell table:formula="of:=[.AP113]" office:value-type="float" office:value="111" calcext:value-type="float">
            <text:p>111</text:p>
          </table:table-cell>
          <table:table-cell table:formula="of:=[.AQ113]/[.$AO$2]" office:value-type="float" office:value="0.943836615609044" calcext:value-type="float">
            <text:p>0.9438366156</text:p>
          </table:table-cell>
          <table:table-cell table:formula="of:=[.AR113]" office:value-type="float" office:value="0" calcext:value-type="float">
            <text:p>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table:formula="of:=[.AV113]" office:value-type="float" office:value="0" calcext:value-type="float">
            <text:p>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1627.46" calcext:value-type="float">
            <text:p>11627.46</text:p>
          </table:table-cell>
          <table:table-cell table:formula="of:=[.AZ113]" office:value-type="float" office:value="0" calcext:value-type="float">
            <text:p>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table:formula="of:=[.BD113]" office:value-type="float" office:value="0" calcext:value-type="float">
            <text:p>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85477.6349" calcext:value-type="float">
            <text:p>85477.6349</text:p>
          </table:table-cell>
          <table:table-cell table:formula="of:=[.BH1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61815.3779" calcext:value-type="float">
            <text:p>61815.3779</text:p>
          </table:table-cell>
          <table:table-cell office:value-type="float" office:value="128.7" calcext:value-type="float">
            <text:p>128.7</text:p>
          </table:table-cell>
          <table:table-cell office:value-type="float" office:value="36.8" calcext:value-type="float">
            <text:p>36.8</text:p>
          </table:table-cell>
          <table:table-cell office:value-type="float" office:value="132" calcext:value-type="float">
            <text:p>132</text:p>
          </table:table-cell>
          <table:table-cell office:value-type="float" office:value="11627.46" calcext:value-type="float">
            <text:p>11627.46</text:p>
          </table:table-cell>
          <table:table-cell office:value-type="float" office:value="129" calcext:value-type="float">
            <text:p>129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8" calcext:value-type="float">
            <text:p>38</text:p>
          </table:table-cell>
          <table:table-cell office:value-type="float" office:value="11627.46" calcext:value-type="float">
            <text:p>11627.46</text:p>
          </table:table-cell>
          <table:table-cell office:value-type="float" office:value="36" calcext:value-type="float">
            <text:p>36</text:p>
          </table:table-cell>
          <table:table-cell office:value-type="float" office:value="81194.2282" calcext:value-type="float">
            <text:p>81194.2282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14]" office:value-type="float" office:value="111" calcext:value-type="float">
            <text:p>111</text:p>
          </table:table-cell>
          <table:table-cell table:formula="of:=[.S114]/[.$Q$2]" office:value-type="float" office:value="0.993095197255372" calcext:value-type="float">
            <text:p>0.9930951973</text:p>
          </table:table-cell>
          <table:table-cell table:formula="of:=[.T114]" office:value-type="float" office:value="0" calcext:value-type="float">
            <text:p>0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61815.3779" calcext:value-type="float">
            <text:p>61815.3779</text:p>
          </table:table-cell>
          <table:table-cell office:value-type="float" office:value="0" calcext:value-type="float">
            <text:p>0</text:p>
          </table:table-cell>
          <table:table-cell table:formula="of:=[.Z114]" office:value-type="float" office:value="111" calcext:value-type="float">
            <text:p>111</text:p>
          </table:table-cell>
          <table:table-cell table:formula="of:=[.AA114]/[.$Y$2]" office:value-type="float" office:value="0.878966466031101" calcext:value-type="float">
            <text:p>0.878966466</text:p>
          </table:table-cell>
          <table:table-cell table:formula="of:=[.AB114]" office:value-type="float" office:value="0" calcext:value-type="float">
            <text:p>0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36.8" calcext:value-type="float">
            <text:p>36.8</text:p>
          </table:table-cell>
          <table:table-cell office:value-type="float" office:value="0" calcext:value-type="float">
            <text:p>0</text:p>
          </table:table-cell>
          <table:table-cell table:formula="of:=[.AH114]" office:value-type="float" office:value="111" calcext:value-type="float">
            <text:p>111</text:p>
          </table:table-cell>
          <table:table-cell table:formula="of:=[.AI114]/[.$AG$2]" office:value-type="float" office:value="0.950904392764858" calcext:value-type="float">
            <text:p>0.9509043928</text:p>
          </table:table-cell>
          <table:table-cell table:formula="of:=[.AJ114]" office:value-type="float" office:value="0" calcext:value-type="float">
            <text:p>0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128.7" calcext:value-type="float">
            <text:p>128.7</text:p>
          </table:table-cell>
          <table:table-cell office:value-type="float" office:value="0" calcext:value-type="float">
            <text:p>0</text:p>
          </table:table-cell>
          <table:table-cell table:formula="of:=[.AP114]" office:value-type="float" office:value="111" calcext:value-type="float">
            <text:p>111</text:p>
          </table:table-cell>
          <table:table-cell table:formula="of:=[.AQ114]/[.$AO$2]" office:value-type="float" office:value="0.938730853391685" calcext:value-type="float">
            <text:p>0.9387308534</text:p>
          </table:table-cell>
          <table:table-cell table:formula="of:=[.AR114]" office:value-type="float" office:value="0" calcext:value-type="float">
            <text:p>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table:formula="of:=[.AV114]" office:value-type="float" office:value="0" calcext:value-type="float">
            <text:p>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1627.46" calcext:value-type="float">
            <text:p>11627.46</text:p>
          </table:table-cell>
          <table:table-cell table:formula="of:=[.AZ114]" office:value-type="float" office:value="0" calcext:value-type="float">
            <text:p>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table:formula="of:=[.BD114]" office:value-type="float" office:value="0" calcext:value-type="float">
            <text:p>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85477.6349" calcext:value-type="float">
            <text:p>85477.6349</text:p>
          </table:table-cell>
          <table:table-cell table:formula="of:=[.BH1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50153.5845" calcext:value-type="float">
            <text:p>50153.5845</text:p>
          </table:table-cell>
          <table:table-cell office:value-type="float" office:value="129.4" calcext:value-type="float">
            <text:p>129.4</text:p>
          </table:table-cell>
          <table:table-cell office:value-type="float" office:value="36.8" calcext:value-type="float">
            <text:p>36.8</text:p>
          </table:table-cell>
          <table:table-cell office:value-type="float" office:value="132" calcext:value-type="float">
            <text:p>132</text:p>
          </table:table-cell>
          <table:table-cell office:value-type="float" office:value="11627.46" calcext:value-type="float">
            <text:p>11627.46</text:p>
          </table:table-cell>
          <table:table-cell office:value-type="float" office:value="132" calcext:value-type="float">
            <text:p>13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8" calcext:value-type="float">
            <text:p>38</text:p>
          </table:table-cell>
          <table:table-cell office:value-type="float" office:value="11627.46" calcext:value-type="float">
            <text:p>11627.46</text:p>
          </table:table-cell>
          <table:table-cell office:value-type="float" office:value="36" calcext:value-type="float">
            <text:p>36</text:p>
          </table:table-cell>
          <table:table-cell office:value-type="float" office:value="38246.0245" calcext:value-type="float">
            <text:p>38246.0245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15]" office:value-type="float" office:value="112" calcext:value-type="float">
            <text:p>112</text:p>
          </table:table-cell>
          <table:table-cell table:formula="of:=[.S115]/[.$Q$2]" office:value-type="float" office:value="0.993095197255372" calcext:value-type="float">
            <text:p>0.9930951973</text:p>
          </table:table-cell>
          <table:table-cell table:formula="of:=[.T115]" office:value-type="float" office:value="0" calcext:value-type="float">
            <text:p>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50153.5845" calcext:value-type="float">
            <text:p>50153.5845</text:p>
          </table:table-cell>
          <table:table-cell office:value-type="float" office:value="0" calcext:value-type="float">
            <text:p>0</text:p>
          </table:table-cell>
          <table:table-cell table:formula="of:=[.Z115]" office:value-type="float" office:value="112" calcext:value-type="float">
            <text:p>112</text:p>
          </table:table-cell>
          <table:table-cell table:formula="of:=[.AA115]/[.$Y$2]" office:value-type="float" office:value="0.713144858518404" calcext:value-type="float">
            <text:p>0.7131448585</text:p>
          </table:table-cell>
          <table:table-cell table:formula="of:=[.AB115]" office:value-type="float" office:value="0" calcext:value-type="float">
            <text:p>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36.8" calcext:value-type="float">
            <text:p>36.8</text:p>
          </table:table-cell>
          <table:table-cell office:value-type="float" office:value="0" calcext:value-type="float">
            <text:p>0</text:p>
          </table:table-cell>
          <table:table-cell table:formula="of:=[.AH115]" office:value-type="float" office:value="112" calcext:value-type="float">
            <text:p>112</text:p>
          </table:table-cell>
          <table:table-cell table:formula="of:=[.AI115]/[.$AG$2]" office:value-type="float" office:value="0.950904392764858" calcext:value-type="float">
            <text:p>0.9509043928</text:p>
          </table:table-cell>
          <table:table-cell table:formula="of:=[.AJ115]" office:value-type="float" office:value="0" calcext:value-type="float">
            <text:p>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129.4" calcext:value-type="float">
            <text:p>129.4</text:p>
          </table:table-cell>
          <table:table-cell office:value-type="float" office:value="0" calcext:value-type="float">
            <text:p>0</text:p>
          </table:table-cell>
          <table:table-cell table:formula="of:=[.AP115]" office:value-type="float" office:value="112" calcext:value-type="float">
            <text:p>112</text:p>
          </table:table-cell>
          <table:table-cell table:formula="of:=[.AQ115]/[.$AO$2]" office:value-type="float" office:value="0.943836615609044" calcext:value-type="float">
            <text:p>0.9438366156</text:p>
          </table:table-cell>
          <table:table-cell table:formula="of:=[.AR115]" office:value-type="float" office:value="0" calcext:value-type="float">
            <text:p>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table:formula="of:=[.AV115]" office:value-type="float" office:value="0" calcext:value-type="float">
            <text:p>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627.46" calcext:value-type="float">
            <text:p>11627.46</text:p>
          </table:table-cell>
          <table:table-cell table:formula="of:=[.AZ115]" office:value-type="float" office:value="0" calcext:value-type="float">
            <text:p>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table:formula="of:=[.BD115]" office:value-type="float" office:value="0" calcext:value-type="float">
            <text:p>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85477.6349" calcext:value-type="float">
            <text:p>85477.6349</text:p>
          </table:table-cell>
          <table:table-cell table:formula="of:=[.BH1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53119.0187" calcext:value-type="float">
            <text:p>53119.0187</text:p>
          </table:table-cell>
          <table:table-cell office:value-type="float" office:value="129.5" calcext:value-type="float">
            <text:p>129.5</text:p>
          </table:table-cell>
          <table:table-cell office:value-type="float" office:value="37.1" calcext:value-type="float">
            <text:p>37.1</text:p>
          </table:table-cell>
          <table:table-cell office:value-type="float" office:value="132" calcext:value-type="float">
            <text:p>132</text:p>
          </table:table-cell>
          <table:table-cell office:value-type="float" office:value="66621.8662" calcext:value-type="float">
            <text:p>66621.8662</text:p>
          </table:table-cell>
          <table:table-cell office:value-type="float" office:value="129" calcext:value-type="float">
            <text:p>129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8" calcext:value-type="float">
            <text:p>38</text:p>
          </table:table-cell>
          <table:table-cell office:value-type="float" office:value="32013.2595" calcext:value-type="float">
            <text:p>32013.2595</text:p>
          </table:table-cell>
          <table:table-cell office:value-type="float" office:value="36" calcext:value-type="float">
            <text:p>36</text:p>
          </table:table-cell>
          <table:table-cell office:value-type="float" office:value="85477.6349" calcext:value-type="float">
            <text:p>85477.6349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16]" office:value-type="float" office:value="113" calcext:value-type="float">
            <text:p>113</text:p>
          </table:table-cell>
          <table:table-cell table:formula="of:=[.S116]/[.$Q$2]" office:value-type="float" office:value="0.993095197255372" calcext:value-type="float">
            <text:p>0.9930951973</text:p>
          </table:table-cell>
          <table:table-cell table:formula="of:=[.T116]" office:value-type="float" office:value="0" calcext:value-type="float">
            <text:p>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53119.0187" calcext:value-type="float">
            <text:p>53119.0187</text:p>
          </table:table-cell>
          <table:table-cell office:value-type="float" office:value="0" calcext:value-type="float">
            <text:p>0</text:p>
          </table:table-cell>
          <table:table-cell table:formula="of:=[.Z116]" office:value-type="float" office:value="113" calcext:value-type="float">
            <text:p>113</text:p>
          </table:table-cell>
          <table:table-cell table:formula="of:=[.AA116]/[.$Y$2]" office:value-type="float" office:value="0.755311020201317" calcext:value-type="float">
            <text:p>0.7553110202</text:p>
          </table:table-cell>
          <table:table-cell table:formula="of:=[.AB116]" office:value-type="float" office:value="0" calcext:value-type="float">
            <text:p>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37.1" calcext:value-type="float">
            <text:p>37.1</text:p>
          </table:table-cell>
          <table:table-cell office:value-type="float" office:value="0" calcext:value-type="float">
            <text:p>0</text:p>
          </table:table-cell>
          <table:table-cell table:formula="of:=[.AH116]" office:value-type="float" office:value="113" calcext:value-type="float">
            <text:p>113</text:p>
          </table:table-cell>
          <table:table-cell table:formula="of:=[.AI116]/[.$AG$2]" office:value-type="float" office:value="0.958656330749354" calcext:value-type="float">
            <text:p>0.9586563307</text:p>
          </table:table-cell>
          <table:table-cell table:formula="of:=[.AJ116]" office:value-type="float" office:value="0" calcext:value-type="float">
            <text:p>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29.5" calcext:value-type="float">
            <text:p>129.5</text:p>
          </table:table-cell>
          <table:table-cell office:value-type="float" office:value="0" calcext:value-type="float">
            <text:p>0</text:p>
          </table:table-cell>
          <table:table-cell table:formula="of:=[.AP116]" office:value-type="float" office:value="113" calcext:value-type="float">
            <text:p>113</text:p>
          </table:table-cell>
          <table:table-cell table:formula="of:=[.AQ116]/[.$AO$2]" office:value-type="float" office:value="0.944566010211524" calcext:value-type="float">
            <text:p>0.9445660102</text:p>
          </table:table-cell>
          <table:table-cell table:formula="of:=[.AR116]" office:value-type="float" office:value="0" calcext:value-type="float">
            <text:p>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32" calcext:value-type="float">
            <text:p>132</text:p>
          </table:table-cell>
          <table:table-cell table:formula="of:=[.AV116]" office:value-type="float" office:value="0" calcext:value-type="float">
            <text:p>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66621.8662" calcext:value-type="float">
            <text:p>66621.8662</text:p>
          </table:table-cell>
          <table:table-cell table:formula="of:=[.AZ116]" office:value-type="float" office:value="0" calcext:value-type="float">
            <text:p>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29" calcext:value-type="float">
            <text:p>129</text:p>
          </table:table-cell>
          <table:table-cell table:formula="of:=[.BD116]" office:value-type="float" office:value="0" calcext:value-type="float">
            <text:p>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5477.6349" calcext:value-type="float">
            <text:p>85477.6349</text:p>
          </table:table-cell>
          <table:table-cell table:formula="of:=[.BH1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2700.7252" calcext:value-type="float">
            <text:p>32700.7252</text:p>
          </table:table-cell>
          <table:table-cell office:value-type="float" office:value="130.7" calcext:value-type="float">
            <text:p>130.7</text:p>
          </table:table-cell>
          <table:table-cell office:value-type="float" office:value="37.1" calcext:value-type="float">
            <text:p>37.1</text:p>
          </table:table-cell>
          <table:table-cell office:value-type="float" office:value="132" calcext:value-type="float">
            <text:p>132</text:p>
          </table:table-cell>
          <table:table-cell office:value-type="float" office:value="66621.8662" calcext:value-type="float">
            <text:p>66621.8662</text:p>
          </table:table-cell>
          <table:table-cell office:value-type="float" office:value="135" calcext:value-type="float">
            <text:p>135</text:p>
          </table:table-cell>
          <table:table-cell office:value-type="float" office:value="66621.8662" calcext:value-type="float">
            <text:p>66621.866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9352.1466" calcext:value-type="float">
            <text:p>39352.1466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17]" office:value-type="float" office:value="114" calcext:value-type="float">
            <text:p>114</text:p>
          </table:table-cell>
          <table:table-cell table:formula="of:=[.S117]/[.$Q$2]" office:value-type="float" office:value="0.993095197255372" calcext:value-type="float">
            <text:p>0.9930951973</text:p>
          </table:table-cell>
          <table:table-cell table:formula="of:=[.T117]" office:value-type="float" office:value="0" calcext:value-type="float">
            <text:p>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32700.7252" calcext:value-type="float">
            <text:p>32700.7252</text:p>
          </table:table-cell>
          <table:table-cell office:value-type="float" office:value="0" calcext:value-type="float">
            <text:p>0</text:p>
          </table:table-cell>
          <table:table-cell table:formula="of:=[.Z117]" office:value-type="float" office:value="114" calcext:value-type="float">
            <text:p>114</text:p>
          </table:table-cell>
          <table:table-cell table:formula="of:=[.AA117]/[.$Y$2]" office:value-type="float" office:value="0.464978810162676" calcext:value-type="float">
            <text:p>0.4649788102</text:p>
          </table:table-cell>
          <table:table-cell table:formula="of:=[.AB117]" office:value-type="float" office:value="0" calcext:value-type="float">
            <text:p>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37.1" calcext:value-type="float">
            <text:p>37.1</text:p>
          </table:table-cell>
          <table:table-cell office:value-type="float" office:value="0" calcext:value-type="float">
            <text:p>0</text:p>
          </table:table-cell>
          <table:table-cell table:formula="of:=[.AH117]" office:value-type="float" office:value="114" calcext:value-type="float">
            <text:p>114</text:p>
          </table:table-cell>
          <table:table-cell table:formula="of:=[.AI117]/[.$AG$2]" office:value-type="float" office:value="0.958656330749354" calcext:value-type="float">
            <text:p>0.9586563307</text:p>
          </table:table-cell>
          <table:table-cell table:formula="of:=[.AJ117]" office:value-type="float" office:value="0" calcext:value-type="float">
            <text:p>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30.7" calcext:value-type="float">
            <text:p>130.7</text:p>
          </table:table-cell>
          <table:table-cell office:value-type="float" office:value="0" calcext:value-type="float">
            <text:p>0</text:p>
          </table:table-cell>
          <table:table-cell table:formula="of:=[.AP117]" office:value-type="float" office:value="114" calcext:value-type="float">
            <text:p>114</text:p>
          </table:table-cell>
          <table:table-cell table:formula="of:=[.AQ117]/[.$AO$2]" office:value-type="float" office:value="0.953318745441284" calcext:value-type="float">
            <text:p>0.9533187454</text:p>
          </table:table-cell>
          <table:table-cell table:formula="of:=[.AR117]" office:value-type="float" office:value="0" calcext:value-type="float">
            <text:p>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table:formula="of:=[.AV117]" office:value-type="float" office:value="0" calcext:value-type="float">
            <text:p>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66621.8662" calcext:value-type="float">
            <text:p>66621.8662</text:p>
          </table:table-cell>
          <table:table-cell table:formula="of:=[.AZ117]" office:value-type="float" office:value="0" calcext:value-type="float">
            <text:p>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35" calcext:value-type="float">
            <text:p>135</text:p>
          </table:table-cell>
          <table:table-cell table:formula="of:=[.BD117]" office:value-type="float" office:value="0" calcext:value-type="float">
            <text:p>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66621.8662" calcext:value-type="float">
            <text:p>66621.8662</text:p>
          </table:table-cell>
          <table:table-cell table:formula="of:=[.BH1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4334.8231" calcext:value-type="float">
            <text:p>34334.8231</text:p>
          </table:table-cell>
          <table:table-cell office:value-type="float" office:value="131.5" calcext:value-type="float">
            <text:p>131.5</text:p>
          </table:table-cell>
          <table:table-cell office:value-type="float" office:value="37.3" calcext:value-type="float">
            <text:p>37.3</text:p>
          </table:table-cell>
          <table:table-cell office:value-type="float" office:value="130" calcext:value-type="float">
            <text:p>130</text:p>
          </table:table-cell>
          <table:table-cell office:value-type="float" office:value="67412.5104" calcext:value-type="float">
            <text:p>67412.5104</text:p>
          </table:table-cell>
          <table:table-cell office:value-type="float" office:value="133" calcext:value-type="float">
            <text:p>133</text:p>
          </table:table-cell>
          <table:table-cell office:value-type="float" office:value="67412.5104" calcext:value-type="float">
            <text:p>67412.5104</text:p>
          </table:table-cell>
          <table:table-cell office:value-type="float" office:value="39" calcext:value-type="float">
            <text:p>39</text:p>
          </table:table-cell>
          <table:table-cell office:value-type="float" office:value="13035.7181" calcext:value-type="float">
            <text:p>13035.7181</text:p>
          </table:table-cell>
          <table:table-cell office:value-type="float" office:value="36" calcext:value-type="float">
            <text:p>36</text:p>
          </table:table-cell>
          <table:table-cell office:value-type="float" office:value="66808.3938" calcext:value-type="float">
            <text:p>66808.3938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18]" office:value-type="float" office:value="115" calcext:value-type="float">
            <text:p>115</text:p>
          </table:table-cell>
          <table:table-cell table:formula="of:=[.S118]/[.$Q$2]" office:value-type="float" office:value="0.993095197255372" calcext:value-type="float">
            <text:p>0.9930951973</text:p>
          </table:table-cell>
          <table:table-cell table:formula="of:=[.T118]" office:value-type="float" office:value="0" calcext:value-type="float">
            <text:p>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34334.8231" calcext:value-type="float">
            <text:p>34334.8231</text:p>
          </table:table-cell>
          <table:table-cell office:value-type="float" office:value="0" calcext:value-type="float">
            <text:p>0</text:p>
          </table:table-cell>
          <table:table-cell table:formula="of:=[.Z118]" office:value-type="float" office:value="115" calcext:value-type="float">
            <text:p>115</text:p>
          </table:table-cell>
          <table:table-cell table:formula="of:=[.AA118]/[.$Y$2]" office:value-type="float" office:value="0.488214407923404" calcext:value-type="float">
            <text:p>0.4882144079</text:p>
          </table:table-cell>
          <table:table-cell table:formula="of:=[.AB118]" office:value-type="float" office:value="0" calcext:value-type="float">
            <text:p>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37.3" calcext:value-type="float">
            <text:p>37.3</text:p>
          </table:table-cell>
          <table:table-cell office:value-type="float" office:value="0" calcext:value-type="float">
            <text:p>0</text:p>
          </table:table-cell>
          <table:table-cell table:formula="of:=[.AH118]" office:value-type="float" office:value="115" calcext:value-type="float">
            <text:p>115</text:p>
          </table:table-cell>
          <table:table-cell table:formula="of:=[.AI118]/[.$AG$2]" office:value-type="float" office:value="0.963824289405685" calcext:value-type="float">
            <text:p>0.9638242894</text:p>
          </table:table-cell>
          <table:table-cell table:formula="of:=[.AJ118]" office:value-type="float" office:value="0" calcext:value-type="float">
            <text:p>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0" calcext:value-type="float">
            <text:p>0</text:p>
          </table:table-cell>
          <table:table-cell table:formula="of:=[.AP118]" office:value-type="float" office:value="115" calcext:value-type="float">
            <text:p>115</text:p>
          </table:table-cell>
          <table:table-cell table:formula="of:=[.AQ118]/[.$AO$2]" office:value-type="float" office:value="0.959153902261123" calcext:value-type="float">
            <text:p>0.9591539023</text:p>
          </table:table-cell>
          <table:table-cell table:formula="of:=[.AR118]" office:value-type="float" office:value="0" calcext:value-type="float">
            <text:p>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table:formula="of:=[.AV118]" office:value-type="float" office:value="0" calcext:value-type="float">
            <text:p>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7412.5104" calcext:value-type="float">
            <text:p>67412.5104</text:p>
          </table:table-cell>
          <table:table-cell table:formula="of:=[.AZ118]" office:value-type="float" office:value="0" calcext:value-type="float">
            <text:p>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table:formula="of:=[.BD118]" office:value-type="float" office:value="0" calcext:value-type="float">
            <text:p>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7412.5104" calcext:value-type="float">
            <text:p>67412.5104</text:p>
          </table:table-cell>
          <table:table-cell table:formula="of:=[.BH1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27042.2738" calcext:value-type="float">
            <text:p>27042.2738</text:p>
          </table:table-cell>
          <table:table-cell office:value-type="float" office:value="130.9" calcext:value-type="float">
            <text:p>130.9</text:p>
          </table:table-cell>
          <table:table-cell office:value-type="float" office:value="37.1" calcext:value-type="float">
            <text:p>37.1</text:p>
          </table:table-cell>
          <table:table-cell office:value-type="float" office:value="131" calcext:value-type="float">
            <text:p>131</text:p>
          </table:table-cell>
          <table:table-cell office:value-type="float" office:value="69648.4429" calcext:value-type="float">
            <text:p>69648.4429</text:p>
          </table:table-cell>
          <table:table-cell office:value-type="float" office:value="130" calcext:value-type="float">
            <text:p>130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9" calcext:value-type="float">
            <text:p>39</text:p>
          </table:table-cell>
          <table:table-cell office:value-type="float" office:value="8996.876" calcext:value-type="float">
            <text:p>8996.876</text:p>
          </table:table-cell>
          <table:table-cell office:value-type="float" office:value="36" calcext:value-type="float">
            <text:p>36</text:p>
          </table:table-cell>
          <table:table-cell office:value-type="float" office:value="1820.9197" calcext:value-type="float">
            <text:p>1820.9197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19]" office:value-type="float" office:value="116" calcext:value-type="float">
            <text:p>116</text:p>
          </table:table-cell>
          <table:table-cell table:formula="of:=[.S119]/[.$Q$2]" office:value-type="float" office:value="0.993095197255372" calcext:value-type="float">
            <text:p>0.9930951973</text:p>
          </table:table-cell>
          <table:table-cell table:formula="of:=[.T119]" office:value-type="float" office:value="0" calcext:value-type="float">
            <text:p>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27042.2738" calcext:value-type="float">
            <text:p>27042.2738</text:p>
          </table:table-cell>
          <table:table-cell office:value-type="float" office:value="0" calcext:value-type="float">
            <text:p>0</text:p>
          </table:table-cell>
          <table:table-cell table:formula="of:=[.Z119]" office:value-type="float" office:value="116" calcext:value-type="float">
            <text:p>116</text:p>
          </table:table-cell>
          <table:table-cell table:formula="of:=[.AA119]/[.$Y$2]" office:value-type="float" office:value="0.384520044088114" calcext:value-type="float">
            <text:p>0.3845200441</text:p>
          </table:table-cell>
          <table:table-cell table:formula="of:=[.AB119]" office:value-type="float" office:value="0" calcext:value-type="float">
            <text:p>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37.1" calcext:value-type="float">
            <text:p>37.1</text:p>
          </table:table-cell>
          <table:table-cell office:value-type="float" office:value="0" calcext:value-type="float">
            <text:p>0</text:p>
          </table:table-cell>
          <table:table-cell table:formula="of:=[.AH119]" office:value-type="float" office:value="116" calcext:value-type="float">
            <text:p>116</text:p>
          </table:table-cell>
          <table:table-cell table:formula="of:=[.AI119]/[.$AG$2]" office:value-type="float" office:value="0.958656330749354" calcext:value-type="float">
            <text:p>0.9586563307</text:p>
          </table:table-cell>
          <table:table-cell table:formula="of:=[.AJ119]" office:value-type="float" office:value="0" calcext:value-type="float">
            <text:p>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30.9" calcext:value-type="float">
            <text:p>130.9</text:p>
          </table:table-cell>
          <table:table-cell office:value-type="float" office:value="0" calcext:value-type="float">
            <text:p>0</text:p>
          </table:table-cell>
          <table:table-cell table:formula="of:=[.AP119]" office:value-type="float" office:value="116" calcext:value-type="float">
            <text:p>116</text:p>
          </table:table-cell>
          <table:table-cell table:formula="of:=[.AQ119]/[.$AO$2]" office:value-type="float" office:value="0.954777534646244" calcext:value-type="float">
            <text:p>0.9547775346</text:p>
          </table:table-cell>
          <table:table-cell table:formula="of:=[.AR119]" office:value-type="float" office:value="0" calcext:value-type="float">
            <text:p>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formula="of:=[.AV119]" office:value-type="float" office:value="0" calcext:value-type="float">
            <text:p>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69648.4429" calcext:value-type="float">
            <text:p>69648.4429</text:p>
          </table:table-cell>
          <table:table-cell table:formula="of:=[.AZ119]" office:value-type="float" office:value="0" calcext:value-type="float">
            <text:p>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table:formula="of:=[.BD119]" office:value-type="float" office:value="0" calcext:value-type="float">
            <text:p>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85477.6349" calcext:value-type="float">
            <text:p>85477.6349</text:p>
          </table:table-cell>
          <table:table-cell table:formula="of:=[.BH1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28063.0023" calcext:value-type="float">
            <text:p>28063.0023</text:p>
          </table:table-cell>
          <table:table-cell office:value-type="float" office:value="130.6" calcext:value-type="float">
            <text:p>130.6</text:p>
          </table:table-cell>
          <table:table-cell office:value-type="float" office:value="37.1" calcext:value-type="float">
            <text:p>37.1</text:p>
          </table:table-cell>
          <table:table-cell office:value-type="float" office:value="131" calcext:value-type="float">
            <text:p>131</text:p>
          </table:table-cell>
          <table:table-cell office:value-type="float" office:value="69648.4429" calcext:value-type="float">
            <text:p>69648.4429</text:p>
          </table:table-cell>
          <table:table-cell office:value-type="float" office:value="130" calcext:value-type="float">
            <text:p>130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8" calcext:value-type="float">
            <text:p>38</text:p>
          </table:table-cell>
          <table:table-cell office:value-type="float" office:value="87.3315" calcext:value-type="float">
            <text:p>87.3315</text:p>
          </table:table-cell>
          <table:table-cell office:value-type="float" office:value="36" calcext:value-type="float">
            <text:p>36</text:p>
          </table:table-cell>
          <table:table-cell office:value-type="float" office:value="10387.0657" calcext:value-type="float">
            <text:p>10387.0657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20]" office:value-type="float" office:value="117" calcext:value-type="float">
            <text:p>117</text:p>
          </table:table-cell>
          <table:table-cell table:formula="of:=[.S120]/[.$Q$2]" office:value-type="float" office:value="0.993095197255372" calcext:value-type="float">
            <text:p>0.9930951973</text:p>
          </table:table-cell>
          <table:table-cell table:formula="of:=[.T120]" office:value-type="float" office:value="0" calcext:value-type="float">
            <text:p>0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28063.0023" calcext:value-type="float">
            <text:p>28063.0023</text:p>
          </table:table-cell>
          <table:table-cell office:value-type="float" office:value="0" calcext:value-type="float">
            <text:p>0</text:p>
          </table:table-cell>
          <table:table-cell table:formula="of:=[.Z120]" office:value-type="float" office:value="117" calcext:value-type="float">
            <text:p>117</text:p>
          </table:table-cell>
          <table:table-cell table:formula="of:=[.AA120]/[.$Y$2]" office:value-type="float" office:value="0.399034007326738" calcext:value-type="float">
            <text:p>0.3990340073</text:p>
          </table:table-cell>
          <table:table-cell table:formula="of:=[.AB120]" office:value-type="float" office:value="0" calcext:value-type="float">
            <text:p>0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37.1" calcext:value-type="float">
            <text:p>37.1</text:p>
          </table:table-cell>
          <table:table-cell office:value-type="float" office:value="0" calcext:value-type="float">
            <text:p>0</text:p>
          </table:table-cell>
          <table:table-cell table:formula="of:=[.AH120]" office:value-type="float" office:value="117" calcext:value-type="float">
            <text:p>117</text:p>
          </table:table-cell>
          <table:table-cell table:formula="of:=[.AI120]/[.$AG$2]" office:value-type="float" office:value="0.958656330749354" calcext:value-type="float">
            <text:p>0.9586563307</text:p>
          </table:table-cell>
          <table:table-cell table:formula="of:=[.AJ120]" office:value-type="float" office:value="0" calcext:value-type="float">
            <text:p>0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30.6" calcext:value-type="float">
            <text:p>130.6</text:p>
          </table:table-cell>
          <table:table-cell office:value-type="float" office:value="0" calcext:value-type="float">
            <text:p>0</text:p>
          </table:table-cell>
          <table:table-cell table:formula="of:=[.AP120]" office:value-type="float" office:value="117" calcext:value-type="float">
            <text:p>117</text:p>
          </table:table-cell>
          <table:table-cell table:formula="of:=[.AQ120]/[.$AO$2]" office:value-type="float" office:value="0.952589350838804" calcext:value-type="float">
            <text:p>0.9525893508</text:p>
          </table:table-cell>
          <table:table-cell table:formula="of:=[.AR120]"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table:formula="of:=[.AV120]"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69648.4429" calcext:value-type="float">
            <text:p>69648.4429</text:p>
          </table:table-cell>
          <table:table-cell table:formula="of:=[.AZ120]"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table:formula="of:=[.BD120]"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85477.6349" calcext:value-type="float">
            <text:p>85477.6349</text:p>
          </table:table-cell>
          <table:table-cell table:formula="of:=[.BH1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3481.7619" calcext:value-type="float">
            <text:p>33481.7619</text:p>
          </table:table-cell>
          <table:table-cell office:value-type="float" office:value="131.1" calcext:value-type="float">
            <text:p>131.1</text:p>
          </table:table-cell>
          <table:table-cell office:value-type="float" office:value="37.3" calcext:value-type="float">
            <text:p>37.3</text:p>
          </table:table-cell>
          <table:table-cell office:value-type="float" office:value="135" calcext:value-type="float">
            <text:p>135</text:p>
          </table:table-cell>
          <table:table-cell office:value-type="float" office:value="6270.492" calcext:value-type="float">
            <text:p>6270.492</text:p>
          </table:table-cell>
          <table:table-cell office:value-type="float" office:value="129" calcext:value-type="float">
            <text:p>129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9" calcext:value-type="float">
            <text:p>39</text:p>
          </table:table-cell>
          <table:table-cell office:value-type="float" office:value="7785.978" calcext:value-type="float">
            <text:p>7785.978</text:p>
          </table:table-cell>
          <table:table-cell office:value-type="float" office:value="36" calcext:value-type="float">
            <text:p>36</text:p>
          </table:table-cell>
          <table:table-cell office:value-type="float" office:value="4920.6596" calcext:value-type="float">
            <text:p>4920.6596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21]" office:value-type="float" office:value="118" calcext:value-type="float">
            <text:p>118</text:p>
          </table:table-cell>
          <table:table-cell table:formula="of:=[.S121]/[.$Q$2]" office:value-type="float" office:value="0.993095197255372" calcext:value-type="float">
            <text:p>0.9930951973</text:p>
          </table:table-cell>
          <table:table-cell table:formula="of:=[.T121]" office:value-type="float" office:value="0" calcext:value-type="float">
            <text:p>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33481.7619" calcext:value-type="float">
            <text:p>33481.7619</text:p>
          </table:table-cell>
          <table:table-cell office:value-type="float" office:value="0" calcext:value-type="float">
            <text:p>0</text:p>
          </table:table-cell>
          <table:table-cell table:formula="of:=[.Z121]" office:value-type="float" office:value="118" calcext:value-type="float">
            <text:p>118</text:p>
          </table:table-cell>
          <table:table-cell table:formula="of:=[.AA121]/[.$Y$2]" office:value-type="float" office:value="0.476084542932767" calcext:value-type="float">
            <text:p>0.4760845429</text:p>
          </table:table-cell>
          <table:table-cell table:formula="of:=[.AB121]" office:value-type="float" office:value="0" calcext:value-type="float">
            <text:p>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37.3" calcext:value-type="float">
            <text:p>37.3</text:p>
          </table:table-cell>
          <table:table-cell office:value-type="float" office:value="0" calcext:value-type="float">
            <text:p>0</text:p>
          </table:table-cell>
          <table:table-cell table:formula="of:=[.AH121]" office:value-type="float" office:value="118" calcext:value-type="float">
            <text:p>118</text:p>
          </table:table-cell>
          <table:table-cell table:formula="of:=[.AI121]/[.$AG$2]" office:value-type="float" office:value="0.963824289405685" calcext:value-type="float">
            <text:p>0.9638242894</text:p>
          </table:table-cell>
          <table:table-cell table:formula="of:=[.AJ121]" office:value-type="float" office:value="0" calcext:value-type="float">
            <text:p>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31.1" calcext:value-type="float">
            <text:p>131.1</text:p>
          </table:table-cell>
          <table:table-cell office:value-type="float" office:value="0" calcext:value-type="float">
            <text:p>0</text:p>
          </table:table-cell>
          <table:table-cell table:formula="of:=[.AP121]" office:value-type="float" office:value="118" calcext:value-type="float">
            <text:p>118</text:p>
          </table:table-cell>
          <table:table-cell table:formula="of:=[.AQ121]/[.$AO$2]" office:value-type="float" office:value="0.956236323851203" calcext:value-type="float">
            <text:p>0.9562363239</text:p>
          </table:table-cell>
          <table:table-cell table:formula="of:=[.AR121]"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table:formula="of:=[.AV121]"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6270.492" calcext:value-type="float">
            <text:p>6270.492</text:p>
          </table:table-cell>
          <table:table-cell table:formula="of:=[.AZ121]"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table:formula="of:=[.BD121]"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85477.6349" calcext:value-type="float">
            <text:p>85477.6349</text:p>
          </table:table-cell>
          <table:table-cell table:formula="of:=[.BH1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50309.6769" calcext:value-type="float">
            <text:p>50309.6769</text:p>
          </table:table-cell>
          <table:table-cell office:value-type="float" office:value="132.8" calcext:value-type="float">
            <text:p>132.8</text:p>
          </table:table-cell>
          <table:table-cell office:value-type="float" office:value="37.9" calcext:value-type="float">
            <text:p>37.9</text:p>
          </table:table-cell>
          <table:table-cell office:value-type="float" office:value="137" calcext:value-type="float">
            <text:p>137</text:p>
          </table:table-cell>
          <table:table-cell office:value-type="float" office:value="7785.978" calcext:value-type="float">
            <text:p>7785.978</text:p>
          </table:table-cell>
          <table:table-cell office:value-type="float" office:value="129" calcext:value-type="float">
            <text:p>129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0" calcext:value-type="float">
            <text:p>40</text:p>
          </table:table-cell>
          <table:table-cell office:value-type="float" office:value="15891.4956" calcext:value-type="float">
            <text:p>15891.4956</text:p>
          </table:table-cell>
          <table:table-cell office:value-type="float" office:value="36" calcext:value-type="float">
            <text:p>36</text:p>
          </table:table-cell>
          <table:table-cell office:value-type="float" office:value="83162.9516" calcext:value-type="float">
            <text:p>83162.9516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22]" office:value-type="float" office:value="119" calcext:value-type="float">
            <text:p>119</text:p>
          </table:table-cell>
          <table:table-cell table:formula="of:=[.S122]/[.$Q$2]" office:value-type="float" office:value="0.993095197255372" calcext:value-type="float">
            <text:p>0.9930951973</text:p>
          </table:table-cell>
          <table:table-cell table:formula="of:=[.T122]" office:value-type="float" office:value="0" calcext:value-type="float">
            <text:p>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50309.6769" calcext:value-type="float">
            <text:p>50309.6769</text:p>
          </table:table-cell>
          <table:table-cell office:value-type="float" office:value="0" calcext:value-type="float">
            <text:p>0</text:p>
          </table:table-cell>
          <table:table-cell table:formula="of:=[.Z122]" office:value-type="float" office:value="119" calcext:value-type="float">
            <text:p>119</text:p>
          </table:table-cell>
          <table:table-cell table:formula="of:=[.AA122]/[.$Y$2]" office:value-type="float" office:value="0.71536437071526" calcext:value-type="float">
            <text:p>0.7153643707</text:p>
          </table:table-cell>
          <table:table-cell table:formula="of:=[.AB122]" office:value-type="float" office:value="0" calcext:value-type="float">
            <text:p>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7.9" calcext:value-type="float">
            <text:p>37.9</text:p>
          </table:table-cell>
          <table:table-cell office:value-type="float" office:value="0" calcext:value-type="float">
            <text:p>0</text:p>
          </table:table-cell>
          <table:table-cell table:formula="of:=[.AH122]" office:value-type="float" office:value="119" calcext:value-type="float">
            <text:p>119</text:p>
          </table:table-cell>
          <table:table-cell table:formula="of:=[.AI122]/[.$AG$2]" office:value-type="float" office:value="0.979328165374677" calcext:value-type="float">
            <text:p>0.9793281654</text:p>
          </table:table-cell>
          <table:table-cell table:formula="of:=[.AJ122]" office:value-type="float" office:value="0" calcext:value-type="float">
            <text:p>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32.8" calcext:value-type="float">
            <text:p>132.8</text:p>
          </table:table-cell>
          <table:table-cell office:value-type="float" office:value="0" calcext:value-type="float">
            <text:p>0</text:p>
          </table:table-cell>
          <table:table-cell table:formula="of:=[.AP122]" office:value-type="float" office:value="119" calcext:value-type="float">
            <text:p>119</text:p>
          </table:table-cell>
          <table:table-cell table:formula="of:=[.AQ122]/[.$AO$2]" office:value-type="float" office:value="0.968636032093363" calcext:value-type="float">
            <text:p>0.9686360321</text:p>
          </table:table-cell>
          <table:table-cell table:formula="of:=[.AR122]"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37" calcext:value-type="float">
            <text:p>137</text:p>
          </table:table-cell>
          <table:table-cell table:formula="of:=[.AV122]"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7785.978" calcext:value-type="float">
            <text:p>7785.978</text:p>
          </table:table-cell>
          <table:table-cell table:formula="of:=[.AZ122]"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table:formula="of:=[.BD122]"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85477.6349" calcext:value-type="float">
            <text:p>85477.6349</text:p>
          </table:table-cell>
          <table:table-cell table:formula="of:=[.BH1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8593.1693" calcext:value-type="float">
            <text:p>48593.1693</text:p>
          </table:table-cell>
          <table:table-cell office:value-type="float" office:value="131.4" calcext:value-type="float">
            <text:p>131.4</text:p>
          </table:table-cell>
          <table:table-cell office:value-type="float" office:value="37.4" calcext:value-type="float">
            <text:p>37.4</text:p>
          </table:table-cell>
          <table:table-cell office:value-type="float" office:value="134" calcext:value-type="float">
            <text:p>134</text:p>
          </table:table-cell>
          <table:table-cell office:value-type="float" office:value="80628.1815" calcext:value-type="float">
            <text:p>80628.1815</text:p>
          </table:table-cell>
          <table:table-cell office:value-type="float" office:value="129" calcext:value-type="float">
            <text:p>129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0" calcext:value-type="float">
            <text:p>40</text:p>
          </table:table-cell>
          <table:table-cell office:value-type="float" office:value="70719.4673" calcext:value-type="float">
            <text:p>70719.4673</text:p>
          </table:table-cell>
          <table:table-cell office:value-type="float" office:value="36" calcext:value-type="float">
            <text:p>36</text:p>
          </table:table-cell>
          <table:table-cell office:value-type="float" office:value="16351.2345" calcext:value-type="float">
            <text:p>16351.234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23]" office:value-type="float" office:value="120" calcext:value-type="float">
            <text:p>120</text:p>
          </table:table-cell>
          <table:table-cell table:formula="of:=[.S123]/[.$Q$2]" office:value-type="float" office:value="0.993095197255372" calcext:value-type="float">
            <text:p>0.9930951973</text:p>
          </table:table-cell>
          <table:table-cell table:formula="of:=[.T123]" office:value-type="float" office:value="0" calcext:value-type="float">
            <text:p>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48593.1693" calcext:value-type="float">
            <text:p>48593.1693</text:p>
          </table:table-cell>
          <table:table-cell office:value-type="float" office:value="0" calcext:value-type="float">
            <text:p>0</text:p>
          </table:table-cell>
          <table:table-cell table:formula="of:=[.Z123]" office:value-type="float" office:value="120" calcext:value-type="float">
            <text:p>120</text:p>
          </table:table-cell>
          <table:table-cell table:formula="of:=[.AA123]/[.$Y$2]" office:value-type="float" office:value="0.690956971289048" calcext:value-type="float">
            <text:p>0.6909569713</text:p>
          </table:table-cell>
          <table:table-cell table:formula="of:=[.AB123]" office:value-type="float" office:value="0" calcext:value-type="float">
            <text:p>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7.4" calcext:value-type="float">
            <text:p>37.4</text:p>
          </table:table-cell>
          <table:table-cell office:value-type="float" office:value="0" calcext:value-type="float">
            <text:p>0</text:p>
          </table:table-cell>
          <table:table-cell table:formula="of:=[.AH123]" office:value-type="float" office:value="120" calcext:value-type="float">
            <text:p>120</text:p>
          </table:table-cell>
          <table:table-cell table:formula="of:=[.AI123]/[.$AG$2]" office:value-type="float" office:value="0.96640826873385" calcext:value-type="float">
            <text:p>0.9664082687</text:p>
          </table:table-cell>
          <table:table-cell table:formula="of:=[.AJ123]" office:value-type="float" office:value="0" calcext:value-type="float">
            <text:p>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31.4" calcext:value-type="float">
            <text:p>131.4</text:p>
          </table:table-cell>
          <table:table-cell office:value-type="float" office:value="0" calcext:value-type="float">
            <text:p>0</text:p>
          </table:table-cell>
          <table:table-cell table:formula="of:=[.AP123]" office:value-type="float" office:value="120" calcext:value-type="float">
            <text:p>120</text:p>
          </table:table-cell>
          <table:table-cell table:formula="of:=[.AQ123]/[.$AO$2]" office:value-type="float" office:value="0.958424507658643" calcext:value-type="float">
            <text:p>0.9584245077</text:p>
          </table:table-cell>
          <table:table-cell table:formula="of:=[.AR123]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table:formula="of:=[.AV123]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0628.1815" calcext:value-type="float">
            <text:p>80628.1815</text:p>
          </table:table-cell>
          <table:table-cell table:formula="of:=[.AZ123]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table:formula="of:=[.BD123]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5477.6349" calcext:value-type="float">
            <text:p>85477.6349</text:p>
          </table:table-cell>
          <table:table-cell table:formula="of:=[.BH1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6638.8618" calcext:value-type="float">
            <text:p>46638.8618</text:p>
          </table:table-cell>
          <table:table-cell office:value-type="float" office:value="134.6" calcext:value-type="float">
            <text:p>134.6</text:p>
          </table:table-cell>
          <table:table-cell office:value-type="float" office:value="38.6" calcext:value-type="float">
            <text:p>38.6</text:p>
          </table:table-cell>
          <table:table-cell office:value-type="float" office:value="139" calcext:value-type="float">
            <text:p>139</text:p>
          </table:table-cell>
          <table:table-cell office:value-type="float" office:value="70719.4673" calcext:value-type="float">
            <text:p>70719.4673</text:p>
          </table:table-cell>
          <table:table-cell office:value-type="float" office:value="129" calcext:value-type="float">
            <text:p>129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1" calcext:value-type="float">
            <text:p>41</text:p>
          </table:table-cell>
          <table:table-cell office:value-type="float" office:value="6378.692" calcext:value-type="float">
            <text:p>6378.692</text:p>
          </table:table-cell>
          <table:table-cell office:value-type="float" office:value="36" calcext:value-type="float">
            <text:p>36</text:p>
          </table:table-cell>
          <table:table-cell office:value-type="float" office:value="85477.6349" calcext:value-type="float">
            <text:p>85477.6349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24]" office:value-type="float" office:value="121" calcext:value-type="float">
            <text:p>121</text:p>
          </table:table-cell>
          <table:table-cell table:formula="of:=[.S124]/[.$Q$2]" office:value-type="float" office:value="0.993095197255372" calcext:value-type="float">
            <text:p>0.9930951973</text:p>
          </table:table-cell>
          <table:table-cell table:formula="of:=[.T124]" office:value-type="float" office:value="0" calcext:value-type="float">
            <text:p>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46638.8618" calcext:value-type="float">
            <text:p>46638.8618</text:p>
          </table:table-cell>
          <table:table-cell office:value-type="float" office:value="0" calcext:value-type="float">
            <text:p>0</text:p>
          </table:table-cell>
          <table:table-cell table:formula="of:=[.Z124]" office:value-type="float" office:value="121" calcext:value-type="float">
            <text:p>121</text:p>
          </table:table-cell>
          <table:table-cell table:formula="of:=[.AA124]/[.$Y$2]" office:value-type="float" office:value="0.663168242736876" calcext:value-type="float">
            <text:p>0.6631682427</text:p>
          </table:table-cell>
          <table:table-cell table:formula="of:=[.AB124]" office:value-type="float" office:value="0" calcext:value-type="float">
            <text:p>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38.6" calcext:value-type="float">
            <text:p>38.6</text:p>
          </table:table-cell>
          <table:table-cell office:value-type="float" office:value="0" calcext:value-type="float">
            <text:p>0</text:p>
          </table:table-cell>
          <table:table-cell table:formula="of:=[.AH124]" office:value-type="float" office:value="121" calcext:value-type="float">
            <text:p>121</text:p>
          </table:table-cell>
          <table:table-cell table:formula="of:=[.AI124]/[.$AG$2]" office:value-type="float" office:value="0.997416020671835" calcext:value-type="float">
            <text:p>0.9974160207</text:p>
          </table:table-cell>
          <table:table-cell table:formula="of:=[.AJ124]" office:value-type="float" office:value="0" calcext:value-type="float">
            <text:p>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134.6" calcext:value-type="float">
            <text:p>134.6</text:p>
          </table:table-cell>
          <table:table-cell office:value-type="float" office:value="0" calcext:value-type="float">
            <text:p>0</text:p>
          </table:table-cell>
          <table:table-cell table:formula="of:=[.AP124]" office:value-type="float" office:value="121" calcext:value-type="float">
            <text:p>121</text:p>
          </table:table-cell>
          <table:table-cell table:formula="of:=[.AQ124]/[.$AO$2]" office:value-type="float" office:value="0.981765134938001" calcext:value-type="float">
            <text:p>0.9817651349</text:p>
          </table:table-cell>
          <table:table-cell table:formula="of:=[.AR124]"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 table:formula="of:=[.AV124]"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0719.4673" calcext:value-type="float">
            <text:p>70719.4673</text:p>
          </table:table-cell>
          <table:table-cell table:formula="of:=[.AZ124]"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table:formula="of:=[.BD124]"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85477.6349" calcext:value-type="float">
            <text:p>85477.6349</text:p>
          </table:table-cell>
          <table:table-cell table:formula="of:=[.BH1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53337.9281" calcext:value-type="float">
            <text:p>53337.9281</text:p>
          </table:table-cell>
          <table:table-cell office:value-type="float" office:value="134.4" calcext:value-type="float">
            <text:p>134.4</text:p>
          </table:table-cell>
          <table:table-cell office:value-type="float" office:value="38.2" calcext:value-type="float">
            <text:p>38.2</text:p>
          </table:table-cell>
          <table:table-cell office:value-type="float" office:value="140" calcext:value-type="float">
            <text:p>140</text:p>
          </table:table-cell>
          <table:table-cell office:value-type="float" office:value="76782.7802" calcext:value-type="float">
            <text:p>76782.7802</text:p>
          </table:table-cell>
          <table:table-cell office:value-type="float" office:value="129" calcext:value-type="float">
            <text:p>129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0" calcext:value-type="float">
            <text:p>40</text:p>
          </table:table-cell>
          <table:table-cell office:value-type="float" office:value="36980.1488" calcext:value-type="float">
            <text:p>36980.1488</text:p>
          </table:table-cell>
          <table:table-cell office:value-type="float" office:value="36" calcext:value-type="float">
            <text:p>36</text:p>
          </table:table-cell>
          <table:table-cell office:value-type="float" office:value="30627.5" calcext:value-type="float">
            <text:p>30627.5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25]" office:value-type="float" office:value="122" calcext:value-type="float">
            <text:p>122</text:p>
          </table:table-cell>
          <table:table-cell table:formula="of:=[.S125]/[.$Q$2]" office:value-type="float" office:value="0.993095197255372" calcext:value-type="float">
            <text:p>0.9930951973</text:p>
          </table:table-cell>
          <table:table-cell table:formula="of:=[.T125]" office:value-type="float" office:value="0" calcext:value-type="float">
            <text:p>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53337.9281" calcext:value-type="float">
            <text:p>53337.9281</text:p>
          </table:table-cell>
          <table:table-cell office:value-type="float" office:value="0" calcext:value-type="float">
            <text:p>0</text:p>
          </table:table-cell>
          <table:table-cell table:formula="of:=[.Z125]" office:value-type="float" office:value="122" calcext:value-type="float">
            <text:p>122</text:p>
          </table:table-cell>
          <table:table-cell table:formula="of:=[.AA125]/[.$Y$2]" office:value-type="float" office:value="0.758423741149335" calcext:value-type="float">
            <text:p>0.7584237411</text:p>
          </table:table-cell>
          <table:table-cell table:formula="of:=[.AB125]" office:value-type="float" office:value="0" calcext:value-type="float">
            <text:p>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38.2" calcext:value-type="float">
            <text:p>38.2</text:p>
          </table:table-cell>
          <table:table-cell office:value-type="float" office:value="0" calcext:value-type="float">
            <text:p>0</text:p>
          </table:table-cell>
          <table:table-cell table:formula="of:=[.AH125]" office:value-type="float" office:value="122" calcext:value-type="float">
            <text:p>122</text:p>
          </table:table-cell>
          <table:table-cell table:formula="of:=[.AI125]/[.$AG$2]" office:value-type="float" office:value="0.987080103359173" calcext:value-type="float">
            <text:p>0.9870801034</text:p>
          </table:table-cell>
          <table:table-cell table:formula="of:=[.AJ125]" office:value-type="float" office:value="0" calcext:value-type="float">
            <text:p>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34.4" calcext:value-type="float">
            <text:p>134.4</text:p>
          </table:table-cell>
          <table:table-cell office:value-type="float" office:value="0" calcext:value-type="float">
            <text:p>0</text:p>
          </table:table-cell>
          <table:table-cell table:formula="of:=[.AP125]" office:value-type="float" office:value="122" calcext:value-type="float">
            <text:p>122</text:p>
          </table:table-cell>
          <table:table-cell table:formula="of:=[.AQ125]/[.$AO$2]" office:value-type="float" office:value="0.980306345733042" calcext:value-type="float">
            <text:p>0.9803063457</text:p>
          </table:table-cell>
          <table:table-cell table:formula="of:=[.AR125]" office:value-type="float" office:value="0" calcext:value-type="float">
            <text:p>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40" calcext:value-type="float">
            <text:p>140</text:p>
          </table:table-cell>
          <table:table-cell table:formula="of:=[.AV125]" office:value-type="float" office:value="0" calcext:value-type="float">
            <text:p>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76782.7802" calcext:value-type="float">
            <text:p>76782.7802</text:p>
          </table:table-cell>
          <table:table-cell table:formula="of:=[.AZ125]" office:value-type="float" office:value="0" calcext:value-type="float">
            <text:p>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table:formula="of:=[.BD125]" office:value-type="float" office:value="0" calcext:value-type="float">
            <text:p>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85477.6349" calcext:value-type="float">
            <text:p>85477.6349</text:p>
          </table:table-cell>
          <table:table-cell table:formula="of:=[.BH1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53608.1076" calcext:value-type="float">
            <text:p>53608.1076</text:p>
          </table:table-cell>
          <table:table-cell office:value-type="float" office:value="135.9" calcext:value-type="float">
            <text:p>135.9</text:p>
          </table:table-cell>
          <table:table-cell office:value-type="float" office:value="38.3" calcext:value-type="float">
            <text:p>38.3</text:p>
          </table:table-cell>
          <table:table-cell office:value-type="float" office:value="141" calcext:value-type="float">
            <text:p>141</text:p>
          </table:table-cell>
          <table:table-cell office:value-type="float" office:value="80480.8157" calcext:value-type="float">
            <text:p>80480.8157</text:p>
          </table:table-cell>
          <table:table-cell office:value-type="float" office:value="127" calcext:value-type="float">
            <text:p>127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0" calcext:value-type="float">
            <text:p>40</text:p>
          </table:table-cell>
          <table:table-cell office:value-type="float" office:value="17642.3266" calcext:value-type="float">
            <text:p>17642.326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26]" office:value-type="float" office:value="123" calcext:value-type="float">
            <text:p>123</text:p>
          </table:table-cell>
          <table:table-cell table:formula="of:=[.S126]/[.$Q$2]" office:value-type="float" office:value="0.993095197255372" calcext:value-type="float">
            <text:p>0.9930951973</text:p>
          </table:table-cell>
          <table:table-cell table:formula="of:=[.T126]" office:value-type="float" office:value="0" calcext:value-type="float">
            <text:p>0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53608.1076" calcext:value-type="float">
            <text:p>53608.1076</text:p>
          </table:table-cell>
          <table:table-cell office:value-type="float" office:value="0" calcext:value-type="float">
            <text:p>0</text:p>
          </table:table-cell>
          <table:table-cell table:formula="of:=[.Z126]" office:value-type="float" office:value="123" calcext:value-type="float">
            <text:p>123</text:p>
          </table:table-cell>
          <table:table-cell table:formula="of:=[.AA126]/[.$Y$2]" office:value-type="float" office:value="0.76226548293555" calcext:value-type="float">
            <text:p>0.7622654829</text:p>
          </table:table-cell>
          <table:table-cell table:formula="of:=[.AB126]" office:value-type="float" office:value="0" calcext:value-type="float">
            <text:p>0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38.3" calcext:value-type="float">
            <text:p>38.3</text:p>
          </table:table-cell>
          <table:table-cell office:value-type="float" office:value="0" calcext:value-type="float">
            <text:p>0</text:p>
          </table:table-cell>
          <table:table-cell table:formula="of:=[.AH126]" office:value-type="float" office:value="123" calcext:value-type="float">
            <text:p>123</text:p>
          </table:table-cell>
          <table:table-cell table:formula="of:=[.AI126]/[.$AG$2]" office:value-type="float" office:value="0.989664082687338" calcext:value-type="float">
            <text:p>0.9896640827</text:p>
          </table:table-cell>
          <table:table-cell table:formula="of:=[.AJ126]" office:value-type="float" office:value="0" calcext:value-type="float">
            <text:p>0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35.9" calcext:value-type="float">
            <text:p>135.9</text:p>
          </table:table-cell>
          <table:table-cell office:value-type="float" office:value="0" calcext:value-type="float">
            <text:p>0</text:p>
          </table:table-cell>
          <table:table-cell table:formula="of:=[.AP126]" office:value-type="float" office:value="123" calcext:value-type="float">
            <text:p>123</text:p>
          </table:table-cell>
          <table:table-cell table:formula="of:=[.AQ126]/[.$AO$2]" office:value-type="float" office:value="0.991247264770241" calcext:value-type="float">
            <text:p>0.9912472648</text:p>
          </table:table-cell>
          <table:table-cell table:formula="of:=[.AR126]"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table:formula="of:=[.AV126]"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80480.8157" calcext:value-type="float">
            <text:p>80480.8157</text:p>
          </table:table-cell>
          <table:table-cell table:formula="of:=[.AZ126]"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table:formula="of:=[.BD126]"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85477.6349" calcext:value-type="float">
            <text:p>85477.6349</text:p>
          </table:table-cell>
          <table:table-cell table:formula="of:=[.BH1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5010.1339" calcext:value-type="float">
            <text:p>45010.1339</text:p>
          </table:table-cell>
          <table:table-cell office:value-type="float" office:value="132.3" calcext:value-type="float">
            <text:p>132.3</text:p>
          </table:table-cell>
          <table:table-cell office:value-type="float" office:value="37.7" calcext:value-type="float">
            <text:p>37.7</text:p>
          </table:table-cell>
          <table:table-cell office:value-type="float" office:value="136" calcext:value-type="float">
            <text:p>136</text:p>
          </table:table-cell>
          <table:table-cell office:value-type="float" office:value="81135.4049" calcext:value-type="float">
            <text:p>81135.4049</text:p>
          </table:table-cell>
          <table:table-cell office:value-type="float" office:value="128" calcext:value-type="float">
            <text:p>128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0" calcext:value-type="float">
            <text:p>40</text:p>
          </table:table-cell>
          <table:table-cell office:value-type="float" office:value="82.6604" calcext:value-type="float">
            <text:p>82.6604</text:p>
          </table:table-cell>
          <table:table-cell office:value-type="float" office:value="36" calcext:value-type="float">
            <text:p>36</text:p>
          </table:table-cell>
          <table:table-cell office:value-type="float" office:value="44192.3791" calcext:value-type="float">
            <text:p>44192.3791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27]" office:value-type="float" office:value="124" calcext:value-type="float">
            <text:p>124</text:p>
          </table:table-cell>
          <table:table-cell table:formula="of:=[.S127]/[.$Q$2]" office:value-type="float" office:value="0.993095197255372" calcext:value-type="float">
            <text:p>0.9930951973</text:p>
          </table:table-cell>
          <table:table-cell table:formula="of:=[.T127]" office:value-type="float" office:value="0" calcext:value-type="float">
            <text:p>0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45010.1339" calcext:value-type="float">
            <text:p>45010.1339</text:p>
          </table:table-cell>
          <table:table-cell office:value-type="float" office:value="0" calcext:value-type="float">
            <text:p>0</text:p>
          </table:table-cell>
          <table:table-cell table:formula="of:=[.Z127]" office:value-type="float" office:value="124" calcext:value-type="float">
            <text:p>124</text:p>
          </table:table-cell>
          <table:table-cell table:formula="of:=[.AA127]/[.$Y$2]" office:value-type="float" office:value="0.640009002188267" calcext:value-type="float">
            <text:p>0.6400090022</text:p>
          </table:table-cell>
          <table:table-cell table:formula="of:=[.AB127]" office:value-type="float" office:value="0" calcext:value-type="float">
            <text:p>0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table:formula="of:=[.AH127]" office:value-type="float" office:value="124" calcext:value-type="float">
            <text:p>124</text:p>
          </table:table-cell>
          <table:table-cell table:formula="of:=[.AI127]/[.$AG$2]" office:value-type="float" office:value="0.974160206718346" calcext:value-type="float">
            <text:p>0.9741602067</text:p>
          </table:table-cell>
          <table:table-cell table:formula="of:=[.AJ127]" office:value-type="float" office:value="0" calcext:value-type="float">
            <text:p>0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132.3" calcext:value-type="float">
            <text:p>132.3</text:p>
          </table:table-cell>
          <table:table-cell office:value-type="float" office:value="0" calcext:value-type="float">
            <text:p>0</text:p>
          </table:table-cell>
          <table:table-cell table:formula="of:=[.AP127]" office:value-type="float" office:value="124" calcext:value-type="float">
            <text:p>124</text:p>
          </table:table-cell>
          <table:table-cell table:formula="of:=[.AQ127]/[.$AO$2]" office:value-type="float" office:value="0.964989059080963" calcext:value-type="float">
            <text:p>0.9649890591</text:p>
          </table:table-cell>
          <table:table-cell table:formula="of:=[.AR127]" office:value-type="float" office:value="0" calcext:value-type="float">
            <text:p>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table:formula="of:=[.AV127]" office:value-type="float" office:value="0" calcext:value-type="float">
            <text:p>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81135.4049" calcext:value-type="float">
            <text:p>81135.4049</text:p>
          </table:table-cell>
          <table:table-cell table:formula="of:=[.AZ127]" office:value-type="float" office:value="0" calcext:value-type="float">
            <text:p>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table:formula="of:=[.BD127]" office:value-type="float" office:value="0" calcext:value-type="float">
            <text:p>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85477.6349" calcext:value-type="float">
            <text:p>85477.6349</text:p>
          </table:table-cell>
          <table:table-cell table:formula="of:=[.BH1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55530.9708" calcext:value-type="float">
            <text:p>55530.9708</text:p>
          </table:table-cell>
          <table:table-cell office:value-type="float" office:value="132.4" calcext:value-type="float">
            <text:p>132.4</text:p>
          </table:table-cell>
          <table:table-cell office:value-type="float" office:value="37.5" calcext:value-type="float">
            <text:p>37.5</text:p>
          </table:table-cell>
          <table:table-cell office:value-type="float" office:value="136" calcext:value-type="float">
            <text:p>136</text:p>
          </table:table-cell>
          <table:table-cell office:value-type="float" office:value="81135.4049" calcext:value-type="float">
            <text:p>81135.4049</text:p>
          </table:table-cell>
          <table:table-cell office:value-type="float" office:value="127" calcext:value-type="float">
            <text:p>127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9" calcext:value-type="float">
            <text:p>39</text:p>
          </table:table-cell>
          <table:table-cell office:value-type="float" office:value="14662.4459" calcext:value-type="float">
            <text:p>14662.445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28]" office:value-type="float" office:value="125" calcext:value-type="float">
            <text:p>125</text:p>
          </table:table-cell>
          <table:table-cell table:formula="of:=[.S128]/[.$Q$2]" office:value-type="float" office:value="0.993095197255372" calcext:value-type="float">
            <text:p>0.9930951973</text:p>
          </table:table-cell>
          <table:table-cell table:formula="of:=[.T128]" office:value-type="float" office:value="0" calcext:value-type="float">
            <text:p>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55530.9708" calcext:value-type="float">
            <text:p>55530.9708</text:p>
          </table:table-cell>
          <table:table-cell office:value-type="float" office:value="0" calcext:value-type="float">
            <text:p>0</text:p>
          </table:table-cell>
          <table:table-cell table:formula="of:=[.Z128]" office:value-type="float" office:value="125" calcext:value-type="float">
            <text:p>125</text:p>
          </table:table-cell>
          <table:table-cell table:formula="of:=[.AA128]/[.$Y$2]" office:value-type="float" office:value="0.78960709806406" calcext:value-type="float">
            <text:p>0.7896070981</text:p>
          </table:table-cell>
          <table:table-cell table:formula="of:=[.AB128]" office:value-type="float" office:value="0" calcext:value-type="float">
            <text:p>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table:formula="of:=[.AH128]" office:value-type="float" office:value="125" calcext:value-type="float">
            <text:p>125</text:p>
          </table:table-cell>
          <table:table-cell table:formula="of:=[.AI128]/[.$AG$2]" office:value-type="float" office:value="0.968992248062015" calcext:value-type="float">
            <text:p>0.9689922481</text:p>
          </table:table-cell>
          <table:table-cell table:formula="of:=[.AJ128]" office:value-type="float" office:value="0" calcext:value-type="float">
            <text:p>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.4" calcext:value-type="float">
            <text:p>132.4</text:p>
          </table:table-cell>
          <table:table-cell office:value-type="float" office:value="0" calcext:value-type="float">
            <text:p>0</text:p>
          </table:table-cell>
          <table:table-cell table:formula="of:=[.AP128]" office:value-type="float" office:value="125" calcext:value-type="float">
            <text:p>125</text:p>
          </table:table-cell>
          <table:table-cell table:formula="of:=[.AQ128]/[.$AO$2]" office:value-type="float" office:value="0.965718453683443" calcext:value-type="float">
            <text:p>0.9657184537</text:p>
          </table:table-cell>
          <table:table-cell table:formula="of:=[.AR128]" office:value-type="float" office:value="0" calcext:value-type="float">
            <text:p>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table:formula="of:=[.AV128]" office:value-type="float" office:value="0" calcext:value-type="float">
            <text:p>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1135.4049" calcext:value-type="float">
            <text:p>81135.4049</text:p>
          </table:table-cell>
          <table:table-cell table:formula="of:=[.AZ128]" office:value-type="float" office:value="0" calcext:value-type="float">
            <text:p>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formula="of:=[.BD128]" office:value-type="float" office:value="0" calcext:value-type="float">
            <text:p>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5477.6349" calcext:value-type="float">
            <text:p>85477.6349</text:p>
          </table:table-cell>
          <table:table-cell table:formula="of:=[.BH1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5066.7244" calcext:value-type="float">
            <text:p>35066.7244</text:p>
          </table:table-cell>
          <table:table-cell office:value-type="float" office:value="132" calcext:value-type="float">
            <text:p>132</text:p>
          </table:table-cell>
          <table:table-cell office:value-type="float" office:value="37.4" calcext:value-type="float">
            <text:p>37.4</text:p>
          </table:table-cell>
          <table:table-cell office:value-type="float" office:value="136" calcext:value-type="float">
            <text:p>136</text:p>
          </table:table-cell>
          <table:table-cell office:value-type="float" office:value="81135.4049" calcext:value-type="float">
            <text:p>81135.4049</text:p>
          </table:table-cell>
          <table:table-cell office:value-type="float" office:value="129" calcext:value-type="float">
            <text:p>129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9" calcext:value-type="float">
            <text:p>39</text:p>
          </table:table-cell>
          <table:table-cell office:value-type="float" office:value="72624.3213" calcext:value-type="float">
            <text:p>72624.3213</text:p>
          </table:table-cell>
          <table:table-cell office:value-type="float" office:value="36" calcext:value-type="float">
            <text:p>36</text:p>
          </table:table-cell>
          <table:table-cell office:value-type="float" office:value="13275.9252" calcext:value-type="float">
            <text:p>13275.9252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29]" office:value-type="float" office:value="126" calcext:value-type="float">
            <text:p>126</text:p>
          </table:table-cell>
          <table:table-cell table:formula="of:=[.S129]/[.$Q$2]" office:value-type="float" office:value="0.993095197255372" calcext:value-type="float">
            <text:p>0.9930951973</text:p>
          </table:table-cell>
          <table:table-cell table:formula="of:=[.T129]" office:value-type="float" office:value="0" calcext:value-type="float">
            <text:p>0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35066.7244" calcext:value-type="float">
            <text:p>35066.7244</text:p>
          </table:table-cell>
          <table:table-cell office:value-type="float" office:value="0" calcext:value-type="float">
            <text:p>0</text:p>
          </table:table-cell>
          <table:table-cell table:formula="of:=[.Z129]" office:value-type="float" office:value="126" calcext:value-type="float">
            <text:p>126</text:p>
          </table:table-cell>
          <table:table-cell table:formula="of:=[.AA129]/[.$Y$2]" office:value-type="float" office:value="0.49862147362452" calcext:value-type="float">
            <text:p>0.4986214736</text:p>
          </table:table-cell>
          <table:table-cell table:formula="of:=[.AB129]" office:value-type="float" office:value="0" calcext:value-type="float">
            <text:p>0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37.4" calcext:value-type="float">
            <text:p>37.4</text:p>
          </table:table-cell>
          <table:table-cell office:value-type="float" office:value="0" calcext:value-type="float">
            <text:p>0</text:p>
          </table:table-cell>
          <table:table-cell table:formula="of:=[.AH129]" office:value-type="float" office:value="126" calcext:value-type="float">
            <text:p>126</text:p>
          </table:table-cell>
          <table:table-cell table:formula="of:=[.AI129]/[.$AG$2]" office:value-type="float" office:value="0.96640826873385" calcext:value-type="float">
            <text:p>0.9664082687</text:p>
          </table:table-cell>
          <table:table-cell table:formula="of:=[.AJ129]" office:value-type="float" office:value="0" calcext:value-type="float">
            <text:p>0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formula="of:=[.AP129]" office:value-type="float" office:value="126" calcext:value-type="float">
            <text:p>126</text:p>
          </table:table-cell>
          <table:table-cell table:formula="of:=[.AQ129]/[.$AO$2]" office:value-type="float" office:value="0.962800875273523" calcext:value-type="float">
            <text:p>0.9628008753</text:p>
          </table:table-cell>
          <table:table-cell table:formula="of:=[.AR129]" office:value-type="float" office:value="0" calcext:value-type="float">
            <text:p>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table:formula="of:=[.AV129]" office:value-type="float" office:value="0" calcext:value-type="float">
            <text:p>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81135.4049" calcext:value-type="float">
            <text:p>81135.4049</text:p>
          </table:table-cell>
          <table:table-cell table:formula="of:=[.AZ129]" office:value-type="float" office:value="0" calcext:value-type="float">
            <text:p>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table:formula="of:=[.BD129]" office:value-type="float" office:value="0" calcext:value-type="float">
            <text:p>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85477.6349" calcext:value-type="float">
            <text:p>85477.6349</text:p>
          </table:table-cell>
          <table:table-cell table:formula="of:=[.BH1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5401.0506" calcext:value-type="float">
            <text:p>45401.0506</text:p>
          </table:table-cell>
          <table:table-cell office:value-type="float" office:value="132.1" calcext:value-type="float">
            <text:p>132.1</text:p>
          </table:table-cell>
          <table:table-cell office:value-type="float" office:value="37.3" calcext:value-type="float">
            <text:p>37.3</text:p>
          </table:table-cell>
          <table:table-cell office:value-type="float" office:value="136" calcext:value-type="float">
            <text:p>136</text:p>
          </table:table-cell>
          <table:table-cell office:value-type="float" office:value="81135.4049" calcext:value-type="float">
            <text:p>81135.4049</text:p>
          </table:table-cell>
          <table:table-cell office:value-type="float" office:value="127" calcext:value-type="float">
            <text:p>127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9" calcext:value-type="float">
            <text:p>39</text:p>
          </table:table-cell>
          <table:table-cell office:value-type="float" office:value="34970.6455" calcext:value-type="float">
            <text:p>34970.645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30]" office:value-type="float" office:value="127" calcext:value-type="float">
            <text:p>127</text:p>
          </table:table-cell>
          <table:table-cell table:formula="of:=[.S130]/[.$Q$2]" office:value-type="float" office:value="0.993095197255372" calcext:value-type="float">
            <text:p>0.9930951973</text:p>
          </table:table-cell>
          <table:table-cell table:formula="of:=[.T130]" office:value-type="float" office:value="0" calcext:value-type="float">
            <text:p>0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45401.0506" calcext:value-type="float">
            <text:p>45401.0506</text:p>
          </table:table-cell>
          <table:table-cell office:value-type="float" office:value="0" calcext:value-type="float">
            <text:p>0</text:p>
          </table:table-cell>
          <table:table-cell table:formula="of:=[.Z130]" office:value-type="float" office:value="127" calcext:value-type="float">
            <text:p>127</text:p>
          </table:table-cell>
          <table:table-cell table:formula="of:=[.AA130]/[.$Y$2]" office:value-type="float" office:value="0.645567532799653" calcext:value-type="float">
            <text:p>0.6455675328</text:p>
          </table:table-cell>
          <table:table-cell table:formula="of:=[.AB130]" office:value-type="float" office:value="0" calcext:value-type="float">
            <text:p>0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37.3" calcext:value-type="float">
            <text:p>37.3</text:p>
          </table:table-cell>
          <table:table-cell office:value-type="float" office:value="0" calcext:value-type="float">
            <text:p>0</text:p>
          </table:table-cell>
          <table:table-cell table:formula="of:=[.AH130]" office:value-type="float" office:value="127" calcext:value-type="float">
            <text:p>127</text:p>
          </table:table-cell>
          <table:table-cell table:formula="of:=[.AI130]/[.$AG$2]" office:value-type="float" office:value="0.963824289405685" calcext:value-type="float">
            <text:p>0.9638242894</text:p>
          </table:table-cell>
          <table:table-cell table:formula="of:=[.AJ130]" office:value-type="float" office:value="0" calcext:value-type="float">
            <text:p>0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132.1" calcext:value-type="float">
            <text:p>132.1</text:p>
          </table:table-cell>
          <table:table-cell office:value-type="float" office:value="0" calcext:value-type="float">
            <text:p>0</text:p>
          </table:table-cell>
          <table:table-cell table:formula="of:=[.AP130]" office:value-type="float" office:value="127" calcext:value-type="float">
            <text:p>127</text:p>
          </table:table-cell>
          <table:table-cell table:formula="of:=[.AQ130]/[.$AO$2]" office:value-type="float" office:value="0.963530269876003" calcext:value-type="float">
            <text:p>0.9635302699</text:p>
          </table:table-cell>
          <table:table-cell table:formula="of:=[.AR130]" office:value-type="float" office:value="0" calcext:value-type="float">
            <text:p>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table:formula="of:=[.AV130]" office:value-type="float" office:value="0" calcext:value-type="float">
            <text:p>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81135.4049" calcext:value-type="float">
            <text:p>81135.4049</text:p>
          </table:table-cell>
          <table:table-cell table:formula="of:=[.AZ130]" office:value-type="float" office:value="0" calcext:value-type="float">
            <text:p>0</text:p>
          </table:table-cell>
          <table:table-cell/>
          <table:table-cell table:number-columns-repeated="2" office:value-type="float" office:value="127" calcext:value-type="float">
            <text:p>127</text:p>
          </table:table-cell>
          <table:table-cell table:formula="of:=[.BD130]" office:value-type="float" office:value="0" calcext:value-type="float">
            <text:p>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85477.6349" calcext:value-type="float">
            <text:p>85477.6349</text:p>
          </table:table-cell>
          <table:table-cell table:formula="of:=[.BH1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2771.2479" calcext:value-type="float">
            <text:p>42771.2479</text:p>
          </table:table-cell>
          <table:table-cell office:value-type="float" office:value="132" calcext:value-type="float">
            <text:p>132</text:p>
          </table:table-cell>
          <table:table-cell office:value-type="float" office:value="37.4" calcext:value-type="float">
            <text:p>37.4</text:p>
          </table:table-cell>
          <table:table-cell office:value-type="float" office:value="136" calcext:value-type="float">
            <text:p>136</text:p>
          </table:table-cell>
          <table:table-cell office:value-type="float" office:value="81135.4049" calcext:value-type="float">
            <text:p>81135.4049</text:p>
          </table:table-cell>
          <table:table-cell office:value-type="float" office:value="127" calcext:value-type="float">
            <text:p>127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9" calcext:value-type="float">
            <text:p>39</text:p>
          </table:table-cell>
          <table:table-cell office:value-type="float" office:value="43.5929" calcext:value-type="float">
            <text:p>43.592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31]" office:value-type="float" office:value="128" calcext:value-type="float">
            <text:p>128</text:p>
          </table:table-cell>
          <table:table-cell table:formula="of:=[.S131]/[.$Q$2]" office:value-type="float" office:value="0.993095197255372" calcext:value-type="float">
            <text:p>0.9930951973</text:p>
          </table:table-cell>
          <table:table-cell table:formula="of:=[.T131]" office:value-type="float" office:value="0" calcext:value-type="float">
            <text:p>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42771.2479" calcext:value-type="float">
            <text:p>42771.2479</text:p>
          </table:table-cell>
          <table:table-cell office:value-type="float" office:value="0" calcext:value-type="float">
            <text:p>0</text:p>
          </table:table-cell>
          <table:table-cell table:formula="of:=[.Z131]" office:value-type="float" office:value="128" calcext:value-type="float">
            <text:p>128</text:p>
          </table:table-cell>
          <table:table-cell table:formula="of:=[.AA131]/[.$Y$2]" office:value-type="float" office:value="0.60817378929917" calcext:value-type="float">
            <text:p>0.6081737893</text:p>
          </table:table-cell>
          <table:table-cell table:formula="of:=[.AB131]" office:value-type="float" office:value="0" calcext:value-type="float">
            <text:p>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37.4" calcext:value-type="float">
            <text:p>37.4</text:p>
          </table:table-cell>
          <table:table-cell office:value-type="float" office:value="0" calcext:value-type="float">
            <text:p>0</text:p>
          </table:table-cell>
          <table:table-cell table:formula="of:=[.AH131]" office:value-type="float" office:value="128" calcext:value-type="float">
            <text:p>128</text:p>
          </table:table-cell>
          <table:table-cell table:formula="of:=[.AI131]/[.$AG$2]" office:value-type="float" office:value="0.96640826873385" calcext:value-type="float">
            <text:p>0.9664082687</text:p>
          </table:table-cell>
          <table:table-cell table:formula="of:=[.AJ131]" office:value-type="float" office:value="0" calcext:value-type="float">
            <text:p>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formula="of:=[.AP131]" office:value-type="float" office:value="128" calcext:value-type="float">
            <text:p>128</text:p>
          </table:table-cell>
          <table:table-cell table:formula="of:=[.AQ131]/[.$AO$2]" office:value-type="float" office:value="0.962800875273523" calcext:value-type="float">
            <text:p>0.9628008753</text:p>
          </table:table-cell>
          <table:table-cell table:formula="of:=[.AR131]" office:value-type="float" office:value="0" calcext:value-type="float">
            <text:p>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table:formula="of:=[.AV131]" office:value-type="float" office:value="0" calcext:value-type="float">
            <text:p>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1135.4049" calcext:value-type="float">
            <text:p>81135.4049</text:p>
          </table:table-cell>
          <table:table-cell table:formula="of:=[.AZ131]" office:value-type="float" office:value="0" calcext:value-type="float">
            <text:p>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table:formula="of:=[.BD131]" office:value-type="float" office:value="0" calcext:value-type="float">
            <text:p>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5477.6349" calcext:value-type="float">
            <text:p>85477.6349</text:p>
          </table:table-cell>
          <table:table-cell table:formula="of:=[.BH1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50962.401" calcext:value-type="float">
            <text:p>50962.401</text:p>
          </table:table-cell>
          <table:table-cell office:value-type="float" office:value="132.3" calcext:value-type="float">
            <text:p>132.3</text:p>
          </table:table-cell>
          <table:table-cell office:value-type="float" office:value="37.4" calcext:value-type="float">
            <text:p>37.4</text:p>
          </table:table-cell>
          <table:table-cell office:value-type="float" office:value="136" calcext:value-type="float">
            <text:p>136</text:p>
          </table:table-cell>
          <table:table-cell office:value-type="float" office:value="81135.4049" calcext:value-type="float">
            <text:p>81135.4049</text:p>
          </table:table-cell>
          <table:table-cell office:value-type="float" office:value="129" calcext:value-type="float">
            <text:p>129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0" calcext:value-type="float">
            <text:p>40</text:p>
          </table:table-cell>
          <table:table-cell office:value-type="float" office:value="9336.1968" calcext:value-type="float">
            <text:p>9336.1968</text:p>
          </table:table-cell>
          <table:table-cell office:value-type="float" office:value="36" calcext:value-type="float">
            <text:p>36</text:p>
          </table:table-cell>
          <table:table-cell office:value-type="float" office:value="35152.4697" calcext:value-type="float">
            <text:p>35152.4697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32]" office:value-type="float" office:value="129" calcext:value-type="float">
            <text:p>129</text:p>
          </table:table-cell>
          <table:table-cell table:formula="of:=[.S132]/[.$Q$2]" office:value-type="float" office:value="0.993095197255372" calcext:value-type="float">
            <text:p>0.9930951973</text:p>
          </table:table-cell>
          <table:table-cell table:formula="of:=[.T132]" office:value-type="float" office:value="0" calcext:value-type="float">
            <text:p>0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50962.401" calcext:value-type="float">
            <text:p>50962.401</text:p>
          </table:table-cell>
          <table:table-cell office:value-type="float" office:value="0" calcext:value-type="float">
            <text:p>0</text:p>
          </table:table-cell>
          <table:table-cell table:formula="of:=[.Z132]" office:value-type="float" office:value="129" calcext:value-type="float">
            <text:p>129</text:p>
          </table:table-cell>
          <table:table-cell table:formula="of:=[.AA132]/[.$Y$2]" office:value-type="float" office:value="0.724645598379976" calcext:value-type="float">
            <text:p>0.7246455984</text:p>
          </table:table-cell>
          <table:table-cell table:formula="of:=[.AB132]" office:value-type="float" office:value="0" calcext:value-type="float">
            <text:p>0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37.4" calcext:value-type="float">
            <text:p>37.4</text:p>
          </table:table-cell>
          <table:table-cell office:value-type="float" office:value="0" calcext:value-type="float">
            <text:p>0</text:p>
          </table:table-cell>
          <table:table-cell table:formula="of:=[.AH132]" office:value-type="float" office:value="129" calcext:value-type="float">
            <text:p>129</text:p>
          </table:table-cell>
          <table:table-cell table:formula="of:=[.AI132]/[.$AG$2]" office:value-type="float" office:value="0.96640826873385" calcext:value-type="float">
            <text:p>0.9664082687</text:p>
          </table:table-cell>
          <table:table-cell table:formula="of:=[.AJ132]" office:value-type="float" office:value="0" calcext:value-type="float">
            <text:p>0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132.3" calcext:value-type="float">
            <text:p>132.3</text:p>
          </table:table-cell>
          <table:table-cell office:value-type="float" office:value="0" calcext:value-type="float">
            <text:p>0</text:p>
          </table:table-cell>
          <table:table-cell table:formula="of:=[.AP132]" office:value-type="float" office:value="129" calcext:value-type="float">
            <text:p>129</text:p>
          </table:table-cell>
          <table:table-cell table:formula="of:=[.AQ132]/[.$AO$2]" office:value-type="float" office:value="0.964989059080963" calcext:value-type="float">
            <text:p>0.9649890591</text:p>
          </table:table-cell>
          <table:table-cell table:formula="of:=[.AR132]" office:value-type="float" office:value="0" calcext:value-type="float">
            <text:p>0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table:formula="of:=[.AV132]" office:value-type="float" office:value="0" calcext:value-type="float">
            <text:p>0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81135.4049" calcext:value-type="float">
            <text:p>81135.4049</text:p>
          </table:table-cell>
          <table:table-cell table:formula="of:=[.AZ132]" office:value-type="float" office:value="0" calcext:value-type="float">
            <text:p>0</text:p>
          </table:table-cell>
          <table:table-cell/>
          <table:table-cell table:number-columns-repeated="2" office:value-type="float" office:value="129" calcext:value-type="float">
            <text:p>129</text:p>
          </table:table-cell>
          <table:table-cell table:formula="of:=[.BD132]" office:value-type="float" office:value="0" calcext:value-type="float">
            <text:p>0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85477.6349" calcext:value-type="float">
            <text:p>85477.6349</text:p>
          </table:table-cell>
          <table:table-cell table:formula="of:=[.BH1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6697.881" calcext:value-type="float">
            <text:p>46697.881</text:p>
          </table:table-cell>
          <table:table-cell office:value-type="float" office:value="132.6" calcext:value-type="float">
            <text:p>132.6</text:p>
          </table:table-cell>
          <table:table-cell office:value-type="float" office:value="37.4" calcext:value-type="float">
            <text:p>37.4</text:p>
          </table:table-cell>
          <table:table-cell office:value-type="float" office:value="136" calcext:value-type="float">
            <text:p>136</text:p>
          </table:table-cell>
          <table:table-cell office:value-type="float" office:value="81135.4049" calcext:value-type="float">
            <text:p>81135.4049</text:p>
          </table:table-cell>
          <table:table-cell office:value-type="float" office:value="127" calcext:value-type="float">
            <text:p>127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9" calcext:value-type="float">
            <text:p>39</text:p>
          </table:table-cell>
          <table:table-cell office:value-type="float" office:value="78775.711" calcext:value-type="float">
            <text:p>78775.71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33]" office:value-type="float" office:value="130" calcext:value-type="float">
            <text:p>130</text:p>
          </table:table-cell>
          <table:table-cell table:formula="of:=[.S133]/[.$Q$2]" office:value-type="float" office:value="0.993095197255372" calcext:value-type="float">
            <text:p>0.9930951973</text:p>
          </table:table-cell>
          <table:table-cell table:formula="of:=[.T133]" office:value-type="float" office:value="0" calcext:value-type="float">
            <text:p>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6697.881" calcext:value-type="float">
            <text:p>46697.881</text:p>
          </table:table-cell>
          <table:table-cell office:value-type="float" office:value="0" calcext:value-type="float">
            <text:p>0</text:p>
          </table:table-cell>
          <table:table-cell table:formula="of:=[.Z133]" office:value-type="float" office:value="130" calcext:value-type="float">
            <text:p>130</text:p>
          </table:table-cell>
          <table:table-cell table:formula="of:=[.AA133]/[.$Y$2]" office:value-type="float" office:value="0.664007449733813" calcext:value-type="float">
            <text:p>0.6640074497</text:p>
          </table:table-cell>
          <table:table-cell table:formula="of:=[.AB133]" office:value-type="float" office:value="0" calcext:value-type="float">
            <text:p>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37.4" calcext:value-type="float">
            <text:p>37.4</text:p>
          </table:table-cell>
          <table:table-cell office:value-type="float" office:value="0" calcext:value-type="float">
            <text:p>0</text:p>
          </table:table-cell>
          <table:table-cell table:formula="of:=[.AH133]" office:value-type="float" office:value="130" calcext:value-type="float">
            <text:p>130</text:p>
          </table:table-cell>
          <table:table-cell table:formula="of:=[.AI133]/[.$AG$2]" office:value-type="float" office:value="0.96640826873385" calcext:value-type="float">
            <text:p>0.9664082687</text:p>
          </table:table-cell>
          <table:table-cell table:formula="of:=[.AJ133]" office:value-type="float" office:value="0" calcext:value-type="float">
            <text:p>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32.6" calcext:value-type="float">
            <text:p>132.6</text:p>
          </table:table-cell>
          <table:table-cell office:value-type="float" office:value="0" calcext:value-type="float">
            <text:p>0</text:p>
          </table:table-cell>
          <table:table-cell table:formula="of:=[.AP133]" office:value-type="float" office:value="130" calcext:value-type="float">
            <text:p>130</text:p>
          </table:table-cell>
          <table:table-cell table:formula="of:=[.AQ133]/[.$AO$2]" office:value-type="float" office:value="0.967177242888403" calcext:value-type="float">
            <text:p>0.9671772429</text:p>
          </table:table-cell>
          <table:table-cell table:formula="of:=[.AR133]"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table:formula="of:=[.AV133]"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81135.4049" calcext:value-type="float">
            <text:p>81135.4049</text:p>
          </table:table-cell>
          <table:table-cell table:formula="of:=[.AZ133]"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table:formula="of:=[.BD133]"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85477.6349" calcext:value-type="float">
            <text:p>85477.6349</text:p>
          </table:table-cell>
          <table:table-cell table:formula="of:=[.BH1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0940.0328" calcext:value-type="float">
            <text:p>40940.0328</text:p>
          </table:table-cell>
          <table:table-cell office:value-type="float" office:value="132.3" calcext:value-type="float">
            <text:p>132.3</text:p>
          </table:table-cell>
          <table:table-cell office:value-type="float" office:value="37.4" calcext:value-type="float">
            <text:p>37.4</text:p>
          </table:table-cell>
          <table:table-cell office:value-type="float" office:value="139" calcext:value-type="float">
            <text:p>139</text:p>
          </table:table-cell>
          <table:table-cell office:value-type="float" office:value="31500.1997" calcext:value-type="float">
            <text:p>31500.1997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1500.1997" calcext:value-type="float">
            <text:p>31500.199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34]" office:value-type="float" office:value="131" calcext:value-type="float">
            <text:p>131</text:p>
          </table:table-cell>
          <table:table-cell table:formula="of:=[.S134]/[.$Q$2]" office:value-type="float" office:value="0.993095197255372" calcext:value-type="float">
            <text:p>0.9930951973</text:p>
          </table:table-cell>
          <table:table-cell table:formula="of:=[.T134]" office:value-type="float" office:value="0" calcext:value-type="float">
            <text:p>0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40940.0328" calcext:value-type="float">
            <text:p>40940.0328</text:p>
          </table:table-cell>
          <table:table-cell office:value-type="float" office:value="0" calcext:value-type="float">
            <text:p>0</text:p>
          </table:table-cell>
          <table:table-cell table:formula="of:=[.Z134]" office:value-type="float" office:value="131" calcext:value-type="float">
            <text:p>131</text:p>
          </table:table-cell>
          <table:table-cell table:formula="of:=[.AA134]/[.$Y$2]" office:value-type="float" office:value="0.582135338679428" calcext:value-type="float">
            <text:p>0.5821353387</text:p>
          </table:table-cell>
          <table:table-cell table:formula="of:=[.AB134]" office:value-type="float" office:value="0" calcext:value-type="float">
            <text:p>0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37.4" calcext:value-type="float">
            <text:p>37.4</text:p>
          </table:table-cell>
          <table:table-cell office:value-type="float" office:value="0" calcext:value-type="float">
            <text:p>0</text:p>
          </table:table-cell>
          <table:table-cell table:formula="of:=[.AH134]" office:value-type="float" office:value="131" calcext:value-type="float">
            <text:p>131</text:p>
          </table:table-cell>
          <table:table-cell table:formula="of:=[.AI134]/[.$AG$2]" office:value-type="float" office:value="0.96640826873385" calcext:value-type="float">
            <text:p>0.9664082687</text:p>
          </table:table-cell>
          <table:table-cell table:formula="of:=[.AJ134]" office:value-type="float" office:value="0" calcext:value-type="float">
            <text:p>0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132.3" calcext:value-type="float">
            <text:p>132.3</text:p>
          </table:table-cell>
          <table:table-cell office:value-type="float" office:value="0" calcext:value-type="float">
            <text:p>0</text:p>
          </table:table-cell>
          <table:table-cell table:formula="of:=[.AP134]" office:value-type="float" office:value="131" calcext:value-type="float">
            <text:p>131</text:p>
          </table:table-cell>
          <table:table-cell table:formula="of:=[.AQ134]/[.$AO$2]" office:value-type="float" office:value="0.964989059080963" calcext:value-type="float">
            <text:p>0.9649890591</text:p>
          </table:table-cell>
          <table:table-cell table:formula="of:=[.AR134]" office:value-type="float" office:value="0" calcext:value-type="float">
            <text:p>0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table:formula="of:=[.AV134]" office:value-type="float" office:value="0" calcext:value-type="float">
            <text:p>0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31500.1997" calcext:value-type="float">
            <text:p>31500.1997</text:p>
          </table:table-cell>
          <table:table-cell table:formula="of:=[.AZ134]" office:value-type="float" office:value="0" calcext:value-type="float">
            <text:p>0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  <table:table-cell table:formula="of:=[.BD134]" office:value-type="float" office:value="0" calcext:value-type="float">
            <text:p>0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[.BH1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8537.6215" calcext:value-type="float">
            <text:p>48537.6215</text:p>
          </table:table-cell>
          <table:table-cell office:value-type="float" office:value="132.5" calcext:value-type="float">
            <text:p>132.5</text:p>
          </table:table-cell>
          <table:table-cell office:value-type="float" office:value="37.5" calcext:value-type="float">
            <text:p>37.5</text:p>
          </table:table-cell>
          <table:table-cell office:value-type="float" office:value="136" calcext:value-type="float">
            <text:p>136</text:p>
          </table:table-cell>
          <table:table-cell office:value-type="float" office:value="81135.4049" calcext:value-type="float">
            <text:p>81135.4049</text:p>
          </table:table-cell>
          <table:table-cell office:value-type="float" office:value="129" calcext:value-type="float">
            <text:p>129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9" calcext:value-type="float">
            <text:p>39</text:p>
          </table:table-cell>
          <table:table-cell office:value-type="float" office:value="58311.3031" calcext:value-type="float">
            <text:p>58311.3031</text:p>
          </table:table-cell>
          <table:table-cell office:value-type="float" office:value="36" calcext:value-type="float">
            <text:p>36</text:p>
          </table:table-cell>
          <table:table-cell office:value-type="float" office:value="45598.9683" calcext:value-type="float">
            <text:p>45598.968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35]" office:value-type="float" office:value="132" calcext:value-type="float">
            <text:p>132</text:p>
          </table:table-cell>
          <table:table-cell table:formula="of:=[.S135]/[.$Q$2]" office:value-type="float" office:value="0.993095197255372" calcext:value-type="float">
            <text:p>0.9930951973</text:p>
          </table:table-cell>
          <table:table-cell table:formula="of:=[.T135]" office:value-type="float" office:value="0" calcext:value-type="float">
            <text:p>0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48537.6215" calcext:value-type="float">
            <text:p>48537.6215</text:p>
          </table:table-cell>
          <table:table-cell office:value-type="float" office:value="0" calcext:value-type="float">
            <text:p>0</text:p>
          </table:table-cell>
          <table:table-cell table:formula="of:=[.Z135]" office:value-type="float" office:value="132" calcext:value-type="float">
            <text:p>132</text:p>
          </table:table-cell>
          <table:table-cell table:formula="of:=[.AA135]/[.$Y$2]" office:value-type="float" office:value="0.690167124892885" calcext:value-type="float">
            <text:p>0.6901671249</text:p>
          </table:table-cell>
          <table:table-cell table:formula="of:=[.AB135]" office:value-type="float" office:value="0" calcext:value-type="float">
            <text:p>0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table:formula="of:=[.AH135]" office:value-type="float" office:value="132" calcext:value-type="float">
            <text:p>132</text:p>
          </table:table-cell>
          <table:table-cell table:formula="of:=[.AI135]/[.$AG$2]" office:value-type="float" office:value="0.968992248062015" calcext:value-type="float">
            <text:p>0.9689922481</text:p>
          </table:table-cell>
          <table:table-cell table:formula="of:=[.AJ135]" office:value-type="float" office:value="0" calcext:value-type="float">
            <text:p>0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132.5" calcext:value-type="float">
            <text:p>132.5</text:p>
          </table:table-cell>
          <table:table-cell office:value-type="float" office:value="0" calcext:value-type="float">
            <text:p>0</text:p>
          </table:table-cell>
          <table:table-cell table:formula="of:=[.AP135]" office:value-type="float" office:value="132" calcext:value-type="float">
            <text:p>132</text:p>
          </table:table-cell>
          <table:table-cell table:formula="of:=[.AQ135]/[.$AO$2]" office:value-type="float" office:value="0.966447848285923" calcext:value-type="float">
            <text:p>0.9664478483</text:p>
          </table:table-cell>
          <table:table-cell table:formula="of:=[.AR135]"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table:formula="of:=[.AV135]"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81135.4049" calcext:value-type="float">
            <text:p>81135.4049</text:p>
          </table:table-cell>
          <table:table-cell table:formula="of:=[.AZ135]"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table:formula="of:=[.BD135]"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85477.6349" calcext:value-type="float">
            <text:p>85477.6349</text:p>
          </table:table-cell>
          <table:table-cell table:formula="of:=[.BH1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54038.4528" calcext:value-type="float">
            <text:p>54038.4528</text:p>
          </table:table-cell>
          <table:table-cell office:value-type="float" office:value="127.5" calcext:value-type="float">
            <text:p>127.5</text:p>
          </table:table-cell>
          <table:table-cell office:value-type="float" office:value="36.4" calcext:value-type="float">
            <text:p>36.4</text:p>
          </table:table-cell>
          <table:table-cell office:value-type="float" office:value="126" calcext:value-type="float">
            <text:p>126</text:p>
          </table:table-cell>
          <table:table-cell office:value-type="float" office:value="40926.0503" calcext:value-type="float">
            <text:p>40926.0503</text:p>
          </table:table-cell>
          <table:table-cell office:value-type="float" office:value="127" calcext:value-type="float">
            <text:p>127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7" calcext:value-type="float">
            <text:p>37</text:p>
          </table:table-cell>
          <table:table-cell office:value-type="float" office:value="14703.7394" calcext:value-type="float">
            <text:p>14703.739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36]" office:value-type="float" office:value="133" calcext:value-type="float">
            <text:p>133</text:p>
          </table:table-cell>
          <table:table-cell table:formula="of:=[.S136]/[.$Q$2]" office:value-type="float" office:value="0.993095197255372" calcext:value-type="float">
            <text:p>0.9930951973</text:p>
          </table:table-cell>
          <table:table-cell table:formula="of:=[.T136]" office:value-type="float" office:value="0" calcext:value-type="float">
            <text:p>0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54038.4528" calcext:value-type="float">
            <text:p>54038.4528</text:p>
          </table:table-cell>
          <table:table-cell office:value-type="float" office:value="0" calcext:value-type="float">
            <text:p>0</text:p>
          </table:table-cell>
          <table:table-cell table:formula="of:=[.Z136]" office:value-type="float" office:value="133" calcext:value-type="float">
            <text:p>133</text:p>
          </table:table-cell>
          <table:table-cell table:formula="of:=[.AA136]/[.$Y$2]" office:value-type="float" office:value="0.768384656067992" calcext:value-type="float">
            <text:p>0.7683846561</text:p>
          </table:table-cell>
          <table:table-cell table:formula="of:=[.AB136]" office:value-type="float" office:value="0" calcext:value-type="float">
            <text:p>0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36.4" calcext:value-type="float">
            <text:p>36.4</text:p>
          </table:table-cell>
          <table:table-cell office:value-type="float" office:value="0" calcext:value-type="float">
            <text:p>0</text:p>
          </table:table-cell>
          <table:table-cell table:formula="of:=[.AH136]" office:value-type="float" office:value="133" calcext:value-type="float">
            <text:p>133</text:p>
          </table:table-cell>
          <table:table-cell table:formula="of:=[.AI136]/[.$AG$2]" office:value-type="float" office:value="0.940568475452196" calcext:value-type="float">
            <text:p>0.9405684755</text:p>
          </table:table-cell>
          <table:table-cell table:formula="of:=[.AJ136]" office:value-type="float" office:value="0" calcext:value-type="float">
            <text:p>0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127.5" calcext:value-type="float">
            <text:p>127.5</text:p>
          </table:table-cell>
          <table:table-cell office:value-type="float" office:value="0" calcext:value-type="float">
            <text:p>0</text:p>
          </table:table-cell>
          <table:table-cell table:formula="of:=[.AP136]" office:value-type="float" office:value="133" calcext:value-type="float">
            <text:p>133</text:p>
          </table:table-cell>
          <table:table-cell table:formula="of:=[.AQ136]/[.$AO$2]" office:value-type="float" office:value="0.929978118161926" calcext:value-type="float">
            <text:p>0.9299781182</text:p>
          </table:table-cell>
          <table:table-cell table:formula="of:=[.AR136]" office:value-type="float" office:value="0" calcext:value-type="float">
            <text:p>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26" calcext:value-type="float">
            <text:p>126</text:p>
          </table:table-cell>
          <table:table-cell table:formula="of:=[.AV136]" office:value-type="float" office:value="0" calcext:value-type="float">
            <text:p>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40926.0503" calcext:value-type="float">
            <text:p>40926.0503</text:p>
          </table:table-cell>
          <table:table-cell table:formula="of:=[.AZ136]" office:value-type="float" office:value="0" calcext:value-type="float">
            <text:p>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table:formula="of:=[.BD136]" office:value-type="float" office:value="0" calcext:value-type="float">
            <text:p>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85477.6349" calcext:value-type="float">
            <text:p>85477.6349</text:p>
          </table:table-cell>
          <table:table-cell table:formula="of:=[.BH1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53912.3927" calcext:value-type="float">
            <text:p>53912.3927</text:p>
          </table:table-cell>
          <table:table-cell office:value-type="float" office:value="127.7" calcext:value-type="float">
            <text:p>127.7</text:p>
          </table:table-cell>
          <table:table-cell office:value-type="float" office:value="36.5" calcext:value-type="float">
            <text:p>36.5</text:p>
          </table:table-cell>
          <table:table-cell office:value-type="float" office:value="126" calcext:value-type="float">
            <text:p>126</text:p>
          </table:table-cell>
          <table:table-cell office:value-type="float" office:value="79502.9313" calcext:value-type="float">
            <text:p>79502.9313</text:p>
          </table:table-cell>
          <table:table-cell office:value-type="float" office:value="129" calcext:value-type="float">
            <text:p>129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55.296" calcext:value-type="float">
            <text:p>255.29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37]" office:value-type="float" office:value="134" calcext:value-type="float">
            <text:p>134</text:p>
          </table:table-cell>
          <table:table-cell table:formula="of:=[.S137]/[.$Q$2]" office:value-type="float" office:value="0.993095197255372" calcext:value-type="float">
            <text:p>0.9930951973</text:p>
          </table:table-cell>
          <table:table-cell table:formula="of:=[.T137]" office:value-type="float" office:value="0" calcext:value-type="float">
            <text:p>0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53912.3927" calcext:value-type="float">
            <text:p>53912.3927</text:p>
          </table:table-cell>
          <table:table-cell office:value-type="float" office:value="0" calcext:value-type="float">
            <text:p>0</text:p>
          </table:table-cell>
          <table:table-cell table:formula="of:=[.Z137]" office:value-type="float" office:value="134" calcext:value-type="float">
            <text:p>134</text:p>
          </table:table-cell>
          <table:table-cell table:formula="of:=[.AA137]/[.$Y$2]" office:value-type="float" office:value="0.766592179755968" calcext:value-type="float">
            <text:p>0.7665921798</text:p>
          </table:table-cell>
          <table:table-cell table:formula="of:=[.AB137]" office:value-type="float" office:value="0" calcext:value-type="float">
            <text:p>0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table:formula="of:=[.AH137]" office:value-type="float" office:value="134" calcext:value-type="float">
            <text:p>134</text:p>
          </table:table-cell>
          <table:table-cell table:formula="of:=[.AI137]/[.$AG$2]" office:value-type="float" office:value="0.943152454780362" calcext:value-type="float">
            <text:p>0.9431524548</text:p>
          </table:table-cell>
          <table:table-cell table:formula="of:=[.AJ137]" office:value-type="float" office:value="0" calcext:value-type="float">
            <text:p>0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27.7" calcext:value-type="float">
            <text:p>127.7</text:p>
          </table:table-cell>
          <table:table-cell office:value-type="float" office:value="0" calcext:value-type="float">
            <text:p>0</text:p>
          </table:table-cell>
          <table:table-cell table:formula="of:=[.AP137]" office:value-type="float" office:value="134" calcext:value-type="float">
            <text:p>134</text:p>
          </table:table-cell>
          <table:table-cell table:formula="of:=[.AQ137]/[.$AO$2]" office:value-type="float" office:value="0.931436907366886" calcext:value-type="float">
            <text:p>0.9314369074</text:p>
          </table:table-cell>
          <table:table-cell table:formula="of:=[.AR137]" office:value-type="float" office:value="0" calcext:value-type="float">
            <text:p>0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 table:formula="of:=[.AV137]" office:value-type="float" office:value="0" calcext:value-type="float">
            <text:p>0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79502.9313" calcext:value-type="float">
            <text:p>79502.9313</text:p>
          </table:table-cell>
          <table:table-cell table:formula="of:=[.AZ137]" office:value-type="float" office:value="0" calcext:value-type="float">
            <text:p>0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table:formula="of:=[.BD137]" office:value-type="float" office:value="0" calcext:value-type="float">
            <text:p>0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5477.6349" calcext:value-type="float">
            <text:p>85477.6349</text:p>
          </table:table-cell>
          <table:table-cell table:formula="of:=[.BH1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57414.6431" calcext:value-type="float">
            <text:p>57414.6431</text:p>
          </table:table-cell>
          <table:table-cell office:value-type="float" office:value="127.6" calcext:value-type="float">
            <text:p>127.6</text:p>
          </table:table-cell>
          <table:table-cell office:value-type="float" office:value="36.5" calcext:value-type="float">
            <text:p>36.5</text:p>
          </table:table-cell>
          <table:table-cell office:value-type="float" office:value="130" calcext:value-type="float">
            <text:p>130</text:p>
          </table:table-cell>
          <table:table-cell office:value-type="float" office:value="20303.205" calcext:value-type="float">
            <text:p>20303.20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6133.3482" calcext:value-type="float">
            <text:p>46133.348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38]" office:value-type="float" office:value="135" calcext:value-type="float">
            <text:p>135</text:p>
          </table:table-cell>
          <table:table-cell table:formula="of:=[.S138]/[.$Q$2]" office:value-type="float" office:value="0.993095197255372" calcext:value-type="float">
            <text:p>0.9930951973</text:p>
          </table:table-cell>
          <table:table-cell table:formula="of:=[.T138]" office:value-type="float" office:value="0" calcext:value-type="float">
            <text:p>0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57414.6431" calcext:value-type="float">
            <text:p>57414.6431</text:p>
          </table:table-cell>
          <table:table-cell office:value-type="float" office:value="0" calcext:value-type="float">
            <text:p>0</text:p>
          </table:table-cell>
          <table:table-cell table:formula="of:=[.Z138]" office:value-type="float" office:value="135" calcext:value-type="float">
            <text:p>135</text:p>
          </table:table-cell>
          <table:table-cell table:formula="of:=[.AA138]/[.$Y$2]" office:value-type="float" office:value="0.816391449158219" calcext:value-type="float">
            <text:p>0.8163914492</text:p>
          </table:table-cell>
          <table:table-cell table:formula="of:=[.AB138]" office:value-type="float" office:value="0" calcext:value-type="float">
            <text:p>0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table:formula="of:=[.AH138]" office:value-type="float" office:value="135" calcext:value-type="float">
            <text:p>135</text:p>
          </table:table-cell>
          <table:table-cell table:formula="of:=[.AI138]/[.$AG$2]" office:value-type="float" office:value="0.943152454780362" calcext:value-type="float">
            <text:p>0.9431524548</text:p>
          </table:table-cell>
          <table:table-cell table:formula="of:=[.AJ138]" office:value-type="float" office:value="0" calcext:value-type="float">
            <text:p>0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127.6" calcext:value-type="float">
            <text:p>127.6</text:p>
          </table:table-cell>
          <table:table-cell office:value-type="float" office:value="0" calcext:value-type="float">
            <text:p>0</text:p>
          </table:table-cell>
          <table:table-cell table:formula="of:=[.AP138]" office:value-type="float" office:value="135" calcext:value-type="float">
            <text:p>135</text:p>
          </table:table-cell>
          <table:table-cell table:formula="of:=[.AQ138]/[.$AO$2]" office:value-type="float" office:value="0.930707512764405" calcext:value-type="float">
            <text:p>0.9307075128</text:p>
          </table:table-cell>
          <table:table-cell table:formula="of:=[.AR138]" office:value-type="float" office:value="0" calcext:value-type="float">
            <text:p>0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table:formula="of:=[.AV138]" office:value-type="float" office:value="0" calcext:value-type="float">
            <text:p>0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20303.205" calcext:value-type="float">
            <text:p>20303.205</text:p>
          </table:table-cell>
          <table:table-cell table:formula="of:=[.AZ138]" office:value-type="float" office:value="0" calcext:value-type="float">
            <text:p>0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table:formula="of:=[.BD138]" office:value-type="float" office:value="0" calcext:value-type="float">
            <text:p>0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BH1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4715.4921" calcext:value-type="float">
            <text:p>44715.4921</text:p>
          </table:table-cell>
          <table:table-cell office:value-type="float" office:value="128.6" calcext:value-type="float">
            <text:p>128.6</text:p>
          </table:table-cell>
          <table:table-cell office:value-type="float" office:value="36.8" calcext:value-type="float">
            <text:p>36.8</text:p>
          </table:table-cell>
          <table:table-cell office:value-type="float" office:value="126" calcext:value-type="float">
            <text:p>126</text:p>
          </table:table-cell>
          <table:table-cell office:value-type="float" office:value="33136.0311" calcext:value-type="float">
            <text:p>33136.0311</text:p>
          </table:table-cell>
          <table:table-cell office:value-type="float" office:value="130" calcext:value-type="float">
            <text:p>130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8" calcext:value-type="float">
            <text:p>38</text:p>
          </table:table-cell>
          <table:table-cell office:value-type="float" office:value="13303.3983" calcext:value-type="float">
            <text:p>13303.3983</text:p>
          </table:table-cell>
          <table:table-cell office:value-type="float" office:value="36" calcext:value-type="float">
            <text:p>36</text:p>
          </table:table-cell>
          <table:table-cell office:value-type="float" office:value="76932.6673" calcext:value-type="float">
            <text:p>76932.6673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39]" office:value-type="float" office:value="136" calcext:value-type="float">
            <text:p>136</text:p>
          </table:table-cell>
          <table:table-cell table:formula="of:=[.S139]/[.$Q$2]" office:value-type="float" office:value="0.993095197255372" calcext:value-type="float">
            <text:p>0.9930951973</text:p>
          </table:table-cell>
          <table:table-cell table:formula="of:=[.T139]" office:value-type="float" office:value="0" calcext:value-type="float">
            <text:p>0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44715.4921" calcext:value-type="float">
            <text:p>44715.4921</text:p>
          </table:table-cell>
          <table:table-cell office:value-type="float" office:value="0" calcext:value-type="float">
            <text:p>0</text:p>
          </table:table-cell>
          <table:table-cell table:formula="of:=[.Z139]" office:value-type="float" office:value="136" calcext:value-type="float">
            <text:p>136</text:p>
          </table:table-cell>
          <table:table-cell table:formula="of:=[.AA139]/[.$Y$2]" office:value-type="float" office:value="0.635819425573367" calcext:value-type="float">
            <text:p>0.6358194256</text:p>
          </table:table-cell>
          <table:table-cell table:formula="of:=[.AB139]" office:value-type="float" office:value="0" calcext:value-type="float">
            <text:p>0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36.8" calcext:value-type="float">
            <text:p>36.8</text:p>
          </table:table-cell>
          <table:table-cell office:value-type="float" office:value="0" calcext:value-type="float">
            <text:p>0</text:p>
          </table:table-cell>
          <table:table-cell table:formula="of:=[.AH139]" office:value-type="float" office:value="136" calcext:value-type="float">
            <text:p>136</text:p>
          </table:table-cell>
          <table:table-cell table:formula="of:=[.AI139]/[.$AG$2]" office:value-type="float" office:value="0.950904392764858" calcext:value-type="float">
            <text:p>0.9509043928</text:p>
          </table:table-cell>
          <table:table-cell table:formula="of:=[.AJ139]" office:value-type="float" office:value="0" calcext:value-type="float">
            <text:p>0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128.6" calcext:value-type="float">
            <text:p>128.6</text:p>
          </table:table-cell>
          <table:table-cell office:value-type="float" office:value="0" calcext:value-type="float">
            <text:p>0</text:p>
          </table:table-cell>
          <table:table-cell table:formula="of:=[.AP139]" office:value-type="float" office:value="136" calcext:value-type="float">
            <text:p>136</text:p>
          </table:table-cell>
          <table:table-cell table:formula="of:=[.AQ139]/[.$AO$2]" office:value-type="float" office:value="0.938001458789205" calcext:value-type="float">
            <text:p>0.9380014588</text:p>
          </table:table-cell>
          <table:table-cell table:formula="of:=[.AR139]" office:value-type="float" office:value="0" calcext:value-type="float">
            <text:p>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table:formula="of:=[.AV139]" office:value-type="float" office:value="0" calcext:value-type="float">
            <text:p>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3136.0311" calcext:value-type="float">
            <text:p>33136.0311</text:p>
          </table:table-cell>
          <table:table-cell table:formula="of:=[.AZ139]" office:value-type="float" office:value="0" calcext:value-type="float">
            <text:p>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table:formula="of:=[.BD139]" office:value-type="float" office:value="0" calcext:value-type="float">
            <text:p>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85477.6349" calcext:value-type="float">
            <text:p>85477.6349</text:p>
          </table:table-cell>
          <table:table-cell table:formula="of:=[.BH1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50689.7176" calcext:value-type="float">
            <text:p>50689.7176</text:p>
          </table:table-cell>
          <table:table-cell office:value-type="float" office:value="128.8" calcext:value-type="float">
            <text:p>128.8</text:p>
          </table:table-cell>
          <table:table-cell office:value-type="float" office:value="36.9" calcext:value-type="float">
            <text:p>36.9</text:p>
          </table:table-cell>
          <table:table-cell office:value-type="float" office:value="130" calcext:value-type="float">
            <text:p>130</text:p>
          </table:table-cell>
          <table:table-cell office:value-type="float" office:value="33136.0311" calcext:value-type="float">
            <text:p>33136.0311</text:p>
          </table:table-cell>
          <table:table-cell office:value-type="float" office:value="129" calcext:value-type="float">
            <text:p>129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8" calcext:value-type="float">
            <text:p>38</text:p>
          </table:table-cell>
          <table:table-cell office:value-type="float" office:value="28079.8417" calcext:value-type="float">
            <text:p>28079.8417</text:p>
          </table:table-cell>
          <table:table-cell office:value-type="float" office:value="36" calcext:value-type="float">
            <text:p>36</text:p>
          </table:table-cell>
          <table:table-cell office:value-type="float" office:value="41556.6911" calcext:value-type="float">
            <text:p>41556.691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40]" office:value-type="float" office:value="137" calcext:value-type="float">
            <text:p>137</text:p>
          </table:table-cell>
          <table:table-cell table:formula="of:=[.S140]/[.$Q$2]" office:value-type="float" office:value="0.993095197255372" calcext:value-type="float">
            <text:p>0.9930951973</text:p>
          </table:table-cell>
          <table:table-cell table:formula="of:=[.T140]" office:value-type="float" office:value="0" calcext:value-type="float">
            <text:p>0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50689.7176" calcext:value-type="float">
            <text:p>50689.7176</text:p>
          </table:table-cell>
          <table:table-cell office:value-type="float" office:value="0" calcext:value-type="float">
            <text:p>0</text:p>
          </table:table-cell>
          <table:table-cell table:formula="of:=[.Z140]" office:value-type="float" office:value="137" calcext:value-type="float">
            <text:p>137</text:p>
          </table:table-cell>
          <table:table-cell table:formula="of:=[.AA140]/[.$Y$2]" office:value-type="float" office:value="0.720768253088468" calcext:value-type="float">
            <text:p>0.7207682531</text:p>
          </table:table-cell>
          <table:table-cell table:formula="of:=[.AB140]" office:value-type="float" office:value="0" calcext:value-type="float">
            <text:p>0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36.9" calcext:value-type="float">
            <text:p>36.9</text:p>
          </table:table-cell>
          <table:table-cell office:value-type="float" office:value="0" calcext:value-type="float">
            <text:p>0</text:p>
          </table:table-cell>
          <table:table-cell table:formula="of:=[.AH140]" office:value-type="float" office:value="137" calcext:value-type="float">
            <text:p>137</text:p>
          </table:table-cell>
          <table:table-cell table:formula="of:=[.AI140]/[.$AG$2]" office:value-type="float" office:value="0.953488372093023" calcext:value-type="float">
            <text:p>0.9534883721</text:p>
          </table:table-cell>
          <table:table-cell table:formula="of:=[.AJ140]" office:value-type="float" office:value="0" calcext:value-type="float">
            <text:p>0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28.8" calcext:value-type="float">
            <text:p>128.8</text:p>
          </table:table-cell>
          <table:table-cell office:value-type="float" office:value="0" calcext:value-type="float">
            <text:p>0</text:p>
          </table:table-cell>
          <table:table-cell table:formula="of:=[.AP140]" office:value-type="float" office:value="137" calcext:value-type="float">
            <text:p>137</text:p>
          </table:table-cell>
          <table:table-cell table:formula="of:=[.AQ140]/[.$AO$2]" office:value-type="float" office:value="0.939460247994165" calcext:value-type="float">
            <text:p>0.939460248</text:p>
          </table:table-cell>
          <table:table-cell table:formula="of:=[.AR140]"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table:formula="of:=[.AV140]"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3136.0311" calcext:value-type="float">
            <text:p>33136.0311</text:p>
          </table:table-cell>
          <table:table-cell table:formula="of:=[.AZ140]"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  <table:table-cell table:formula="of:=[.BD140]"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85477.6349" calcext:value-type="float">
            <text:p>85477.6349</text:p>
          </table:table-cell>
          <table:table-cell table:formula="of:=[.BH1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4530.885" calcext:value-type="float">
            <text:p>34530.885</text:p>
          </table:table-cell>
          <table:table-cell office:value-type="float" office:value="130" calcext:value-type="float">
            <text:p>130</text:p>
          </table:table-cell>
          <table:table-cell office:value-type="float" office:value="37.2" calcext:value-type="float">
            <text:p>37.2</text:p>
          </table:table-cell>
          <table:table-cell office:value-type="float" office:value="130" calcext:value-type="float">
            <text:p>130</text:p>
          </table:table-cell>
          <table:table-cell office:value-type="float" office:value="81672.9726" calcext:value-type="float">
            <text:p>81672.9726</text:p>
          </table:table-cell>
          <table:table-cell office:value-type="float" office:value="128" calcext:value-type="float">
            <text:p>128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8" calcext:value-type="float">
            <text:p>38</text:p>
          </table:table-cell>
          <table:table-cell office:value-type="float" office:value="-46.3494" calcext:value-type="float">
            <text:p>-46.3494</text:p>
          </table:table-cell>
          <table:table-cell office:value-type="float" office:value="36" calcext:value-type="float">
            <text:p>36</text:p>
          </table:table-cell>
          <table:table-cell office:value-type="float" office:value="85477.6349" calcext:value-type="float">
            <text:p>85477.6349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41]" office:value-type="float" office:value="138" calcext:value-type="float">
            <text:p>138</text:p>
          </table:table-cell>
          <table:table-cell table:formula="of:=[.S141]/[.$Q$2]" office:value-type="float" office:value="0.993095197255372" calcext:value-type="float">
            <text:p>0.9930951973</text:p>
          </table:table-cell>
          <table:table-cell table:formula="of:=[.T141]" office:value-type="float" office:value="0" calcext:value-type="float">
            <text:p>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34530.885" calcext:value-type="float">
            <text:p>34530.885</text:p>
          </table:table-cell>
          <table:table-cell office:value-type="float" office:value="0" calcext:value-type="float">
            <text:p>0</text:p>
          </table:table-cell>
          <table:table-cell table:formula="of:=[.Z141]" office:value-type="float" office:value="138" calcext:value-type="float">
            <text:p>138</text:p>
          </table:table-cell>
          <table:table-cell table:formula="of:=[.AA141]/[.$Y$2]" office:value-type="float" office:value="0.491002255239409" calcext:value-type="float">
            <text:p>0.4910022552</text:p>
          </table:table-cell>
          <table:table-cell table:formula="of:=[.AB141]" office:value-type="float" office:value="0" calcext:value-type="float">
            <text:p>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37.2" calcext:value-type="float">
            <text:p>37.2</text:p>
          </table:table-cell>
          <table:table-cell office:value-type="float" office:value="0" calcext:value-type="float">
            <text:p>0</text:p>
          </table:table-cell>
          <table:table-cell table:formula="of:=[.AH141]" office:value-type="float" office:value="138" calcext:value-type="float">
            <text:p>138</text:p>
          </table:table-cell>
          <table:table-cell table:formula="of:=[.AI141]/[.$AG$2]" office:value-type="float" office:value="0.961240310077519" calcext:value-type="float">
            <text:p>0.9612403101</text:p>
          </table:table-cell>
          <table:table-cell table:formula="of:=[.AJ141]" office:value-type="float" office:value="0" calcext:value-type="float">
            <text:p>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AP141]" office:value-type="float" office:value="138" calcext:value-type="float">
            <text:p>138</text:p>
          </table:table-cell>
          <table:table-cell table:formula="of:=[.AQ141]/[.$AO$2]" office:value-type="float" office:value="0.948212983223924" calcext:value-type="float">
            <text:p>0.9482129832</text:p>
          </table:table-cell>
          <table:table-cell table:formula="of:=[.AR141]"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table:formula="of:=[.AV141]"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81672.9726" calcext:value-type="float">
            <text:p>81672.9726</text:p>
          </table:table-cell>
          <table:table-cell table:formula="of:=[.AZ141]"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28" calcext:value-type="float">
            <text:p>128</text:p>
          </table:table-cell>
          <table:table-cell table:formula="of:=[.BD141]"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85477.6349" calcext:value-type="float">
            <text:p>85477.6349</text:p>
          </table:table-cell>
          <table:table-cell table:formula="of:=[.BH1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61256.127" calcext:value-type="float">
            <text:p>61256.127</text:p>
          </table:table-cell>
          <table:table-cell office:value-type="float" office:value="130.7" calcext:value-type="float">
            <text:p>130.7</text:p>
          </table:table-cell>
          <table:table-cell office:value-type="float" office:value="37.3" calcext:value-type="float">
            <text:p>37.3</text:p>
          </table:table-cell>
          <table:table-cell office:value-type="float" office:value="130" calcext:value-type="float">
            <text:p>130</text:p>
          </table:table-cell>
          <table:table-cell office:value-type="float" office:value="81672.9726" calcext:value-type="float">
            <text:p>81672.9726</text:p>
          </table:table-cell>
          <table:table-cell office:value-type="float" office:value="127" calcext:value-type="float">
            <text:p>127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9" calcext:value-type="float">
            <text:p>39</text:p>
          </table:table-cell>
          <table:table-cell office:value-type="float" office:value="64461.3437" calcext:value-type="float">
            <text:p>64461.34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42]" office:value-type="float" office:value="139" calcext:value-type="float">
            <text:p>139</text:p>
          </table:table-cell>
          <table:table-cell table:formula="of:=[.S142]/[.$Q$2]" office:value-type="float" office:value="0.993095197255372" calcext:value-type="float">
            <text:p>0.9930951973</text:p>
          </table:table-cell>
          <table:table-cell table:formula="of:=[.T142]" office:value-type="float" office:value="0" calcext:value-type="float">
            <text:p>0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61256.127" calcext:value-type="float">
            <text:p>61256.127</text:p>
          </table:table-cell>
          <table:table-cell office:value-type="float" office:value="0" calcext:value-type="float">
            <text:p>0</text:p>
          </table:table-cell>
          <table:table-cell table:formula="of:=[.Z142]" office:value-type="float" office:value="139" calcext:value-type="float">
            <text:p>139</text:p>
          </table:table-cell>
          <table:table-cell table:formula="of:=[.AA142]/[.$Y$2]" office:value-type="float" office:value="0.871014354373821" calcext:value-type="float">
            <text:p>0.8710143544</text:p>
          </table:table-cell>
          <table:table-cell table:formula="of:=[.AB142]" office:value-type="float" office:value="0" calcext:value-type="float">
            <text:p>0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37.3" calcext:value-type="float">
            <text:p>37.3</text:p>
          </table:table-cell>
          <table:table-cell office:value-type="float" office:value="0" calcext:value-type="float">
            <text:p>0</text:p>
          </table:table-cell>
          <table:table-cell table:formula="of:=[.AH142]" office:value-type="float" office:value="139" calcext:value-type="float">
            <text:p>139</text:p>
          </table:table-cell>
          <table:table-cell table:formula="of:=[.AI142]/[.$AG$2]" office:value-type="float" office:value="0.963824289405685" calcext:value-type="float">
            <text:p>0.9638242894</text:p>
          </table:table-cell>
          <table:table-cell table:formula="of:=[.AJ142]" office:value-type="float" office:value="0" calcext:value-type="float">
            <text:p>0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130.7" calcext:value-type="float">
            <text:p>130.7</text:p>
          </table:table-cell>
          <table:table-cell office:value-type="float" office:value="0" calcext:value-type="float">
            <text:p>0</text:p>
          </table:table-cell>
          <table:table-cell table:formula="of:=[.AP142]" office:value-type="float" office:value="139" calcext:value-type="float">
            <text:p>139</text:p>
          </table:table-cell>
          <table:table-cell table:formula="of:=[.AQ142]/[.$AO$2]" office:value-type="float" office:value="0.953318745441284" calcext:value-type="float">
            <text:p>0.9533187454</text:p>
          </table:table-cell>
          <table:table-cell table:formula="of:=[.AR142]"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table:formula="of:=[.AV142]"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81672.9726" calcext:value-type="float">
            <text:p>81672.9726</text:p>
          </table:table-cell>
          <table:table-cell table:formula="of:=[.AZ142]"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27" calcext:value-type="float">
            <text:p>127</text:p>
          </table:table-cell>
          <table:table-cell table:formula="of:=[.BD142]"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85477.6349" calcext:value-type="float">
            <text:p>85477.6349</text:p>
          </table:table-cell>
          <table:table-cell table:formula="of:=[.BH1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56284.1623" calcext:value-type="float">
            <text:p>56284.1623</text:p>
          </table:table-cell>
          <table:table-cell office:value-type="float" office:value="131.3" calcext:value-type="float">
            <text:p>131.3</text:p>
          </table:table-cell>
          <table:table-cell office:value-type="float" office:value="37.5" calcext:value-type="float">
            <text:p>37.5</text:p>
          </table:table-cell>
          <table:table-cell office:value-type="float" office:value="136" calcext:value-type="float">
            <text:p>136</text:p>
          </table:table-cell>
          <table:table-cell office:value-type="float" office:value="68007.4912" calcext:value-type="float">
            <text:p>68007.4912</text:p>
          </table:table-cell>
          <table:table-cell office:value-type="float" office:value="129" calcext:value-type="float">
            <text:p>129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39" calcext:value-type="float">
            <text:p>39</text:p>
          </table:table-cell>
          <table:table-cell office:value-type="float" office:value="25851.4615" calcext:value-type="float">
            <text:p>25851.4615</text:p>
          </table:table-cell>
          <table:table-cell office:value-type="float" office:value="36" calcext:value-type="float">
            <text:p>36</text:p>
          </table:table-cell>
          <table:table-cell office:value-type="float" office:value="80990.5714" calcext:value-type="float">
            <text:p>80990.571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43]" office:value-type="float" office:value="140" calcext:value-type="float">
            <text:p>140</text:p>
          </table:table-cell>
          <table:table-cell table:formula="of:=[.S143]/[.$Q$2]" office:value-type="float" office:value="0.993095197255372" calcext:value-type="float">
            <text:p>0.9930951973</text:p>
          </table:table-cell>
          <table:table-cell table:formula="of:=[.T143]" office:value-type="float" office:value="0" calcext:value-type="float">
            <text:p>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56284.1623" calcext:value-type="float">
            <text:p>56284.1623</text:p>
          </table:table-cell>
          <table:table-cell office:value-type="float" office:value="0" calcext:value-type="float">
            <text:p>0</text:p>
          </table:table-cell>
          <table:table-cell table:formula="of:=[.Z143]" office:value-type="float" office:value="140" calcext:value-type="float">
            <text:p>140</text:p>
          </table:table-cell>
          <table:table-cell table:formula="of:=[.AA143]/[.$Y$2]" office:value-type="float" office:value="0.800316893805674" calcext:value-type="float">
            <text:p>0.8003168938</text:p>
          </table:table-cell>
          <table:table-cell table:formula="of:=[.AB143]" office:value-type="float" office:value="0" calcext:value-type="float">
            <text:p>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table:formula="of:=[.AH143]" office:value-type="float" office:value="140" calcext:value-type="float">
            <text:p>140</text:p>
          </table:table-cell>
          <table:table-cell table:formula="of:=[.AI143]/[.$AG$2]" office:value-type="float" office:value="0.968992248062015" calcext:value-type="float">
            <text:p>0.9689922481</text:p>
          </table:table-cell>
          <table:table-cell table:formula="of:=[.AJ143]" office:value-type="float" office:value="0" calcext:value-type="float">
            <text:p>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31.3" calcext:value-type="float">
            <text:p>131.3</text:p>
          </table:table-cell>
          <table:table-cell office:value-type="float" office:value="0" calcext:value-type="float">
            <text:p>0</text:p>
          </table:table-cell>
          <table:table-cell table:formula="of:=[.AP143]" office:value-type="float" office:value="140" calcext:value-type="float">
            <text:p>140</text:p>
          </table:table-cell>
          <table:table-cell table:formula="of:=[.AQ143]/[.$AO$2]" office:value-type="float" office:value="0.957695113056163" calcext:value-type="float">
            <text:p>0.9576951131</text:p>
          </table:table-cell>
          <table:table-cell table:formula="of:=[.AR143]"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table:formula="of:=[.AV143]"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68007.4912" calcext:value-type="float">
            <text:p>68007.4912</text:p>
          </table:table-cell>
          <table:table-cell table:formula="of:=[.AZ143]"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table:formula="of:=[.BD143]"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5477.6349" calcext:value-type="float">
            <text:p>85477.6349</text:p>
          </table:table-cell>
          <table:table-cell table:formula="of:=[.BH1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2862.4132" calcext:value-type="float">
            <text:p>42862.4132</text:p>
          </table:table-cell>
          <table:table-cell office:value-type="float" office:value="131.7" calcext:value-type="float">
            <text:p>131.7</text:p>
          </table:table-cell>
          <table:table-cell office:value-type="float" office:value="37.7" calcext:value-type="float">
            <text:p>37.7</text:p>
          </table:table-cell>
          <table:table-cell office:value-type="float" office:value="136" calcext:value-type="float">
            <text:p>136</text:p>
          </table:table-cell>
          <table:table-cell office:value-type="float" office:value="69412.4106" calcext:value-type="float">
            <text:p>69412.4106</text:p>
          </table:table-cell>
          <table:table-cell office:value-type="float" office:value="129" calcext:value-type="float">
            <text:p>129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0" calcext:value-type="float">
            <text:p>40</text:p>
          </table:table-cell>
          <table:table-cell office:value-type="float" office:value="1288.7466" calcext:value-type="float">
            <text:p>1288.7466</text:p>
          </table:table-cell>
          <table:table-cell office:value-type="float" office:value="36" calcext:value-type="float">
            <text:p>36</text:p>
          </table:table-cell>
          <table:table-cell office:value-type="float" office:value="85477.6349" calcext:value-type="float">
            <text:p>85477.6349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44]" office:value-type="float" office:value="141" calcext:value-type="float">
            <text:p>141</text:p>
          </table:table-cell>
          <table:table-cell table:formula="of:=[.S144]/[.$Q$2]" office:value-type="float" office:value="0.993095197255372" calcext:value-type="float">
            <text:p>0.9930951973</text:p>
          </table:table-cell>
          <table:table-cell table:formula="of:=[.T144]" office:value-type="float" office:value="0" calcext:value-type="float">
            <text:p>0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42862.4132" calcext:value-type="float">
            <text:p>42862.4132</text:p>
          </table:table-cell>
          <table:table-cell office:value-type="float" office:value="0" calcext:value-type="float">
            <text:p>0</text:p>
          </table:table-cell>
          <table:table-cell table:formula="of:=[.Z144]" office:value-type="float" office:value="141" calcext:value-type="float">
            <text:p>141</text:p>
          </table:table-cell>
          <table:table-cell table:formula="of:=[.AA144]/[.$Y$2]" office:value-type="float" office:value="0.609470088768458" calcext:value-type="float">
            <text:p>0.6094700888</text:p>
          </table:table-cell>
          <table:table-cell table:formula="of:=[.AB144]" office:value-type="float" office:value="0" calcext:value-type="float">
            <text:p>0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table:formula="of:=[.AH144]" office:value-type="float" office:value="141" calcext:value-type="float">
            <text:p>141</text:p>
          </table:table-cell>
          <table:table-cell table:formula="of:=[.AI144]/[.$AG$2]" office:value-type="float" office:value="0.974160206718346" calcext:value-type="float">
            <text:p>0.9741602067</text:p>
          </table:table-cell>
          <table:table-cell table:formula="of:=[.AJ144]" office:value-type="float" office:value="0" calcext:value-type="float">
            <text:p>0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31.7" calcext:value-type="float">
            <text:p>131.7</text:p>
          </table:table-cell>
          <table:table-cell office:value-type="float" office:value="0" calcext:value-type="float">
            <text:p>0</text:p>
          </table:table-cell>
          <table:table-cell table:formula="of:=[.AP144]" office:value-type="float" office:value="141" calcext:value-type="float">
            <text:p>141</text:p>
          </table:table-cell>
          <table:table-cell table:formula="of:=[.AQ144]/[.$AO$2]" office:value-type="float" office:value="0.960612691466083" calcext:value-type="float">
            <text:p>0.9606126915</text:p>
          </table:table-cell>
          <table:table-cell table:formula="of:=[.AR144]"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table:formula="of:=[.AV144]"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69412.4106" calcext:value-type="float">
            <text:p>69412.4106</text:p>
          </table:table-cell>
          <table:table-cell table:formula="of:=[.AZ144]"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table:formula="of:=[.BD144]"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85477.6349" calcext:value-type="float">
            <text:p>85477.6349</text:p>
          </table:table-cell>
          <table:table-cell table:formula="of:=[.BH1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58296.2598" calcext:value-type="float">
            <text:p>58296.2598</text:p>
          </table:table-cell>
          <table:table-cell office:value-type="float" office:value="131.7" calcext:value-type="float">
            <text:p>131.7</text:p>
          </table:table-cell>
          <table:table-cell office:value-type="float" office:value="37.6" calcext:value-type="float">
            <text:p>37.6</text:p>
          </table:table-cell>
          <table:table-cell office:value-type="float" office:value="139" calcext:value-type="float">
            <text:p>139</text:p>
          </table:table-cell>
          <table:table-cell office:value-type="float" office:value="66021.4404" calcext:value-type="float">
            <text:p>66021.4404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6021.4404" calcext:value-type="float">
            <text:p>66021.440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45]" office:value-type="float" office:value="142" calcext:value-type="float">
            <text:p>142</text:p>
          </table:table-cell>
          <table:table-cell table:formula="of:=[.S145]/[.$Q$2]" office:value-type="float" office:value="0.993095197255372" calcext:value-type="float">
            <text:p>0.9930951973</text:p>
          </table:table-cell>
          <table:table-cell table:formula="of:=[.T145]" office:value-type="float" office:value="0" calcext:value-type="float">
            <text:p>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58296.2598" calcext:value-type="float">
            <text:p>58296.2598</text:p>
          </table:table-cell>
          <table:table-cell office:value-type="float" office:value="0" calcext:value-type="float">
            <text:p>0</text:p>
          </table:table-cell>
          <table:table-cell table:formula="of:=[.Z145]" office:value-type="float" office:value="142" calcext:value-type="float">
            <text:p>142</text:p>
          </table:table-cell>
          <table:table-cell table:formula="of:=[.AA145]/[.$Y$2]" office:value-type="float" office:value="0.828927351089395" calcext:value-type="float">
            <text:p>0.8289273511</text:p>
          </table:table-cell>
          <table:table-cell table:formula="of:=[.AB145]" office:value-type="float" office:value="0" calcext:value-type="float">
            <text:p>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37.6" calcext:value-type="float">
            <text:p>37.6</text:p>
          </table:table-cell>
          <table:table-cell office:value-type="float" office:value="0" calcext:value-type="float">
            <text:p>0</text:p>
          </table:table-cell>
          <table:table-cell table:formula="of:=[.AH145]" office:value-type="float" office:value="142" calcext:value-type="float">
            <text:p>142</text:p>
          </table:table-cell>
          <table:table-cell table:formula="of:=[.AI145]/[.$AG$2]" office:value-type="float" office:value="0.971576227390181" calcext:value-type="float">
            <text:p>0.9715762274</text:p>
          </table:table-cell>
          <table:table-cell table:formula="of:=[.AJ145]" office:value-type="float" office:value="0" calcext:value-type="float">
            <text:p>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31.7" calcext:value-type="float">
            <text:p>131.7</text:p>
          </table:table-cell>
          <table:table-cell office:value-type="float" office:value="0" calcext:value-type="float">
            <text:p>0</text:p>
          </table:table-cell>
          <table:table-cell table:formula="of:=[.AP145]" office:value-type="float" office:value="142" calcext:value-type="float">
            <text:p>142</text:p>
          </table:table-cell>
          <table:table-cell table:formula="of:=[.AQ145]/[.$AO$2]" office:value-type="float" office:value="0.960612691466083" calcext:value-type="float">
            <text:p>0.9606126915</text:p>
          </table:table-cell>
          <table:table-cell table:formula="of:=[.AR145]" office:value-type="float" office:value="0" calcext:value-type="float">
            <text:p>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table:formula="of:=[.AV145]" office:value-type="float" office:value="0" calcext:value-type="float">
            <text:p>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6021.4404" calcext:value-type="float">
            <text:p>66021.4404</text:p>
          </table:table-cell>
          <table:table-cell table:formula="of:=[.AZ145]" office:value-type="float" office:value="0" calcext:value-type="float">
            <text:p>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26" calcext:value-type="float">
            <text:p>126</text:p>
          </table:table-cell>
          <table:table-cell table:formula="of:=[.BD145]" office:value-type="float" office:value="0" calcext:value-type="float">
            <text:p>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BH1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57050.1669" calcext:value-type="float">
            <text:p>57050.1669</text:p>
          </table:table-cell>
          <table:table-cell office:value-type="float" office:value="131.5" calcext:value-type="float">
            <text:p>131.5</text:p>
          </table:table-cell>
          <table:table-cell office:value-type="float" office:value="37.5" calcext:value-type="float">
            <text:p>37.5</text:p>
          </table:table-cell>
          <table:table-cell office:value-type="float" office:value="137" calcext:value-type="float">
            <text:p>137</text:p>
          </table:table-cell>
          <table:table-cell office:value-type="float" office:value="80187.2456" calcext:value-type="float">
            <text:p>80187.2456</text:p>
          </table:table-cell>
          <table:table-cell office:value-type="float" office:value="127" calcext:value-type="float">
            <text:p>127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0" calcext:value-type="float">
            <text:p>40</text:p>
          </table:table-cell>
          <table:table-cell office:value-type="float" office:value="75786.3965" calcext:value-type="float">
            <text:p>75786.396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46]" office:value-type="float" office:value="143" calcext:value-type="float">
            <text:p>143</text:p>
          </table:table-cell>
          <table:table-cell table:formula="of:=[.S146]/[.$Q$2]" office:value-type="float" office:value="0.993095197255372" calcext:value-type="float">
            <text:p>0.9930951973</text:p>
          </table:table-cell>
          <table:table-cell table:formula="of:=[.T146]" office:value-type="float" office:value="0" calcext:value-type="float">
            <text:p>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57050.1669" calcext:value-type="float">
            <text:p>57050.1669</text:p>
          </table:table-cell>
          <table:table-cell office:value-type="float" office:value="0" calcext:value-type="float">
            <text:p>0</text:p>
          </table:table-cell>
          <table:table-cell table:formula="of:=[.Z146]" office:value-type="float" office:value="143" calcext:value-type="float">
            <text:p>143</text:p>
          </table:table-cell>
          <table:table-cell table:formula="of:=[.AA146]/[.$Y$2]" office:value-type="float" office:value="0.811208881836788" calcext:value-type="float">
            <text:p>0.8112088818</text:p>
          </table:table-cell>
          <table:table-cell table:formula="of:=[.AB146]" office:value-type="float" office:value="0" calcext:value-type="float">
            <text:p>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table:formula="of:=[.AH146]" office:value-type="float" office:value="143" calcext:value-type="float">
            <text:p>143</text:p>
          </table:table-cell>
          <table:table-cell table:formula="of:=[.AI146]/[.$AG$2]" office:value-type="float" office:value="0.968992248062015" calcext:value-type="float">
            <text:p>0.9689922481</text:p>
          </table:table-cell>
          <table:table-cell table:formula="of:=[.AJ146]" office:value-type="float" office:value="0" calcext:value-type="float">
            <text:p>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31.5" calcext:value-type="float">
            <text:p>131.5</text:p>
          </table:table-cell>
          <table:table-cell office:value-type="float" office:value="0" calcext:value-type="float">
            <text:p>0</text:p>
          </table:table-cell>
          <table:table-cell table:formula="of:=[.AP146]" office:value-type="float" office:value="143" calcext:value-type="float">
            <text:p>143</text:p>
          </table:table-cell>
          <table:table-cell table:formula="of:=[.AQ146]/[.$AO$2]" office:value-type="float" office:value="0.959153902261123" calcext:value-type="float">
            <text:p>0.9591539023</text:p>
          </table:table-cell>
          <table:table-cell table:formula="of:=[.AR146]"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table:formula="of:=[.AV146]"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80187.2456" calcext:value-type="float">
            <text:p>80187.2456</text:p>
          </table:table-cell>
          <table:table-cell table:formula="of:=[.AZ146]"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27" calcext:value-type="float">
            <text:p>127</text:p>
          </table:table-cell>
          <table:table-cell table:formula="of:=[.BD146]"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85477.6349" calcext:value-type="float">
            <text:p>85477.6349</text:p>
          </table:table-cell>
          <table:table-cell table:formula="of:=[.BH1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56973.0871" calcext:value-type="float">
            <text:p>56973.0871</text:p>
          </table:table-cell>
          <table:table-cell office:value-type="float" office:value="131.8" calcext:value-type="float">
            <text:p>131.8</text:p>
          </table:table-cell>
          <table:table-cell office:value-type="float" office:value="37.7" calcext:value-type="float">
            <text:p>37.7</text:p>
          </table:table-cell>
          <table:table-cell office:value-type="float" office:value="137" calcext:value-type="float">
            <text:p>137</text:p>
          </table:table-cell>
          <table:table-cell office:value-type="float" office:value="80187.2456" calcext:value-type="float">
            <text:p>80187.2456</text:p>
          </table:table-cell>
          <table:table-cell office:value-type="float" office:value="128" calcext:value-type="float">
            <text:p>128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0" calcext:value-type="float">
            <text:p>40</text:p>
          </table:table-cell>
          <table:table-cell office:value-type="float" office:value="13916.0985" calcext:value-type="float">
            <text:p>13916.0985</text:p>
          </table:table-cell>
          <table:table-cell office:value-type="float" office:value="36" calcext:value-type="float">
            <text:p>36</text:p>
          </table:table-cell>
          <table:table-cell office:value-type="float" office:value="77598.6143" calcext:value-type="float">
            <text:p>77598.6143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47]" office:value-type="float" office:value="144" calcext:value-type="float">
            <text:p>144</text:p>
          </table:table-cell>
          <table:table-cell table:formula="of:=[.S147]/[.$Q$2]" office:value-type="float" office:value="0.993095197255372" calcext:value-type="float">
            <text:p>0.9930951973</text:p>
          </table:table-cell>
          <table:table-cell table:formula="of:=[.T147]" office:value-type="float" office:value="0" calcext:value-type="float">
            <text:p>0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56973.0871" calcext:value-type="float">
            <text:p>56973.0871</text:p>
          </table:table-cell>
          <table:table-cell office:value-type="float" office:value="0" calcext:value-type="float">
            <text:p>0</text:p>
          </table:table-cell>
          <table:table-cell table:formula="of:=[.Z147]" office:value-type="float" office:value="144" calcext:value-type="float">
            <text:p>144</text:p>
          </table:table-cell>
          <table:table-cell table:formula="of:=[.AA147]/[.$Y$2]" office:value-type="float" office:value="0.810112867192697" calcext:value-type="float">
            <text:p>0.8101128672</text:p>
          </table:table-cell>
          <table:table-cell table:formula="of:=[.AB147]" office:value-type="float" office:value="0" calcext:value-type="float">
            <text:p>0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table:formula="of:=[.AH147]" office:value-type="float" office:value="144" calcext:value-type="float">
            <text:p>144</text:p>
          </table:table-cell>
          <table:table-cell table:formula="of:=[.AI147]/[.$AG$2]" office:value-type="float" office:value="0.974160206718346" calcext:value-type="float">
            <text:p>0.9741602067</text:p>
          </table:table-cell>
          <table:table-cell table:formula="of:=[.AJ147]" office:value-type="float" office:value="0" calcext:value-type="float">
            <text:p>0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31.8" calcext:value-type="float">
            <text:p>131.8</text:p>
          </table:table-cell>
          <table:table-cell office:value-type="float" office:value="0" calcext:value-type="float">
            <text:p>0</text:p>
          </table:table-cell>
          <table:table-cell table:formula="of:=[.AP147]" office:value-type="float" office:value="144" calcext:value-type="float">
            <text:p>144</text:p>
          </table:table-cell>
          <table:table-cell table:formula="of:=[.AQ147]/[.$AO$2]" office:value-type="float" office:value="0.961342086068563" calcext:value-type="float">
            <text:p>0.9613420861</text:p>
          </table:table-cell>
          <table:table-cell table:formula="of:=[.AR147]" office:value-type="float" office:value="0" calcext:value-type="float">
            <text:p>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table:formula="of:=[.AV147]" office:value-type="float" office:value="0" calcext:value-type="float">
            <text:p>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80187.2456" calcext:value-type="float">
            <text:p>80187.2456</text:p>
          </table:table-cell>
          <table:table-cell table:formula="of:=[.AZ147]" office:value-type="float" office:value="0" calcext:value-type="float">
            <text:p>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table:formula="of:=[.BD147]" office:value-type="float" office:value="0" calcext:value-type="float">
            <text:p>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85477.6349" calcext:value-type="float">
            <text:p>85477.6349</text:p>
          </table:table-cell>
          <table:table-cell table:formula="of:=[.BH1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1082.2228" calcext:value-type="float">
            <text:p>41082.2228</text:p>
          </table:table-cell>
          <table:table-cell office:value-type="float" office:value="132.5" calcext:value-type="float">
            <text:p>132.5</text:p>
          </table:table-cell>
          <table:table-cell office:value-type="float" office:value="37.8" calcext:value-type="float">
            <text:p>37.8</text:p>
          </table:table-cell>
          <table:table-cell office:value-type="float" office:value="137" calcext:value-type="float">
            <text:p>137</text:p>
          </table:table-cell>
          <table:table-cell office:value-type="float" office:value="80187.2456" calcext:value-type="float">
            <text:p>80187.2456</text:p>
          </table:table-cell>
          <table:table-cell office:value-type="float" office:value="129" calcext:value-type="float">
            <text:p>129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0" calcext:value-type="float">
            <text:p>40</text:p>
          </table:table-cell>
          <table:table-cell office:value-type="float" office:value="76369.7246" calcext:value-type="float">
            <text:p>76369.7246</text:p>
          </table:table-cell>
          <table:table-cell office:value-type="float" office:value="36" calcext:value-type="float">
            <text:p>36</text:p>
          </table:table-cell>
          <table:table-cell office:value-type="float" office:value="81036.634" calcext:value-type="float">
            <text:p>81036.634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0" calcext:value-type="float">
            <text:p>0</text:p>
          </table:table-cell>
          <table:table-cell table:formula="of:=[.R148]" office:value-type="float" office:value="145" calcext:value-type="float">
            <text:p>145</text:p>
          </table:table-cell>
          <table:table-cell table:formula="of:=[.S148]/[.$Q$2]" office:value-type="float" office:value="0.993095197255372" calcext:value-type="float">
            <text:p>0.9930951973</text:p>
          </table:table-cell>
          <table:table-cell table:formula="of:=[.T148]" office:value-type="float" office:value="0" calcext:value-type="float">
            <text:p>0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41082.2228" calcext:value-type="float">
            <text:p>41082.2228</text:p>
          </table:table-cell>
          <table:table-cell office:value-type="float" office:value="0" calcext:value-type="float">
            <text:p>0</text:p>
          </table:table-cell>
          <table:table-cell table:formula="of:=[.Z148]" office:value-type="float" office:value="145" calcext:value-type="float">
            <text:p>145</text:p>
          </table:table-cell>
          <table:table-cell table:formula="of:=[.AA148]/[.$Y$2]" office:value-type="float" office:value="0.584157169590292" calcext:value-type="float">
            <text:p>0.5841571696</text:p>
          </table:table-cell>
          <table:table-cell table:formula="of:=[.AB148]" office:value-type="float" office:value="0" calcext:value-type="float">
            <text:p>0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37.8" calcext:value-type="float">
            <text:p>37.8</text:p>
          </table:table-cell>
          <table:table-cell office:value-type="float" office:value="0" calcext:value-type="float">
            <text:p>0</text:p>
          </table:table-cell>
          <table:table-cell table:formula="of:=[.AH148]" office:value-type="float" office:value="145" calcext:value-type="float">
            <text:p>145</text:p>
          </table:table-cell>
          <table:table-cell table:formula="of:=[.AI148]/[.$AG$2]" office:value-type="float" office:value="0.976744186046511" calcext:value-type="float">
            <text:p>0.976744186</text:p>
          </table:table-cell>
          <table:table-cell table:formula="of:=[.AJ148]" office:value-type="float" office:value="0" calcext:value-type="float">
            <text:p>0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32.5" calcext:value-type="float">
            <text:p>132.5</text:p>
          </table:table-cell>
          <table:table-cell office:value-type="float" office:value="0" calcext:value-type="float">
            <text:p>0</text:p>
          </table:table-cell>
          <table:table-cell table:formula="of:=[.AP148]" office:value-type="float" office:value="145" calcext:value-type="float">
            <text:p>145</text:p>
          </table:table-cell>
          <table:table-cell table:formula="of:=[.AQ148]/[.$AO$2]" office:value-type="float" office:value="0.966447848285923" calcext:value-type="float">
            <text:p>0.9664478483</text:p>
          </table:table-cell>
          <table:table-cell table:formula="of:=[.AR148]" office:value-type="float" office:value="0" calcext:value-type="float">
            <text:p>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table:formula="of:=[.AV148]" office:value-type="float" office:value="0" calcext:value-type="float">
            <text:p>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80187.2456" calcext:value-type="float">
            <text:p>80187.2456</text:p>
          </table:table-cell>
          <table:table-cell table:formula="of:=[.AZ148]" office:value-type="float" office:value="0" calcext:value-type="float">
            <text:p>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29" calcext:value-type="float">
            <text:p>129</text:p>
          </table:table-cell>
          <table:table-cell table:formula="of:=[.BD148]" office:value-type="float" office:value="0" calcext:value-type="float">
            <text:p>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85477.6349" calcext:value-type="float">
            <text:p>85477.6349</text:p>
          </table:table-cell>
          <table:table-cell table:formula="of:=[.BH1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5918.9891" calcext:value-type="float">
            <text:p>85918.9891</text:p>
          </table:table-cell>
          <table:table-cell office:value-type="float" office:value="58153.6367" calcext:value-type="float">
            <text:p>58153.6367</text:p>
          </table:table-cell>
          <table:table-cell office:value-type="float" office:value="132.1" calcext:value-type="float">
            <text:p>132.1</text:p>
          </table:table-cell>
          <table:table-cell office:value-type="float" office:value="37.7" calcext:value-type="float">
            <text:p>37.7</text:p>
          </table:table-cell>
          <table:table-cell office:value-type="float" office:value="137" calcext:value-type="float">
            <text:p>137</text:p>
          </table:table-cell>
          <table:table-cell office:value-type="float" office:value="80187.2456" calcext:value-type="float">
            <text:p>80187.2456</text:p>
          </table:table-cell>
          <table:table-cell office:value-type="float" office:value="129" calcext:value-type="float">
            <text:p>129</text:p>
          </table:table-cell>
          <table:table-cell office:value-type="float" office:value="85477.6349" calcext:value-type="float">
            <text:p>85477.6349</text:p>
          </table:table-cell>
          <table:table-cell office:value-type="float" office:value="41" calcext:value-type="float">
            <text:p>41</text:p>
          </table:table-cell>
          <table:table-cell office:value-type="float" office:value="46839.1086" calcext:value-type="float">
            <text:p>46839.1086</text:p>
          </table:table-cell>
          <table:table-cell office:value-type="float" office:value="36" calcext:value-type="float">
            <text:p>36</text:p>
          </table:table-cell>
          <table:table-cell office:value-type="float" office:value="41605.2384" calcext:value-type="float">
            <text:p>41605.2384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85918.9891" calcext:value-type="float">
            <text:p>85918.9891</text:p>
          </table:table-cell>
          <table:table-cell office:value-type="float" office:value="0" calcext:value-type="float">
            <text:p>0</text:p>
          </table:table-cell>
          <table:table-cell table:formula="of:=[.R149]" office:value-type="float" office:value="146" calcext:value-type="float">
            <text:p>146</text:p>
          </table:table-cell>
          <table:table-cell table:formula="of:=[.S149]/[.$Q$2]" office:value-type="float" office:value="0.998222933145834" calcext:value-type="float">
            <text:p>0.9982229331</text:p>
          </table:table-cell>
          <table:table-cell table:formula="of:=[.T149]" office:value-type="float" office:value="0" calcext:value-type="float">
            <text:p>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58153.6367" calcext:value-type="float">
            <text:p>58153.6367</text:p>
          </table:table-cell>
          <table:table-cell office:value-type="float" office:value="0" calcext:value-type="float">
            <text:p>0</text:p>
          </table:table-cell>
          <table:table-cell table:formula="of:=[.Z149]" office:value-type="float" office:value="146" calcext:value-type="float">
            <text:p>146</text:p>
          </table:table-cell>
          <table:table-cell table:formula="of:=[.AA149]/[.$Y$2]" office:value-type="float" office:value="0.826899361834291" calcext:value-type="float">
            <text:p>0.8268993618</text:p>
          </table:table-cell>
          <table:table-cell table:formula="of:=[.AB149]" office:value-type="float" office:value="0" calcext:value-type="float">
            <text:p>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table:formula="of:=[.AH149]" office:value-type="float" office:value="146" calcext:value-type="float">
            <text:p>146</text:p>
          </table:table-cell>
          <table:table-cell table:formula="of:=[.AI149]/[.$AG$2]" office:value-type="float" office:value="0.974160206718346" calcext:value-type="float">
            <text:p>0.9741602067</text:p>
          </table:table-cell>
          <table:table-cell table:formula="of:=[.AJ149]" office:value-type="float" office:value="0" calcext:value-type="float">
            <text:p>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32.1" calcext:value-type="float">
            <text:p>132.1</text:p>
          </table:table-cell>
          <table:table-cell office:value-type="float" office:value="0" calcext:value-type="float">
            <text:p>0</text:p>
          </table:table-cell>
          <table:table-cell table:formula="of:=[.AP149]" office:value-type="float" office:value="146" calcext:value-type="float">
            <text:p>146</text:p>
          </table:table-cell>
          <table:table-cell table:formula="of:=[.AQ149]/[.$AO$2]" office:value-type="float" office:value="0.963530269876003" calcext:value-type="float">
            <text:p>0.9635302699</text:p>
          </table:table-cell>
          <table:table-cell table:formula="of:=[.AR149]" office:value-type="float" office:value="0" calcext:value-type="float">
            <text:p>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table:formula="of:=[.AV149]" office:value-type="float" office:value="0" calcext:value-type="float">
            <text:p>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80187.2456" calcext:value-type="float">
            <text:p>80187.2456</text:p>
          </table:table-cell>
          <table:table-cell table:formula="of:=[.AZ149]" office:value-type="float" office:value="0" calcext:value-type="float">
            <text:p>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29" calcext:value-type="float">
            <text:p>129</text:p>
          </table:table-cell>
          <table:table-cell table:formula="of:=[.BD149]" office:value-type="float" office:value="0" calcext:value-type="float">
            <text:p>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85477.6349" calcext:value-type="float">
            <text:p>85477.6349</text:p>
          </table:table-cell>
          <table:table-cell table:formula="of:=[.BH1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5918.9891" calcext:value-type="float">
            <text:p>85918.9891</text:p>
          </table:table-cell>
          <table:table-cell office:value-type="float" office:value="64943.1299" calcext:value-type="float">
            <text:p>64943.1299</text:p>
          </table:table-cell>
          <table:table-cell office:value-type="float" office:value="135.1" calcext:value-type="float">
            <text:p>135.1</text:p>
          </table:table-cell>
          <table:table-cell office:value-type="float" office:value="38.7" calcext:value-type="float">
            <text:p>38.7</text:p>
          </table:table-cell>
          <table:table-cell office:value-type="float" office:value="143" calcext:value-type="float">
            <text:p>143</text:p>
          </table:table-cell>
          <table:table-cell office:value-type="float" office:value="46839.1086" calcext:value-type="float">
            <text:p>46839.1086</text:p>
          </table:table-cell>
          <table:table-cell office:value-type="float" office:value="132" calcext:value-type="float">
            <text:p>132</text:p>
          </table:table-cell>
          <table:table-cell office:value-type="float" office:value="81672.9726" calcext:value-type="float">
            <text:p>81672.9726</text:p>
          </table:table-cell>
          <table:table-cell office:value-type="float" office:value="42" calcext:value-type="float">
            <text:p>42</text:p>
          </table:table-cell>
          <table:table-cell office:value-type="float" office:value="74795.6269" calcext:value-type="float">
            <text:p>74795.6269</text:p>
          </table:table-cell>
          <table:table-cell office:value-type="float" office:value="37" calcext:value-type="float">
            <text:p>37</text:p>
          </table:table-cell>
          <table:table-cell office:value-type="float" office:value="40797.4902" calcext:value-type="float">
            <text:p>40797.4902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85918.9891" calcext:value-type="float">
            <text:p>85918.9891</text:p>
          </table:table-cell>
          <table:table-cell office:value-type="float" office:value="0" calcext:value-type="float">
            <text:p>0</text:p>
          </table:table-cell>
          <table:table-cell table:formula="of:=[.R150]" office:value-type="float" office:value="147" calcext:value-type="float">
            <text:p>147</text:p>
          </table:table-cell>
          <table:table-cell table:formula="of:=[.S150]/[.$Q$2]" office:value-type="float" office:value="0.998222933145834" calcext:value-type="float">
            <text:p>0.9982229331</text:p>
          </table:table-cell>
          <table:table-cell table:formula="of:=[.T150]" office:value-type="float" office:value="0" calcext:value-type="float">
            <text:p>0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64943.1299" calcext:value-type="float">
            <text:p>64943.1299</text:p>
          </table:table-cell>
          <table:table-cell office:value-type="float" office:value="0" calcext:value-type="float">
            <text:p>0</text:p>
          </table:table-cell>
          <table:table-cell table:formula="of:=[.Z150]" office:value-type="float" office:value="147" calcext:value-type="float">
            <text:p>147</text:p>
          </table:table-cell>
          <table:table-cell table:formula="of:=[.AA150]/[.$Y$2]" office:value-type="float" office:value="0.923440660243892" calcext:value-type="float">
            <text:p>0.9234406602</text:p>
          </table:table-cell>
          <table:table-cell table:formula="of:=[.AB150]" office:value-type="float" office:value="0" calcext:value-type="float">
            <text:p>0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38.7" calcext:value-type="float">
            <text:p>38.7</text:p>
          </table:table-cell>
          <table:table-cell office:value-type="float" office:value="0" calcext:value-type="float">
            <text:p>0</text:p>
          </table:table-cell>
          <table:table-cell table:formula="of:=[.AH150]" office:value-type="float" office:value="147" calcext:value-type="float">
            <text:p>147</text:p>
          </table:table-cell>
          <table:table-cell table:formula="of:=[.AI150]/[.$AG$2]" office:value-type="float" office:value="1" calcext:value-type="float">
            <text:p>1</text:p>
          </table:table-cell>
          <table:table-cell table:formula="of:=[.AJ150]" office:value-type="float" office:value="0" calcext:value-type="float">
            <text:p>0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135.1" calcext:value-type="float">
            <text:p>135.1</text:p>
          </table:table-cell>
          <table:table-cell office:value-type="float" office:value="0" calcext:value-type="float">
            <text:p>0</text:p>
          </table:table-cell>
          <table:table-cell table:formula="of:=[.AP150]" office:value-type="float" office:value="147" calcext:value-type="float">
            <text:p>147</text:p>
          </table:table-cell>
          <table:table-cell table:formula="of:=[.AQ150]/[.$AO$2]" office:value-type="float" office:value="0.985412107950401" calcext:value-type="float">
            <text:p>0.985412108</text:p>
          </table:table-cell>
          <table:table-cell table:formula="of:=[.AR150]"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43" calcext:value-type="float">
            <text:p>143</text:p>
          </table:table-cell>
          <table:table-cell table:formula="of:=[.AV150]"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46839.1086" calcext:value-type="float">
            <text:p>46839.1086</text:p>
          </table:table-cell>
          <table:table-cell table:formula="of:=[.AZ150]"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32" calcext:value-type="float">
            <text:p>132</text:p>
          </table:table-cell>
          <table:table-cell table:formula="of:=[.BD150]"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81672.9726" calcext:value-type="float">
            <text:p>81672.9726</text:p>
          </table:table-cell>
          <table:table-cell table:formula="of:=[.BH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5918.9891" calcext:value-type="float">
            <text:p>85918.9891</text:p>
          </table:table-cell>
          <table:table-cell office:value-type="float" office:value="48798.6829" calcext:value-type="float">
            <text:p>48798.6829</text:p>
          </table:table-cell>
          <table:table-cell office:value-type="float" office:value="131.3" calcext:value-type="float">
            <text:p>131.3</text:p>
          </table:table-cell>
          <table:table-cell office:value-type="float" office:value="37.1" calcext:value-type="float">
            <text:p>37.1</text:p>
          </table:table-cell>
          <table:table-cell office:value-type="float" office:value="129" calcext:value-type="float">
            <text:p>129</text:p>
          </table:table-cell>
          <table:table-cell office:value-type="float" office:value="46226.4173" calcext:value-type="float">
            <text:p>46226.4173</text:p>
          </table:table-cell>
          <table:table-cell office:value-type="float" office:value="130" calcext:value-type="float">
            <text:p>130</text:p>
          </table:table-cell>
          <table:table-cell office:value-type="float" office:value="85918.9891" calcext:value-type="float">
            <text:p>85918.9891</text:p>
          </table:table-cell>
          <table:table-cell office:value-type="float" office:value="38" calcext:value-type="float">
            <text:p>38</text:p>
          </table:table-cell>
          <table:table-cell office:value-type="float" office:value="46226.4173" calcext:value-type="float">
            <text:p>46226.417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85918.9891" calcext:value-type="float">
            <text:p>85918.9891</text:p>
          </table:table-cell>
          <table:table-cell office:value-type="float" office:value="0" calcext:value-type="float">
            <text:p>0</text:p>
          </table:table-cell>
          <table:table-cell table:formula="of:=[.R151]" office:value-type="float" office:value="148" calcext:value-type="float">
            <text:p>148</text:p>
          </table:table-cell>
          <table:table-cell table:formula="of:=[.S151]/[.$Q$2]" office:value-type="float" office:value="0.998222933145834" calcext:value-type="float">
            <text:p>0.9982229331</text:p>
          </table:table-cell>
          <table:table-cell table:formula="of:=[.T151]" office:value-type="float" office:value="0" calcext:value-type="float">
            <text:p>0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48798.6829" calcext:value-type="float">
            <text:p>48798.6829</text:p>
          </table:table-cell>
          <table:table-cell office:value-type="float" office:value="0" calcext:value-type="float">
            <text:p>0</text:p>
          </table:table-cell>
          <table:table-cell table:formula="of:=[.Z151]" office:value-type="float" office:value="148" calcext:value-type="float">
            <text:p>148</text:p>
          </table:table-cell>
          <table:table-cell table:formula="of:=[.AA151]/[.$Y$2]" office:value-type="float" office:value="0.693879214407995" calcext:value-type="float">
            <text:p>0.6938792144</text:p>
          </table:table-cell>
          <table:table-cell table:formula="of:=[.AB151]" office:value-type="float" office:value="0" calcext:value-type="float">
            <text:p>0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37.1" calcext:value-type="float">
            <text:p>37.1</text:p>
          </table:table-cell>
          <table:table-cell office:value-type="float" office:value="0" calcext:value-type="float">
            <text:p>0</text:p>
          </table:table-cell>
          <table:table-cell table:formula="of:=[.AH151]" office:value-type="float" office:value="148" calcext:value-type="float">
            <text:p>148</text:p>
          </table:table-cell>
          <table:table-cell table:formula="of:=[.AI151]/[.$AG$2]" office:value-type="float" office:value="0.958656330749354" calcext:value-type="float">
            <text:p>0.9586563307</text:p>
          </table:table-cell>
          <table:table-cell table:formula="of:=[.AJ151]" office:value-type="float" office:value="0" calcext:value-type="float">
            <text:p>0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131.3" calcext:value-type="float">
            <text:p>131.3</text:p>
          </table:table-cell>
          <table:table-cell office:value-type="float" office:value="0" calcext:value-type="float">
            <text:p>0</text:p>
          </table:table-cell>
          <table:table-cell table:formula="of:=[.AP151]" office:value-type="float" office:value="148" calcext:value-type="float">
            <text:p>148</text:p>
          </table:table-cell>
          <table:table-cell table:formula="of:=[.AQ151]/[.$AO$2]" office:value-type="float" office:value="0.957695113056163" calcext:value-type="float">
            <text:p>0.9576951131</text:p>
          </table:table-cell>
          <table:table-cell table:formula="of:=[.AR151]" office:value-type="float" office:value="0" calcext:value-type="float">
            <text:p>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29" calcext:value-type="float">
            <text:p>129</text:p>
          </table:table-cell>
          <table:table-cell table:formula="of:=[.AV151]" office:value-type="float" office:value="0" calcext:value-type="float">
            <text:p>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46226.4173" calcext:value-type="float">
            <text:p>46226.4173</text:p>
          </table:table-cell>
          <table:table-cell table:formula="of:=[.AZ151]" office:value-type="float" office:value="0" calcext:value-type="float">
            <text:p>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30" calcext:value-type="float">
            <text:p>130</text:p>
          </table:table-cell>
          <table:table-cell table:formula="of:=[.BD151]" office:value-type="float" office:value="0" calcext:value-type="float">
            <text:p>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5918.9891" calcext:value-type="float">
            <text:p>85918.9891</text:p>
          </table:table-cell>
          <table:table-cell table:formula="of:=[.BH1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918.9891" calcext:value-type="float">
            <text:p>85918.9891</text:p>
          </table:table-cell>
          <table:table-cell office:value-type="float" office:value="58996.8739" calcext:value-type="float">
            <text:p>58996.8739</text:p>
          </table:table-cell>
          <table:table-cell office:value-type="float" office:value="131.6" calcext:value-type="float">
            <text:p>131.6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78246.6272" calcext:value-type="float">
            <text:p>78246.6272</text:p>
          </table:table-cell>
          <table:table-cell office:value-type="float" office:value="131" calcext:value-type="float">
            <text:p>131</text:p>
          </table:table-cell>
          <table:table-cell office:value-type="float" office:value="85918.9891" calcext:value-type="float">
            <text:p>85918.9891</text:p>
          </table:table-cell>
          <table:table-cell office:value-type="float" office:value="38" calcext:value-type="float">
            <text:p>38</text:p>
          </table:table-cell>
          <table:table-cell office:value-type="float" office:value="80038.907" calcext:value-type="float">
            <text:p>80038.90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85918.9891" calcext:value-type="float">
            <text:p>85918.9891</text:p>
          </table:table-cell>
          <table:table-cell office:value-type="float" office:value="0" calcext:value-type="float">
            <text:p>0</text:p>
          </table:table-cell>
          <table:table-cell table:formula="of:=[.R152]" office:value-type="float" office:value="149" calcext:value-type="float">
            <text:p>149</text:p>
          </table:table-cell>
          <table:table-cell table:formula="of:=[.S152]/[.$Q$2]" office:value-type="float" office:value="0.998222933145834" calcext:value-type="float">
            <text:p>0.9982229331</text:p>
          </table:table-cell>
          <table:table-cell table:formula="of:=[.T152]" office:value-type="float" office:value="0" calcext:value-type="float">
            <text:p>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58996.8739" calcext:value-type="float">
            <text:p>58996.8739</text:p>
          </table:table-cell>
          <table:table-cell office:value-type="float" office:value="0" calcext:value-type="float">
            <text:p>0</text:p>
          </table:table-cell>
          <table:table-cell table:formula="of:=[.Z152]" office:value-type="float" office:value="149" calcext:value-type="float">
            <text:p>149</text:p>
          </table:table-cell>
          <table:table-cell table:formula="of:=[.AA152]/[.$Y$2]" office:value-type="float" office:value="0.838889537206331" calcext:value-type="float">
            <text:p>0.8388895372</text:p>
          </table:table-cell>
          <table:table-cell table:formula="of:=[.AB152]" office:value-type="float" office:value="0" calcext:value-type="float">
            <text:p>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AH152]" office:value-type="float" office:value="149" calcext:value-type="float">
            <text:p>149</text:p>
          </table:table-cell>
          <table:table-cell table:formula="of:=[.AI152]/[.$AG$2]" office:value-type="float" office:value="0.956072351421189" calcext:value-type="float">
            <text:p>0.9560723514</text:p>
          </table:table-cell>
          <table:table-cell table:formula="of:=[.AJ152]" office:value-type="float" office:value="0" calcext:value-type="float">
            <text:p>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31.6" calcext:value-type="float">
            <text:p>131.6</text:p>
          </table:table-cell>
          <table:table-cell office:value-type="float" office:value="0" calcext:value-type="float">
            <text:p>0</text:p>
          </table:table-cell>
          <table:table-cell table:formula="of:=[.AP152]" office:value-type="float" office:value="149" calcext:value-type="float">
            <text:p>149</text:p>
          </table:table-cell>
          <table:table-cell table:formula="of:=[.AQ152]/[.$AO$2]" office:value-type="float" office:value="0.959883296863603" calcext:value-type="float">
            <text:p>0.9598832969</text:p>
          </table:table-cell>
          <table:table-cell table:formula="of:=[.AR152]" office:value-type="float" office:value="0" calcext:value-type="float">
            <text:p>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29" calcext:value-type="float">
            <text:p>129</text:p>
          </table:table-cell>
          <table:table-cell table:formula="of:=[.AV152]" office:value-type="float" office:value="0" calcext:value-type="float">
            <text:p>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78246.6272" calcext:value-type="float">
            <text:p>78246.6272</text:p>
          </table:table-cell>
          <table:table-cell table:formula="of:=[.AZ152]" office:value-type="float" office:value="0" calcext:value-type="float">
            <text:p>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31" calcext:value-type="float">
            <text:p>131</text:p>
          </table:table-cell>
          <table:table-cell table:formula="of:=[.BD152]" office:value-type="float" office:value="0" calcext:value-type="float">
            <text:p>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85918.9891" calcext:value-type="float">
            <text:p>85918.9891</text:p>
          </table:table-cell>
          <table:table-cell table:formula="of:=[.BH1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918.9891" calcext:value-type="float">
            <text:p>85918.9891</text:p>
          </table:table-cell>
          <table:table-cell office:value-type="float" office:value="58096.2801" calcext:value-type="float">
            <text:p>58096.2801</text:p>
          </table:table-cell>
          <table:table-cell office:value-type="float" office:value="134.1" calcext:value-type="float">
            <text:p>134.1</text:p>
          </table:table-cell>
          <table:table-cell office:value-type="float" office:value="37.8" calcext:value-type="float">
            <text:p>37.8</text:p>
          </table:table-cell>
          <table:table-cell office:value-type="float" office:value="135" calcext:value-type="float">
            <text:p>135</text:p>
          </table:table-cell>
          <table:table-cell office:value-type="float" office:value="80038.907" calcext:value-type="float">
            <text:p>80038.907</text:p>
          </table:table-cell>
          <table:table-cell office:value-type="float" office:value="132" calcext:value-type="float">
            <text:p>132</text:p>
          </table:table-cell>
          <table:table-cell office:value-type="float" office:value="85918.9891" calcext:value-type="float">
            <text:p>85918.9891</text:p>
          </table:table-cell>
          <table:table-cell office:value-type="float" office:value="39" calcext:value-type="float">
            <text:p>39</text:p>
          </table:table-cell>
          <table:table-cell office:value-type="float" office:value="80822.782" calcext:value-type="float">
            <text:p>80822.782</text:p>
          </table:table-cell>
          <table:table-cell office:value-type="float" office:value="36" calcext:value-type="float">
            <text:p>36</text:p>
          </table:table-cell>
          <table:table-cell office:value-type="float" office:value="3989.1465" calcext:value-type="float">
            <text:p>3989.146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85918.9891" calcext:value-type="float">
            <text:p>85918.9891</text:p>
          </table:table-cell>
          <table:table-cell office:value-type="float" office:value="0" calcext:value-type="float">
            <text:p>0</text:p>
          </table:table-cell>
          <table:table-cell table:formula="of:=[.R153]" office:value-type="float" office:value="150" calcext:value-type="float">
            <text:p>150</text:p>
          </table:table-cell>
          <table:table-cell table:formula="of:=[.S153]/[.$Q$2]" office:value-type="float" office:value="0.998222933145834" calcext:value-type="float">
            <text:p>0.9982229331</text:p>
          </table:table-cell>
          <table:table-cell table:formula="of:=[.T153]" office:value-type="float" office:value="0" calcext:value-type="float">
            <text:p>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58096.2801" calcext:value-type="float">
            <text:p>58096.2801</text:p>
          </table:table-cell>
          <table:table-cell office:value-type="float" office:value="0" calcext:value-type="float">
            <text:p>0</text:p>
          </table:table-cell>
          <table:table-cell table:formula="of:=[.Z153]" office:value-type="float" office:value="150" calcext:value-type="float">
            <text:p>150</text:p>
          </table:table-cell>
          <table:table-cell table:formula="of:=[.AA153]/[.$Y$2]" office:value-type="float" office:value="0.826083795712749" calcext:value-type="float">
            <text:p>0.8260837957</text:p>
          </table:table-cell>
          <table:table-cell table:formula="of:=[.AB153]" office:value-type="float" office:value="0" calcext:value-type="float">
            <text:p>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37.8" calcext:value-type="float">
            <text:p>37.8</text:p>
          </table:table-cell>
          <table:table-cell office:value-type="float" office:value="0" calcext:value-type="float">
            <text:p>0</text:p>
          </table:table-cell>
          <table:table-cell table:formula="of:=[.AH153]" office:value-type="float" office:value="150" calcext:value-type="float">
            <text:p>150</text:p>
          </table:table-cell>
          <table:table-cell table:formula="of:=[.AI153]/[.$AG$2]" office:value-type="float" office:value="0.976744186046511" calcext:value-type="float">
            <text:p>0.976744186</text:p>
          </table:table-cell>
          <table:table-cell table:formula="of:=[.AJ153]" office:value-type="float" office:value="0" calcext:value-type="float">
            <text:p>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34.1" calcext:value-type="float">
            <text:p>134.1</text:p>
          </table:table-cell>
          <table:table-cell office:value-type="float" office:value="0" calcext:value-type="float">
            <text:p>0</text:p>
          </table:table-cell>
          <table:table-cell table:formula="of:=[.AP153]" office:value-type="float" office:value="150" calcext:value-type="float">
            <text:p>150</text:p>
          </table:table-cell>
          <table:table-cell table:formula="of:=[.AQ153]/[.$AO$2]" office:value-type="float" office:value="0.978118161925602" calcext:value-type="float">
            <text:p>0.9781181619</text:p>
          </table:table-cell>
          <table:table-cell table:formula="of:=[.AR153]"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table:formula="of:=[.AV153]"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0038.907" calcext:value-type="float">
            <text:p>80038.907</text:p>
          </table:table-cell>
          <table:table-cell table:formula="of:=[.AZ153]"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table:formula="of:=[.BD153]"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5918.9891" calcext:value-type="float">
            <text:p>85918.9891</text:p>
          </table:table-cell>
          <table:table-cell table:formula="of:=[.BH1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918.9891" calcext:value-type="float">
            <text:p>85918.9891</text:p>
          </table:table-cell>
          <table:table-cell office:value-type="float" office:value="60651.5119" calcext:value-type="float">
            <text:p>60651.5119</text:p>
          </table:table-cell>
          <table:table-cell office:value-type="float" office:value="135.1" calcext:value-type="float">
            <text:p>135.1</text:p>
          </table:table-cell>
          <table:table-cell office:value-type="float" office:value="37.8" calcext:value-type="float">
            <text:p>37.8</text:p>
          </table:table-cell>
          <table:table-cell office:value-type="float" office:value="138" calcext:value-type="float">
            <text:p>138</text:p>
          </table:table-cell>
          <table:table-cell office:value-type="float" office:value="80822.782" calcext:value-type="float">
            <text:p>80822.782</text:p>
          </table:table-cell>
          <table:table-cell office:value-type="float" office:value="132" calcext:value-type="float">
            <text:p>132</text:p>
          </table:table-cell>
          <table:table-cell office:value-type="float" office:value="85918.9891" calcext:value-type="float">
            <text:p>85918.9891</text:p>
          </table:table-cell>
          <table:table-cell office:value-type="float" office:value="39" calcext:value-type="float">
            <text:p>39</text:p>
          </table:table-cell>
          <table:table-cell office:value-type="float" office:value="8383.8433" calcext:value-type="float">
            <text:p>8383.8433</text:p>
          </table:table-cell>
          <table:table-cell office:value-type="float" office:value="36" calcext:value-type="float">
            <text:p>36</text:p>
          </table:table-cell>
          <table:table-cell office:value-type="float" office:value="75263.9706" calcext:value-type="float">
            <text:p>75263.9706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85918.9891" calcext:value-type="float">
            <text:p>85918.9891</text:p>
          </table:table-cell>
          <table:table-cell office:value-type="float" office:value="0" calcext:value-type="float">
            <text:p>0</text:p>
          </table:table-cell>
          <table:table-cell table:formula="of:=[.R154]" office:value-type="float" office:value="151" calcext:value-type="float">
            <text:p>151</text:p>
          </table:table-cell>
          <table:table-cell table:formula="of:=[.S154]/[.$Q$2]" office:value-type="float" office:value="0.998222933145834" calcext:value-type="float">
            <text:p>0.9982229331</text:p>
          </table:table-cell>
          <table:table-cell table:formula="of:=[.T154]" office:value-type="float" office:value="0" calcext:value-type="float">
            <text:p>0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60651.5119" calcext:value-type="float">
            <text:p>60651.5119</text:p>
          </table:table-cell>
          <table:table-cell office:value-type="float" office:value="0" calcext:value-type="float">
            <text:p>0</text:p>
          </table:table-cell>
          <table:table-cell table:formula="of:=[.Z154]" office:value-type="float" office:value="151" calcext:value-type="float">
            <text:p>151</text:p>
          </table:table-cell>
          <table:table-cell table:formula="of:=[.AA154]/[.$Y$2]" office:value-type="float" office:value="0.862417199170536" calcext:value-type="float">
            <text:p>0.8624171992</text:p>
          </table:table-cell>
          <table:table-cell table:formula="of:=[.AB154]" office:value-type="float" office:value="0" calcext:value-type="float">
            <text:p>0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37.8" calcext:value-type="float">
            <text:p>37.8</text:p>
          </table:table-cell>
          <table:table-cell office:value-type="float" office:value="0" calcext:value-type="float">
            <text:p>0</text:p>
          </table:table-cell>
          <table:table-cell table:formula="of:=[.AH154]" office:value-type="float" office:value="151" calcext:value-type="float">
            <text:p>151</text:p>
          </table:table-cell>
          <table:table-cell table:formula="of:=[.AI154]/[.$AG$2]" office:value-type="float" office:value="0.976744186046511" calcext:value-type="float">
            <text:p>0.976744186</text:p>
          </table:table-cell>
          <table:table-cell table:formula="of:=[.AJ154]" office:value-type="float" office:value="0" calcext:value-type="float">
            <text:p>0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135.1" calcext:value-type="float">
            <text:p>135.1</text:p>
          </table:table-cell>
          <table:table-cell office:value-type="float" office:value="0" calcext:value-type="float">
            <text:p>0</text:p>
          </table:table-cell>
          <table:table-cell table:formula="of:=[.AP154]" office:value-type="float" office:value="151" calcext:value-type="float">
            <text:p>151</text:p>
          </table:table-cell>
          <table:table-cell table:formula="of:=[.AQ154]/[.$AO$2]" office:value-type="float" office:value="0.985412107950401" calcext:value-type="float">
            <text:p>0.985412108</text:p>
          </table:table-cell>
          <table:table-cell table:formula="of:=[.AR154]" office:value-type="float" office:value="0" calcext:value-type="float">
            <text:p>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38" calcext:value-type="float">
            <text:p>138</text:p>
          </table:table-cell>
          <table:table-cell table:formula="of:=[.AV154]" office:value-type="float" office:value="0" calcext:value-type="float">
            <text:p>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80822.782" calcext:value-type="float">
            <text:p>80822.782</text:p>
          </table:table-cell>
          <table:table-cell table:formula="of:=[.AZ154]" office:value-type="float" office:value="0" calcext:value-type="float">
            <text:p>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32" calcext:value-type="float">
            <text:p>132</text:p>
          </table:table-cell>
          <table:table-cell table:formula="of:=[.BD154]" office:value-type="float" office:value="0" calcext:value-type="float">
            <text:p>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85918.9891" calcext:value-type="float">
            <text:p>85918.9891</text:p>
          </table:table-cell>
          <table:table-cell table:formula="of:=[.BH1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6071.9447" calcext:value-type="float">
            <text:p>86071.9447</text:p>
          </table:table-cell>
          <table:table-cell office:value-type="float" office:value="53705.3608" calcext:value-type="float">
            <text:p>53705.3608</text:p>
          </table:table-cell>
          <table:table-cell office:value-type="float" office:value="134.5" calcext:value-type="float">
            <text:p>134.5</text:p>
          </table:table-cell>
          <table:table-cell office:value-type="float" office:value="37.7" calcext:value-type="float">
            <text:p>37.7</text:p>
          </table:table-cell>
          <table:table-cell office:value-type="float" office:value="141" calcext:value-type="float">
            <text:p>141</text:p>
          </table:table-cell>
          <table:table-cell office:value-type="float" office:value="83538.0861" calcext:value-type="float">
            <text:p>83538.0861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3538.0861" calcext:value-type="float">
            <text:p>83538.086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86071.9447" calcext:value-type="float">
            <text:p>86071.9447</text:p>
          </table:table-cell>
          <table:table-cell office:value-type="float" office:value="0" calcext:value-type="float">
            <text:p>0</text:p>
          </table:table-cell>
          <table:table-cell table:formula="of:=[.R155]" office:value-type="float" office:value="152" calcext:value-type="float">
            <text:p>152</text:p>
          </table:table-cell>
          <table:table-cell table:formula="of:=[.S155]/[.$Q$2]" office:value-type="float" office:value="1" calcext:value-type="float">
            <text:p>1</text:p>
          </table:table-cell>
          <table:table-cell table:formula="of:=[.T155]" office:value-type="float" office:value="0" calcext:value-type="float">
            <text:p>0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53705.3608" calcext:value-type="float">
            <text:p>53705.3608</text:p>
          </table:table-cell>
          <table:table-cell office:value-type="float" office:value="0" calcext:value-type="float">
            <text:p>0</text:p>
          </table:table-cell>
          <table:table-cell table:formula="of:=[.Z155]" office:value-type="float" office:value="152" calcext:value-type="float">
            <text:p>152</text:p>
          </table:table-cell>
          <table:table-cell table:formula="of:=[.AA155]/[.$Y$2]" office:value-type="float" office:value="0.763648347595093" calcext:value-type="float">
            <text:p>0.7636483476</text:p>
          </table:table-cell>
          <table:table-cell table:formula="of:=[.AB155]" office:value-type="float" office:value="0" calcext:value-type="float">
            <text:p>0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table:formula="of:=[.AH155]" office:value-type="float" office:value="152" calcext:value-type="float">
            <text:p>152</text:p>
          </table:table-cell>
          <table:table-cell table:formula="of:=[.AI155]/[.$AG$2]" office:value-type="float" office:value="0.974160206718346" calcext:value-type="float">
            <text:p>0.9741602067</text:p>
          </table:table-cell>
          <table:table-cell table:formula="of:=[.AJ155]" office:value-type="float" office:value="0" calcext:value-type="float">
            <text:p>0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134.5" calcext:value-type="float">
            <text:p>134.5</text:p>
          </table:table-cell>
          <table:table-cell office:value-type="float" office:value="0" calcext:value-type="float">
            <text:p>0</text:p>
          </table:table-cell>
          <table:table-cell table:formula="of:=[.AP155]" office:value-type="float" office:value="152" calcext:value-type="float">
            <text:p>152</text:p>
          </table:table-cell>
          <table:table-cell table:formula="of:=[.AQ155]/[.$AO$2]" office:value-type="float" office:value="0.981035740335522" calcext:value-type="float">
            <text:p>0.9810357403</text:p>
          </table:table-cell>
          <table:table-cell table:formula="of:=[.AR155]" office:value-type="float" office:value="0" calcext:value-type="float">
            <text:p>0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table:formula="of:=[.AV155]" office:value-type="float" office:value="0" calcext:value-type="float">
            <text:p>0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83538.0861" calcext:value-type="float">
            <text:p>83538.0861</text:p>
          </table:table-cell>
          <table:table-cell table:formula="of:=[.AZ155]" office:value-type="float" office:value="0" calcext:value-type="float">
            <text:p>0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29" calcext:value-type="float">
            <text:p>129</text:p>
          </table:table-cell>
          <table:table-cell table:formula="of:=[.BD155]" office:value-type="float" office:value="0" calcext:value-type="float">
            <text:p>0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[.BH1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6071.9447" calcext:value-type="float">
            <text:p>86071.9447</text:p>
          </table:table-cell>
          <table:table-cell office:value-type="float" office:value="53343.2832" calcext:value-type="float">
            <text:p>53343.2832</text:p>
          </table:table-cell>
          <table:table-cell office:value-type="float" office:value="137.1" calcext:value-type="float">
            <text:p>137.1</text:p>
          </table:table-cell>
          <table:table-cell office:value-type="float" office:value="38.1" calcext:value-type="float">
            <text:p>38.1</text:p>
          </table:table-cell>
          <table:table-cell office:value-type="float" office:value="144" calcext:value-type="float">
            <text:p>144</text:p>
          </table:table-cell>
          <table:table-cell office:value-type="float" office:value="82972.7159" calcext:value-type="float">
            <text:p>82972.7159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2972.7159" calcext:value-type="float">
            <text:p>82972.715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86071.9447" calcext:value-type="float">
            <text:p>86071.9447</text:p>
          </table:table-cell>
          <table:table-cell office:value-type="float" office:value="0" calcext:value-type="float">
            <text:p>0</text:p>
          </table:table-cell>
          <table:table-cell table:formula="of:=[.R156]" office:value-type="float" office:value="153" calcext:value-type="float">
            <text:p>153</text:p>
          </table:table-cell>
          <table:table-cell table:formula="of:=[.S156]/[.$Q$2]" office:value-type="float" office:value="1" calcext:value-type="float">
            <text:p>1</text:p>
          </table:table-cell>
          <table:table-cell table:formula="of:=[.T156]" office:value-type="float" office:value="0" calcext:value-type="float">
            <text:p>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53343.2832" calcext:value-type="float">
            <text:p>53343.2832</text:p>
          </table:table-cell>
          <table:table-cell office:value-type="float" office:value="0" calcext:value-type="float">
            <text:p>0</text:p>
          </table:table-cell>
          <table:table-cell table:formula="of:=[.Z156]" office:value-type="float" office:value="153" calcext:value-type="float">
            <text:p>153</text:p>
          </table:table-cell>
          <table:table-cell table:formula="of:=[.AA156]/[.$Y$2]" office:value-type="float" office:value="0.758499886495075" calcext:value-type="float">
            <text:p>0.7584998865</text:p>
          </table:table-cell>
          <table:table-cell table:formula="of:=[.AB156]" office:value-type="float" office:value="0" calcext:value-type="float">
            <text:p>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38.1" calcext:value-type="float">
            <text:p>38.1</text:p>
          </table:table-cell>
          <table:table-cell office:value-type="float" office:value="0" calcext:value-type="float">
            <text:p>0</text:p>
          </table:table-cell>
          <table:table-cell table:formula="of:=[.AH156]" office:value-type="float" office:value="153" calcext:value-type="float">
            <text:p>153</text:p>
          </table:table-cell>
          <table:table-cell table:formula="of:=[.AI156]/[.$AG$2]" office:value-type="float" office:value="0.984496124031008" calcext:value-type="float">
            <text:p>0.984496124</text:p>
          </table:table-cell>
          <table:table-cell table:formula="of:=[.AJ156]" office:value-type="float" office:value="0" calcext:value-type="float">
            <text:p>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37.1" calcext:value-type="float">
            <text:p>137.1</text:p>
          </table:table-cell>
          <table:table-cell office:value-type="float" office:value="0" calcext:value-type="float">
            <text:p>0</text:p>
          </table:table-cell>
          <table:table-cell table:formula="of:=[.AP156]" office:value-type="float" office:value="153" calcext:value-type="float">
            <text:p>153</text:p>
          </table:table-cell>
          <table:table-cell table:formula="of:=[.AQ156]/[.$AO$2]" office:value-type="float" office:value="1" calcext:value-type="float">
            <text:p>1</text:p>
          </table:table-cell>
          <table:table-cell table:formula="of:=[.AR156]" office:value-type="float" office:value="0" calcext:value-type="float">
            <text:p>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table:formula="of:=[.AV156]" office:value-type="float" office:value="0" calcext:value-type="float">
            <text:p>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82972.7159" calcext:value-type="float">
            <text:p>82972.7159</text:p>
          </table:table-cell>
          <table:table-cell table:formula="of:=[.AZ156]" office:value-type="float" office:value="0" calcext:value-type="float">
            <text:p>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30" calcext:value-type="float">
            <text:p>130</text:p>
          </table:table-cell>
          <table:table-cell table:formula="of:=[.BD156]" office:value-type="float" office:value="0" calcext:value-type="float">
            <text:p>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BH1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6071.9447" calcext:value-type="float">
            <text:p>86071.9447</text:p>
          </table:table-cell>
          <table:table-cell office:value-type="float" office:value="45545.4007" calcext:value-type="float">
            <text:p>45545.4007</text:p>
          </table:table-cell>
          <table:table-cell office:value-type="float" office:value="135.7" calcext:value-type="float">
            <text:p>135.7</text:p>
          </table:table-cell>
          <table:table-cell office:value-type="float" office:value="37.7" calcext:value-type="float">
            <text:p>37.7</text:p>
          </table:table-cell>
          <table:table-cell office:value-type="float" office:value="130" calcext:value-type="float">
            <text:p>130</text:p>
          </table:table-cell>
          <table:table-cell office:value-type="float" office:value="3523.4431" calcext:value-type="float">
            <text:p>3523.4431</text:p>
          </table:table-cell>
          <table:table-cell office:value-type="float" office:value="133" calcext:value-type="float">
            <text:p>133</text:p>
          </table:table-cell>
          <table:table-cell office:value-type="float" office:value="86071.9447" calcext:value-type="float">
            <text:p>86071.9447</text:p>
          </table:table-cell>
          <table:table-cell office:value-type="float" office:value="40" calcext:value-type="float">
            <text:p>40</text:p>
          </table:table-cell>
          <table:table-cell office:value-type="float" office:value="3523.4431" calcext:value-type="float">
            <text:p>3523.4431</text:p>
          </table:table-cell>
          <table:table-cell office:value-type="float" office:value="36" calcext:value-type="float">
            <text:p>36</text:p>
          </table:table-cell>
          <table:table-cell office:value-type="float" office:value="86071.9447" calcext:value-type="float">
            <text:p>86071.9447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86071.9447" calcext:value-type="float">
            <text:p>86071.9447</text:p>
          </table:table-cell>
          <table:table-cell office:value-type="float" office:value="0" calcext:value-type="float">
            <text:p>0</text:p>
          </table:table-cell>
          <table:table-cell table:formula="of:=[.R157]" office:value-type="float" office:value="154" calcext:value-type="float">
            <text:p>154</text:p>
          </table:table-cell>
          <table:table-cell table:formula="of:=[.S157]/[.$Q$2]" office:value-type="float" office:value="1" calcext:value-type="float">
            <text:p>1</text:p>
          </table:table-cell>
          <table:table-cell table:formula="of:=[.T157]" office:value-type="float" office:value="0" calcext:value-type="float">
            <text:p>0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45545.4007" calcext:value-type="float">
            <text:p>45545.4007</text:p>
          </table:table-cell>
          <table:table-cell office:value-type="float" office:value="0" calcext:value-type="float">
            <text:p>0</text:p>
          </table:table-cell>
          <table:table-cell table:formula="of:=[.Z157]" office:value-type="float" office:value="154" calcext:value-type="float">
            <text:p>154</text:p>
          </table:table-cell>
          <table:table-cell table:formula="of:=[.AA157]/[.$Y$2]" office:value-type="float" office:value="0.647620078647929" calcext:value-type="float">
            <text:p>0.6476200786</text:p>
          </table:table-cell>
          <table:table-cell table:formula="of:=[.AB157]" office:value-type="float" office:value="0" calcext:value-type="float">
            <text:p>0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table:formula="of:=[.AH157]" office:value-type="float" office:value="154" calcext:value-type="float">
            <text:p>154</text:p>
          </table:table-cell>
          <table:table-cell table:formula="of:=[.AI157]/[.$AG$2]" office:value-type="float" office:value="0.974160206718346" calcext:value-type="float">
            <text:p>0.9741602067</text:p>
          </table:table-cell>
          <table:table-cell table:formula="of:=[.AJ157]" office:value-type="float" office:value="0" calcext:value-type="float">
            <text:p>0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135.7" calcext:value-type="float">
            <text:p>135.7</text:p>
          </table:table-cell>
          <table:table-cell office:value-type="float" office:value="0" calcext:value-type="float">
            <text:p>0</text:p>
          </table:table-cell>
          <table:table-cell table:formula="of:=[.AP157]" office:value-type="float" office:value="154" calcext:value-type="float">
            <text:p>154</text:p>
          </table:table-cell>
          <table:table-cell table:formula="of:=[.AQ157]/[.$AO$2]" office:value-type="float" office:value="0.989788475565281" calcext:value-type="float">
            <text:p>0.9897884756</text:p>
          </table:table-cell>
          <table:table-cell table:formula="of:=[.AR157]" office:value-type="float" office:value="0" calcext:value-type="float">
            <text:p>0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table:formula="of:=[.AV157]" office:value-type="float" office:value="0" calcext:value-type="float">
            <text:p>0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3523.4431" calcext:value-type="float">
            <text:p>3523.4431</text:p>
          </table:table-cell>
          <table:table-cell table:formula="of:=[.AZ157]" office:value-type="float" office:value="0" calcext:value-type="float">
            <text:p>0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33" calcext:value-type="float">
            <text:p>133</text:p>
          </table:table-cell>
          <table:table-cell table:formula="of:=[.BD157]" office:value-type="float" office:value="0" calcext:value-type="float">
            <text:p>0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86071.9447" calcext:value-type="float">
            <text:p>86071.9447</text:p>
          </table:table-cell>
          <table:table-cell table:formula="of:=[.BH157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/00/0000</text:date>, <text:time style:data-style-name="N2" text:time-value="01:15:58.390818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4T02:05:50.883349916</dc:date>
    <meta:editing-duration>PT53M59S</meta:editing-duration>
    <meta:editing-cycles>2</meta:editing-cycles>
    <meta:generator>LibreOffice/5.1.4.2$Linux_X86_64 LibreOffice_project/10m0$Build-2</meta:generator>
    <meta:document-statistic meta:table-count="1" meta:cell-count="7991" meta:object-count="0"/>
  </office:meta>
</office:document-meta>
</file>